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72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x_opt_10" table:style-name="ta1">
        <table:shapes>
          <draw:frame draw:z-index="0" draw:style-name="gr1" draw:text-style-name="P1" svg:width="9.7217in" svg:height="6.6929in" svg:x="6.7476in" svg:y="1.6209in">
            <draw:object draw:notify-on-update-of-ranges="cx_opt_10.A13:cx_opt_10.A664 cx_opt_10.C13:cx_opt_10.C13 cx_opt_10.C14:cx_opt_10.C6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irframe: Cessna_Citation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: 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: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d: 0.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: 0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Min: 0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Max: 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LimMin: 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LimMax: 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dSpeed: 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: 0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oint: 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tpo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0.139648" calcext:value-type="float">
            <text:p>0.139648</text:p>
          </table:table-cell>
          <table:table-cell office:value-type="float" office:value="35.5714" calcext:value-type="float">
            <text:p>35.5714</text:p>
          </table:table-cell>
          <table:table-cell office:value-type="float" office:value="204.429" calcext:value-type="float">
            <text:p>204.42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2.02032" calcext:value-type="float">
            <text:p>2.02032</text:p>
          </table:table-cell>
        </table:table-row>
        <table:table-row table:style-name="ro1">
          <table:table-cell office:value-type="float" office:value="0.259277" calcext:value-type="float">
            <text:p>0.259277</text:p>
          </table:table-cell>
          <table:table-cell office:value-type="float" office:value="35.6966" calcext:value-type="float">
            <text:p>35.6966</text:p>
          </table:table-cell>
          <table:table-cell office:value-type="float" office:value="204.303" calcext:value-type="float">
            <text:p>204.30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955221" calcext:value-type="float">
            <text:p>0.0955221</text:p>
          </table:table-cell>
        </table:table-row>
        <table:table-row table:style-name="ro1">
          <table:table-cell office:value-type="float" office:value="0.378906" calcext:value-type="float">
            <text:p>0.378906</text:p>
          </table:table-cell>
          <table:table-cell office:value-type="float" office:value="35.8224" calcext:value-type="float">
            <text:p>35.8224</text:p>
          </table:table-cell>
          <table:table-cell office:value-type="float" office:value="204.178" calcext:value-type="float">
            <text:p>204.17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143158" calcext:value-type="float">
            <text:p>0.143158</text:p>
          </table:table-cell>
        </table:table-row>
        <table:table-row table:style-name="ro1">
          <table:table-cell office:value-type="float" office:value="0.507324" calcext:value-type="float">
            <text:p>0.507324</text:p>
          </table:table-cell>
          <table:table-cell office:value-type="float" office:value="35.9583" calcext:value-type="float">
            <text:p>35.9583</text:p>
          </table:table-cell>
          <table:table-cell office:value-type="float" office:value="204.042" calcext:value-type="float">
            <text:p>204.04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141594" calcext:value-type="float">
            <text:p>0.141594</text:p>
          </table:table-cell>
        </table:table-row>
        <table:table-row table:style-name="ro1">
          <table:table-cell office:value-type="float" office:value="0.616211" calcext:value-type="float">
            <text:p>0.616211</text:p>
          </table:table-cell>
          <table:table-cell office:value-type="float" office:value="36.0741" calcext:value-type="float">
            <text:p>36.0741</text:p>
          </table:table-cell>
          <table:table-cell office:value-type="float" office:value="203.926" calcext:value-type="float">
            <text:p>203.92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100339" calcext:value-type="float">
            <text:p>0.100339</text:p>
          </table:table-cell>
        </table:table-row>
        <table:table-row table:style-name="ro1">
          <table:table-cell office:value-type="float" office:value="0.717773" calcext:value-type="float">
            <text:p>0.717773</text:p>
          </table:table-cell>
          <table:table-cell office:value-type="float" office:value="36.1824" calcext:value-type="float">
            <text:p>36.1824</text:p>
          </table:table-cell>
          <table:table-cell office:value-type="float" office:value="203.818" calcext:value-type="float">
            <text:p>203.81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108778" calcext:value-type="float">
            <text:p>0.108778</text:p>
          </table:table-cell>
        </table:table-row>
        <table:table-row table:style-name="ro1">
          <table:table-cell office:value-type="float" office:value="0.836426" calcext:value-type="float">
            <text:p>0.836426</text:p>
          </table:table-cell>
          <table:table-cell office:value-type="float" office:value="36.3091" calcext:value-type="float">
            <text:p>36.3091</text:p>
          </table:table-cell>
          <table:table-cell office:value-type="float" office:value="203.691" calcext:value-type="float">
            <text:p>203.69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153839" calcext:value-type="float">
            <text:p>0.153839</text:p>
          </table:table-cell>
        </table:table-row>
        <table:table-row table:style-name="ro1">
          <table:table-cell office:value-type="float" office:value="0.937744" calcext:value-type="float">
            <text:p>0.937744</text:p>
          </table:table-cell>
          <table:table-cell office:value-type="float" office:value="36.4173" calcext:value-type="float">
            <text:p>36.4173</text:p>
          </table:table-cell>
          <table:table-cell office:value-type="float" office:value="203.583" calcext:value-type="float">
            <text:p>203.58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98476" calcext:value-type="float">
            <text:p>0.098476</text:p>
          </table:table-cell>
        </table:table-row>
        <table:table-row table:style-name="ro1">
          <table:table-cell office:value-type="float" office:value="1.04932" calcext:value-type="float">
            <text:p>1.04932</text:p>
          </table:table-cell>
          <table:table-cell office:value-type="float" office:value="36.5355" calcext:value-type="float">
            <text:p>36.5355</text:p>
          </table:table-cell>
          <table:table-cell office:value-type="float" office:value="203.464" calcext:value-type="float">
            <text:p>203.46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977762" calcext:value-type="float">
            <text:p>0.0977762</text:p>
          </table:table-cell>
        </table:table-row>
        <table:table-row table:style-name="ro1">
          <table:table-cell office:value-type="float" office:value="1.15942" calcext:value-type="float">
            <text:p>1.15942</text:p>
          </table:table-cell>
          <table:table-cell office:value-type="float" office:value="36.6508" calcext:value-type="float">
            <text:p>36.6508</text:p>
          </table:table-cell>
          <table:table-cell office:value-type="float" office:value="203.349" calcext:value-type="float">
            <text:p>203.34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974061" calcext:value-type="float">
            <text:p>0.0974061</text:p>
          </table:table-cell>
        </table:table-row>
        <table:table-row table:style-name="ro1">
          <table:table-cell office:value-type="float" office:value="1.27905" calcext:value-type="float">
            <text:p>1.27905</text:p>
          </table:table-cell>
          <table:table-cell office:value-type="float" office:value="36.7737" calcext:value-type="float">
            <text:p>36.7737</text:p>
          </table:table-cell>
          <table:table-cell office:value-type="float" office:value="203.226" calcext:value-type="float">
            <text:p>203.22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145273" calcext:value-type="float">
            <text:p>0.145273</text:p>
          </table:table-cell>
        </table:table-row>
        <table:table-row table:style-name="ro1">
          <table:table-cell office:value-type="float" office:value="1.38306" calcext:value-type="float">
            <text:p>1.38306</text:p>
          </table:table-cell>
          <table:table-cell office:value-type="float" office:value="36.8778" calcext:value-type="float">
            <text:p>36.8778</text:p>
          </table:table-cell>
          <table:table-cell office:value-type="float" office:value="203.122" calcext:value-type="float">
            <text:p>203.12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100869" calcext:value-type="float">
            <text:p>0.100869</text:p>
          </table:table-cell>
        </table:table-row>
        <table:table-row table:style-name="ro1">
          <table:table-cell office:value-type="float" office:value="1.48926" calcext:value-type="float">
            <text:p>1.48926</text:p>
          </table:table-cell>
          <table:table-cell office:value-type="float" office:value="36.981" calcext:value-type="float">
            <text:p>36.981</text:p>
          </table:table-cell>
          <table:table-cell office:value-type="float" office:value="203.019" calcext:value-type="float">
            <text:p>203.01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922274" calcext:value-type="float">
            <text:p>0.0922274</text:p>
          </table:table-cell>
        </table:table-row>
        <table:table-row table:style-name="ro1">
          <table:table-cell office:value-type="float" office:value="1.5979" calcext:value-type="float">
            <text:p>1.5979</text:p>
          </table:table-cell>
          <table:table-cell office:value-type="float" office:value="37.0823" calcext:value-type="float">
            <text:p>37.0823</text:p>
          </table:table-cell>
          <table:table-cell office:value-type="float" office:value="202.918" calcext:value-type="float">
            <text:p>202.91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929823" calcext:value-type="float">
            <text:p>0.0929823</text:p>
          </table:table-cell>
        </table:table-row>
        <table:table-row table:style-name="ro1">
          <table:table-cell office:value-type="float" office:value="1.7085" calcext:value-type="float">
            <text:p>1.7085</text:p>
          </table:table-cell>
          <table:table-cell office:value-type="float" office:value="37.1804" calcext:value-type="float">
            <text:p>37.1804</text:p>
          </table:table-cell>
          <table:table-cell office:value-type="float" office:value="202.82" calcext:value-type="float">
            <text:p>202.8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785015" calcext:value-type="float">
            <text:p>0.0785015</text:p>
          </table:table-cell>
        </table:table-row>
        <table:table-row table:style-name="ro1">
          <table:table-cell office:value-type="float" office:value="1.81299" calcext:value-type="float">
            <text:p>1.81299</text:p>
          </table:table-cell>
          <table:table-cell office:value-type="float" office:value="37.2681" calcext:value-type="float">
            <text:p>37.2681</text:p>
          </table:table-cell>
          <table:table-cell office:value-type="float" office:value="202.732" calcext:value-type="float">
            <text:p>202.73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121299" calcext:value-type="float">
            <text:p>0.121299</text:p>
          </table:table-cell>
        </table:table-row>
        <table:table-row table:style-name="ro1">
          <table:table-cell office:value-type="float" office:value="1.91504" calcext:value-type="float">
            <text:p>1.91504</text:p>
          </table:table-cell>
          <table:table-cell office:value-type="float" office:value="37.3482" calcext:value-type="float">
            <text:p>37.3482</text:p>
          </table:table-cell>
          <table:table-cell office:value-type="float" office:value="202.652" calcext:value-type="float">
            <text:p>202.65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701676" calcext:value-type="float">
            <text:p>0.0701676</text:p>
          </table:table-cell>
        </table:table-row>
        <table:table-row table:style-name="ro1">
          <table:table-cell office:value-type="float" office:value="2.03418" calcext:value-type="float">
            <text:p>2.03418</text:p>
          </table:table-cell>
          <table:table-cell office:value-type="float" office:value="37.4342" calcext:value-type="float">
            <text:p>37.4342</text:p>
          </table:table-cell>
          <table:table-cell office:value-type="float" office:value="202.566" calcext:value-type="float">
            <text:p>202.56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974765" calcext:value-type="float">
            <text:p>0.0974765</text:p>
          </table:table-cell>
        </table:table-row>
        <table:table-row table:style-name="ro1">
          <table:table-cell office:value-type="float" office:value="2.14429" calcext:value-type="float">
            <text:p>2.14429</text:p>
          </table:table-cell>
          <table:table-cell office:value-type="float" office:value="37.5061" calcext:value-type="float">
            <text:p>37.5061</text:p>
          </table:table-cell>
          <table:table-cell office:value-type="float" office:value="202.494" calcext:value-type="float">
            <text:p>202.49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559689" calcext:value-type="float">
            <text:p>0.0559689</text:p>
          </table:table-cell>
        </table:table-row>
        <table:table-row table:style-name="ro1">
          <table:table-cell office:value-type="float" office:value="2.25366" calcext:value-type="float">
            <text:p>2.25366</text:p>
          </table:table-cell>
          <table:table-cell office:value-type="float" office:value="37.5695" calcext:value-type="float">
            <text:p>37.5695</text:p>
          </table:table-cell>
          <table:table-cell office:value-type="float" office:value="202.43" calcext:value-type="float">
            <text:p>202.4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489414" calcext:value-type="float">
            <text:p>0.0489414</text:p>
          </table:table-cell>
        </table:table-row>
        <table:table-row table:style-name="ro1">
          <table:table-cell office:value-type="float" office:value="2.354" calcext:value-type="float">
            <text:p>2.354</text:p>
          </table:table-cell>
          <table:table-cell office:value-type="float" office:value="37.6204" calcext:value-type="float">
            <text:p>37.6204</text:p>
          </table:table-cell>
          <table:table-cell office:value-type="float" office:value="202.38" calcext:value-type="float">
            <text:p>202.3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429167" calcext:value-type="float">
            <text:p>0.0429167</text:p>
          </table:table-cell>
        </table:table-row>
        <table:table-row table:style-name="ro1">
          <table:table-cell office:value-type="float" office:value="2.45605" calcext:value-type="float">
            <text:p>2.45605</text:p>
          </table:table-cell>
          <table:table-cell office:value-type="float" office:value="37.6645" calcext:value-type="float">
            <text:p>37.6645</text:p>
          </table:table-cell>
          <table:table-cell office:value-type="float" office:value="202.335" calcext:value-type="float">
            <text:p>202.33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81225" calcext:value-type="float">
            <text:p>0.0381225</text:p>
          </table:table-cell>
        </table:table-row>
        <table:table-row table:style-name="ro1">
          <table:table-cell office:value-type="float" office:value="2.56689" calcext:value-type="float">
            <text:p>2.56689</text:p>
          </table:table-cell>
          <table:table-cell office:value-type="float" office:value="37.7038" calcext:value-type="float">
            <text:p>37.7038</text:p>
          </table:table-cell>
          <table:table-cell office:value-type="float" office:value="202.296" calcext:value-type="float">
            <text:p>202.29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09881" calcext:value-type="float">
            <text:p>0.0309881</text:p>
          </table:table-cell>
        </table:table-row>
        <table:table-row table:style-name="ro1">
          <table:table-cell office:value-type="float" office:value="2.67676" calcext:value-type="float">
            <text:p>2.67676</text:p>
          </table:table-cell>
          <table:table-cell office:value-type="float" office:value="37.7332" calcext:value-type="float">
            <text:p>37.7332</text:p>
          </table:table-cell>
          <table:table-cell office:value-type="float" office:value="202.267" calcext:value-type="float">
            <text:p>202.26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0445" calcext:value-type="float">
            <text:p>0.020445</text:p>
          </table:table-cell>
        </table:table-row>
        <table:table-row table:style-name="ro1">
          <table:table-cell office:value-type="float" office:value="2.79688" calcext:value-type="float">
            <text:p>2.79688</text:p>
          </table:table-cell>
          <table:table-cell office:value-type="float" office:value="37.7545" calcext:value-type="float">
            <text:p>37.7545</text:p>
          </table:table-cell>
          <table:table-cell office:value-type="float" office:value="202.245" calcext:value-type="float">
            <text:p>202.24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31701" calcext:value-type="float">
            <text:p>0.0131701</text:p>
          </table:table-cell>
        </table:table-row>
        <table:table-row table:style-name="ro1">
          <table:table-cell office:value-type="float" office:value="2.90283" calcext:value-type="float">
            <text:p>2.90283</text:p>
          </table:table-cell>
          <table:table-cell office:value-type="float" office:value="37.7637" calcext:value-type="float">
            <text:p>37.7637</text:p>
          </table:table-cell>
          <table:table-cell office:value-type="float" office:value="202.236" calcext:value-type="float">
            <text:p>202.23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451492" calcext:value-type="float">
            <text:p>0.00451492</text:p>
          </table:table-cell>
        </table:table-row>
        <table:table-row table:style-name="ro1">
          <table:table-cell office:value-type="float" office:value="3.01001" calcext:value-type="float">
            <text:p>3.01001</text:p>
          </table:table-cell>
          <table:table-cell office:value-type="float" office:value="37.764" calcext:value-type="float">
            <text:p>37.764</text:p>
          </table:table-cell>
          <table:table-cell office:value-type="float" office:value="202.236" calcext:value-type="float">
            <text:p>202.23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94937" calcext:value-type="float">
            <text:p>-0.00394937</text:p>
          </table:table-cell>
        </table:table-row>
        <table:table-row table:style-name="ro1">
          <table:table-cell office:value-type="float" office:value="3.11621" calcext:value-type="float">
            <text:p>3.11621</text:p>
          </table:table-cell>
          <table:table-cell office:value-type="float" office:value="37.755" calcext:value-type="float">
            <text:p>37.755</text:p>
          </table:table-cell>
          <table:table-cell office:value-type="float" office:value="202.245" calcext:value-type="float">
            <text:p>202.24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9821" calcext:value-type="float">
            <text:p>-0.0119821</text:p>
          </table:table-cell>
        </table:table-row>
        <table:table-row table:style-name="ro1">
          <table:table-cell office:value-type="float" office:value="3.22437" calcext:value-type="float">
            <text:p>3.22437</text:p>
          </table:table-cell>
          <table:table-cell office:value-type="float" office:value="37.7364" calcext:value-type="float">
            <text:p>37.7364</text:p>
          </table:table-cell>
          <table:table-cell office:value-type="float" office:value="202.264" calcext:value-type="float">
            <text:p>202.26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94643" calcext:value-type="float">
            <text:p>-0.0194643</text:p>
          </table:table-cell>
        </table:table-row>
        <table:table-row table:style-name="ro1">
          <table:table-cell office:value-type="float" office:value="3.32959" calcext:value-type="float">
            <text:p>3.32959</text:p>
          </table:table-cell>
          <table:table-cell office:value-type="float" office:value="37.7094" calcext:value-type="float">
            <text:p>37.7094</text:p>
          </table:table-cell>
          <table:table-cell office:value-type="float" office:value="202.291" calcext:value-type="float">
            <text:p>202.29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98373" calcext:value-type="float">
            <text:p>-0.0298373</text:p>
          </table:table-cell>
        </table:table-row>
        <table:table-row table:style-name="ro1">
          <table:table-cell office:value-type="float" office:value="3.43604" calcext:value-type="float">
            <text:p>3.43604</text:p>
          </table:table-cell>
          <table:table-cell office:value-type="float" office:value="37.6733" calcext:value-type="float">
            <text:p>37.6733</text:p>
          </table:table-cell>
          <table:table-cell office:value-type="float" office:value="202.327" calcext:value-type="float">
            <text:p>202.32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365273" calcext:value-type="float">
            <text:p>-0.0365273</text:p>
          </table:table-cell>
        </table:table-row>
        <table:table-row table:style-name="ro1">
          <table:table-cell office:value-type="float" office:value="3.54395" calcext:value-type="float">
            <text:p>3.54395</text:p>
          </table:table-cell>
          <table:table-cell office:value-type="float" office:value="37.6275" calcext:value-type="float">
            <text:p>37.6275</text:p>
          </table:table-cell>
          <table:table-cell office:value-type="float" office:value="202.373" calcext:value-type="float">
            <text:p>202.37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407157" calcext:value-type="float">
            <text:p>-0.0407157</text:p>
          </table:table-cell>
        </table:table-row>
        <table:table-row table:style-name="ro1">
          <table:table-cell office:value-type="float" office:value="3.64893" calcext:value-type="float">
            <text:p>3.64893</text:p>
          </table:table-cell>
          <table:table-cell office:value-type="float" office:value="37.5744" calcext:value-type="float">
            <text:p>37.5744</text:p>
          </table:table-cell>
          <table:table-cell office:value-type="float" office:value="202.426" calcext:value-type="float">
            <text:p>202.42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18133" calcext:value-type="float">
            <text:p>-0.0518133</text:p>
          </table:table-cell>
        </table:table-row>
        <table:table-row table:style-name="ro1">
          <table:table-cell office:value-type="float" office:value="3.74927" calcext:value-type="float">
            <text:p>3.74927</text:p>
          </table:table-cell>
          <table:table-cell office:value-type="float" office:value="37.5161" calcext:value-type="float">
            <text:p>37.5161</text:p>
          </table:table-cell>
          <table:table-cell office:value-type="float" office:value="202.484" calcext:value-type="float">
            <text:p>202.48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480246" calcext:value-type="float">
            <text:p>-0.0480246</text:p>
          </table:table-cell>
        </table:table-row>
        <table:table-row table:style-name="ro1">
          <table:table-cell office:value-type="float" office:value="3.8501" calcext:value-type="float">
            <text:p>3.8501</text:p>
          </table:table-cell>
          <table:table-cell office:value-type="float" office:value="37.4498" calcext:value-type="float">
            <text:p>37.4498</text:p>
          </table:table-cell>
          <table:table-cell office:value-type="float" office:value="202.55" calcext:value-type="float">
            <text:p>202.5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652973" calcext:value-type="float">
            <text:p>-0.0652973</text:p>
          </table:table-cell>
        </table:table-row>
        <table:table-row table:style-name="ro1">
          <table:table-cell office:value-type="float" office:value="3.9541" calcext:value-type="float">
            <text:p>3.9541</text:p>
          </table:table-cell>
          <table:table-cell office:value-type="float" office:value="37.3738" calcext:value-type="float">
            <text:p>37.3738</text:p>
          </table:table-cell>
          <table:table-cell office:value-type="float" office:value="202.626" calcext:value-type="float">
            <text:p>202.62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08485" calcext:value-type="float">
            <text:p>-0.108485</text:p>
          </table:table-cell>
        </table:table-row>
        <table:table-row table:style-name="ro1">
          <table:table-cell office:value-type="float" office:value="4.07373" calcext:value-type="float">
            <text:p>4.07373</text:p>
          </table:table-cell>
          <table:table-cell office:value-type="float" office:value="37.2771" calcext:value-type="float">
            <text:p>37.2771</text:p>
          </table:table-cell>
          <table:table-cell office:value-type="float" office:value="202.723" calcext:value-type="float">
            <text:p>202.72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679369" calcext:value-type="float">
            <text:p>-0.0679369</text:p>
          </table:table-cell>
        </table:table-row>
        <table:table-row table:style-name="ro1">
          <table:table-cell office:value-type="float" office:value="4.17773" calcext:value-type="float">
            <text:p>4.17773</text:p>
          </table:table-cell>
          <table:table-cell office:value-type="float" office:value="37.1852" calcext:value-type="float">
            <text:p>37.1852</text:p>
          </table:table-cell>
          <table:table-cell office:value-type="float" office:value="202.815" calcext:value-type="float">
            <text:p>202.81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829229" calcext:value-type="float">
            <text:p>-0.0829229</text:p>
          </table:table-cell>
        </table:table-row>
        <table:table-row table:style-name="ro1">
          <table:table-cell office:value-type="float" office:value="4.29639" calcext:value-type="float">
            <text:p>4.29639</text:p>
          </table:table-cell>
          <table:table-cell office:value-type="float" office:value="37.0715" calcext:value-type="float">
            <text:p>37.0715</text:p>
          </table:table-cell>
          <table:table-cell office:value-type="float" office:value="202.928" calcext:value-type="float">
            <text:p>202.92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3958" calcext:value-type="float">
            <text:p>-0.13958</text:p>
          </table:table-cell>
        </table:table-row>
        <table:table-row table:style-name="ro1">
          <table:table-cell office:value-type="float" office:value="4.42529" calcext:value-type="float">
            <text:p>4.42529</text:p>
          </table:table-cell>
          <table:table-cell office:value-type="float" office:value="36.9382" calcext:value-type="float">
            <text:p>36.9382</text:p>
          </table:table-cell>
          <table:table-cell office:value-type="float" office:value="203.062" calcext:value-type="float">
            <text:p>203.06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47164" calcext:value-type="float">
            <text:p>-0.147164</text:p>
          </table:table-cell>
        </table:table-row>
        <table:table-row table:style-name="ro1">
          <table:table-cell office:value-type="float" office:value="4.54395" calcext:value-type="float">
            <text:p>4.54395</text:p>
          </table:table-cell>
          <table:table-cell office:value-type="float" office:value="36.8062" calcext:value-type="float">
            <text:p>36.8062</text:p>
          </table:table-cell>
          <table:table-cell office:value-type="float" office:value="203.194" calcext:value-type="float">
            <text:p>203.19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902781" calcext:value-type="float">
            <text:p>-0.0902781</text:p>
          </table:table-cell>
        </table:table-row>
        <table:table-row table:style-name="ro1">
          <table:table-cell office:value-type="float" office:value="4.65308" calcext:value-type="float">
            <text:p>4.65308</text:p>
          </table:table-cell>
          <table:table-cell office:value-type="float" office:value="36.6779" calcext:value-type="float">
            <text:p>36.6779</text:p>
          </table:table-cell>
          <table:table-cell office:value-type="float" office:value="203.322" calcext:value-type="float">
            <text:p>203.32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63543" calcext:value-type="float">
            <text:p>-0.163543</text:p>
          </table:table-cell>
        </table:table-row>
        <table:table-row table:style-name="ro1">
          <table:table-cell office:value-type="float" office:value="4.7666" calcext:value-type="float">
            <text:p>4.7666</text:p>
          </table:table-cell>
          <table:table-cell office:value-type="float" office:value="36.5371" calcext:value-type="float">
            <text:p>36.5371</text:p>
          </table:table-cell>
          <table:table-cell office:value-type="float" office:value="203.463" calcext:value-type="float">
            <text:p>203.46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24642" calcext:value-type="float">
            <text:p>-0.124642</text:p>
          </table:table-cell>
        </table:table-row>
        <table:table-row table:style-name="ro1">
          <table:table-cell office:value-type="float" office:value="4.8728" calcext:value-type="float">
            <text:p>4.8728</text:p>
          </table:table-cell>
          <table:table-cell office:value-type="float" office:value="36.3992" calcext:value-type="float">
            <text:p>36.3992</text:p>
          </table:table-cell>
          <table:table-cell office:value-type="float" office:value="203.601" calcext:value-type="float">
            <text:p>203.60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33081" calcext:value-type="float">
            <text:p>-0.133081</text:p>
          </table:table-cell>
        </table:table-row>
        <table:table-row table:style-name="ro1">
          <table:table-cell office:value-type="float" office:value="4.97925" calcext:value-type="float">
            <text:p>4.97925</text:p>
          </table:table-cell>
          <table:table-cell office:value-type="float" office:value="36.2552" calcext:value-type="float">
            <text:p>36.2552</text:p>
          </table:table-cell>
          <table:table-cell office:value-type="float" office:value="203.745" calcext:value-type="float">
            <text:p>203.74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32369" calcext:value-type="float">
            <text:p>-0.132369</text:p>
          </table:table-cell>
        </table:table-row>
        <table:table-row table:style-name="ro1">
          <table:table-cell office:value-type="float" office:value="5.08765" calcext:value-type="float">
            <text:p>5.08765</text:p>
          </table:table-cell>
          <table:table-cell office:value-type="float" office:value="36.1027" calcext:value-type="float">
            <text:p>36.1027</text:p>
          </table:table-cell>
          <table:table-cell office:value-type="float" office:value="203.897" calcext:value-type="float">
            <text:p>203.89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44537" calcext:value-type="float">
            <text:p>-0.144537</text:p>
          </table:table-cell>
        </table:table-row>
        <table:table-row table:style-name="ro1">
          <table:table-cell office:value-type="float" office:value="5.19507" calcext:value-type="float">
            <text:p>5.19507</text:p>
          </table:table-cell>
          <table:table-cell office:value-type="float" office:value="35.9461" calcext:value-type="float">
            <text:p>35.9461</text:p>
          </table:table-cell>
          <table:table-cell office:value-type="float" office:value="204.054" calcext:value-type="float">
            <text:p>204.05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44509" calcext:value-type="float">
            <text:p>-0.144509</text:p>
          </table:table-cell>
        </table:table-row>
        <table:table-row table:style-name="ro1">
          <table:table-cell office:value-type="float" office:value="5.30103" calcext:value-type="float">
            <text:p>5.30103</text:p>
          </table:table-cell>
          <table:table-cell office:value-type="float" office:value="35.7868" calcext:value-type="float">
            <text:p>35.7868</text:p>
          </table:table-cell>
          <table:table-cell office:value-type="float" office:value="204.213" calcext:value-type="float">
            <text:p>204.21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45934" calcext:value-type="float">
            <text:p>-0.145934</text:p>
          </table:table-cell>
        </table:table-row>
        <table:table-row table:style-name="ro1">
          <table:table-cell office:value-type="float" office:value="5.40942" calcext:value-type="float">
            <text:p>5.40942</text:p>
          </table:table-cell>
          <table:table-cell office:value-type="float" office:value="35.6185" calcext:value-type="float">
            <text:p>35.6185</text:p>
          </table:table-cell>
          <table:table-cell office:value-type="float" office:value="204.381" calcext:value-type="float">
            <text:p>204.38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62182" calcext:value-type="float">
            <text:p>-0.162182</text:p>
          </table:table-cell>
        </table:table-row>
        <table:table-row table:style-name="ro1">
          <table:table-cell office:value-type="float" office:value="5.52539" calcext:value-type="float">
            <text:p>5.52539</text:p>
          </table:table-cell>
          <table:table-cell office:value-type="float" office:value="35.4332" calcext:value-type="float">
            <text:p>35.4332</text:p>
          </table:table-cell>
          <table:table-cell office:value-type="float" office:value="204.567" calcext:value-type="float">
            <text:p>204.56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28961" calcext:value-type="float">
            <text:p>-0.228961</text:p>
          </table:table-cell>
        </table:table-row>
        <table:table-row table:style-name="ro1">
          <table:table-cell office:value-type="float" office:value="5.63794" calcext:value-type="float">
            <text:p>5.63794</text:p>
          </table:table-cell>
          <table:table-cell office:value-type="float" office:value="35.2488" calcext:value-type="float">
            <text:p>35.2488</text:p>
          </table:table-cell>
          <table:table-cell office:value-type="float" office:value="204.751" calcext:value-type="float">
            <text:p>204.75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43312" calcext:value-type="float">
            <text:p>-0.143312</text:p>
          </table:table-cell>
        </table:table-row>
        <table:table-row table:style-name="ro1">
          <table:table-cell office:value-type="float" office:value="5.74634" calcext:value-type="float">
            <text:p>5.74634</text:p>
          </table:table-cell>
          <table:table-cell office:value-type="float" office:value="35.0666" calcext:value-type="float">
            <text:p>35.0666</text:p>
          </table:table-cell>
          <table:table-cell office:value-type="float" office:value="204.933" calcext:value-type="float">
            <text:p>204.93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55825" calcext:value-type="float">
            <text:p>-0.155825</text:p>
          </table:table-cell>
        </table:table-row>
        <table:table-row table:style-name="ro1">
          <table:table-cell office:value-type="float" office:value="5.86572" calcext:value-type="float">
            <text:p>5.86572</text:p>
          </table:table-cell>
          <table:table-cell office:value-type="float" office:value="34.8611" calcext:value-type="float">
            <text:p>34.8611</text:p>
          </table:table-cell>
          <table:table-cell office:value-type="float" office:value="205.139" calcext:value-type="float">
            <text:p>205.13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70581" calcext:value-type="float">
            <text:p>-0.170581</text:p>
          </table:table-cell>
        </table:table-row>
        <table:table-row table:style-name="ro1">
          <table:table-cell office:value-type="float" office:value="5.99561" calcext:value-type="float">
            <text:p>5.99561</text:p>
          </table:table-cell>
          <table:table-cell office:value-type="float" office:value="34.6322" calcext:value-type="float">
            <text:p>34.6322</text:p>
          </table:table-cell>
          <table:table-cell office:value-type="float" office:value="205.368" calcext:value-type="float">
            <text:p>205.36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48665" calcext:value-type="float">
            <text:p>-0.248665</text:p>
          </table:table-cell>
        </table:table-row>
        <table:table-row table:style-name="ro1">
          <table:table-cell office:value-type="float" office:value="6.09619" calcext:value-type="float">
            <text:p>6.09619</text:p>
          </table:table-cell>
          <table:table-cell office:value-type="float" office:value="34.4516" calcext:value-type="float">
            <text:p>34.4516</text:p>
          </table:table-cell>
          <table:table-cell office:value-type="float" office:value="205.548" calcext:value-type="float">
            <text:p>205.54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38254" calcext:value-type="float">
            <text:p>-0.138254</text:p>
          </table:table-cell>
        </table:table-row>
        <table:table-row table:style-name="ro1">
          <table:table-cell office:value-type="float" office:value="6.20728" calcext:value-type="float">
            <text:p>6.20728</text:p>
          </table:table-cell>
          <table:table-cell office:value-type="float" office:value="34.2484" calcext:value-type="float">
            <text:p>34.2484</text:p>
          </table:table-cell>
          <table:table-cell office:value-type="float" office:value="205.752" calcext:value-type="float">
            <text:p>205.75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58284" calcext:value-type="float">
            <text:p>-0.258284</text:p>
          </table:table-cell>
        </table:table-row>
        <table:table-row table:style-name="ro1">
          <table:table-cell office:value-type="float" office:value="6.31006" calcext:value-type="float">
            <text:p>6.31006</text:p>
          </table:table-cell>
          <table:table-cell office:value-type="float" office:value="34.0576" calcext:value-type="float">
            <text:p>34.0576</text:p>
          </table:table-cell>
          <table:table-cell office:value-type="float" office:value="205.942" calcext:value-type="float">
            <text:p>205.94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80607" calcext:value-type="float">
            <text:p>-0.180607</text:p>
          </table:table-cell>
        </table:table-row>
        <table:table-row table:style-name="ro1">
          <table:table-cell office:value-type="float" office:value="6.43066" calcext:value-type="float">
            <text:p>6.43066</text:p>
          </table:table-cell>
          <table:table-cell office:value-type="float" office:value="33.8295" calcext:value-type="float">
            <text:p>33.8295</text:p>
          </table:table-cell>
          <table:table-cell office:value-type="float" office:value="206.171" calcext:value-type="float">
            <text:p>206.17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47702" calcext:value-type="float">
            <text:p>-0.247702</text:p>
          </table:table-cell>
        </table:table-row>
        <table:table-row table:style-name="ro1">
          <table:table-cell office:value-type="float" office:value="6.53662" calcext:value-type="float">
            <text:p>6.53662</text:p>
          </table:table-cell>
          <table:table-cell office:value-type="float" office:value="33.6267" calcext:value-type="float">
            <text:p>33.6267</text:p>
          </table:table-cell>
          <table:table-cell office:value-type="float" office:value="206.373" calcext:value-type="float">
            <text:p>206.37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6568" calcext:value-type="float">
            <text:p>-0.196568</text:p>
          </table:table-cell>
        </table:table-row>
        <table:table-row table:style-name="ro1">
          <table:table-cell office:value-type="float" office:value="6.64233" calcext:value-type="float">
            <text:p>6.64233</text:p>
          </table:table-cell>
          <table:table-cell office:value-type="float" office:value="33.4215" calcext:value-type="float">
            <text:p>33.4215</text:p>
          </table:table-cell>
          <table:table-cell office:value-type="float" office:value="206.578" calcext:value-type="float">
            <text:p>206.57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0776" calcext:value-type="float">
            <text:p>-0.190776</text:p>
          </table:table-cell>
        </table:table-row>
        <table:table-row table:style-name="ro1">
          <table:table-cell office:value-type="float" office:value="6.7522" calcext:value-type="float">
            <text:p>6.7522</text:p>
          </table:table-cell>
          <table:table-cell office:value-type="float" office:value="33.2058" calcext:value-type="float">
            <text:p>33.2058</text:p>
          </table:table-cell>
          <table:table-cell office:value-type="float" office:value="206.794" calcext:value-type="float">
            <text:p>206.79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9003" calcext:value-type="float">
            <text:p>-0.199003</text:p>
          </table:table-cell>
        </table:table-row>
        <table:table-row table:style-name="ro1">
          <table:table-cell office:value-type="float" office:value="6.85864" calcext:value-type="float">
            <text:p>6.85864</text:p>
          </table:table-cell>
          <table:table-cell office:value-type="float" office:value="32.9947" calcext:value-type="float">
            <text:p>32.9947</text:p>
          </table:table-cell>
          <table:table-cell office:value-type="float" office:value="207.005" calcext:value-type="float">
            <text:p>207.00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6527" calcext:value-type="float">
            <text:p>-0.196527</text:p>
          </table:table-cell>
        </table:table-row>
        <table:table-row table:style-name="ro1">
          <table:table-cell office:value-type="float" office:value="6.96533" calcext:value-type="float">
            <text:p>6.96533</text:p>
          </table:table-cell>
          <table:table-cell office:value-type="float" office:value="32.7809" calcext:value-type="float">
            <text:p>32.7809</text:p>
          </table:table-cell>
          <table:table-cell office:value-type="float" office:value="207.219" calcext:value-type="float">
            <text:p>207.21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0496" calcext:value-type="float">
            <text:p>-0.190496</text:p>
          </table:table-cell>
        </table:table-row>
        <table:table-row table:style-name="ro1">
          <table:table-cell office:value-type="float" office:value="7.08252" calcext:value-type="float">
            <text:p>7.08252</text:p>
          </table:table-cell>
          <table:table-cell office:value-type="float" office:value="32.5436" calcext:value-type="float">
            <text:p>32.5436</text:p>
          </table:table-cell>
          <table:table-cell office:value-type="float" office:value="207.456" calcext:value-type="float">
            <text:p>207.45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94334" calcext:value-type="float">
            <text:p>-0.294334</text:p>
          </table:table-cell>
        </table:table-row>
        <table:table-row table:style-name="ro1">
          <table:table-cell office:value-type="float" office:value="7.19336" calcext:value-type="float">
            <text:p>7.19336</text:p>
          </table:table-cell>
          <table:table-cell office:value-type="float" office:value="32.3169" calcext:value-type="float">
            <text:p>32.3169</text:p>
          </table:table-cell>
          <table:table-cell office:value-type="float" office:value="207.683" calcext:value-type="float">
            <text:p>207.68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9604" calcext:value-type="float">
            <text:p>-0.29604</text:p>
          </table:table-cell>
        </table:table-row>
        <table:table-row table:style-name="ro1">
          <table:table-cell office:value-type="float" office:value="7.3042" calcext:value-type="float">
            <text:p>7.3042</text:p>
          </table:table-cell>
          <table:table-cell office:value-type="float" office:value="32.0885" calcext:value-type="float">
            <text:p>32.0885</text:p>
          </table:table-cell>
          <table:table-cell office:value-type="float" office:value="207.911" calcext:value-type="float">
            <text:p>207.91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2347" calcext:value-type="float">
            <text:p>-0.192347</text:p>
          </table:table-cell>
        </table:table-row>
        <table:table-row table:style-name="ro1">
          <table:table-cell office:value-type="float" office:value="7.41431" calcext:value-type="float">
            <text:p>7.41431</text:p>
          </table:table-cell>
          <table:table-cell office:value-type="float" office:value="31.86" calcext:value-type="float">
            <text:p>31.86</text:p>
          </table:table-cell>
          <table:table-cell office:value-type="float" office:value="208.14" calcext:value-type="float">
            <text:p>208.1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7431" calcext:value-type="float">
            <text:p>-0.197431</text:p>
          </table:table-cell>
        </table:table-row>
        <table:table-row table:style-name="ro1">
          <table:table-cell office:value-type="float" office:value="7.53394" calcext:value-type="float">
            <text:p>7.53394</text:p>
          </table:table-cell>
          <table:table-cell office:value-type="float" office:value="31.6099" calcext:value-type="float">
            <text:p>31.6099</text:p>
          </table:table-cell>
          <table:table-cell office:value-type="float" office:value="208.39" calcext:value-type="float">
            <text:p>208.3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5384" calcext:value-type="float">
            <text:p>-0.205384</text:p>
          </table:table-cell>
        </table:table-row>
        <table:table-row table:style-name="ro1">
          <table:table-cell office:value-type="float" office:value="7.65356" calcext:value-type="float">
            <text:p>7.65356</text:p>
          </table:table-cell>
          <table:table-cell office:value-type="float" office:value="31.3577" calcext:value-type="float">
            <text:p>31.3577</text:p>
          </table:table-cell>
          <table:table-cell office:value-type="float" office:value="208.642" calcext:value-type="float">
            <text:p>208.64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304003" calcext:value-type="float">
            <text:p>-0.304003</text:p>
          </table:table-cell>
        </table:table-row>
        <table:table-row table:style-name="ro1">
          <table:table-cell office:value-type="float" office:value="7.76074" calcext:value-type="float">
            <text:p>7.76074</text:p>
          </table:table-cell>
          <table:table-cell office:value-type="float" office:value="31.1303" calcext:value-type="float">
            <text:p>31.1303</text:p>
          </table:table-cell>
          <table:table-cell office:value-type="float" office:value="208.87" calcext:value-type="float">
            <text:p>208.8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2443" calcext:value-type="float">
            <text:p>-0.202443</text:p>
          </table:table-cell>
        </table:table-row>
        <table:table-row table:style-name="ro1">
          <table:table-cell office:value-type="float" office:value="7.87109" calcext:value-type="float">
            <text:p>7.87109</text:p>
          </table:table-cell>
          <table:table-cell office:value-type="float" office:value="30.8955" calcext:value-type="float">
            <text:p>30.8955</text:p>
          </table:table-cell>
          <table:table-cell office:value-type="float" office:value="209.104" calcext:value-type="float">
            <text:p>209.10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307154" calcext:value-type="float">
            <text:p>-0.307154</text:p>
          </table:table-cell>
        </table:table-row>
        <table:table-row table:style-name="ro1">
          <table:table-cell office:value-type="float" office:value="7.97437" calcext:value-type="float">
            <text:p>7.97437</text:p>
          </table:table-cell>
          <table:table-cell office:value-type="float" office:value="30.6746" calcext:value-type="float">
            <text:p>30.6746</text:p>
          </table:table-cell>
          <table:table-cell office:value-type="float" office:value="209.325" calcext:value-type="float">
            <text:p>209.32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5467" calcext:value-type="float">
            <text:p>-0.195467</text:p>
          </table:table-cell>
        </table:table-row>
        <table:table-row table:style-name="ro1">
          <table:table-cell office:value-type="float" office:value="8.08447" calcext:value-type="float">
            <text:p>8.08447</text:p>
          </table:table-cell>
          <table:table-cell office:value-type="float" office:value="30.4375" calcext:value-type="float">
            <text:p>30.4375</text:p>
          </table:table-cell>
          <table:table-cell office:value-type="float" office:value="209.562" calcext:value-type="float">
            <text:p>209.56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73839" calcext:value-type="float">
            <text:p>-0.173839</text:p>
          </table:table-cell>
        </table:table-row>
        <table:table-row table:style-name="ro1">
          <table:table-cell office:value-type="float" office:value="8.19312" calcext:value-type="float">
            <text:p>8.19312</text:p>
          </table:table-cell>
          <table:table-cell office:value-type="float" office:value="30.2033" calcext:value-type="float">
            <text:p>30.2033</text:p>
          </table:table-cell>
          <table:table-cell office:value-type="float" office:value="209.797" calcext:value-type="float">
            <text:p>209.79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92669" calcext:value-type="float">
            <text:p>-0.292669</text:p>
          </table:table-cell>
        </table:table-row>
        <table:table-row table:style-name="ro1">
          <table:table-cell office:value-type="float" office:value="8.29614" calcext:value-type="float">
            <text:p>8.29614</text:p>
          </table:table-cell>
          <table:table-cell office:value-type="float" office:value="29.9801" calcext:value-type="float">
            <text:p>29.9801</text:p>
          </table:table-cell>
          <table:table-cell office:value-type="float" office:value="210.02" calcext:value-type="float">
            <text:p>210.0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9749" calcext:value-type="float">
            <text:p>-0.199749</text:p>
          </table:table-cell>
        </table:table-row>
        <table:table-row table:style-name="ro1">
          <table:table-cell office:value-type="float" office:value="8.39648" calcext:value-type="float">
            <text:p>8.39648</text:p>
          </table:table-cell>
          <table:table-cell office:value-type="float" office:value="29.7617" calcext:value-type="float">
            <text:p>29.7617</text:p>
          </table:table-cell>
          <table:table-cell office:value-type="float" office:value="210.238" calcext:value-type="float">
            <text:p>210.23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4251" calcext:value-type="float">
            <text:p>-0.204251</text:p>
          </table:table-cell>
        </table:table-row>
        <table:table-row table:style-name="ro1">
          <table:table-cell office:value-type="float" office:value="8.52637" calcext:value-type="float">
            <text:p>8.52637</text:p>
          </table:table-cell>
          <table:table-cell office:value-type="float" office:value="29.4791" calcext:value-type="float">
            <text:p>29.4791</text:p>
          </table:table-cell>
          <table:table-cell office:value-type="float" office:value="210.521" calcext:value-type="float">
            <text:p>210.52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303052" calcext:value-type="float">
            <text:p>-0.303052</text:p>
          </table:table-cell>
        </table:table-row>
        <table:table-row table:style-name="ro1">
          <table:table-cell office:value-type="float" office:value="8.63647" calcext:value-type="float">
            <text:p>8.63647</text:p>
          </table:table-cell>
          <table:table-cell office:value-type="float" office:value="29.2382" calcext:value-type="float">
            <text:p>29.2382</text:p>
          </table:table-cell>
          <table:table-cell office:value-type="float" office:value="210.762" calcext:value-type="float">
            <text:p>210.76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2301" calcext:value-type="float">
            <text:p>-0.192301</text:p>
          </table:table-cell>
        </table:table-row>
        <table:table-row table:style-name="ro1">
          <table:table-cell office:value-type="float" office:value="8.74536" calcext:value-type="float">
            <text:p>8.74536</text:p>
          </table:table-cell>
          <table:table-cell office:value-type="float" office:value="28.9996" calcext:value-type="float">
            <text:p>28.9996</text:p>
          </table:table-cell>
          <table:table-cell office:value-type="float" office:value="211" calcext:value-type="float">
            <text:p>21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4221" calcext:value-type="float">
            <text:p>-0.214221</text:p>
          </table:table-cell>
        </table:table-row>
        <table:table-row table:style-name="ro1">
          <table:table-cell office:value-type="float" office:value="8.85376" calcext:value-type="float">
            <text:p>8.85376</text:p>
          </table:table-cell>
          <table:table-cell office:value-type="float" office:value="28.7619" calcext:value-type="float">
            <text:p>28.7619</text:p>
          </table:table-cell>
          <table:table-cell office:value-type="float" office:value="211.238" calcext:value-type="float">
            <text:p>211.23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9652" calcext:value-type="float">
            <text:p>-0.29652</text:p>
          </table:table-cell>
        </table:table-row>
        <table:table-row table:style-name="ro1">
          <table:table-cell office:value-type="float" office:value="8.9541" calcext:value-type="float">
            <text:p>8.9541</text:p>
          </table:table-cell>
          <table:table-cell office:value-type="float" office:value="28.5408" calcext:value-type="float">
            <text:p>28.5408</text:p>
          </table:table-cell>
          <table:table-cell office:value-type="float" office:value="211.459" calcext:value-type="float">
            <text:p>211.45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1517" calcext:value-type="float">
            <text:p>-0.201517</text:p>
          </table:table-cell>
        </table:table-row>
        <table:table-row table:style-name="ro1">
          <table:table-cell office:value-type="float" office:value="9.07373" calcext:value-type="float">
            <text:p>9.07373</text:p>
          </table:table-cell>
          <table:table-cell office:value-type="float" office:value="28.2777" calcext:value-type="float">
            <text:p>28.2777</text:p>
          </table:table-cell>
          <table:table-cell office:value-type="float" office:value="211.722" calcext:value-type="float">
            <text:p>211.72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15" calcext:value-type="float">
            <text:p>-0.2115</text:p>
          </table:table-cell>
        </table:table-row>
        <table:table-row table:style-name="ro1">
          <table:table-cell office:value-type="float" office:value="9.17749" calcext:value-type="float">
            <text:p>9.17749</text:p>
          </table:table-cell>
          <table:table-cell office:value-type="float" office:value="28.0488" calcext:value-type="float">
            <text:p>28.0488</text:p>
          </table:table-cell>
          <table:table-cell office:value-type="float" office:value="211.951" calcext:value-type="float">
            <text:p>211.95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20948" calcext:value-type="float">
            <text:p>-0.220948</text:p>
          </table:table-cell>
        </table:table-row>
        <table:table-row table:style-name="ro1">
          <table:table-cell office:value-type="float" office:value="9.28589" calcext:value-type="float">
            <text:p>9.28589</text:p>
          </table:table-cell>
          <table:table-cell office:value-type="float" office:value="27.8095" calcext:value-type="float">
            <text:p>27.8095</text:p>
          </table:table-cell>
          <table:table-cell office:value-type="float" office:value="212.19" calcext:value-type="float">
            <text:p>212.1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21391" calcext:value-type="float">
            <text:p>-0.221391</text:p>
          </table:table-cell>
        </table:table-row>
        <table:table-row table:style-name="ro1">
          <table:table-cell office:value-type="float" office:value="9.39111" calcext:value-type="float">
            <text:p>9.39111</text:p>
          </table:table-cell>
          <table:table-cell office:value-type="float" office:value="27.5771" calcext:value-type="float">
            <text:p>27.5771</text:p>
          </table:table-cell>
          <table:table-cell office:value-type="float" office:value="212.423" calcext:value-type="float">
            <text:p>212.42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776" calcext:value-type="float">
            <text:p>-0.21776</text:p>
          </table:table-cell>
        </table:table-row>
        <table:table-row table:style-name="ro1">
          <table:table-cell office:value-type="float" office:value="9.49854" calcext:value-type="float">
            <text:p>9.49854</text:p>
          </table:table-cell>
          <table:table-cell office:value-type="float" office:value="27.3396" calcext:value-type="float">
            <text:p>27.3396</text:p>
          </table:table-cell>
          <table:table-cell office:value-type="float" office:value="212.66" calcext:value-type="float">
            <text:p>212.6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25194" calcext:value-type="float">
            <text:p>-0.225194</text:p>
          </table:table-cell>
        </table:table-row>
        <table:table-row table:style-name="ro1">
          <table:table-cell office:value-type="float" office:value="9.60742" calcext:value-type="float">
            <text:p>9.60742</text:p>
          </table:table-cell>
          <table:table-cell office:value-type="float" office:value="27.0988" calcext:value-type="float">
            <text:p>27.0988</text:p>
          </table:table-cell>
          <table:table-cell office:value-type="float" office:value="212.901" calcext:value-type="float">
            <text:p>212.90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8663" calcext:value-type="float">
            <text:p>-0.218663</text:p>
          </table:table-cell>
        </table:table-row>
        <table:table-row table:style-name="ro1">
          <table:table-cell office:value-type="float" office:value="9.71631" calcext:value-type="float">
            <text:p>9.71631</text:p>
          </table:table-cell>
          <table:table-cell office:value-type="float" office:value="26.8575" calcext:value-type="float">
            <text:p>26.8575</text:p>
          </table:table-cell>
          <table:table-cell office:value-type="float" office:value="213.143" calcext:value-type="float">
            <text:p>213.14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54114" calcext:value-type="float">
            <text:p>-0.254114</text:p>
          </table:table-cell>
        </table:table-row>
        <table:table-row table:style-name="ro1">
          <table:table-cell office:value-type="float" office:value="9.81812" calcext:value-type="float">
            <text:p>9.81812</text:p>
          </table:table-cell>
          <table:table-cell office:value-type="float" office:value="26.6324" calcext:value-type="float">
            <text:p>26.6324</text:p>
          </table:table-cell>
          <table:table-cell office:value-type="float" office:value="213.368" calcext:value-type="float">
            <text:p>213.36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8334" calcext:value-type="float">
            <text:p>-0.18334</text:p>
          </table:table-cell>
        </table:table-row>
        <table:table-row table:style-name="ro1">
          <table:table-cell office:value-type="float" office:value="9.91919" calcext:value-type="float">
            <text:p>9.91919</text:p>
          </table:table-cell>
          <table:table-cell office:value-type="float" office:value="26.4087" calcext:value-type="float">
            <text:p>26.4087</text:p>
          </table:table-cell>
          <table:table-cell office:value-type="float" office:value="213.591" calcext:value-type="float">
            <text:p>213.59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1704" calcext:value-type="float">
            <text:p>-0.211704</text:p>
          </table:table-cell>
        </table:table-row>
        <table:table-row table:style-name="ro1">
          <table:table-cell office:value-type="float" office:value="10.0295" calcext:value-type="float">
            <text:p>10.0295</text:p>
          </table:table-cell>
          <table:table-cell office:value-type="float" office:value="26.1644" calcext:value-type="float">
            <text:p>26.1644</text:p>
          </table:table-cell>
          <table:table-cell office:value-type="float" office:value="213.836" calcext:value-type="float">
            <text:p>213.83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317715" calcext:value-type="float">
            <text:p>-0.317715</text:p>
          </table:table-cell>
        </table:table-row>
        <table:table-row table:style-name="ro1">
          <table:table-cell office:value-type="float" office:value="10.1416" calcext:value-type="float">
            <text:p>10.1416</text:p>
          </table:table-cell>
          <table:table-cell office:value-type="float" office:value="25.9166" calcext:value-type="float">
            <text:p>25.9166</text:p>
          </table:table-cell>
          <table:table-cell office:value-type="float" office:value="214.083" calcext:value-type="float">
            <text:p>214.08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75219" calcext:value-type="float">
            <text:p>-0.175219</text:p>
          </table:table-cell>
        </table:table-row>
        <table:table-row table:style-name="ro1">
          <table:table-cell office:value-type="float" office:value="10.2537" calcext:value-type="float">
            <text:p>10.2537</text:p>
          </table:table-cell>
          <table:table-cell office:value-type="float" office:value="25.6686" calcext:value-type="float">
            <text:p>25.6686</text:p>
          </table:table-cell>
          <table:table-cell office:value-type="float" office:value="214.331" calcext:value-type="float">
            <text:p>214.33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3109" calcext:value-type="float">
            <text:p>-0.203109</text:p>
          </table:table-cell>
        </table:table-row>
        <table:table-row table:style-name="ro1">
          <table:table-cell office:value-type="float" office:value="10.3721" calcext:value-type="float">
            <text:p>10.3721</text:p>
          </table:table-cell>
          <table:table-cell office:value-type="float" office:value="25.4069" calcext:value-type="float">
            <text:p>25.4069</text:p>
          </table:table-cell>
          <table:table-cell office:value-type="float" office:value="214.593" calcext:value-type="float">
            <text:p>214.59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73898" calcext:value-type="float">
            <text:p>-0.173898</text:p>
          </table:table-cell>
        </table:table-row>
        <table:table-row table:style-name="ro1">
          <table:table-cell office:value-type="float" office:value="10.4739" calcext:value-type="float">
            <text:p>10.4739</text:p>
          </table:table-cell>
          <table:table-cell office:value-type="float" office:value="25.1817" calcext:value-type="float">
            <text:p>25.1817</text:p>
          </table:table-cell>
          <table:table-cell office:value-type="float" office:value="214.818" calcext:value-type="float">
            <text:p>214.81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5665" calcext:value-type="float">
            <text:p>-0.205665</text:p>
          </table:table-cell>
        </table:table-row>
        <table:table-row table:style-name="ro1">
          <table:table-cell office:value-type="float" office:value="10.575" calcext:value-type="float">
            <text:p>10.575</text:p>
          </table:table-cell>
          <table:table-cell office:value-type="float" office:value="24.9582" calcext:value-type="float">
            <text:p>24.9582</text:p>
          </table:table-cell>
          <table:table-cell office:value-type="float" office:value="215.042" calcext:value-type="float">
            <text:p>215.04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426" calcext:value-type="float">
            <text:p>-0.20426</text:p>
          </table:table-cell>
        </table:table-row>
        <table:table-row table:style-name="ro1">
          <table:table-cell office:value-type="float" office:value="10.6851" calcext:value-type="float">
            <text:p>10.6851</text:p>
          </table:table-cell>
          <table:table-cell office:value-type="float" office:value="24.7154" calcext:value-type="float">
            <text:p>24.7154</text:p>
          </table:table-cell>
          <table:table-cell office:value-type="float" office:value="215.285" calcext:value-type="float">
            <text:p>215.28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315912" calcext:value-type="float">
            <text:p>-0.315912</text:p>
          </table:table-cell>
        </table:table-row>
        <table:table-row table:style-name="ro1">
          <table:table-cell office:value-type="float" office:value="10.7944" calcext:value-type="float">
            <text:p>10.7944</text:p>
          </table:table-cell>
          <table:table-cell office:value-type="float" office:value="24.4741" calcext:value-type="float">
            <text:p>24.4741</text:p>
          </table:table-cell>
          <table:table-cell office:value-type="float" office:value="215.526" calcext:value-type="float">
            <text:p>215.52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69567" calcext:value-type="float">
            <text:p>-0.169567</text:p>
          </table:table-cell>
        </table:table-row>
        <table:table-row table:style-name="ro1">
          <table:table-cell office:value-type="float" office:value="10.9238" calcext:value-type="float">
            <text:p>10.9238</text:p>
          </table:table-cell>
          <table:table-cell office:value-type="float" office:value="24.1887" calcext:value-type="float">
            <text:p>24.1887</text:p>
          </table:table-cell>
          <table:table-cell office:value-type="float" office:value="215.811" calcext:value-type="float">
            <text:p>215.81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32507" calcext:value-type="float">
            <text:p>-0.32507</text:p>
          </table:table-cell>
        </table:table-row>
        <table:table-row table:style-name="ro1">
          <table:table-cell office:value-type="float" office:value="11.0349" calcext:value-type="float">
            <text:p>11.0349</text:p>
          </table:table-cell>
          <table:table-cell office:value-type="float" office:value="23.9445" calcext:value-type="float">
            <text:p>23.9445</text:p>
          </table:table-cell>
          <table:table-cell office:value-type="float" office:value="216.055" calcext:value-type="float">
            <text:p>216.05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2911" calcext:value-type="float">
            <text:p>-0.22911</text:p>
          </table:table-cell>
        </table:table-row>
        <table:table-row table:style-name="ro1">
          <table:table-cell office:value-type="float" office:value="11.1472" calcext:value-type="float">
            <text:p>11.1472</text:p>
          </table:table-cell>
          <table:table-cell office:value-type="float" office:value="23.6971" calcext:value-type="float">
            <text:p>23.6971</text:p>
          </table:table-cell>
          <table:table-cell office:value-type="float" office:value="216.303" calcext:value-type="float">
            <text:p>216.30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9092" calcext:value-type="float">
            <text:p>-0.199092</text:p>
          </table:table-cell>
        </table:table-row>
        <table:table-row table:style-name="ro1">
          <table:table-cell office:value-type="float" office:value="11.2483" calcext:value-type="float">
            <text:p>11.2483</text:p>
          </table:table-cell>
          <table:table-cell office:value-type="float" office:value="23.4753" calcext:value-type="float">
            <text:p>23.4753</text:p>
          </table:table-cell>
          <table:table-cell office:value-type="float" office:value="216.525" calcext:value-type="float">
            <text:p>216.52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7187" calcext:value-type="float">
            <text:p>-0.207187</text:p>
          </table:table-cell>
        </table:table-row>
        <table:table-row table:style-name="ro1">
          <table:table-cell office:value-type="float" office:value="11.3777" calcext:value-type="float">
            <text:p>11.3777</text:p>
          </table:table-cell>
          <table:table-cell office:value-type="float" office:value="23.1911" calcext:value-type="float">
            <text:p>23.1911</text:p>
          </table:table-cell>
          <table:table-cell office:value-type="float" office:value="216.809" calcext:value-type="float">
            <text:p>216.80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31759" calcext:value-type="float">
            <text:p>-0.31759</text:p>
          </table:table-cell>
        </table:table-row>
        <table:table-row table:style-name="ro1">
          <table:table-cell office:value-type="float" office:value="11.479" calcext:value-type="float">
            <text:p>11.479</text:p>
          </table:table-cell>
          <table:table-cell office:value-type="float" office:value="22.9687" calcext:value-type="float">
            <text:p>22.9687</text:p>
          </table:table-cell>
          <table:table-cell office:value-type="float" office:value="217.031" calcext:value-type="float">
            <text:p>217.03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3205" calcext:value-type="float">
            <text:p>-0.213205</text:p>
          </table:table-cell>
        </table:table-row>
        <table:table-row table:style-name="ro1">
          <table:table-cell office:value-type="float" office:value="11.5815" calcext:value-type="float">
            <text:p>11.5815</text:p>
          </table:table-cell>
          <table:table-cell office:value-type="float" office:value="22.7439" calcext:value-type="float">
            <text:p>22.7439</text:p>
          </table:table-cell>
          <table:table-cell office:value-type="float" office:value="217.256" calcext:value-type="float">
            <text:p>217.25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6562" calcext:value-type="float">
            <text:p>-0.206562</text:p>
          </table:table-cell>
        </table:table-row>
        <table:table-row table:style-name="ro1">
          <table:table-cell office:value-type="float" office:value="11.6841" calcext:value-type="float">
            <text:p>11.6841</text:p>
          </table:table-cell>
          <table:table-cell office:value-type="float" office:value="22.5198" calcext:value-type="float">
            <text:p>22.5198</text:p>
          </table:table-cell>
          <table:table-cell office:value-type="float" office:value="217.48" calcext:value-type="float">
            <text:p>217.4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2098" calcext:value-type="float">
            <text:p>-0.202098</text:p>
          </table:table-cell>
        </table:table-row>
        <table:table-row table:style-name="ro1">
          <table:table-cell office:value-type="float" office:value="11.7996" calcext:value-type="float">
            <text:p>11.7996</text:p>
          </table:table-cell>
          <table:table-cell office:value-type="float" office:value="22.2667" calcext:value-type="float">
            <text:p>22.2667</text:p>
          </table:table-cell>
          <table:table-cell office:value-type="float" office:value="217.733" calcext:value-type="float">
            <text:p>217.73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6315" calcext:value-type="float">
            <text:p>-0.216315</text:p>
          </table:table-cell>
        </table:table-row>
        <table:table-row table:style-name="ro1">
          <table:table-cell office:value-type="float" office:value="11.908" calcext:value-type="float">
            <text:p>11.908</text:p>
          </table:table-cell>
          <table:table-cell office:value-type="float" office:value="22.0298" calcext:value-type="float">
            <text:p>22.0298</text:p>
          </table:table-cell>
          <table:table-cell office:value-type="float" office:value="217.97" calcext:value-type="float">
            <text:p>217.9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95076" calcext:value-type="float">
            <text:p>-0.295076</text:p>
          </table:table-cell>
        </table:table-row>
        <table:table-row table:style-name="ro1">
          <table:table-cell office:value-type="float" office:value="12.022" calcext:value-type="float">
            <text:p>12.022</text:p>
          </table:table-cell>
          <table:table-cell office:value-type="float" office:value="21.7814" calcext:value-type="float">
            <text:p>21.7814</text:p>
          </table:table-cell>
          <table:table-cell office:value-type="float" office:value="218.219" calcext:value-type="float">
            <text:p>218.21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26085" calcext:value-type="float">
            <text:p>-0.226085</text:p>
          </table:table-cell>
        </table:table-row>
        <table:table-row table:style-name="ro1">
          <table:table-cell office:value-type="float" office:value="12.1301" calcext:value-type="float">
            <text:p>12.1301</text:p>
          </table:table-cell>
          <table:table-cell office:value-type="float" office:value="21.5458" calcext:value-type="float">
            <text:p>21.5458</text:p>
          </table:table-cell>
          <table:table-cell office:value-type="float" office:value="218.454" calcext:value-type="float">
            <text:p>218.45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2863" calcext:value-type="float">
            <text:p>-0.212863</text:p>
          </table:table-cell>
        </table:table-row>
        <table:table-row table:style-name="ro1">
          <table:table-cell office:value-type="float" office:value="12.239" calcext:value-type="float">
            <text:p>12.239</text:p>
          </table:table-cell>
          <table:table-cell office:value-type="float" office:value="21.3089" calcext:value-type="float">
            <text:p>21.3089</text:p>
          </table:table-cell>
          <table:table-cell office:value-type="float" office:value="218.691" calcext:value-type="float">
            <text:p>218.69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9883" calcext:value-type="float">
            <text:p>-0.209883</text:p>
          </table:table-cell>
        </table:table-row>
        <table:table-row table:style-name="ro1">
          <table:table-cell office:value-type="float" office:value="12.3459" calcext:value-type="float">
            <text:p>12.3459</text:p>
          </table:table-cell>
          <table:table-cell office:value-type="float" office:value="21.0761" calcext:value-type="float">
            <text:p>21.0761</text:p>
          </table:table-cell>
          <table:table-cell office:value-type="float" office:value="218.924" calcext:value-type="float">
            <text:p>218.92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6766" calcext:value-type="float">
            <text:p>-0.216766</text:p>
          </table:table-cell>
        </table:table-row>
        <table:table-row table:style-name="ro1">
          <table:table-cell office:value-type="float" office:value="12.458" calcext:value-type="float">
            <text:p>12.458</text:p>
          </table:table-cell>
          <table:table-cell office:value-type="float" office:value="20.8329" calcext:value-type="float">
            <text:p>20.8329</text:p>
          </table:table-cell>
          <table:table-cell office:value-type="float" office:value="219.167" calcext:value-type="float">
            <text:p>219.16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30319" calcext:value-type="float">
            <text:p>-0.230319</text:p>
          </table:table-cell>
        </table:table-row>
        <table:table-row table:style-name="ro1">
          <table:table-cell office:value-type="float" office:value="12.5706" calcext:value-type="float">
            <text:p>12.5706</text:p>
          </table:table-cell>
          <table:table-cell office:value-type="float" office:value="20.5889" calcext:value-type="float">
            <text:p>20.5889</text:p>
          </table:table-cell>
          <table:table-cell office:value-type="float" office:value="219.411" calcext:value-type="float">
            <text:p>219.41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24979" calcext:value-type="float">
            <text:p>-0.224979</text:p>
          </table:table-cell>
        </table:table-row>
        <table:table-row table:style-name="ro1">
          <table:table-cell office:value-type="float" office:value="12.6787" calcext:value-type="float">
            <text:p>12.6787</text:p>
          </table:table-cell>
          <table:table-cell office:value-type="float" office:value="20.3545" calcext:value-type="float">
            <text:p>20.3545</text:p>
          </table:table-cell>
          <table:table-cell office:value-type="float" office:value="219.646" calcext:value-type="float">
            <text:p>219.64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6873" calcext:value-type="float">
            <text:p>-0.216873</text:p>
          </table:table-cell>
        </table:table-row>
        <table:table-row table:style-name="ro1">
          <table:table-cell office:value-type="float" office:value="12.7883" calcext:value-type="float">
            <text:p>12.7883</text:p>
          </table:table-cell>
          <table:table-cell office:value-type="float" office:value="20.1173" calcext:value-type="float">
            <text:p>20.1173</text:p>
          </table:table-cell>
          <table:table-cell office:value-type="float" office:value="219.883" calcext:value-type="float">
            <text:p>219.88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32548" calcext:value-type="float">
            <text:p>-0.232548</text:p>
          </table:table-cell>
        </table:table-row>
        <table:table-row table:style-name="ro1">
          <table:table-cell office:value-type="float" office:value="12.8958" calcext:value-type="float">
            <text:p>12.8958</text:p>
          </table:table-cell>
          <table:table-cell office:value-type="float" office:value="19.885" calcext:value-type="float">
            <text:p>19.885</text:p>
          </table:table-cell>
          <table:table-cell office:value-type="float" office:value="220.115" calcext:value-type="float">
            <text:p>220.11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7796" calcext:value-type="float">
            <text:p>-0.217796</text:p>
          </table:table-cell>
        </table:table-row>
        <table:table-row table:style-name="ro1">
          <table:table-cell office:value-type="float" office:value="13.0081" calcext:value-type="float">
            <text:p>13.0081</text:p>
          </table:table-cell>
          <table:table-cell office:value-type="float" office:value="19.6428" calcext:value-type="float">
            <text:p>19.6428</text:p>
          </table:table-cell>
          <table:table-cell office:value-type="float" office:value="220.357" calcext:value-type="float">
            <text:p>220.35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22747" calcext:value-type="float">
            <text:p>-0.222747</text:p>
          </table:table-cell>
        </table:table-row>
        <table:table-row table:style-name="ro1">
          <table:table-cell office:value-type="float" office:value="13.1189" calcext:value-type="float">
            <text:p>13.1189</text:p>
          </table:table-cell>
          <table:table-cell office:value-type="float" office:value="19.4037" calcext:value-type="float">
            <text:p>19.4037</text:p>
          </table:table-cell>
          <table:table-cell office:value-type="float" office:value="220.596" calcext:value-type="float">
            <text:p>220.59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0259" calcext:value-type="float">
            <text:p>-0.210259</text:p>
          </table:table-cell>
        </table:table-row>
        <table:table-row table:style-name="ro1">
          <table:table-cell office:value-type="float" office:value="13.2268" calcext:value-type="float">
            <text:p>13.2268</text:p>
          </table:table-cell>
          <table:table-cell office:value-type="float" office:value="19.1712" calcext:value-type="float">
            <text:p>19.1712</text:p>
          </table:table-cell>
          <table:table-cell office:value-type="float" office:value="220.829" calcext:value-type="float">
            <text:p>220.82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2988" calcext:value-type="float">
            <text:p>-0.212988</text:p>
          </table:table-cell>
        </table:table-row>
        <table:table-row table:style-name="ro1">
          <table:table-cell office:value-type="float" office:value="13.333" calcext:value-type="float">
            <text:p>13.333</text:p>
          </table:table-cell>
          <table:table-cell office:value-type="float" office:value="18.9424" calcext:value-type="float">
            <text:p>18.9424</text:p>
          </table:table-cell>
          <table:table-cell office:value-type="float" office:value="221.058" calcext:value-type="float">
            <text:p>221.05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1991" calcext:value-type="float">
            <text:p>-0.211991</text:p>
          </table:table-cell>
        </table:table-row>
        <table:table-row table:style-name="ro1">
          <table:table-cell office:value-type="float" office:value="13.4424" calcext:value-type="float">
            <text:p>13.4424</text:p>
          </table:table-cell>
          <table:table-cell office:value-type="float" office:value="18.7072" calcext:value-type="float">
            <text:p>18.7072</text:p>
          </table:table-cell>
          <table:table-cell office:value-type="float" office:value="221.293" calcext:value-type="float">
            <text:p>221.29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6859" calcext:value-type="float">
            <text:p>-0.216859</text:p>
          </table:table-cell>
        </table:table-row>
        <table:table-row table:style-name="ro1">
          <table:table-cell office:value-type="float" office:value="13.5491" calcext:value-type="float">
            <text:p>13.5491</text:p>
          </table:table-cell>
          <table:table-cell office:value-type="float" office:value="18.4777" calcext:value-type="float">
            <text:p>18.4777</text:p>
          </table:table-cell>
          <table:table-cell office:value-type="float" office:value="221.522" calcext:value-type="float">
            <text:p>221.52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4218" calcext:value-type="float">
            <text:p>-0.204218</text:p>
          </table:table-cell>
        </table:table-row>
        <table:table-row table:style-name="ro1">
          <table:table-cell office:value-type="float" office:value="13.655" calcext:value-type="float">
            <text:p>13.655</text:p>
          </table:table-cell>
          <table:table-cell office:value-type="float" office:value="18.2502" calcext:value-type="float">
            <text:p>18.2502</text:p>
          </table:table-cell>
          <table:table-cell office:value-type="float" office:value="221.75" calcext:value-type="float">
            <text:p>221.7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9778" calcext:value-type="float">
            <text:p>-0.209778</text:p>
          </table:table-cell>
        </table:table-row>
        <table:table-row table:style-name="ro1">
          <table:table-cell office:value-type="float" office:value="13.7693" calcext:value-type="float">
            <text:p>13.7693</text:p>
          </table:table-cell>
          <table:table-cell office:value-type="float" office:value="18.005" calcext:value-type="float">
            <text:p>18.005</text:p>
          </table:table-cell>
          <table:table-cell office:value-type="float" office:value="221.995" calcext:value-type="float">
            <text:p>221.99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86442" calcext:value-type="float">
            <text:p>-0.286442</text:p>
          </table:table-cell>
        </table:table-row>
        <table:table-row table:style-name="ro1">
          <table:table-cell office:value-type="float" office:value="13.8784" calcext:value-type="float">
            <text:p>13.8784</text:p>
          </table:table-cell>
          <table:table-cell office:value-type="float" office:value="17.7713" calcext:value-type="float">
            <text:p>17.7713</text:p>
          </table:table-cell>
          <table:table-cell office:value-type="float" office:value="222.229" calcext:value-type="float">
            <text:p>222.22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0496" calcext:value-type="float">
            <text:p>-0.210496</text:p>
          </table:table-cell>
        </table:table-row>
        <table:table-row table:style-name="ro1">
          <table:table-cell office:value-type="float" office:value="13.9851" calcext:value-type="float">
            <text:p>13.9851</text:p>
          </table:table-cell>
          <table:table-cell office:value-type="float" office:value="17.5423" calcext:value-type="float">
            <text:p>17.5423</text:p>
          </table:table-cell>
          <table:table-cell office:value-type="float" office:value="222.458" calcext:value-type="float">
            <text:p>222.45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20632" calcext:value-type="float">
            <text:p>-0.220632</text:p>
          </table:table-cell>
        </table:table-row>
        <table:table-row table:style-name="ro1">
          <table:table-cell office:value-type="float" office:value="14.0962" calcext:value-type="float">
            <text:p>14.0962</text:p>
          </table:table-cell>
          <table:table-cell office:value-type="float" office:value="17.3049" calcext:value-type="float">
            <text:p>17.3049</text:p>
          </table:table-cell>
          <table:table-cell office:value-type="float" office:value="222.695" calcext:value-type="float">
            <text:p>222.69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31982" calcext:value-type="float">
            <text:p>-0.231982</text:p>
          </table:table-cell>
        </table:table-row>
        <table:table-row table:style-name="ro1">
          <table:table-cell office:value-type="float" office:value="14.21" calcext:value-type="float">
            <text:p>14.21</text:p>
          </table:table-cell>
          <table:table-cell office:value-type="float" office:value="17.0616" calcext:value-type="float">
            <text:p>17.0616</text:p>
          </table:table-cell>
          <table:table-cell office:value-type="float" office:value="222.938" calcext:value-type="float">
            <text:p>222.93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307013" calcext:value-type="float">
            <text:p>-0.307013</text:p>
          </table:table-cell>
        </table:table-row>
        <table:table-row table:style-name="ro1">
          <table:table-cell office:value-type="float" office:value="14.3196" calcext:value-type="float">
            <text:p>14.3196</text:p>
          </table:table-cell>
          <table:table-cell office:value-type="float" office:value="16.8274" calcext:value-type="float">
            <text:p>16.8274</text:p>
          </table:table-cell>
          <table:table-cell office:value-type="float" office:value="223.173" calcext:value-type="float">
            <text:p>223.17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8671" calcext:value-type="float">
            <text:p>-0.208671</text:p>
          </table:table-cell>
        </table:table-row>
        <table:table-row table:style-name="ro1">
          <table:table-cell office:value-type="float" office:value="14.4304" calcext:value-type="float">
            <text:p>14.4304</text:p>
          </table:table-cell>
          <table:table-cell office:value-type="float" office:value="16.5909" calcext:value-type="float">
            <text:p>16.5909</text:p>
          </table:table-cell>
          <table:table-cell office:value-type="float" office:value="223.409" calcext:value-type="float">
            <text:p>223.40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301723" calcext:value-type="float">
            <text:p>-0.301723</text:p>
          </table:table-cell>
        </table:table-row>
        <table:table-row table:style-name="ro1">
          <table:table-cell office:value-type="float" office:value="14.5493" calcext:value-type="float">
            <text:p>14.5493</text:p>
          </table:table-cell>
          <table:table-cell office:value-type="float" office:value="16.3369" calcext:value-type="float">
            <text:p>16.3369</text:p>
          </table:table-cell>
          <table:table-cell office:value-type="float" office:value="223.663" calcext:value-type="float">
            <text:p>223.66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300377" calcext:value-type="float">
            <text:p>-0.300377</text:p>
          </table:table-cell>
        </table:table-row>
        <table:table-row table:style-name="ro1">
          <table:table-cell office:value-type="float" office:value="14.6685" calcext:value-type="float">
            <text:p>14.6685</text:p>
          </table:table-cell>
          <table:table-cell office:value-type="float" office:value="16.0831" calcext:value-type="float">
            <text:p>16.0831</text:p>
          </table:table-cell>
          <table:table-cell office:value-type="float" office:value="223.917" calcext:value-type="float">
            <text:p>223.91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311865" calcext:value-type="float">
            <text:p>-0.311865</text:p>
          </table:table-cell>
        </table:table-row>
        <table:table-row table:style-name="ro1">
          <table:table-cell office:value-type="float" office:value="14.7881" calcext:value-type="float">
            <text:p>14.7881</text:p>
          </table:table-cell>
          <table:table-cell office:value-type="float" office:value="15.8281" calcext:value-type="float">
            <text:p>15.8281</text:p>
          </table:table-cell>
          <table:table-cell office:value-type="float" office:value="224.172" calcext:value-type="float">
            <text:p>224.17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63903" calcext:value-type="float">
            <text:p>-0.163903</text:p>
          </table:table-cell>
        </table:table-row>
        <table:table-row table:style-name="ro1">
          <table:table-cell office:value-type="float" office:value="14.8943" calcext:value-type="float">
            <text:p>14.8943</text:p>
          </table:table-cell>
          <table:table-cell office:value-type="float" office:value="15.6017" calcext:value-type="float">
            <text:p>15.6017</text:p>
          </table:table-cell>
          <table:table-cell office:value-type="float" office:value="224.398" calcext:value-type="float">
            <text:p>224.39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4902" calcext:value-type="float">
            <text:p>-0.214902</text:p>
          </table:table-cell>
        </table:table-row>
        <table:table-row table:style-name="ro1">
          <table:table-cell office:value-type="float" office:value="15.0024" calcext:value-type="float">
            <text:p>15.0024</text:p>
          </table:table-cell>
          <table:table-cell office:value-type="float" office:value="15.3712" calcext:value-type="float">
            <text:p>15.3712</text:p>
          </table:table-cell>
          <table:table-cell office:value-type="float" office:value="224.629" calcext:value-type="float">
            <text:p>224.62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8738" calcext:value-type="float">
            <text:p>-0.208738</text:p>
          </table:table-cell>
        </table:table-row>
        <table:table-row table:style-name="ro1">
          <table:table-cell office:value-type="float" office:value="15.1113" calcext:value-type="float">
            <text:p>15.1113</text:p>
          </table:table-cell>
          <table:table-cell office:value-type="float" office:value="15.1394" calcext:value-type="float">
            <text:p>15.1394</text:p>
          </table:table-cell>
          <table:table-cell office:value-type="float" office:value="224.861" calcext:value-type="float">
            <text:p>224.86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7544" calcext:value-type="float">
            <text:p>-0.207544</text:p>
          </table:table-cell>
        </table:table-row>
        <table:table-row table:style-name="ro1">
          <table:table-cell office:value-type="float" office:value="15.2207" calcext:value-type="float">
            <text:p>15.2207</text:p>
          </table:table-cell>
          <table:table-cell office:value-type="float" office:value="14.9068" calcext:value-type="float">
            <text:p>14.9068</text:p>
          </table:table-cell>
          <table:table-cell office:value-type="float" office:value="225.093" calcext:value-type="float">
            <text:p>225.09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7396" calcext:value-type="float">
            <text:p>-0.207396</text:p>
          </table:table-cell>
        </table:table-row>
        <table:table-row table:style-name="ro1">
          <table:table-cell office:value-type="float" office:value="15.3308" calcext:value-type="float">
            <text:p>15.3308</text:p>
          </table:table-cell>
          <table:table-cell office:value-type="float" office:value="14.6726" calcext:value-type="float">
            <text:p>14.6726</text:p>
          </table:table-cell>
          <table:table-cell office:value-type="float" office:value="225.327" calcext:value-type="float">
            <text:p>225.32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133" calcext:value-type="float">
            <text:p>-0.21133</text:p>
          </table:table-cell>
        </table:table-row>
        <table:table-row table:style-name="ro1">
          <table:table-cell office:value-type="float" office:value="15.437" calcext:value-type="float">
            <text:p>15.437</text:p>
          </table:table-cell>
          <table:table-cell office:value-type="float" office:value="14.4471" calcext:value-type="float">
            <text:p>14.4471</text:p>
          </table:table-cell>
          <table:table-cell office:value-type="float" office:value="225.553" calcext:value-type="float">
            <text:p>225.55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398" calcext:value-type="float">
            <text:p>-0.21398</text:p>
          </table:table-cell>
        </table:table-row>
        <table:table-row table:style-name="ro1">
          <table:table-cell office:value-type="float" office:value="15.5439" calcext:value-type="float">
            <text:p>15.5439</text:p>
          </table:table-cell>
          <table:table-cell office:value-type="float" office:value="14.2194" calcext:value-type="float">
            <text:p>14.2194</text:p>
          </table:table-cell>
          <table:table-cell office:value-type="float" office:value="225.781" calcext:value-type="float">
            <text:p>225.78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6613" calcext:value-type="float">
            <text:p>-0.206613</text:p>
          </table:table-cell>
        </table:table-row>
        <table:table-row table:style-name="ro1">
          <table:table-cell office:value-type="float" office:value="15.6536" calcext:value-type="float">
            <text:p>15.6536</text:p>
          </table:table-cell>
          <table:table-cell office:value-type="float" office:value="13.9865" calcext:value-type="float">
            <text:p>13.9865</text:p>
          </table:table-cell>
          <table:table-cell office:value-type="float" office:value="226.013" calcext:value-type="float">
            <text:p>226.01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22045" calcext:value-type="float">
            <text:p>-0.222045</text:p>
          </table:table-cell>
        </table:table-row>
        <table:table-row table:style-name="ro1">
          <table:table-cell office:value-type="float" office:value="15.7617" calcext:value-type="float">
            <text:p>15.7617</text:p>
          </table:table-cell>
          <table:table-cell office:value-type="float" office:value="13.7567" calcext:value-type="float">
            <text:p>13.7567</text:p>
          </table:table-cell>
          <table:table-cell office:value-type="float" office:value="226.243" calcext:value-type="float">
            <text:p>226.24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8211" calcext:value-type="float">
            <text:p>-0.208211</text:p>
          </table:table-cell>
        </table:table-row>
        <table:table-row table:style-name="ro1">
          <table:table-cell office:value-type="float" office:value="15.8711" calcext:value-type="float">
            <text:p>15.8711</text:p>
          </table:table-cell>
          <table:table-cell office:value-type="float" office:value="13.5241" calcext:value-type="float">
            <text:p>13.5241</text:p>
          </table:table-cell>
          <table:table-cell office:value-type="float" office:value="226.476" calcext:value-type="float">
            <text:p>226.47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1167" calcext:value-type="float">
            <text:p>-0.191167</text:p>
          </table:table-cell>
        </table:table-row>
        <table:table-row table:style-name="ro1">
          <table:table-cell office:value-type="float" office:value="15.9783" calcext:value-type="float">
            <text:p>15.9783</text:p>
          </table:table-cell>
          <table:table-cell office:value-type="float" office:value="13.2968" calcext:value-type="float">
            <text:p>13.2968</text:p>
          </table:table-cell>
          <table:table-cell office:value-type="float" office:value="226.703" calcext:value-type="float">
            <text:p>226.70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9802" calcext:value-type="float">
            <text:p>-0.29802</text:p>
          </table:table-cell>
        </table:table-row>
        <table:table-row table:style-name="ro1">
          <table:table-cell office:value-type="float" office:value="16.0823" calcext:value-type="float">
            <text:p>16.0823</text:p>
          </table:table-cell>
          <table:table-cell office:value-type="float" office:value="13.0758" calcext:value-type="float">
            <text:p>13.0758</text:p>
          </table:table-cell>
          <table:table-cell office:value-type="float" office:value="226.924" calcext:value-type="float">
            <text:p>226.92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1213" calcext:value-type="float">
            <text:p>-0.201213</text:p>
          </table:table-cell>
        </table:table-row>
        <table:table-row table:style-name="ro1">
          <table:table-cell office:value-type="float" office:value="16.1882" calcext:value-type="float">
            <text:p>16.1882</text:p>
          </table:table-cell>
          <table:table-cell office:value-type="float" office:value="12.8506" calcext:value-type="float">
            <text:p>12.8506</text:p>
          </table:table-cell>
          <table:table-cell office:value-type="float" office:value="227.149" calcext:value-type="float">
            <text:p>227.14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8475" calcext:value-type="float">
            <text:p>-0.208475</text:p>
          </table:table-cell>
        </table:table-row>
        <table:table-row table:style-name="ro1">
          <table:table-cell office:value-type="float" office:value="16.2993" calcext:value-type="float">
            <text:p>16.2993</text:p>
          </table:table-cell>
          <table:table-cell office:value-type="float" office:value="12.6152" calcext:value-type="float">
            <text:p>12.6152</text:p>
          </table:table-cell>
          <table:table-cell office:value-type="float" office:value="227.385" calcext:value-type="float">
            <text:p>227.38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6516" calcext:value-type="float">
            <text:p>-0.206516</text:p>
          </table:table-cell>
        </table:table-row>
        <table:table-row table:style-name="ro1">
          <table:table-cell office:value-type="float" office:value="16.4109" calcext:value-type="float">
            <text:p>16.4109</text:p>
          </table:table-cell>
          <table:table-cell office:value-type="float" office:value="12.3779" calcext:value-type="float">
            <text:p>12.3779</text:p>
          </table:table-cell>
          <table:table-cell office:value-type="float" office:value="227.622" calcext:value-type="float">
            <text:p>227.62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8849" calcext:value-type="float">
            <text:p>-0.208849</text:p>
          </table:table-cell>
        </table:table-row>
        <table:table-row table:style-name="ro1">
          <table:table-cell office:value-type="float" office:value="16.5315" calcext:value-type="float">
            <text:p>16.5315</text:p>
          </table:table-cell>
          <table:table-cell office:value-type="float" office:value="12.1224" calcext:value-type="float">
            <text:p>12.1224</text:p>
          </table:table-cell>
          <table:table-cell office:value-type="float" office:value="227.878" calcext:value-type="float">
            <text:p>227.87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84829" calcext:value-type="float">
            <text:p>-0.284829</text:p>
          </table:table-cell>
        </table:table-row>
        <table:table-row table:style-name="ro1">
          <table:table-cell office:value-type="float" office:value="16.6362" calcext:value-type="float">
            <text:p>16.6362</text:p>
          </table:table-cell>
          <table:table-cell office:value-type="float" office:value="11.8997" calcext:value-type="float">
            <text:p>11.8997</text:p>
          </table:table-cell>
          <table:table-cell office:value-type="float" office:value="228.1" calcext:value-type="float">
            <text:p>228.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9916" calcext:value-type="float">
            <text:p>-0.199916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11.6795" calcext:value-type="float">
            <text:p>11.6795</text:p>
          </table:table-cell>
          <table:table-cell office:value-type="float" office:value="228.321" calcext:value-type="float">
            <text:p>228.32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88748" calcext:value-type="float">
            <text:p>-0.288748</text:p>
          </table:table-cell>
        </table:table-row>
        <table:table-row table:style-name="ro1">
          <table:table-cell office:value-type="float" office:value="16.8496" calcext:value-type="float">
            <text:p>16.8496</text:p>
          </table:table-cell>
          <table:table-cell office:value-type="float" office:value="11.4464" calcext:value-type="float">
            <text:p>11.4464</text:p>
          </table:table-cell>
          <table:table-cell office:value-type="float" office:value="228.554" calcext:value-type="float">
            <text:p>228.55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89979" calcext:value-type="float">
            <text:p>-0.189979</text:p>
          </table:table-cell>
        </table:table-row>
        <table:table-row table:style-name="ro1">
          <table:table-cell office:value-type="float" office:value="16.9583" calcext:value-type="float">
            <text:p>16.9583</text:p>
          </table:table-cell>
          <table:table-cell office:value-type="float" office:value="11.2159" calcext:value-type="float">
            <text:p>11.2159</text:p>
          </table:table-cell>
          <table:table-cell office:value-type="float" office:value="228.784" calcext:value-type="float">
            <text:p>228.78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65812" calcext:value-type="float">
            <text:p>-0.165812</text:p>
          </table:table-cell>
        </table:table-row>
        <table:table-row table:style-name="ro1">
          <table:table-cell office:value-type="float" office:value="17.0691" calcext:value-type="float">
            <text:p>17.0691</text:p>
          </table:table-cell>
          <table:table-cell office:value-type="float" office:value="10.9807" calcext:value-type="float">
            <text:p>10.9807</text:p>
          </table:table-cell>
          <table:table-cell office:value-type="float" office:value="229.019" calcext:value-type="float">
            <text:p>229.01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1173" calcext:value-type="float">
            <text:p>-0.191173</text:p>
          </table:table-cell>
        </table:table-row>
        <table:table-row table:style-name="ro1">
          <table:table-cell office:value-type="float" office:value="17.1707" calcext:value-type="float">
            <text:p>17.1707</text:p>
          </table:table-cell>
          <table:table-cell office:value-type="float" office:value="10.7653" calcext:value-type="float">
            <text:p>10.7653</text:p>
          </table:table-cell>
          <table:table-cell office:value-type="float" office:value="229.235" calcext:value-type="float">
            <text:p>229.23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3517" calcext:value-type="float">
            <text:p>-0.193517</text:p>
          </table:table-cell>
        </table:table-row>
        <table:table-row table:style-name="ro1">
          <table:table-cell office:value-type="float" office:value="17.2722" calcext:value-type="float">
            <text:p>17.2722</text:p>
          </table:table-cell>
          <table:table-cell office:value-type="float" office:value="10.5495" calcext:value-type="float">
            <text:p>10.5495</text:p>
          </table:table-cell>
          <table:table-cell office:value-type="float" office:value="229.451" calcext:value-type="float">
            <text:p>229.45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5424" calcext:value-type="float">
            <text:p>-0.205424</text:p>
          </table:table-cell>
        </table:table-row>
        <table:table-row table:style-name="ro1">
          <table:table-cell office:value-type="float" office:value="17.3748" calcext:value-type="float">
            <text:p>17.3748</text:p>
          </table:table-cell>
          <table:table-cell office:value-type="float" office:value="10.3319" calcext:value-type="float">
            <text:p>10.3319</text:p>
          </table:table-cell>
          <table:table-cell office:value-type="float" office:value="229.668" calcext:value-type="float">
            <text:p>229.66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84746" calcext:value-type="float">
            <text:p>-0.184746</text:p>
          </table:table-cell>
        </table:table-row>
        <table:table-row table:style-name="ro1">
          <table:table-cell office:value-type="float" office:value="17.4812" calcext:value-type="float">
            <text:p>17.4812</text:p>
          </table:table-cell>
          <table:table-cell office:value-type="float" office:value="10.1059" calcext:value-type="float">
            <text:p>10.1059</text:p>
          </table:table-cell>
          <table:table-cell office:value-type="float" office:value="229.894" calcext:value-type="float">
            <text:p>229.89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6354" calcext:value-type="float">
            <text:p>-0.196354</text:p>
          </table:table-cell>
        </table:table-row>
        <table:table-row table:style-name="ro1">
          <table:table-cell office:value-type="float" office:value="17.5898" calcext:value-type="float">
            <text:p>17.5898</text:p>
          </table:table-cell>
          <table:table-cell office:value-type="float" office:value="9.87495" calcext:value-type="float">
            <text:p>9.87495</text:p>
          </table:table-cell>
          <table:table-cell office:value-type="float" office:value="230.125" calcext:value-type="float">
            <text:p>230.12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9571" calcext:value-type="float">
            <text:p>-0.209571</text:p>
          </table:table-cell>
        </table:table-row>
        <table:table-row table:style-name="ro1">
          <table:table-cell office:value-type="float" office:value="17.6948" calcext:value-type="float">
            <text:p>17.6948</text:p>
          </table:table-cell>
          <table:table-cell office:value-type="float" office:value="9.65225" calcext:value-type="float">
            <text:p>9.65225</text:p>
          </table:table-cell>
          <table:table-cell office:value-type="float" office:value="230.348" calcext:value-type="float">
            <text:p>230.34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4027" calcext:value-type="float">
            <text:p>-0.204027</text:p>
          </table:table-cell>
        </table:table-row>
        <table:table-row table:style-name="ro1">
          <table:table-cell office:value-type="float" office:value="17.8071" calcext:value-type="float">
            <text:p>17.8071</text:p>
          </table:table-cell>
          <table:table-cell office:value-type="float" office:value="9.41359" calcext:value-type="float">
            <text:p>9.41359</text:p>
          </table:table-cell>
          <table:table-cell office:value-type="float" office:value="230.586" calcext:value-type="float">
            <text:p>230.58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78781" calcext:value-type="float">
            <text:p>-0.278781</text:p>
          </table:table-cell>
        </table:table-row>
        <table:table-row table:style-name="ro1">
          <table:table-cell office:value-type="float" office:value="17.9207" calcext:value-type="float">
            <text:p>17.9207</text:p>
          </table:table-cell>
          <table:table-cell office:value-type="float" office:value="9.17256" calcext:value-type="float">
            <text:p>9.17256</text:p>
          </table:table-cell>
          <table:table-cell office:value-type="float" office:value="230.827" calcext:value-type="float">
            <text:p>230.82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94829" calcext:value-type="float">
            <text:p>-0.294829</text:p>
          </table:table-cell>
        </table:table-row>
        <table:table-row table:style-name="ro1">
          <table:table-cell office:value-type="float" office:value="18.0405" calcext:value-type="float">
            <text:p>18.0405</text:p>
          </table:table-cell>
          <table:table-cell office:value-type="float" office:value="8.91829" calcext:value-type="float">
            <text:p>8.91829</text:p>
          </table:table-cell>
          <table:table-cell office:value-type="float" office:value="231.082" calcext:value-type="float">
            <text:p>231.08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68941" calcext:value-type="float">
            <text:p>-0.168941</text:p>
          </table:table-cell>
        </table:table-row>
        <table:table-row table:style-name="ro1">
          <table:table-cell office:value-type="float" office:value="18.1589" calcext:value-type="float">
            <text:p>18.1589</text:p>
          </table:table-cell>
          <table:table-cell office:value-type="float" office:value="8.66638" calcext:value-type="float">
            <text:p>8.66638</text:p>
          </table:table-cell>
          <table:table-cell office:value-type="float" office:value="231.334" calcext:value-type="float">
            <text:p>231.33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7286" calcext:value-type="float">
            <text:p>-0.17286</text:p>
          </table:table-cell>
        </table:table-row>
        <table:table-row table:style-name="ro1">
          <table:table-cell office:value-type="float" office:value="18.2683" calcext:value-type="float">
            <text:p>18.2683</text:p>
          </table:table-cell>
          <table:table-cell office:value-type="float" office:value="8.43414" calcext:value-type="float">
            <text:p>8.43414</text:p>
          </table:table-cell>
          <table:table-cell office:value-type="float" office:value="231.566" calcext:value-type="float">
            <text:p>231.56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8628" calcext:value-type="float">
            <text:p>-0.208628</text:p>
          </table:table-cell>
        </table:table-row>
        <table:table-row table:style-name="ro1">
          <table:table-cell office:value-type="float" office:value="18.3689" calcext:value-type="float">
            <text:p>18.3689</text:p>
          </table:table-cell>
          <table:table-cell office:value-type="float" office:value="8.22055" calcext:value-type="float">
            <text:p>8.22055</text:p>
          </table:table-cell>
          <table:table-cell office:value-type="float" office:value="231.779" calcext:value-type="float">
            <text:p>231.77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532" calcext:value-type="float">
            <text:p>-0.19532</text:p>
          </table:table-cell>
        </table:table-row>
        <table:table-row table:style-name="ro1">
          <table:table-cell office:value-type="float" office:value="18.4841" calcext:value-type="float">
            <text:p>18.4841</text:p>
          </table:table-cell>
          <table:table-cell office:value-type="float" office:value="7.97575" calcext:value-type="float">
            <text:p>7.97575</text:p>
          </table:table-cell>
          <table:table-cell office:value-type="float" office:value="232.024" calcext:value-type="float">
            <text:p>232.02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4287" calcext:value-type="float">
            <text:p>-0.204287</text:p>
          </table:table-cell>
        </table:table-row>
        <table:table-row table:style-name="ro1">
          <table:table-cell office:value-type="float" office:value="18.6018" calcext:value-type="float">
            <text:p>18.6018</text:p>
          </table:table-cell>
          <table:table-cell office:value-type="float" office:value="7.72527" calcext:value-type="float">
            <text:p>7.72527</text:p>
          </table:table-cell>
          <table:table-cell office:value-type="float" office:value="232.275" calcext:value-type="float">
            <text:p>232.27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310685" calcext:value-type="float">
            <text:p>-0.310685</text:p>
          </table:table-cell>
        </table:table-row>
        <table:table-row table:style-name="ro1">
          <table:table-cell office:value-type="float" office:value="18.7134" calcext:value-type="float">
            <text:p>18.7134</text:p>
          </table:table-cell>
          <table:table-cell office:value-type="float" office:value="7.48798" calcext:value-type="float">
            <text:p>7.48798</text:p>
          </table:table-cell>
          <table:table-cell office:value-type="float" office:value="232.512" calcext:value-type="float">
            <text:p>232.51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31285" calcext:value-type="float">
            <text:p>-0.231285</text:p>
          </table:table-cell>
        </table:table-row>
        <table:table-row table:style-name="ro1">
          <table:table-cell office:value-type="float" office:value="18.8142" calcext:value-type="float">
            <text:p>18.8142</text:p>
          </table:table-cell>
          <table:table-cell office:value-type="float" office:value="7.27377" calcext:value-type="float">
            <text:p>7.27377</text:p>
          </table:table-cell>
          <table:table-cell office:value-type="float" office:value="232.726" calcext:value-type="float">
            <text:p>232.72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513" calcext:value-type="float">
            <text:p>-0.19513</text:p>
          </table:table-cell>
        </table:table-row>
        <table:table-row table:style-name="ro1">
          <table:table-cell office:value-type="float" office:value="18.9341" calcext:value-type="float">
            <text:p>18.9341</text:p>
          </table:table-cell>
          <table:table-cell office:value-type="float" office:value="7.01892" calcext:value-type="float">
            <text:p>7.01892</text:p>
          </table:table-cell>
          <table:table-cell office:value-type="float" office:value="232.981" calcext:value-type="float">
            <text:p>232.98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80496" calcext:value-type="float">
            <text:p>-0.280496</text:p>
          </table:table-cell>
        </table:table-row>
        <table:table-row table:style-name="ro1">
          <table:table-cell office:value-type="float" office:value="19.0398" calcext:value-type="float">
            <text:p>19.0398</text:p>
          </table:table-cell>
          <table:table-cell office:value-type="float" office:value="6.79408" calcext:value-type="float">
            <text:p>6.79408</text:p>
          </table:table-cell>
          <table:table-cell office:value-type="float" office:value="233.206" calcext:value-type="float">
            <text:p>233.20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7675" calcext:value-type="float">
            <text:p>-0.207675</text:p>
          </table:table-cell>
        </table:table-row>
        <table:table-row table:style-name="ro1">
          <table:table-cell office:value-type="float" office:value="19.1482" calcext:value-type="float">
            <text:p>19.1482</text:p>
          </table:table-cell>
          <table:table-cell office:value-type="float" office:value="6.56384" calcext:value-type="float">
            <text:p>6.56384</text:p>
          </table:table-cell>
          <table:table-cell office:value-type="float" office:value="233.436" calcext:value-type="float">
            <text:p>233.43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4007" calcext:value-type="float">
            <text:p>-0.214007</text:p>
          </table:table-cell>
        </table:table-row>
        <table:table-row table:style-name="ro1">
          <table:table-cell office:value-type="float" office:value="19.2544" calcext:value-type="float">
            <text:p>19.2544</text:p>
          </table:table-cell>
          <table:table-cell office:value-type="float" office:value="6.3378" calcext:value-type="float">
            <text:p>6.3378</text:p>
          </table:table-cell>
          <table:table-cell office:value-type="float" office:value="233.662" calcext:value-type="float">
            <text:p>233.66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7085" calcext:value-type="float">
            <text:p>-0.217085</text:p>
          </table:table-cell>
        </table:table-row>
        <table:table-row table:style-name="ro1">
          <table:table-cell office:value-type="float" office:value="19.3599" calcext:value-type="float">
            <text:p>19.3599</text:p>
          </table:table-cell>
          <table:table-cell office:value-type="float" office:value="6.11339" calcext:value-type="float">
            <text:p>6.11339</text:p>
          </table:table-cell>
          <table:table-cell office:value-type="float" office:value="233.887" calcext:value-type="float">
            <text:p>233.88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5386" calcext:value-type="float">
            <text:p>-0.205386</text:p>
          </table:table-cell>
        </table:table-row>
        <table:table-row table:style-name="ro1">
          <table:table-cell office:value-type="float" office:value="19.4688" calcext:value-type="float">
            <text:p>19.4688</text:p>
          </table:table-cell>
          <table:table-cell office:value-type="float" office:value="5.88214" calcext:value-type="float">
            <text:p>5.88214</text:p>
          </table:table-cell>
          <table:table-cell office:value-type="float" office:value="234.118" calcext:value-type="float">
            <text:p>234.11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29035" calcext:value-type="float">
            <text:p>-0.229035</text:p>
          </table:table-cell>
        </table:table-row>
        <table:table-row table:style-name="ro1">
          <table:table-cell office:value-type="float" office:value="19.574" calcext:value-type="float">
            <text:p>19.574</text:p>
          </table:table-cell>
          <table:table-cell office:value-type="float" office:value="5.65839" calcext:value-type="float">
            <text:p>5.65839</text:p>
          </table:table-cell>
          <table:table-cell office:value-type="float" office:value="234.342" calcext:value-type="float">
            <text:p>234.34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8735" calcext:value-type="float">
            <text:p>-0.208735</text:p>
          </table:table-cell>
        </table:table-row>
        <table:table-row table:style-name="ro1">
          <table:table-cell office:value-type="float" office:value="19.6812" calcext:value-type="float">
            <text:p>19.6812</text:p>
          </table:table-cell>
          <table:table-cell office:value-type="float" office:value="5.43018" calcext:value-type="float">
            <text:p>5.43018</text:p>
          </table:table-cell>
          <table:table-cell office:value-type="float" office:value="234.57" calcext:value-type="float">
            <text:p>234.5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1247" calcext:value-type="float">
            <text:p>-0.201247</text:p>
          </table:table-cell>
        </table:table-row>
        <table:table-row table:style-name="ro1">
          <table:table-cell office:value-type="float" office:value="19.7878" calcext:value-type="float">
            <text:p>19.7878</text:p>
          </table:table-cell>
          <table:table-cell office:value-type="float" office:value="5.20329" calcext:value-type="float">
            <text:p>5.20329</text:p>
          </table:table-cell>
          <table:table-cell office:value-type="float" office:value="234.797" calcext:value-type="float">
            <text:p>234.797</text:p>
          </table:table-cell>
          <table:table-cell office:value-type="float" office:value="0.863412" calcext:value-type="float">
            <text:p>0.86341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27247" calcext:value-type="float">
            <text:p>-0.227247</text:p>
          </table:table-cell>
        </table:table-row>
        <table:table-row table:style-name="ro1">
          <table:table-cell office:value-type="float" office:value="19.9082" calcext:value-type="float">
            <text:p>19.9082</text:p>
          </table:table-cell>
          <table:table-cell office:value-type="float" office:value="4.94731" calcext:value-type="float">
            <text:p>4.94731</text:p>
          </table:table-cell>
          <table:table-cell office:value-type="float" office:value="235.053" calcext:value-type="float">
            <text:p>235.053</text:p>
          </table:table-cell>
          <table:table-cell office:value-type="float" office:value="0.767079" calcext:value-type="float">
            <text:p>0.76707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72384" calcext:value-type="float">
            <text:p>-0.272384</text:p>
          </table:table-cell>
        </table:table-row>
        <table:table-row table:style-name="ro1">
          <table:table-cell office:value-type="float" office:value="20.0183" calcext:value-type="float">
            <text:p>20.0183</text:p>
          </table:table-cell>
          <table:table-cell office:value-type="float" office:value="4.71291" calcext:value-type="float">
            <text:p>4.71291</text:p>
          </table:table-cell>
          <table:table-cell office:value-type="float" office:value="235.287" calcext:value-type="float">
            <text:p>235.287</text:p>
          </table:table-cell>
          <table:table-cell office:value-type="float" office:value="0.828167" calcext:value-type="float">
            <text:p>0.82816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64414" calcext:value-type="float">
            <text:p>-0.164414</text:p>
          </table:table-cell>
        </table:table-row>
        <table:table-row table:style-name="ro1">
          <table:table-cell office:value-type="float" office:value="20.1287" calcext:value-type="float">
            <text:p>20.1287</text:p>
          </table:table-cell>
          <table:table-cell office:value-type="float" office:value="4.47865" calcext:value-type="float">
            <text:p>4.47865</text:p>
          </table:table-cell>
          <table:table-cell office:value-type="float" office:value="235.521" calcext:value-type="float">
            <text:p>235.521</text:p>
          </table:table-cell>
          <table:table-cell office:value-type="float" office:value="0.744811" calcext:value-type="float">
            <text:p>0.74481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092" calcext:value-type="float">
            <text:p>-0.20092</text:p>
          </table:table-cell>
        </table:table-row>
        <table:table-row table:style-name="ro1">
          <table:table-cell office:value-type="float" office:value="20.2292" calcext:value-type="float">
            <text:p>20.2292</text:p>
          </table:table-cell>
          <table:table-cell office:value-type="float" office:value="4.26506" calcext:value-type="float">
            <text:p>4.26506</text:p>
          </table:table-cell>
          <table:table-cell office:value-type="float" office:value="235.735" calcext:value-type="float">
            <text:p>235.735</text:p>
          </table:table-cell>
          <table:table-cell office:value-type="float" office:value="0.595897" calcext:value-type="float">
            <text:p>0.59589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307115" calcext:value-type="float">
            <text:p>-0.307115</text:p>
          </table:table-cell>
        </table:table-row>
        <table:table-row table:style-name="ro1">
          <table:table-cell office:value-type="float" office:value="20.3481" calcext:value-type="float">
            <text:p>20.3481</text:p>
          </table:table-cell>
          <table:table-cell office:value-type="float" office:value="4.01414" calcext:value-type="float">
            <text:p>4.01414</text:p>
          </table:table-cell>
          <table:table-cell office:value-type="float" office:value="235.986" calcext:value-type="float">
            <text:p>235.986</text:p>
          </table:table-cell>
          <table:table-cell office:value-type="float" office:value="0.694666" calcext:value-type="float">
            <text:p>0.69466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58163" calcext:value-type="float">
            <text:p>-0.158163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3.80008" calcext:value-type="float">
            <text:p>3.80008</text:p>
          </table:table-cell>
          <table:table-cell office:value-type="float" office:value="236.2" calcext:value-type="float">
            <text:p>236.2</text:p>
          </table:table-cell>
          <table:table-cell office:value-type="float" office:value="0.602" calcext:value-type="float">
            <text:p>0.60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8016" calcext:value-type="float">
            <text:p>-0.208016</text:p>
          </table:table-cell>
        </table:table-row>
        <table:table-row table:style-name="ro1">
          <table:table-cell office:value-type="float" office:value="20.5605" calcext:value-type="float">
            <text:p>20.5605</text:p>
          </table:table-cell>
          <table:table-cell office:value-type="float" office:value="3.57042" calcext:value-type="float">
            <text:p>3.57042</text:p>
          </table:table-cell>
          <table:table-cell office:value-type="float" office:value="236.43" calcext:value-type="float">
            <text:p>236.43</text:p>
          </table:table-cell>
          <table:table-cell office:value-type="float" office:value="0.55439" calcext:value-type="float">
            <text:p>0.5543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9693" calcext:value-type="float">
            <text:p>-0.209693</text:p>
          </table:table-cell>
        </table:table-row>
        <table:table-row table:style-name="ro1">
          <table:table-cell office:value-type="float" office:value="20.6616" calcext:value-type="float">
            <text:p>20.6616</text:p>
          </table:table-cell>
          <table:table-cell office:value-type="float" office:value="3.3623" calcext:value-type="float">
            <text:p>3.3623</text:p>
          </table:table-cell>
          <table:table-cell office:value-type="float" office:value="236.638" calcext:value-type="float">
            <text:p>236.638</text:p>
          </table:table-cell>
          <table:table-cell office:value-type="float" office:value="0.529804" calcext:value-type="float">
            <text:p>0.52980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2657" calcext:value-type="float">
            <text:p>-0.192657</text:p>
          </table:table-cell>
        </table:table-row>
        <table:table-row table:style-name="ro1">
          <table:table-cell office:value-type="float" office:value="20.7913" calcext:value-type="float">
            <text:p>20.7913</text:p>
          </table:table-cell>
          <table:table-cell office:value-type="float" office:value="3.10023" calcext:value-type="float">
            <text:p>3.10023</text:p>
          </table:table-cell>
          <table:table-cell office:value-type="float" office:value="236.9" calcext:value-type="float">
            <text:p>236.9</text:p>
          </table:table-cell>
          <table:table-cell office:value-type="float" office:value="0.378873" calcext:value-type="float">
            <text:p>0.37887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91174" calcext:value-type="float">
            <text:p>-0.291174</text:p>
          </table:table-cell>
        </table:table-row>
        <table:table-row table:style-name="ro1">
          <table:table-cell office:value-type="float" office:value="20.9099" calcext:value-type="float">
            <text:p>20.9099</text:p>
          </table:table-cell>
          <table:table-cell office:value-type="float" office:value="2.86615" calcext:value-type="float">
            <text:p>2.86615</text:p>
          </table:table-cell>
          <table:table-cell office:value-type="float" office:value="237.134" calcext:value-type="float">
            <text:p>237.134</text:p>
          </table:table-cell>
          <table:table-cell office:value-type="float" office:value="0.475793" calcext:value-type="float">
            <text:p>0.47579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47437" calcext:value-type="float">
            <text:p>-0.147437</text:p>
          </table:table-cell>
        </table:table-row>
        <table:table-row table:style-name="ro1">
          <table:table-cell office:value-type="float" office:value="21.0105" calcext:value-type="float">
            <text:p>21.0105</text:p>
          </table:table-cell>
          <table:table-cell office:value-type="float" office:value="2.67265" calcext:value-type="float">
            <text:p>2.67265</text:p>
          </table:table-cell>
          <table:table-cell office:value-type="float" office:value="237.327" calcext:value-type="float">
            <text:p>237.327</text:p>
          </table:table-cell>
          <table:table-cell office:value-type="float" office:value="0.409539" calcext:value-type="float">
            <text:p>0.40953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74992" calcext:value-type="float">
            <text:p>-0.174992</text:p>
          </table:table-cell>
        </table:table-row>
        <table:table-row table:style-name="ro1">
          <table:table-cell office:value-type="float" office:value="21.1123" calcext:value-type="float">
            <text:p>21.1123</text:p>
          </table:table-cell>
          <table:table-cell office:value-type="float" office:value="2.48175" calcext:value-type="float">
            <text:p>2.48175</text:p>
          </table:table-cell>
          <table:table-cell office:value-type="float" office:value="237.518" calcext:value-type="float">
            <text:p>237.518</text:p>
          </table:table-cell>
          <table:table-cell office:value-type="float" office:value="0.353104" calcext:value-type="float">
            <text:p>0.35310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3246" calcext:value-type="float">
            <text:p>-0.193246</text:p>
          </table:table-cell>
        </table:table-row>
        <table:table-row table:style-name="ro1">
          <table:table-cell office:value-type="float" office:value="21.2234" calcext:value-type="float">
            <text:p>21.2234</text:p>
          </table:table-cell>
          <table:table-cell office:value-type="float" office:value="2.28076" calcext:value-type="float">
            <text:p>2.28076</text:p>
          </table:table-cell>
          <table:table-cell office:value-type="float" office:value="237.719" calcext:value-type="float">
            <text:p>237.719</text:p>
          </table:table-cell>
          <table:table-cell office:value-type="float" office:value="0.330559" calcext:value-type="float">
            <text:p>0.33055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75593" calcext:value-type="float">
            <text:p>-0.175593</text:p>
          </table:table-cell>
        </table:table-row>
        <table:table-row table:style-name="ro1">
          <table:table-cell office:value-type="float" office:value="21.333" calcext:value-type="float">
            <text:p>21.333</text:p>
          </table:table-cell>
          <table:table-cell office:value-type="float" office:value="2.08995" calcext:value-type="float">
            <text:p>2.08995</text:p>
          </table:table-cell>
          <table:table-cell office:value-type="float" office:value="237.91" calcext:value-type="float">
            <text:p>237.91</text:p>
          </table:table-cell>
          <table:table-cell office:value-type="float" office:value="0.297633" calcext:value-type="float">
            <text:p>0.29763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70358" calcext:value-type="float">
            <text:p>-0.170358</text:p>
          </table:table-cell>
        </table:table-row>
        <table:table-row table:style-name="ro1">
          <table:table-cell office:value-type="float" office:value="21.4424" calcext:value-type="float">
            <text:p>21.4424</text:p>
          </table:table-cell>
          <table:table-cell office:value-type="float" office:value="1.90781" calcext:value-type="float">
            <text:p>1.90781</text:p>
          </table:table-cell>
          <table:table-cell office:value-type="float" office:value="238.092" calcext:value-type="float">
            <text:p>238.092</text:p>
          </table:table-cell>
          <table:table-cell office:value-type="float" office:value="0.279959" calcext:value-type="float">
            <text:p>0.27995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51603" calcext:value-type="float">
            <text:p>-0.151603</text:p>
          </table:table-cell>
        </table:table-row>
        <table:table-row table:style-name="ro1">
          <table:table-cell office:value-type="float" office:value="21.5503" calcext:value-type="float">
            <text:p>21.5503</text:p>
          </table:table-cell>
          <table:table-cell office:value-type="float" office:value="1.73698" calcext:value-type="float">
            <text:p>1.73698</text:p>
          </table:table-cell>
          <table:table-cell office:value-type="float" office:value="238.263" calcext:value-type="float">
            <text:p>238.263</text:p>
          </table:table-cell>
          <table:table-cell office:value-type="float" office:value="0.191363" calcext:value-type="float">
            <text:p>0.19136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6033" calcext:value-type="float">
            <text:p>-0.206033</text:p>
          </table:table-cell>
        </table:table-row>
        <table:table-row table:style-name="ro1">
          <table:table-cell office:value-type="float" office:value="21.6577" calcext:value-type="float">
            <text:p>21.6577</text:p>
          </table:table-cell>
          <table:table-cell office:value-type="float" office:value="1.576" calcext:value-type="float">
            <text:p>1.576</text:p>
          </table:table-cell>
          <table:table-cell office:value-type="float" office:value="238.424" calcext:value-type="float">
            <text:p>238.424</text:p>
          </table:table-cell>
          <table:table-cell office:value-type="float" office:value="0.154007" calcext:value-type="float">
            <text:p>0.15400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1194" calcext:value-type="float">
            <text:p>-0.211194</text:p>
          </table:table-cell>
        </table:table-row>
        <table:table-row table:style-name="ro1">
          <table:table-cell office:value-type="float" office:value="21.7852" calcext:value-type="float">
            <text:p>21.7852</text:p>
          </table:table-cell>
          <table:table-cell office:value-type="float" office:value="1.39813" calcext:value-type="float">
            <text:p>1.39813</text:p>
          </table:table-cell>
          <table:table-cell office:value-type="float" office:value="238.602" calcext:value-type="float">
            <text:p>238.602</text:p>
          </table:table-cell>
          <table:table-cell office:value-type="float" office:value="0.151206" calcext:value-type="float">
            <text:p>0.15120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78421" calcext:value-type="float">
            <text:p>-0.178421</text:p>
          </table:table-cell>
        </table:table-row>
        <table:table-row table:style-name="ro1">
          <table:table-cell office:value-type="float" office:value="21.9006" calcext:value-type="float">
            <text:p>21.9006</text:p>
          </table:table-cell>
          <table:table-cell office:value-type="float" office:value="1.24908" calcext:value-type="float">
            <text:p>1.24908</text:p>
          </table:table-cell>
          <table:table-cell office:value-type="float" office:value="238.751" calcext:value-type="float">
            <text:p>238.751</text:p>
          </table:table-cell>
          <table:table-cell office:value-type="float" office:value="0.185999" calcext:value-type="float">
            <text:p>0.18599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13818" calcext:value-type="float">
            <text:p>-0.113818</text:p>
          </table:table-cell>
        </table:table-row>
        <table:table-row table:style-name="ro1">
          <table:table-cell office:value-type="float" office:value="22.0198" calcext:value-type="float">
            <text:p>22.0198</text:p>
          </table:table-cell>
          <table:table-cell office:value-type="float" office:value="1.10832" calcext:value-type="float">
            <text:p>1.10832</text:p>
          </table:table-cell>
          <table:table-cell office:value-type="float" office:value="238.892" calcext:value-type="float">
            <text:p>238.892</text:p>
          </table:table-cell>
          <table:table-cell office:value-type="float" office:value="0.159218" calcext:value-type="float">
            <text:p>0.15921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12447" calcext:value-type="float">
            <text:p>-0.112447</text:p>
          </table:table-cell>
        </table:table-row>
        <table:table-row table:style-name="ro1">
          <table:table-cell office:value-type="float" office:value="22.1516" calcext:value-type="float">
            <text:p>22.1516</text:p>
          </table:table-cell>
          <table:table-cell office:value-type="float" office:value="0.968109" calcext:value-type="float">
            <text:p>0.968109</text:p>
          </table:table-cell>
          <table:table-cell office:value-type="float" office:value="239.032" calcext:value-type="float">
            <text:p>239.032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54926" calcext:value-type="float">
            <text:p>-0.154926</text:p>
          </table:table-cell>
        </table:table-row>
        <table:table-row table:style-name="ro1">
          <table:table-cell office:value-type="float" office:value="22.262" calcext:value-type="float">
            <text:p>22.262</text:p>
          </table:table-cell>
          <table:table-cell office:value-type="float" office:value="0.863464" calcext:value-type="float">
            <text:p>0.863464</text:p>
          </table:table-cell>
          <table:table-cell office:value-type="float" office:value="239.137" calcext:value-type="float">
            <text:p>239.13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815448" calcext:value-type="float">
            <text:p>-0.0815448</text:p>
          </table:table-cell>
        </table:table-row>
        <table:table-row table:style-name="ro1">
          <table:table-cell office:value-type="float" office:value="22.3704" calcext:value-type="float">
            <text:p>22.3704</text:p>
          </table:table-cell>
          <table:table-cell office:value-type="float" office:value="0.772064" calcext:value-type="float">
            <text:p>0.772064</text:p>
          </table:table-cell>
          <table:table-cell office:value-type="float" office:value="239.228" calcext:value-type="float">
            <text:p>239.22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608429" calcext:value-type="float">
            <text:p>-0.0608429</text:p>
          </table:table-cell>
        </table:table-row>
        <table:table-row table:style-name="ro1">
          <table:table-cell office:value-type="float" office:value="22.4717" calcext:value-type="float">
            <text:p>22.4717</text:p>
          </table:table-cell>
          <table:table-cell office:value-type="float" office:value="0.696716" calcext:value-type="float">
            <text:p>0.696716</text:p>
          </table:table-cell>
          <table:table-cell office:value-type="float" office:value="239.303" calcext:value-type="float">
            <text:p>239.30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745636" calcext:value-type="float">
            <text:p>-0.0745636</text:p>
          </table:table-cell>
        </table:table-row>
        <table:table-row table:style-name="ro1">
          <table:table-cell office:value-type="float" office:value="22.5784" calcext:value-type="float">
            <text:p>22.5784</text:p>
          </table:table-cell>
          <table:table-cell office:value-type="float" office:value="0.628143" calcext:value-type="float">
            <text:p>0.628143</text:p>
          </table:table-cell>
          <table:table-cell office:value-type="float" office:value="239.372" calcext:value-type="float">
            <text:p>239.372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57957" calcext:value-type="float">
            <text:p>-0.0557957</text:p>
          </table:table-cell>
        </table:table-row>
        <table:table-row table:style-name="ro1">
          <table:table-cell office:value-type="float" office:value="22.699" calcext:value-type="float">
            <text:p>22.699</text:p>
          </table:table-cell>
          <table:table-cell office:value-type="float" office:value="0.563797" calcext:value-type="float">
            <text:p>0.563797</text:p>
          </table:table-cell>
          <table:table-cell office:value-type="float" office:value="239.436" calcext:value-type="float">
            <text:p>239.43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645646" calcext:value-type="float">
            <text:p>-0.0645646</text:p>
          </table:table-cell>
        </table:table-row>
        <table:table-row table:style-name="ro1">
          <table:table-cell office:value-type="float" office:value="22.8142" calcext:value-type="float">
            <text:p>22.8142</text:p>
          </table:table-cell>
          <table:table-cell office:value-type="float" office:value="0.514954" calcext:value-type="float">
            <text:p>0.514954</text:p>
          </table:table-cell>
          <table:table-cell office:value-type="float" office:value="239.485" calcext:value-type="float">
            <text:p>239.485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365553" calcext:value-type="float">
            <text:p>-0.0365553</text:p>
          </table:table-cell>
        </table:table-row>
        <table:table-row table:style-name="ro1">
          <table:table-cell office:value-type="float" office:value="22.9202" calcext:value-type="float">
            <text:p>22.9202</text:p>
          </table:table-cell>
          <table:table-cell office:value-type="float" office:value="0.480682" calcext:value-type="float">
            <text:p>0.480682</text:p>
          </table:table-cell>
          <table:table-cell office:value-type="float" office:value="239.519" calcext:value-type="float">
            <text:p>239.519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62631" calcext:value-type="float">
            <text:p>-0.0262631</text:p>
          </table:table-cell>
        </table:table-row>
        <table:table-row table:style-name="ro1">
          <table:table-cell office:value-type="float" office:value="23.0298" calcext:value-type="float">
            <text:p>23.0298</text:p>
          </table:table-cell>
          <table:table-cell office:value-type="float" office:value="0.455734" calcext:value-type="float">
            <text:p>0.455734</text:p>
          </table:table-cell>
          <table:table-cell office:value-type="float" office:value="239.544" calcext:value-type="float">
            <text:p>239.54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79235" calcext:value-type="float">
            <text:p>-0.0179235</text:p>
          </table:table-cell>
        </table:table-row>
        <table:table-row table:style-name="ro1">
          <table:table-cell office:value-type="float" office:value="23.1353" calcext:value-type="float">
            <text:p>23.1353</text:p>
          </table:table-cell>
          <table:table-cell office:value-type="float" office:value="0.441254" calcext:value-type="float">
            <text:p>0.441254</text:p>
          </table:table-cell>
          <table:table-cell office:value-type="float" office:value="239.559" calcext:value-type="float">
            <text:p>239.559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965509" calcext:value-type="float">
            <text:p>-0.00965509</text:p>
          </table:table-cell>
        </table:table-row>
        <table:table-row table:style-name="ro1">
          <table:table-cell office:value-type="float" office:value="23.241" calcext:value-type="float">
            <text:p>23.241</text:p>
          </table:table-cell>
          <table:table-cell office:value-type="float" office:value="0.435913" calcext:value-type="float">
            <text:p>0.435913</text:p>
          </table:table-cell>
          <table:table-cell office:value-type="float" office:value="239.564" calcext:value-type="float">
            <text:p>239.56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939315" calcext:value-type="float">
            <text:p>-0.000939315</text:p>
          </table:table-cell>
        </table:table-row>
        <table:table-row table:style-name="ro1">
          <table:table-cell office:value-type="float" office:value="23.3491" calcext:value-type="float">
            <text:p>23.3491</text:p>
          </table:table-cell>
          <table:table-cell office:value-type="float" office:value="0.439362" calcext:value-type="float">
            <text:p>0.439362</text:p>
          </table:table-cell>
          <table:table-cell office:value-type="float" office:value="239.561" calcext:value-type="float">
            <text:p>239.561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673356" calcext:value-type="float">
            <text:p>0.00673356</text:p>
          </table:table-cell>
        </table:table-row>
        <table:table-row table:style-name="ro1">
          <table:table-cell office:value-type="float" office:value="23.4541" calcext:value-type="float">
            <text:p>23.4541</text:p>
          </table:table-cell>
          <table:table-cell office:value-type="float" office:value="0.450989" calcext:value-type="float">
            <text:p>0.450989</text:p>
          </table:table-cell>
          <table:table-cell office:value-type="float" office:value="239.549" calcext:value-type="float">
            <text:p>239.549</text:p>
          </table:table-cell>
          <table:table-cell office:value-type="float" office:value="0.154825" calcext:value-type="float">
            <text:p>0.15482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4627" calcext:value-type="float">
            <text:p>0.014627</text:p>
          </table:table-cell>
        </table:table-row>
        <table:table-row table:style-name="ro1">
          <table:table-cell office:value-type="float" office:value="23.5608" calcext:value-type="float">
            <text:p>23.5608</text:p>
          </table:table-cell>
          <table:table-cell office:value-type="float" office:value="0.470718" calcext:value-type="float">
            <text:p>0.470718</text:p>
          </table:table-cell>
          <table:table-cell office:value-type="float" office:value="239.529" calcext:value-type="float">
            <text:p>239.529</text:p>
          </table:table-cell>
          <table:table-cell office:value-type="float" office:value="0.164038" calcext:value-type="float">
            <text:p>0.16403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98938" calcext:value-type="float">
            <text:p>0.0198938</text:p>
          </table:table-cell>
        </table:table-row>
        <table:table-row table:style-name="ro1">
          <table:table-cell office:value-type="float" office:value="23.6675" calcext:value-type="float">
            <text:p>23.6675</text:p>
          </table:table-cell>
          <table:table-cell office:value-type="float" office:value="0.49794" calcext:value-type="float">
            <text:p>0.49794</text:p>
          </table:table-cell>
          <table:table-cell office:value-type="float" office:value="239.502" calcext:value-type="float">
            <text:p>239.502</text:p>
          </table:table-cell>
          <table:table-cell office:value-type="float" office:value="0.178276" calcext:value-type="float">
            <text:p>0.17827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86884" calcext:value-type="float">
            <text:p>0.0286884</text:p>
          </table:table-cell>
        </table:table-row>
        <table:table-row table:style-name="ro1">
          <table:table-cell office:value-type="float" office:value="23.7759" calcext:value-type="float">
            <text:p>23.7759</text:p>
          </table:table-cell>
          <table:table-cell office:value-type="float" office:value="0.532974" calcext:value-type="float">
            <text:p>0.532974</text:p>
          </table:table-cell>
          <table:table-cell office:value-type="float" office:value="239.467" calcext:value-type="float">
            <text:p>239.467</text:p>
          </table:table-cell>
          <table:table-cell office:value-type="float" office:value="0.191554" calcext:value-type="float">
            <text:p>0.19155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49595" calcext:value-type="float">
            <text:p>0.0349595</text:p>
          </table:table-cell>
        </table:table-row>
        <table:table-row table:style-name="ro1">
          <table:table-cell office:value-type="float" office:value="23.8865" calcext:value-type="float">
            <text:p>23.8865</text:p>
          </table:table-cell>
          <table:table-cell office:value-type="float" office:value="0.576218" calcext:value-type="float">
            <text:p>0.576218</text:p>
          </table:table-cell>
          <table:table-cell office:value-type="float" office:value="239.424" calcext:value-type="float">
            <text:p>239.424</text:p>
          </table:table-cell>
          <table:table-cell office:value-type="float" office:value="0.270078" calcext:value-type="float">
            <text:p>0.27007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104834" calcext:value-type="float">
            <text:p>0.104834</text:p>
          </table:table-cell>
        </table:table-row>
        <table:table-row table:style-name="ro1">
          <table:table-cell office:value-type="float" office:value="24.0056" calcext:value-type="float">
            <text:p>24.0056</text:p>
          </table:table-cell>
          <table:table-cell office:value-type="float" office:value="0.629623" calcext:value-type="float">
            <text:p>0.629623</text:p>
          </table:table-cell>
          <table:table-cell office:value-type="float" office:value="239.37" calcext:value-type="float">
            <text:p>239.37</text:p>
          </table:table-cell>
          <table:table-cell office:value-type="float" office:value="0.236874" calcext:value-type="float">
            <text:p>0.23687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609491" calcext:value-type="float">
            <text:p>0.0609491</text:p>
          </table:table-cell>
        </table:table-row>
        <table:table-row table:style-name="ro1">
          <table:table-cell office:value-type="float" office:value="24.1101" calcext:value-type="float">
            <text:p>24.1101</text:p>
          </table:table-cell>
          <table:table-cell office:value-type="float" office:value="0.68219" calcext:value-type="float">
            <text:p>0.68219</text:p>
          </table:table-cell>
          <table:table-cell office:value-type="float" office:value="239.318" calcext:value-type="float">
            <text:p>239.318</text:p>
          </table:table-cell>
          <table:table-cell office:value-type="float" office:value="0.255367" calcext:value-type="float">
            <text:p>0.25536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68929" calcext:value-type="float">
            <text:p>0.068929</text:p>
          </table:table-cell>
        </table:table-row>
        <table:table-row table:style-name="ro1">
          <table:table-cell office:value-type="float" office:value="24.2271" calcext:value-type="float">
            <text:p>24.2271</text:p>
          </table:table-cell>
          <table:table-cell office:value-type="float" office:value="0.746902" calcext:value-type="float">
            <text:p>0.746902</text:p>
          </table:table-cell>
          <table:table-cell office:value-type="float" office:value="239.253" calcext:value-type="float">
            <text:p>239.253</text:p>
          </table:table-cell>
          <table:table-cell office:value-type="float" office:value="0.255781" calcext:value-type="float">
            <text:p>0.25578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564001" calcext:value-type="float">
            <text:p>0.0564001</text:p>
          </table:table-cell>
        </table:table-row>
        <table:table-row table:style-name="ro1">
          <table:table-cell office:value-type="float" office:value="24.3352" calcext:value-type="float">
            <text:p>24.3352</text:p>
          </table:table-cell>
          <table:table-cell office:value-type="float" office:value="0.812012" calcext:value-type="float">
            <text:p>0.812012</text:p>
          </table:table-cell>
          <table:table-cell office:value-type="float" office:value="239.188" calcext:value-type="float">
            <text:p>239.188</text:p>
          </table:table-cell>
          <table:table-cell office:value-type="float" office:value="0.275059" calcext:value-type="float">
            <text:p>0.27505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626569" calcext:value-type="float">
            <text:p>0.0626569</text:p>
          </table:table-cell>
        </table:table-row>
        <table:table-row table:style-name="ro1">
          <table:table-cell office:value-type="float" office:value="24.4412" calcext:value-type="float">
            <text:p>24.4412</text:p>
          </table:table-cell>
          <table:table-cell office:value-type="float" office:value="0.879913" calcext:value-type="float">
            <text:p>0.879913</text:p>
          </table:table-cell>
          <table:table-cell office:value-type="float" office:value="239.12" calcext:value-type="float">
            <text:p>239.12</text:p>
          </table:table-cell>
          <table:table-cell office:value-type="float" office:value="0.289492" calcext:value-type="float">
            <text:p>0.28949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635094" calcext:value-type="float">
            <text:p>0.0635094</text:p>
          </table:table-cell>
        </table:table-row>
        <table:table-row table:style-name="ro1">
          <table:table-cell office:value-type="float" office:value="24.5488" calcext:value-type="float">
            <text:p>24.5488</text:p>
          </table:table-cell>
          <table:table-cell office:value-type="float" office:value="0.953003" calcext:value-type="float">
            <text:p>0.953003</text:p>
          </table:table-cell>
          <table:table-cell office:value-type="float" office:value="239.047" calcext:value-type="float">
            <text:p>239.047</text:p>
          </table:table-cell>
          <table:table-cell office:value-type="float" office:value="0.306576" calcext:value-type="float">
            <text:p>0.30657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659753" calcext:value-type="float">
            <text:p>0.0659753</text:p>
          </table:table-cell>
        </table:table-row>
        <table:table-row table:style-name="ro1">
          <table:table-cell office:value-type="float" office:value="24.6555" calcext:value-type="float">
            <text:p>24.6555</text:p>
          </table:table-cell>
          <table:table-cell office:value-type="float" office:value="1.02902" calcext:value-type="float">
            <text:p>1.02902</text:p>
          </table:table-cell>
          <table:table-cell office:value-type="float" office:value="238.971" calcext:value-type="float">
            <text:p>238.971</text:p>
          </table:table-cell>
          <table:table-cell office:value-type="float" office:value="0.326623" calcext:value-type="float">
            <text:p>0.32662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708189" calcext:value-type="float">
            <text:p>0.0708189</text:p>
          </table:table-cell>
        </table:table-row>
        <table:table-row table:style-name="ro1">
          <table:table-cell office:value-type="float" office:value="24.7607" calcext:value-type="float">
            <text:p>24.7607</text:p>
          </table:table-cell>
          <table:table-cell office:value-type="float" office:value="1.10715" calcext:value-type="float">
            <text:p>1.10715</text:p>
          </table:table-cell>
          <table:table-cell office:value-type="float" office:value="238.893" calcext:value-type="float">
            <text:p>238.893</text:p>
          </table:table-cell>
          <table:table-cell office:value-type="float" office:value="0.345466" calcext:value-type="float">
            <text:p>0.34546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740361" calcext:value-type="float">
            <text:p>0.0740361</text:p>
          </table:table-cell>
        </table:table-row>
        <table:table-row table:style-name="ro1">
          <table:table-cell office:value-type="float" office:value="24.8665" calcext:value-type="float">
            <text:p>24.8665</text:p>
          </table:table-cell>
          <table:table-cell office:value-type="float" office:value="1.18816" calcext:value-type="float">
            <text:p>1.18816</text:p>
          </table:table-cell>
          <table:table-cell office:value-type="float" office:value="238.812" calcext:value-type="float">
            <text:p>238.812</text:p>
          </table:table-cell>
          <table:table-cell office:value-type="float" office:value="0.358742" calcext:value-type="float">
            <text:p>0.35874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711106" calcext:value-type="float">
            <text:p>0.0711106</text:p>
          </table:table-cell>
        </table:table-row>
        <table:table-row table:style-name="ro1">
          <table:table-cell office:value-type="float" office:value="24.9744" calcext:value-type="float">
            <text:p>24.9744</text:p>
          </table:table-cell>
          <table:table-cell office:value-type="float" office:value="1.27339" calcext:value-type="float">
            <text:p>1.27339</text:p>
          </table:table-cell>
          <table:table-cell office:value-type="float" office:value="238.727" calcext:value-type="float">
            <text:p>238.727</text:p>
          </table:table-cell>
          <table:table-cell office:value-type="float" office:value="0.385128" calcext:value-type="float">
            <text:p>0.38512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804494" calcext:value-type="float">
            <text:p>0.0804494</text:p>
          </table:table-cell>
        </table:table-row>
        <table:table-row table:style-name="ro1">
          <table:table-cell office:value-type="float" office:value="25.0815" calcext:value-type="float">
            <text:p>25.0815</text:p>
          </table:table-cell>
          <table:table-cell office:value-type="float" office:value="1.35986" calcext:value-type="float">
            <text:p>1.35986</text:p>
          </table:table-cell>
          <table:table-cell office:value-type="float" office:value="238.64" calcext:value-type="float">
            <text:p>238.64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800785" calcext:value-type="float">
            <text:p>0.0800785</text:p>
          </table:table-cell>
        </table:table-row>
        <table:table-row table:style-name="ro1">
          <table:table-cell office:value-type="float" office:value="25.1887" calcext:value-type="float">
            <text:p>25.1887</text:p>
          </table:table-cell>
          <table:table-cell office:value-type="float" office:value="1.44814" calcext:value-type="float">
            <text:p>1.44814</text:p>
          </table:table-cell>
          <table:table-cell office:value-type="float" office:value="238.552" calcext:value-type="float">
            <text:p>238.552</text:p>
          </table:table-cell>
          <table:table-cell office:value-type="float" office:value="0.420207" calcext:value-type="float">
            <text:p>0.42020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805798" calcext:value-type="float">
            <text:p>0.0805798</text:p>
          </table:table-cell>
        </table:table-row>
        <table:table-row table:style-name="ro1">
          <table:table-cell office:value-type="float" office:value="25.2949" calcext:value-type="float">
            <text:p>25.2949</text:p>
          </table:table-cell>
          <table:table-cell office:value-type="float" office:value="1.53685" calcext:value-type="float">
            <text:p>1.53685</text:p>
          </table:table-cell>
          <table:table-cell office:value-type="float" office:value="238.463" calcext:value-type="float">
            <text:p>238.463</text:p>
          </table:table-cell>
          <table:table-cell office:value-type="float" office:value="0.440792" calcext:value-type="float">
            <text:p>0.44079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834216" calcext:value-type="float">
            <text:p>0.0834216</text:p>
          </table:table-cell>
        </table:table-row>
        <table:table-row table:style-name="ro1">
          <table:table-cell office:value-type="float" office:value="25.4006" calcext:value-type="float">
            <text:p>25.4006</text:p>
          </table:table-cell>
          <table:table-cell office:value-type="float" office:value="1.62611" calcext:value-type="float">
            <text:p>1.62611</text:p>
          </table:table-cell>
          <table:table-cell office:value-type="float" office:value="238.374" calcext:value-type="float">
            <text:p>238.374</text:p>
          </table:table-cell>
          <table:table-cell office:value-type="float" office:value="0.455071" calcext:value-type="float">
            <text:p>0.45507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798483" calcext:value-type="float">
            <text:p>0.0798483</text:p>
          </table:table-cell>
        </table:table-row>
        <table:table-row table:style-name="ro1">
          <table:table-cell office:value-type="float" office:value="25.5061" calcext:value-type="float">
            <text:p>25.5061</text:p>
          </table:table-cell>
          <table:table-cell office:value-type="float" office:value="1.71588" calcext:value-type="float">
            <text:p>1.71588</text:p>
          </table:table-cell>
          <table:table-cell office:value-type="float" office:value="238.284" calcext:value-type="float">
            <text:p>238.284</text:p>
          </table:table-cell>
          <table:table-cell office:value-type="float" office:value="0.475896" calcext:value-type="float">
            <text:p>0.47589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827196" calcext:value-type="float">
            <text:p>0.0827196</text:p>
          </table:table-cell>
        </table:table-row>
        <table:table-row table:style-name="ro1">
          <table:table-cell office:value-type="float" office:value="25.6125" calcext:value-type="float">
            <text:p>25.6125</text:p>
          </table:table-cell>
          <table:table-cell office:value-type="float" office:value="1.80704" calcext:value-type="float">
            <text:p>1.80704</text:p>
          </table:table-cell>
          <table:table-cell office:value-type="float" office:value="238.193" calcext:value-type="float">
            <text:p>238.193</text:p>
          </table:table-cell>
          <table:table-cell office:value-type="float" office:value="0.494357" calcext:value-type="float">
            <text:p>0.49435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829494" calcext:value-type="float">
            <text:p>0.0829494</text:p>
          </table:table-cell>
        </table:table-row>
        <table:table-row table:style-name="ro1">
          <table:table-cell office:value-type="float" office:value="25.7183" calcext:value-type="float">
            <text:p>25.7183</text:p>
          </table:table-cell>
          <table:table-cell office:value-type="float" office:value="1.89746" calcext:value-type="float">
            <text:p>1.89746</text:p>
          </table:table-cell>
          <table:table-cell office:value-type="float" office:value="238.103" calcext:value-type="float">
            <text:p>238.103</text:p>
          </table:table-cell>
          <table:table-cell office:value-type="float" office:value="0.514822" calcext:value-type="float">
            <text:p>0.51482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853298" calcext:value-type="float">
            <text:p>0.0853298</text:p>
          </table:table-cell>
        </table:table-row>
        <table:table-row table:style-name="ro1">
          <table:table-cell office:value-type="float" office:value="25.823" calcext:value-type="float">
            <text:p>25.823</text:p>
          </table:table-cell>
          <table:table-cell office:value-type="float" office:value="1.9868" calcext:value-type="float">
            <text:p>1.9868</text:p>
          </table:table-cell>
          <table:table-cell office:value-type="float" office:value="238.013" calcext:value-type="float">
            <text:p>238.013</text:p>
          </table:table-cell>
          <table:table-cell office:value-type="float" office:value="0.526124" calcext:value-type="float">
            <text:p>0.52612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787642" calcext:value-type="float">
            <text:p>0.0787642</text:p>
          </table:table-cell>
        </table:table-row>
        <table:table-row table:style-name="ro1">
          <table:table-cell office:value-type="float" office:value="25.9434" calcext:value-type="float">
            <text:p>25.9434</text:p>
          </table:table-cell>
          <table:table-cell office:value-type="float" office:value="2.08871" calcext:value-type="float">
            <text:p>2.08871</text:p>
          </table:table-cell>
          <table:table-cell office:value-type="float" office:value="237.911" calcext:value-type="float">
            <text:p>237.911</text:p>
          </table:table-cell>
          <table:table-cell office:value-type="float" office:value="0.586394" calcext:value-type="float">
            <text:p>0.58639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118651" calcext:value-type="float">
            <text:p>0.118651</text:p>
          </table:table-cell>
        </table:table-row>
        <table:table-row table:style-name="ro1">
          <table:table-cell office:value-type="float" office:value="26.052" calcext:value-type="float">
            <text:p>26.052</text:p>
          </table:table-cell>
          <table:table-cell office:value-type="float" office:value="2.1797" calcext:value-type="float">
            <text:p>2.1797</text:p>
          </table:table-cell>
          <table:table-cell office:value-type="float" office:value="237.82" calcext:value-type="float">
            <text:p>237.82</text:p>
          </table:table-cell>
          <table:table-cell office:value-type="float" office:value="0.566643" calcext:value-type="float">
            <text:p>0.56664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807027" calcext:value-type="float">
            <text:p>0.0807027</text:p>
          </table:table-cell>
        </table:table-row>
        <table:table-row table:style-name="ro1">
          <table:table-cell office:value-type="float" office:value="26.1807" calcext:value-type="float">
            <text:p>26.1807</text:p>
          </table:table-cell>
          <table:table-cell office:value-type="float" office:value="2.28563" calcext:value-type="float">
            <text:p>2.28563</text:p>
          </table:table-cell>
          <table:table-cell office:value-type="float" office:value="237.714" calcext:value-type="float">
            <text:p>237.714</text:p>
          </table:table-cell>
          <table:table-cell office:value-type="float" office:value="0.618231" calcext:value-type="float">
            <text:p>0.61823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111106" calcext:value-type="float">
            <text:p>0.111106</text:p>
          </table:table-cell>
        </table:table-row>
        <table:table-row table:style-name="ro1">
          <table:table-cell office:value-type="float" office:value="26.2996" calcext:value-type="float">
            <text:p>26.2996</text:p>
          </table:table-cell>
          <table:table-cell office:value-type="float" office:value="2.38144" calcext:value-type="float">
            <text:p>2.38144</text:p>
          </table:table-cell>
          <table:table-cell office:value-type="float" office:value="237.619" calcext:value-type="float">
            <text:p>237.619</text:p>
          </table:table-cell>
          <table:table-cell office:value-type="float" office:value="0.643697" calcext:value-type="float">
            <text:p>0.64369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117409" calcext:value-type="float">
            <text:p>0.117409</text:p>
          </table:table-cell>
        </table:table-row>
        <table:table-row table:style-name="ro1">
          <table:table-cell office:value-type="float" office:value="26.4172" calcext:value-type="float">
            <text:p>26.4172</text:p>
          </table:table-cell>
          <table:table-cell office:value-type="float" office:value="2.47391" calcext:value-type="float">
            <text:p>2.47391</text:p>
          </table:table-cell>
          <table:table-cell office:value-type="float" office:value="237.526" calcext:value-type="float">
            <text:p>237.526</text:p>
          </table:table-cell>
          <table:table-cell office:value-type="float" office:value="0.651069" calcext:value-type="float">
            <text:p>0.65106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106288" calcext:value-type="float">
            <text:p>0.106288</text:p>
          </table:table-cell>
        </table:table-row>
        <table:table-row table:style-name="ro1">
          <table:table-cell office:value-type="float" office:value="26.5188" calcext:value-type="float">
            <text:p>26.5188</text:p>
          </table:table-cell>
          <table:table-cell office:value-type="float" office:value="2.55157" calcext:value-type="float">
            <text:p>2.55157</text:p>
          </table:table-cell>
          <table:table-cell office:value-type="float" office:value="237.448" calcext:value-type="float">
            <text:p>237.448</text:p>
          </table:table-cell>
          <table:table-cell office:value-type="float" office:value="0.633086" calcext:value-type="float">
            <text:p>0.63308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727713" calcext:value-type="float">
            <text:p>0.0727713</text:p>
          </table:table-cell>
        </table:table-row>
        <table:table-row table:style-name="ro1">
          <table:table-cell office:value-type="float" office:value="26.6287" calcext:value-type="float">
            <text:p>26.6287</text:p>
          </table:table-cell>
          <table:table-cell office:value-type="float" office:value="2.633" calcext:value-type="float">
            <text:p>2.633</text:p>
          </table:table-cell>
          <table:table-cell office:value-type="float" office:value="237.367" calcext:value-type="float">
            <text:p>237.367</text:p>
          </table:table-cell>
          <table:table-cell office:value-type="float" office:value="0.680269" calcext:value-type="float">
            <text:p>0.68026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10367" calcext:value-type="float">
            <text:p>0.10367</text:p>
          </table:table-cell>
        </table:table-row>
        <table:table-row table:style-name="ro1">
          <table:table-cell office:value-type="float" office:value="26.74" calcext:value-type="float">
            <text:p>26.74</text:p>
          </table:table-cell>
          <table:table-cell office:value-type="float" office:value="2.71251" calcext:value-type="float">
            <text:p>2.71251</text:p>
          </table:table-cell>
          <table:table-cell office:value-type="float" office:value="237.287" calcext:value-type="float">
            <text:p>237.287</text:p>
          </table:table-cell>
          <table:table-cell office:value-type="float" office:value="0.663957" calcext:value-type="float">
            <text:p>0.66395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714552" calcext:value-type="float">
            <text:p>0.0714552</text:p>
          </table:table-cell>
        </table:table-row>
        <table:table-row table:style-name="ro1">
          <table:table-cell office:value-type="float" office:value="26.8484" calcext:value-type="float">
            <text:p>26.8484</text:p>
          </table:table-cell>
          <table:table-cell office:value-type="float" office:value="2.78696" calcext:value-type="float">
            <text:p>2.78696</text:p>
          </table:table-cell>
          <table:table-cell office:value-type="float" office:value="237.213" calcext:value-type="float">
            <text:p>237.213</text:p>
          </table:table-cell>
          <table:table-cell office:value-type="float" office:value="0.672177" calcext:value-type="float">
            <text:p>0.67217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647857" calcext:value-type="float">
            <text:p>0.0647857</text:p>
          </table:table-cell>
        </table:table-row>
        <table:table-row table:style-name="ro1">
          <table:table-cell office:value-type="float" office:value="26.9683" calcext:value-type="float">
            <text:p>26.9683</text:p>
          </table:table-cell>
          <table:table-cell office:value-type="float" office:value="2.86523" calcext:value-type="float">
            <text:p>2.86523</text:p>
          </table:table-cell>
          <table:table-cell office:value-type="float" office:value="237.135" calcext:value-type="float">
            <text:p>237.135</text:p>
          </table:table-cell>
          <table:table-cell office:value-type="float" office:value="0.688589" calcext:value-type="float">
            <text:p>0.68858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655425" calcext:value-type="float">
            <text:p>0.0655425</text:p>
          </table:table-cell>
        </table:table-row>
        <table:table-row table:style-name="ro1">
          <table:table-cell office:value-type="float" office:value="27.0874" calcext:value-type="float">
            <text:p>27.0874</text:p>
          </table:table-cell>
          <table:table-cell office:value-type="float" office:value="2.93896" calcext:value-type="float">
            <text:p>2.93896</text:p>
          </table:table-cell>
          <table:table-cell office:value-type="float" office:value="237.061" calcext:value-type="float">
            <text:p>237.061</text:p>
          </table:table-cell>
          <table:table-cell office:value-type="float" office:value="0.68058" calcext:value-type="float">
            <text:p>0.6805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427869" calcext:value-type="float">
            <text:p>0.0427869</text:p>
          </table:table-cell>
        </table:table-row>
        <table:table-row table:style-name="ro1">
          <table:table-cell office:value-type="float" office:value="27.1978" calcext:value-type="float">
            <text:p>27.1978</text:p>
          </table:table-cell>
          <table:table-cell office:value-type="float" office:value="3.00316" calcext:value-type="float">
            <text:p>3.00316</text:p>
          </table:table-cell>
          <table:table-cell office:value-type="float" office:value="236.997" calcext:value-type="float">
            <text:p>236.997</text:p>
          </table:table-cell>
          <table:table-cell office:value-type="float" office:value="0.704093" calcext:value-type="float">
            <text:p>0.70409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534616" calcext:value-type="float">
            <text:p>0.0534616</text:p>
          </table:table-cell>
        </table:table-row>
        <table:table-row table:style-name="ro1">
          <table:table-cell office:value-type="float" office:value="27.3069" calcext:value-type="float">
            <text:p>27.3069</text:p>
          </table:table-cell>
          <table:table-cell office:value-type="float" office:value="3.0627" calcext:value-type="float">
            <text:p>3.0627</text:p>
          </table:table-cell>
          <table:table-cell office:value-type="float" office:value="236.937" calcext:value-type="float">
            <text:p>236.937</text:p>
          </table:table-cell>
          <table:table-cell office:value-type="float" office:value="0.710354" calcext:value-type="float">
            <text:p>0.71035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478144" calcext:value-type="float">
            <text:p>0.0478144</text:p>
          </table:table-cell>
        </table:table-row>
        <table:table-row table:style-name="ro1">
          <table:table-cell office:value-type="float" office:value="27.4077" calcext:value-type="float">
            <text:p>27.4077</text:p>
          </table:table-cell>
          <table:table-cell office:value-type="float" office:value="3.11403" calcext:value-type="float">
            <text:p>3.11403</text:p>
          </table:table-cell>
          <table:table-cell office:value-type="float" office:value="236.886" calcext:value-type="float">
            <text:p>236.886</text:p>
          </table:table-cell>
          <table:table-cell office:value-type="float" office:value="0.718798" calcext:value-type="float">
            <text:p>0.71879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45992" calcext:value-type="float">
            <text:p>0.045992</text:p>
          </table:table-cell>
        </table:table-row>
        <table:table-row table:style-name="ro1">
          <table:table-cell office:value-type="float" office:value="27.5078" calcext:value-type="float">
            <text:p>27.5078</text:p>
          </table:table-cell>
          <table:table-cell office:value-type="float" office:value="3.16148" calcext:value-type="float">
            <text:p>3.16148</text:p>
          </table:table-cell>
          <table:table-cell office:value-type="float" office:value="236.839" calcext:value-type="float">
            <text:p>236.839</text:p>
          </table:table-cell>
          <table:table-cell office:value-type="float" office:value="0.72738" calcext:value-type="float">
            <text:p>0.7273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450829" calcext:value-type="float">
            <text:p>0.0450829</text:p>
          </table:table-cell>
        </table:table-row>
        <table:table-row table:style-name="ro1">
          <table:table-cell office:value-type="float" office:value="27.6274" calcext:value-type="float">
            <text:p>27.6274</text:p>
          </table:table-cell>
          <table:table-cell office:value-type="float" office:value="3.2135" calcext:value-type="float">
            <text:p>3.2135</text:p>
          </table:table-cell>
          <table:table-cell office:value-type="float" office:value="236.786" calcext:value-type="float">
            <text:p>236.786</text:p>
          </table:table-cell>
          <table:table-cell office:value-type="float" office:value="0.733233" calcext:value-type="float">
            <text:p>0.73323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405325" calcext:value-type="float">
            <text:p>0.0405325</text:p>
          </table:table-cell>
        </table:table-row>
        <table:table-row table:style-name="ro1">
          <table:table-cell office:value-type="float" office:value="27.7327" calcext:value-type="float">
            <text:p>27.7327</text:p>
          </table:table-cell>
          <table:table-cell office:value-type="float" office:value="3.25476" calcext:value-type="float">
            <text:p>3.25476</text:p>
          </table:table-cell>
          <table:table-cell office:value-type="float" office:value="236.745" calcext:value-type="float">
            <text:p>236.745</text:p>
          </table:table-cell>
          <table:table-cell office:value-type="float" office:value="0.734642" calcext:value-type="float">
            <text:p>0.73464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36894" calcext:value-type="float">
            <text:p>0.0336894</text:p>
          </table:table-cell>
        </table:table-row>
        <table:table-row table:style-name="ro1">
          <table:table-cell office:value-type="float" office:value="27.8416" calcext:value-type="float">
            <text:p>27.8416</text:p>
          </table:table-cell>
          <table:table-cell office:value-type="float" office:value="3.29303" calcext:value-type="float">
            <text:p>3.29303</text:p>
          </table:table-cell>
          <table:table-cell office:value-type="float" office:value="236.707" calcext:value-type="float">
            <text:p>236.707</text:p>
          </table:table-cell>
          <table:table-cell office:value-type="float" office:value="0.73883" calcext:value-type="float">
            <text:p>0.7388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02243" calcext:value-type="float">
            <text:p>0.0302243</text:p>
          </table:table-cell>
        </table:table-row>
        <table:table-row table:style-name="ro1">
          <table:table-cell office:value-type="float" office:value="27.9553" calcext:value-type="float">
            <text:p>27.9553</text:p>
          </table:table-cell>
          <table:table-cell office:value-type="float" office:value="3.32817" calcext:value-type="float">
            <text:p>3.32817</text:p>
          </table:table-cell>
          <table:table-cell office:value-type="float" office:value="236.672" calcext:value-type="float">
            <text:p>236.672</text:p>
          </table:table-cell>
          <table:table-cell office:value-type="float" office:value="0.745025" calcext:value-type="float">
            <text:p>0.74502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93905" calcext:value-type="float">
            <text:p>0.0293905</text:p>
          </table:table-cell>
        </table:table-row>
        <table:table-row table:style-name="ro1">
          <table:table-cell office:value-type="float" office:value="28.0676" calcext:value-type="float">
            <text:p>28.0676</text:p>
          </table:table-cell>
          <table:table-cell office:value-type="float" office:value="3.358" calcext:value-type="float">
            <text:p>3.358</text:p>
          </table:table-cell>
          <table:table-cell office:value-type="float" office:value="236.642" calcext:value-type="float">
            <text:p>236.642</text:p>
          </table:table-cell>
          <table:table-cell office:value-type="float" office:value="0.756154" calcext:value-type="float">
            <text:p>0.75615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45534" calcext:value-type="float">
            <text:p>0.0345534</text:p>
          </table:table-cell>
        </table:table-row>
        <table:table-row table:style-name="ro1">
          <table:table-cell office:value-type="float" office:value="28.1794" calcext:value-type="float">
            <text:p>28.1794</text:p>
          </table:table-cell>
          <table:table-cell office:value-type="float" office:value="3.3826" calcext:value-type="float">
            <text:p>3.3826</text:p>
          </table:table-cell>
          <table:table-cell office:value-type="float" office:value="236.617" calcext:value-type="float">
            <text:p>236.617</text:p>
          </table:table-cell>
          <table:table-cell office:value-type="float" office:value="0.740874" calcext:value-type="float">
            <text:p>0.74087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43541" calcext:value-type="float">
            <text:p>0.0143541</text:p>
          </table:table-cell>
        </table:table-row>
        <table:table-row table:style-name="ro1">
          <table:table-cell office:value-type="float" office:value="28.3076" calcext:value-type="float">
            <text:p>28.3076</text:p>
          </table:table-cell>
          <table:table-cell office:value-type="float" office:value="3.40446" calcext:value-type="float">
            <text:p>3.40446</text:p>
          </table:table-cell>
          <table:table-cell office:value-type="float" office:value="236.596" calcext:value-type="float">
            <text:p>236.596</text:p>
          </table:table-cell>
          <table:table-cell office:value-type="float" office:value="0.751217" calcext:value-type="float">
            <text:p>0.75121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03245" calcext:value-type="float">
            <text:p>0.0203245</text:p>
          </table:table-cell>
        </table:table-row>
        <table:table-row table:style-name="ro1">
          <table:table-cell office:value-type="float" office:value="28.4126" calcext:value-type="float">
            <text:p>28.4126</text:p>
          </table:table-cell>
          <table:table-cell office:value-type="float" office:value="3.41766" calcext:value-type="float">
            <text:p>3.41766</text:p>
          </table:table-cell>
          <table:table-cell office:value-type="float" office:value="236.582" calcext:value-type="float">
            <text:p>236.582</text:p>
          </table:table-cell>
          <table:table-cell office:value-type="float" office:value="0.74374" calcext:value-type="float">
            <text:p>0.7437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02073" calcext:value-type="float">
            <text:p>0.0102073</text:p>
          </table:table-cell>
        </table:table-row>
        <table:table-row table:style-name="ro1">
          <table:table-cell office:value-type="float" office:value="28.5208" calcext:value-type="float">
            <text:p>28.5208</text:p>
          </table:table-cell>
          <table:table-cell office:value-type="float" office:value="3.42667" calcext:value-type="float">
            <text:p>3.42667</text:p>
          </table:table-cell>
          <table:table-cell office:value-type="float" office:value="236.573" calcext:value-type="float">
            <text:p>236.573</text:p>
          </table:table-cell>
          <table:table-cell office:value-type="float" office:value="0.741725" calcext:value-type="float">
            <text:p>0.74172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639141" calcext:value-type="float">
            <text:p>0.00639141</text:p>
          </table:table-cell>
        </table:table-row>
        <table:table-row table:style-name="ro1">
          <table:table-cell office:value-type="float" office:value="28.6262" calcext:value-type="float">
            <text:p>28.6262</text:p>
          </table:table-cell>
          <table:table-cell office:value-type="float" office:value="3.43092" calcext:value-type="float">
            <text:p>3.43092</text:p>
          </table:table-cell>
          <table:table-cell office:value-type="float" office:value="236.569" calcext:value-type="float">
            <text:p>236.569</text:p>
          </table:table-cell>
          <table:table-cell office:value-type="float" office:value="0.737923" calcext:value-type="float">
            <text:p>0.73792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3871" calcext:value-type="float">
            <text:p>0.00173871</text:p>
          </table:table-cell>
        </table:table-row>
        <table:table-row table:style-name="ro1">
          <table:table-cell office:value-type="float" office:value="28.7329" calcext:value-type="float">
            <text:p>28.7329</text:p>
          </table:table-cell>
          <table:table-cell office:value-type="float" office:value="3.43053" calcext:value-type="float">
            <text:p>3.43053</text:p>
          </table:table-cell>
          <table:table-cell office:value-type="float" office:value="236.569" calcext:value-type="float">
            <text:p>236.569</text:p>
          </table:table-cell>
          <table:table-cell office:value-type="float" office:value="0.734227" calcext:value-type="float">
            <text:p>0.73422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87815" calcext:value-type="float">
            <text:p>-0.00187815</text:p>
          </table:table-cell>
        </table:table-row>
        <table:table-row table:style-name="ro1">
          <table:table-cell office:value-type="float" office:value="28.8403" calcext:value-type="float">
            <text:p>28.8403</text:p>
          </table:table-cell>
          <table:table-cell office:value-type="float" office:value="3.42577" calcext:value-type="float">
            <text:p>3.42577</text:p>
          </table:table-cell>
          <table:table-cell office:value-type="float" office:value="236.574" calcext:value-type="float">
            <text:p>236.574</text:p>
          </table:table-cell>
          <table:table-cell office:value-type="float" office:value="0.728878" calcext:value-type="float">
            <text:p>0.72887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627524" calcext:value-type="float">
            <text:p>-0.00627524</text:p>
          </table:table-cell>
        </table:table-row>
        <table:table-row table:style-name="ro1">
          <table:table-cell office:value-type="float" office:value="28.9456" calcext:value-type="float">
            <text:p>28.9456</text:p>
          </table:table-cell>
          <table:table-cell office:value-type="float" office:value="3.41675" calcext:value-type="float">
            <text:p>3.41675</text:p>
          </table:table-cell>
          <table:table-cell office:value-type="float" office:value="236.583" calcext:value-type="float">
            <text:p>236.583</text:p>
          </table:table-cell>
          <table:table-cell office:value-type="float" office:value="0.723162" calcext:value-type="float">
            <text:p>0.72316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01874" calcext:value-type="float">
            <text:p>-0.0101874</text:p>
          </table:table-cell>
        </table:table-row>
        <table:table-row table:style-name="ro1">
          <table:table-cell office:value-type="float" office:value="29.0525" calcext:value-type="float">
            <text:p>29.0525</text:p>
          </table:table-cell>
          <table:table-cell office:value-type="float" office:value="3.40341" calcext:value-type="float">
            <text:p>3.40341</text:p>
          </table:table-cell>
          <table:table-cell office:value-type="float" office:value="236.597" calcext:value-type="float">
            <text:p>236.597</text:p>
          </table:table-cell>
          <table:table-cell office:value-type="float" office:value="0.71597" calcext:value-type="float">
            <text:p>0.7159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47123" calcext:value-type="float">
            <text:p>-0.0147123</text:p>
          </table:table-cell>
        </table:table-row>
        <table:table-row table:style-name="ro1">
          <table:table-cell office:value-type="float" office:value="29.1616" calcext:value-type="float">
            <text:p>29.1616</text:p>
          </table:table-cell>
          <table:table-cell office:value-type="float" office:value="3.38542" calcext:value-type="float">
            <text:p>3.38542</text:p>
          </table:table-cell>
          <table:table-cell office:value-type="float" office:value="236.615" calcext:value-type="float">
            <text:p>236.615</text:p>
          </table:table-cell>
          <table:table-cell office:value-type="float" office:value="0.708981" calcext:value-type="float">
            <text:p>0.70898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81033" calcext:value-type="float">
            <text:p>-0.0181033</text:p>
          </table:table-cell>
        </table:table-row>
        <table:table-row table:style-name="ro1">
          <table:table-cell office:value-type="float" office:value="29.2676" calcext:value-type="float">
            <text:p>29.2676</text:p>
          </table:table-cell>
          <table:table-cell office:value-type="float" office:value="3.36394" calcext:value-type="float">
            <text:p>3.36394</text:p>
          </table:table-cell>
          <table:table-cell office:value-type="float" office:value="236.636" calcext:value-type="float">
            <text:p>236.636</text:p>
          </table:table-cell>
          <table:table-cell office:value-type="float" office:value="0.701275" calcext:value-type="float">
            <text:p>0.70127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15126" calcext:value-type="float">
            <text:p>-0.0215126</text:p>
          </table:table-cell>
        </table:table-row>
        <table:table-row table:style-name="ro1">
          <table:table-cell office:value-type="float" office:value="29.3733" calcext:value-type="float">
            <text:p>29.3733</text:p>
          </table:table-cell>
          <table:table-cell office:value-type="float" office:value="3.33847" calcext:value-type="float">
            <text:p>3.33847</text:p>
          </table:table-cell>
          <table:table-cell office:value-type="float" office:value="236.662" calcext:value-type="float">
            <text:p>236.662</text:p>
          </table:table-cell>
          <table:table-cell office:value-type="float" office:value="0.69151" calcext:value-type="float">
            <text:p>0.6915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61839" calcext:value-type="float">
            <text:p>-0.0261839</text:p>
          </table:table-cell>
        </table:table-row>
        <table:table-row table:style-name="ro1">
          <table:table-cell office:value-type="float" office:value="29.4812" calcext:value-type="float">
            <text:p>29.4812</text:p>
          </table:table-cell>
          <table:table-cell office:value-type="float" office:value="3.30875" calcext:value-type="float">
            <text:p>3.30875</text:p>
          </table:table-cell>
          <table:table-cell office:value-type="float" office:value="236.691" calcext:value-type="float">
            <text:p>236.691</text:p>
          </table:table-cell>
          <table:table-cell office:value-type="float" office:value="0.683126" calcext:value-type="float">
            <text:p>0.68312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86237" calcext:value-type="float">
            <text:p>-0.0286237</text:p>
          </table:table-cell>
        </table:table-row>
        <table:table-row table:style-name="ro1">
          <table:table-cell office:value-type="float" office:value="29.5886" calcext:value-type="float">
            <text:p>29.5886</text:p>
          </table:table-cell>
          <table:table-cell office:value-type="float" office:value="3.2755" calcext:value-type="float">
            <text:p>3.2755</text:p>
          </table:table-cell>
          <table:table-cell office:value-type="float" office:value="236.725" calcext:value-type="float">
            <text:p>236.725</text:p>
          </table:table-cell>
          <table:table-cell office:value-type="float" office:value="0.673108" calcext:value-type="float">
            <text:p>0.67310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319913" calcext:value-type="float">
            <text:p>-0.0319913</text:p>
          </table:table-cell>
        </table:table-row>
        <table:table-row table:style-name="ro1">
          <table:table-cell office:value-type="float" office:value="29.6958" calcext:value-type="float">
            <text:p>29.6958</text:p>
          </table:table-cell>
          <table:table-cell office:value-type="float" office:value="3.23885" calcext:value-type="float">
            <text:p>3.23885</text:p>
          </table:table-cell>
          <table:table-cell office:value-type="float" office:value="236.761" calcext:value-type="float">
            <text:p>236.761</text:p>
          </table:table-cell>
          <table:table-cell office:value-type="float" office:value="0.662485" calcext:value-type="float">
            <text:p>0.66248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352844" calcext:value-type="float">
            <text:p>-0.0352844</text:p>
          </table:table-cell>
        </table:table-row>
        <table:table-row table:style-name="ro1">
          <table:table-cell office:value-type="float" office:value="29.8032" calcext:value-type="float">
            <text:p>29.8032</text:p>
          </table:table-cell>
          <table:table-cell office:value-type="float" office:value="3.19893" calcext:value-type="float">
            <text:p>3.19893</text:p>
          </table:table-cell>
          <table:table-cell office:value-type="float" office:value="236.801" calcext:value-type="float">
            <text:p>236.801</text:p>
          </table:table-cell>
          <table:table-cell office:value-type="float" office:value="0.651855" calcext:value-type="float">
            <text:p>0.65185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379307" calcext:value-type="float">
            <text:p>-0.0379307</text:p>
          </table:table-cell>
        </table:table-row>
        <table:table-row table:style-name="ro1">
          <table:table-cell office:value-type="float" office:value="29.9153" calcext:value-type="float">
            <text:p>29.9153</text:p>
          </table:table-cell>
          <table:table-cell office:value-type="float" office:value="3.15395" calcext:value-type="float">
            <text:p>3.15395</text:p>
          </table:table-cell>
          <table:table-cell office:value-type="float" office:value="236.846" calcext:value-type="float">
            <text:p>236.846</text:p>
          </table:table-cell>
          <table:table-cell office:value-type="float" office:value="0.626758" calcext:value-type="float">
            <text:p>0.62675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40311" calcext:value-type="float">
            <text:p>-0.0540311</text:p>
          </table:table-cell>
        </table:table-row>
        <table:table-row table:style-name="ro1">
          <table:table-cell office:value-type="float" office:value="30.0193" calcext:value-type="float">
            <text:p>30.0193</text:p>
          </table:table-cell>
          <table:table-cell office:value-type="float" office:value="3.10947" calcext:value-type="float">
            <text:p>3.10947</text:p>
          </table:table-cell>
          <table:table-cell office:value-type="float" office:value="236.891" calcext:value-type="float">
            <text:p>236.891</text:p>
          </table:table-cell>
          <table:table-cell office:value-type="float" office:value="0.630553" calcext:value-type="float">
            <text:p>0.63055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413399" calcext:value-type="float">
            <text:p>-0.0413399</text:p>
          </table:table-cell>
        </table:table-row>
        <table:table-row table:style-name="ro1">
          <table:table-cell office:value-type="float" office:value="30.124" calcext:value-type="float">
            <text:p>30.124</text:p>
          </table:table-cell>
          <table:table-cell office:value-type="float" office:value="3.06226" calcext:value-type="float">
            <text:p>3.06226</text:p>
          </table:table-cell>
          <table:table-cell office:value-type="float" office:value="236.938" calcext:value-type="float">
            <text:p>236.938</text:p>
          </table:table-cell>
          <table:table-cell office:value-type="float" office:value="0.617433" calcext:value-type="float">
            <text:p>0.61743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450182" calcext:value-type="float">
            <text:p>-0.0450182</text:p>
          </table:table-cell>
        </table:table-row>
        <table:table-row table:style-name="ro1">
          <table:table-cell office:value-type="float" office:value="30.2249" calcext:value-type="float">
            <text:p>30.2249</text:p>
          </table:table-cell>
          <table:table-cell office:value-type="float" office:value="3.01466" calcext:value-type="float">
            <text:p>3.01466</text:p>
          </table:table-cell>
          <table:table-cell office:value-type="float" office:value="236.985" calcext:value-type="float">
            <text:p>236.985</text:p>
          </table:table-cell>
          <table:table-cell office:value-type="float" office:value="0.607988" calcext:value-type="float">
            <text:p>0.60798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44945" calcext:value-type="float">
            <text:p>-0.044945</text:p>
          </table:table-cell>
        </table:table-row>
        <table:table-row table:style-name="ro1">
          <table:table-cell office:value-type="float" office:value="30.3357" calcext:value-type="float">
            <text:p>30.3357</text:p>
          </table:table-cell>
          <table:table-cell office:value-type="float" office:value="2.95996" calcext:value-type="float">
            <text:p>2.95996</text:p>
          </table:table-cell>
          <table:table-cell office:value-type="float" office:value="237.04" calcext:value-type="float">
            <text:p>237.04</text:p>
          </table:table-cell>
          <table:table-cell office:value-type="float" office:value="0.604902" calcext:value-type="float">
            <text:p>0.60490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370899" calcext:value-type="float">
            <text:p>-0.0370899</text:p>
          </table:table-cell>
        </table:table-row>
        <table:table-row table:style-name="ro1">
          <table:table-cell office:value-type="float" office:value="30.4429" calcext:value-type="float">
            <text:p>30.4429</text:p>
          </table:table-cell>
          <table:table-cell office:value-type="float" office:value="2.90533" calcext:value-type="float">
            <text:p>2.90533</text:p>
          </table:table-cell>
          <table:table-cell office:value-type="float" office:value="237.095" calcext:value-type="float">
            <text:p>237.095</text:p>
          </table:table-cell>
          <table:table-cell office:value-type="float" office:value="0.578159" calcext:value-type="float">
            <text:p>0.57815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29077" calcext:value-type="float">
            <text:p>-0.0529077</text:p>
          </table:table-cell>
        </table:table-row>
        <table:table-row table:style-name="ro1">
          <table:table-cell office:value-type="float" office:value="30.5493" calcext:value-type="float">
            <text:p>30.5493</text:p>
          </table:table-cell>
          <table:table-cell office:value-type="float" office:value="2.8494" calcext:value-type="float">
            <text:p>2.8494</text:p>
          </table:table-cell>
          <table:table-cell office:value-type="float" office:value="237.151" calcext:value-type="float">
            <text:p>237.151</text:p>
          </table:table-cell>
          <table:table-cell office:value-type="float" office:value="0.567648" calcext:value-type="float">
            <text:p>0.56764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22309" calcext:value-type="float">
            <text:p>-0.0522309</text:p>
          </table:table-cell>
        </table:table-row>
        <table:table-row table:style-name="ro1">
          <table:table-cell office:value-type="float" office:value="30.6699" calcext:value-type="float">
            <text:p>30.6699</text:p>
          </table:table-cell>
          <table:table-cell office:value-type="float" office:value="2.78415" calcext:value-type="float">
            <text:p>2.78415</text:p>
          </table:table-cell>
          <table:table-cell office:value-type="float" office:value="237.216" calcext:value-type="float">
            <text:p>237.216</text:p>
          </table:table-cell>
          <table:table-cell office:value-type="float" office:value="0.548227" calcext:value-type="float">
            <text:p>0.54822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86032" calcext:value-type="float">
            <text:p>-0.0586032</text:p>
          </table:table-cell>
        </table:table-row>
        <table:table-row table:style-name="ro1">
          <table:table-cell office:value-type="float" office:value="30.781" calcext:value-type="float">
            <text:p>30.781</text:p>
          </table:table-cell>
          <table:table-cell office:value-type="float" office:value="2.72281" calcext:value-type="float">
            <text:p>2.72281</text:p>
          </table:table-cell>
          <table:table-cell office:value-type="float" office:value="237.277" calcext:value-type="float">
            <text:p>237.277</text:p>
          </table:table-cell>
          <table:table-cell office:value-type="float" office:value="0.540783" calcext:value-type="float">
            <text:p>0.54078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37788" calcext:value-type="float">
            <text:p>-0.0537788</text:p>
          </table:table-cell>
        </table:table-row>
        <table:table-row table:style-name="ro1">
          <table:table-cell office:value-type="float" office:value="30.9011" calcext:value-type="float">
            <text:p>30.9011</text:p>
          </table:table-cell>
          <table:table-cell office:value-type="float" office:value="2.6555" calcext:value-type="float">
            <text:p>2.6555</text:p>
          </table:table-cell>
          <table:table-cell office:value-type="float" office:value="237.344" calcext:value-type="float">
            <text:p>237.344</text:p>
          </table:table-cell>
          <table:table-cell office:value-type="float" office:value="0.524633" calcext:value-type="float">
            <text:p>0.52463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64671" calcext:value-type="float">
            <text:p>-0.0564671</text:p>
          </table:table-cell>
        </table:table-row>
        <table:table-row table:style-name="ro1">
          <table:table-cell office:value-type="float" office:value="31.0061" calcext:value-type="float">
            <text:p>31.0061</text:p>
          </table:table-cell>
          <table:table-cell office:value-type="float" office:value="2.5963" calcext:value-type="float">
            <text:p>2.5963</text:p>
          </table:table-cell>
          <table:table-cell office:value-type="float" office:value="237.404" calcext:value-type="float">
            <text:p>237.404</text:p>
          </table:table-cell>
          <table:table-cell office:value-type="float" office:value="0.517046" calcext:value-type="float">
            <text:p>0.51704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22135" calcext:value-type="float">
            <text:p>-0.0522135</text:p>
          </table:table-cell>
        </table:table-row>
        <table:table-row table:style-name="ro1">
          <table:table-cell office:value-type="float" office:value="31.1106" calcext:value-type="float">
            <text:p>31.1106</text:p>
          </table:table-cell>
          <table:table-cell office:value-type="float" office:value="2.5365" calcext:value-type="float">
            <text:p>2.5365</text:p>
          </table:table-cell>
          <table:table-cell office:value-type="float" office:value="237.464" calcext:value-type="float">
            <text:p>237.464</text:p>
          </table:table-cell>
          <table:table-cell office:value-type="float" office:value="0.501048" calcext:value-type="float">
            <text:p>0.50104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62523" calcext:value-type="float">
            <text:p>-0.0562523</text:p>
          </table:table-cell>
        </table:table-row>
        <table:table-row table:style-name="ro1">
          <table:table-cell office:value-type="float" office:value="31.2209" calcext:value-type="float">
            <text:p>31.2209</text:p>
          </table:table-cell>
          <table:table-cell office:value-type="float" office:value="2.47365" calcext:value-type="float">
            <text:p>2.47365</text:p>
          </table:table-cell>
          <table:table-cell office:value-type="float" office:value="237.526" calcext:value-type="float">
            <text:p>237.526</text:p>
          </table:table-cell>
          <table:table-cell office:value-type="float" office:value="0.486002" calcext:value-type="float">
            <text:p>0.48600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8728" calcext:value-type="float">
            <text:p>-0.058728</text:p>
          </table:table-cell>
        </table:table-row>
        <table:table-row table:style-name="ro1">
          <table:table-cell office:value-type="float" office:value="31.3296" calcext:value-type="float">
            <text:p>31.3296</text:p>
          </table:table-cell>
          <table:table-cell office:value-type="float" office:value="2.41199" calcext:value-type="float">
            <text:p>2.41199</text:p>
          </table:table-cell>
          <table:table-cell office:value-type="float" office:value="237.588" calcext:value-type="float">
            <text:p>237.588</text:p>
          </table:table-cell>
          <table:table-cell office:value-type="float" office:value="0.45223" calcext:value-type="float">
            <text:p>0.4522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801674" calcext:value-type="float">
            <text:p>-0.0801674</text:p>
          </table:table-cell>
        </table:table-row>
        <table:table-row table:style-name="ro1">
          <table:table-cell office:value-type="float" office:value="31.4382" calcext:value-type="float">
            <text:p>31.4382</text:p>
          </table:table-cell>
          <table:table-cell office:value-type="float" office:value="2.35098" calcext:value-type="float">
            <text:p>2.35098</text:p>
          </table:table-cell>
          <table:table-cell office:value-type="float" office:value="237.649" calcext:value-type="float">
            <text:p>237.649</text:p>
          </table:table-cell>
          <table:table-cell office:value-type="float" office:value="0.445279" calcext:value-type="float">
            <text:p>0.44527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749177" calcext:value-type="float">
            <text:p>-0.0749177</text:p>
          </table:table-cell>
        </table:table-row>
        <table:table-row table:style-name="ro1">
          <table:table-cell office:value-type="float" office:value="31.5408" calcext:value-type="float">
            <text:p>31.5408</text:p>
          </table:table-cell>
          <table:table-cell office:value-type="float" office:value="2.29398" calcext:value-type="float">
            <text:p>2.29398</text:p>
          </table:table-cell>
          <table:table-cell office:value-type="float" office:value="237.706" calcext:value-type="float">
            <text:p>237.706</text:p>
          </table:table-cell>
          <table:table-cell office:value-type="float" office:value="0.458553" calcext:value-type="float">
            <text:p>0.45855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02417" calcext:value-type="float">
            <text:p>-0.0502417</text:p>
          </table:table-cell>
        </table:table-row>
        <table:table-row table:style-name="ro1">
          <table:table-cell office:value-type="float" office:value="31.6511" calcext:value-type="float">
            <text:p>31.6511</text:p>
          </table:table-cell>
          <table:table-cell office:value-type="float" office:value="2.23354" calcext:value-type="float">
            <text:p>2.23354</text:p>
          </table:table-cell>
          <table:table-cell office:value-type="float" office:value="237.766" calcext:value-type="float">
            <text:p>237.766</text:p>
          </table:table-cell>
          <table:table-cell office:value-type="float" office:value="0.443091" calcext:value-type="float">
            <text:p>0.44309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36159" calcext:value-type="float">
            <text:p>-0.0536159</text:p>
          </table:table-cell>
        </table:table-row>
        <table:table-row table:style-name="ro1">
          <table:table-cell office:value-type="float" office:value="31.7539" calcext:value-type="float">
            <text:p>31.7539</text:p>
          </table:table-cell>
          <table:table-cell office:value-type="float" office:value="2.17851" calcext:value-type="float">
            <text:p>2.17851</text:p>
          </table:table-cell>
          <table:table-cell office:value-type="float" office:value="237.821" calcext:value-type="float">
            <text:p>237.821</text:p>
          </table:table-cell>
          <table:table-cell office:value-type="float" office:value="0.437204" calcext:value-type="float">
            <text:p>0.43720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484982" calcext:value-type="float">
            <text:p>-0.0484982</text:p>
          </table:table-cell>
        </table:table-row>
        <table:table-row table:style-name="ro1">
          <table:table-cell office:value-type="float" office:value="31.8679" calcext:value-type="float">
            <text:p>31.8679</text:p>
          </table:table-cell>
          <table:table-cell office:value-type="float" office:value="2.11905" calcext:value-type="float">
            <text:p>2.11905</text:p>
          </table:table-cell>
          <table:table-cell office:value-type="float" office:value="237.881" calcext:value-type="float">
            <text:p>237.881</text:p>
          </table:table-cell>
          <table:table-cell office:value-type="float" office:value="0.425197" calcext:value-type="float">
            <text:p>0.42519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486129" calcext:value-type="float">
            <text:p>-0.0486129</text:p>
          </table:table-cell>
        </table:table-row>
        <table:table-row table:style-name="ro1">
          <table:table-cell office:value-type="float" office:value="31.9961" calcext:value-type="float">
            <text:p>31.9961</text:p>
          </table:table-cell>
          <table:table-cell office:value-type="float" office:value="2.05444" calcext:value-type="float">
            <text:p>2.05444</text:p>
          </table:table-cell>
          <table:table-cell office:value-type="float" office:value="237.946" calcext:value-type="float">
            <text:p>237.946</text:p>
          </table:table-cell>
          <table:table-cell office:value-type="float" office:value="0.389549" calcext:value-type="float">
            <text:p>0.38954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713394" calcext:value-type="float">
            <text:p>-0.0713394</text:p>
          </table:table-cell>
        </table:table-row>
        <table:table-row table:style-name="ro1">
          <table:table-cell office:value-type="float" office:value="32.1057" calcext:value-type="float">
            <text:p>32.1057</text:p>
          </table:table-cell>
          <table:table-cell office:value-type="float" office:value="2.00139" calcext:value-type="float">
            <text:p>2.00139</text:p>
          </table:table-cell>
          <table:table-cell office:value-type="float" office:value="237.999" calcext:value-type="float">
            <text:p>237.999</text:p>
          </table:table-cell>
          <table:table-cell office:value-type="float" office:value="0.3828" calcext:value-type="float">
            <text:p>0.382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674782" calcext:value-type="float">
            <text:p>-0.0674782</text:p>
          </table:table-cell>
        </table:table-row>
        <table:table-row table:style-name="ro1">
          <table:table-cell office:value-type="float" office:value="32.2241" calcext:value-type="float">
            <text:p>32.2241</text:p>
          </table:table-cell>
          <table:table-cell office:value-type="float" office:value="1.94662" calcext:value-type="float">
            <text:p>1.94662</text:p>
          </table:table-cell>
          <table:table-cell office:value-type="float" office:value="238.053" calcext:value-type="float">
            <text:p>238.053</text:p>
          </table:table-cell>
          <table:table-cell office:value-type="float" office:value="0.394534" calcext:value-type="float">
            <text:p>0.39453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447907" calcext:value-type="float">
            <text:p>-0.0447907</text:p>
          </table:table-cell>
        </table:table-row>
        <table:table-row table:style-name="ro1">
          <table:table-cell office:value-type="float" office:value="32.3323" calcext:value-type="float">
            <text:p>32.3323</text:p>
          </table:table-cell>
          <table:table-cell office:value-type="float" office:value="1.8992" calcext:value-type="float">
            <text:p>1.8992</text:p>
          </table:table-cell>
          <table:table-cell office:value-type="float" office:value="238.101" calcext:value-type="float">
            <text:p>238.101</text:p>
          </table:table-cell>
          <table:table-cell office:value-type="float" office:value="0.370896" calcext:value-type="float">
            <text:p>0.37089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89445" calcext:value-type="float">
            <text:p>-0.0589445</text:p>
          </table:table-cell>
        </table:table-row>
        <table:table-row table:style-name="ro1">
          <table:table-cell office:value-type="float" office:value="32.4587" calcext:value-type="float">
            <text:p>32.4587</text:p>
          </table:table-cell>
          <table:table-cell office:value-type="float" office:value="1.84698" calcext:value-type="float">
            <text:p>1.84698</text:p>
          </table:table-cell>
          <table:table-cell office:value-type="float" office:value="238.153" calcext:value-type="float">
            <text:p>238.153</text:p>
          </table:table-cell>
          <table:table-cell office:value-type="float" office:value="0.365941" calcext:value-type="float">
            <text:p>0.36594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34559" calcext:value-type="float">
            <text:p>-0.0534559</text:p>
          </table:table-cell>
        </table:table-row>
        <table:table-row table:style-name="ro1">
          <table:table-cell office:value-type="float" office:value="32.5735" calcext:value-type="float">
            <text:p>32.5735</text:p>
          </table:table-cell>
          <table:table-cell office:value-type="float" office:value="1.8028" calcext:value-type="float">
            <text:p>1.8028</text:p>
          </table:table-cell>
          <table:table-cell office:value-type="float" office:value="238.197" calcext:value-type="float">
            <text:p>238.197</text:p>
          </table:table-cell>
          <table:table-cell office:value-type="float" office:value="0.362933" calcext:value-type="float">
            <text:p>0.36293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476257" calcext:value-type="float">
            <text:p>-0.0476257</text:p>
          </table:table-cell>
        </table:table-row>
        <table:table-row table:style-name="ro1">
          <table:table-cell office:value-type="float" office:value="32.6902" calcext:value-type="float">
            <text:p>32.6902</text:p>
          </table:table-cell>
          <table:table-cell office:value-type="float" office:value="1.76108" calcext:value-type="float">
            <text:p>1.76108</text:p>
          </table:table-cell>
          <table:table-cell office:value-type="float" office:value="238.239" calcext:value-type="float">
            <text:p>238.239</text:p>
          </table:table-cell>
          <table:table-cell office:value-type="float" office:value="0.353792" calcext:value-type="float">
            <text:p>0.35379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48424" calcext:value-type="float">
            <text:p>-0.048424</text:p>
          </table:table-cell>
        </table:table-row>
        <table:table-row table:style-name="ro1">
          <table:table-cell office:value-type="float" office:value="32.8113" calcext:value-type="float">
            <text:p>32.8113</text:p>
          </table:table-cell>
          <table:table-cell office:value-type="float" office:value="1.72147" calcext:value-type="float">
            <text:p>1.72147</text:p>
          </table:table-cell>
          <table:table-cell office:value-type="float" office:value="238.279" calcext:value-type="float">
            <text:p>238.279</text:p>
          </table:table-cell>
          <table:table-cell office:value-type="float" office:value="0.352602" calcext:value-type="float">
            <text:p>0.35260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416916" calcext:value-type="float">
            <text:p>-0.0416916</text:p>
          </table:table-cell>
        </table:table-row>
        <table:table-row table:style-name="ro1">
          <table:table-cell office:value-type="float" office:value="32.9353" calcext:value-type="float">
            <text:p>32.9353</text:p>
          </table:table-cell>
          <table:table-cell office:value-type="float" office:value="1.68509" calcext:value-type="float">
            <text:p>1.68509</text:p>
          </table:table-cell>
          <table:table-cell office:value-type="float" office:value="238.315" calcext:value-type="float">
            <text:p>238.315</text:p>
          </table:table-cell>
          <table:table-cell office:value-type="float" office:value="0.347446" calcext:value-type="float">
            <text:p>0.34744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395716" calcext:value-type="float">
            <text:p>-0.0395716</text:p>
          </table:table-cell>
        </table:table-row>
        <table:table-row table:style-name="ro1">
          <table:table-cell office:value-type="float" office:value="33.0535" calcext:value-type="float">
            <text:p>33.0535</text:p>
          </table:table-cell>
          <table:table-cell office:value-type="float" office:value="1.65448" calcext:value-type="float">
            <text:p>1.65448</text:p>
          </table:table-cell>
          <table:table-cell office:value-type="float" office:value="238.346" calcext:value-type="float">
            <text:p>238.346</text:p>
          </table:table-cell>
          <table:table-cell office:value-type="float" office:value="0.346704" calcext:value-type="float">
            <text:p>0.34670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341923" calcext:value-type="float">
            <text:p>-0.0341923</text:p>
          </table:table-cell>
        </table:table-row>
        <table:table-row table:style-name="ro1">
          <table:table-cell office:value-type="float" office:value="33.1646" calcext:value-type="float">
            <text:p>33.1646</text:p>
          </table:table-cell>
          <table:table-cell office:value-type="float" office:value="1.62949" calcext:value-type="float">
            <text:p>1.62949</text:p>
          </table:table-cell>
          <table:table-cell office:value-type="float" office:value="238.371" calcext:value-type="float">
            <text:p>238.371</text:p>
          </table:table-cell>
          <table:table-cell office:value-type="float" office:value="0.354806" calcext:value-type="float">
            <text:p>0.35480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10917" calcext:value-type="float">
            <text:p>-0.0210917</text:p>
          </table:table-cell>
        </table:table-row>
        <table:table-row table:style-name="ro1">
          <table:table-cell office:value-type="float" office:value="33.2646" calcext:value-type="float">
            <text:p>33.2646</text:p>
          </table:table-cell>
          <table:table-cell office:value-type="float" office:value="1.6098" calcext:value-type="float">
            <text:p>1.6098</text:p>
          </table:table-cell>
          <table:table-cell office:value-type="float" office:value="238.39" calcext:value-type="float">
            <text:p>238.39</text:p>
          </table:table-cell>
          <table:table-cell office:value-type="float" office:value="0.352495" calcext:value-type="float">
            <text:p>0.35249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94651" calcext:value-type="float">
            <text:p>-0.0194651</text:p>
          </table:table-cell>
        </table:table-row>
        <table:table-row table:style-name="ro1">
          <table:table-cell office:value-type="float" office:value="33.3787" calcext:value-type="float">
            <text:p>33.3787</text:p>
          </table:table-cell>
          <table:table-cell office:value-type="float" office:value="1.59103" calcext:value-type="float">
            <text:p>1.59103</text:p>
          </table:table-cell>
          <table:table-cell office:value-type="float" office:value="238.409" calcext:value-type="float">
            <text:p>238.409</text:p>
          </table:table-cell>
          <table:table-cell office:value-type="float" office:value="0.35281" calcext:value-type="float">
            <text:p>0.3528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53965" calcext:value-type="float">
            <text:p>-0.0153965</text:p>
          </table:table-cell>
        </table:table-row>
        <table:table-row table:style-name="ro1">
          <table:table-cell office:value-type="float" office:value="33.4895" calcext:value-type="float">
            <text:p>33.4895</text:p>
          </table:table-cell>
          <table:table-cell office:value-type="float" office:value="1.57652" calcext:value-type="float">
            <text:p>1.57652</text:p>
          </table:table-cell>
          <table:table-cell office:value-type="float" office:value="238.423" calcext:value-type="float">
            <text:p>238.423</text:p>
          </table:table-cell>
          <table:table-cell office:value-type="float" office:value="0.353996" calcext:value-type="float">
            <text:p>0.35399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3083" calcext:value-type="float">
            <text:p>-0.0113083</text:p>
          </table:table-cell>
        </table:table-row>
        <table:table-row table:style-name="ro1">
          <table:table-cell office:value-type="float" office:value="33.5903" calcext:value-type="float">
            <text:p>33.5903</text:p>
          </table:table-cell>
          <table:table-cell office:value-type="float" office:value="1.56625" calcext:value-type="float">
            <text:p>1.56625</text:p>
          </table:table-cell>
          <table:table-cell office:value-type="float" office:value="238.434" calcext:value-type="float">
            <text:p>238.434</text:p>
          </table:table-cell>
          <table:table-cell office:value-type="float" office:value="0.35195" calcext:value-type="float">
            <text:p>0.3519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3006" calcext:value-type="float">
            <text:p>-0.0113006</text:p>
          </table:table-cell>
        </table:table-row>
        <table:table-row table:style-name="ro1">
          <table:table-cell office:value-type="float" office:value="33.6975" calcext:value-type="float">
            <text:p>33.6975</text:p>
          </table:table-cell>
          <table:table-cell office:value-type="float" office:value="1.55864" calcext:value-type="float">
            <text:p>1.55864</text:p>
          </table:table-cell>
          <table:table-cell office:value-type="float" office:value="238.441" calcext:value-type="float">
            <text:p>238.441</text:p>
          </table:table-cell>
          <table:table-cell office:value-type="float" office:value="0.357264" calcext:value-type="float">
            <text:p>0.35726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446386" calcext:value-type="float">
            <text:p>-0.00446386</text:p>
          </table:table-cell>
        </table:table-row>
        <table:table-row table:style-name="ro1">
          <table:table-cell office:value-type="float" office:value="33.8213" calcext:value-type="float">
            <text:p>33.8213</text:p>
          </table:table-cell>
          <table:table-cell office:value-type="float" office:value="1.5538" calcext:value-type="float">
            <text:p>1.5538</text:p>
          </table:table-cell>
          <table:table-cell office:value-type="float" office:value="238.446" calcext:value-type="float">
            <text:p>238.446</text:p>
          </table:table-cell>
          <table:table-cell office:value-type="float" office:value="0.357439" calcext:value-type="float">
            <text:p>0.35743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32147" calcext:value-type="float">
            <text:p>-0.00332147</text:p>
          </table:table-cell>
        </table:table-row>
        <table:table-row table:style-name="ro1">
          <table:table-cell office:value-type="float" office:value="33.9341" calcext:value-type="float">
            <text:p>33.9341</text:p>
          </table:table-cell>
          <table:table-cell office:value-type="float" office:value="1.55318" calcext:value-type="float">
            <text:p>1.55318</text:p>
          </table:table-cell>
          <table:table-cell office:value-type="float" office:value="238.447" calcext:value-type="float">
            <text:p>238.447</text:p>
          </table:table-cell>
          <table:table-cell office:value-type="float" office:value="0.361796" calcext:value-type="float">
            <text:p>0.36179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16016" calcext:value-type="float">
            <text:p>0.00116016</text:p>
          </table:table-cell>
        </table:table-row>
        <table:table-row table:style-name="ro1">
          <table:table-cell office:value-type="float" office:value="34.0593" calcext:value-type="float">
            <text:p>34.0593</text:p>
          </table:table-cell>
          <table:table-cell office:value-type="float" office:value="1.55664" calcext:value-type="float">
            <text:p>1.55664</text:p>
          </table:table-cell>
          <table:table-cell office:value-type="float" office:value="238.443" calcext:value-type="float">
            <text:p>238.443</text:p>
          </table:table-cell>
          <table:table-cell office:value-type="float" office:value="0.367388" calcext:value-type="float">
            <text:p>0.36738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605939" calcext:value-type="float">
            <text:p>0.00605939</text:p>
          </table:table-cell>
        </table:table-row>
        <table:table-row table:style-name="ro1">
          <table:table-cell office:value-type="float" office:value="34.1724" calcext:value-type="float">
            <text:p>34.1724</text:p>
          </table:table-cell>
          <table:table-cell office:value-type="float" office:value="1.56323" calcext:value-type="float">
            <text:p>1.56323</text:p>
          </table:table-cell>
          <table:table-cell office:value-type="float" office:value="238.437" calcext:value-type="float">
            <text:p>238.437</text:p>
          </table:table-cell>
          <table:table-cell office:value-type="float" office:value="0.369342" calcext:value-type="float">
            <text:p>0.36934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66952" calcext:value-type="float">
            <text:p>0.0066952</text:p>
          </table:table-cell>
        </table:table-row>
        <table:table-row table:style-name="ro1">
          <table:table-cell office:value-type="float" office:value="34.3049" calcext:value-type="float">
            <text:p>34.3049</text:p>
          </table:table-cell>
          <table:table-cell office:value-type="float" office:value="1.57526" calcext:value-type="float">
            <text:p>1.57526</text:p>
          </table:table-cell>
          <table:table-cell office:value-type="float" office:value="238.425" calcext:value-type="float">
            <text:p>238.425</text:p>
          </table:table-cell>
          <table:table-cell office:value-type="float" office:value="0.382851" calcext:value-type="float">
            <text:p>0.38285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77999" calcext:value-type="float">
            <text:p>0.0177999</text:p>
          </table:table-cell>
        </table:table-row>
        <table:table-row table:style-name="ro1">
          <table:table-cell office:value-type="float" office:value="34.427" calcext:value-type="float">
            <text:p>34.427</text:p>
          </table:table-cell>
          <table:table-cell office:value-type="float" office:value="1.59003" calcext:value-type="float">
            <text:p>1.59003</text:p>
          </table:table-cell>
          <table:table-cell office:value-type="float" office:value="238.41" calcext:value-type="float">
            <text:p>238.41</text:p>
          </table:table-cell>
          <table:table-cell office:value-type="float" office:value="0.385516" calcext:value-type="float">
            <text:p>0.38551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7511" calcext:value-type="float">
            <text:p>0.017511</text:p>
          </table:table-cell>
        </table:table-row>
        <table:table-row table:style-name="ro1">
          <table:table-cell office:value-type="float" office:value="34.5505" calcext:value-type="float">
            <text:p>34.5505</text:p>
          </table:table-cell>
          <table:table-cell office:value-type="float" office:value="1.60851" calcext:value-type="float">
            <text:p>1.60851</text:p>
          </table:table-cell>
          <table:table-cell office:value-type="float" office:value="238.391" calcext:value-type="float">
            <text:p>238.391</text:p>
          </table:table-cell>
          <table:table-cell office:value-type="float" office:value="0.39508" calcext:value-type="float">
            <text:p>0.3950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33789" calcext:value-type="float">
            <text:p>0.0233789</text:p>
          </table:table-cell>
        </table:table-row>
        <table:table-row table:style-name="ro1">
          <table:table-cell office:value-type="float" office:value="34.6641" calcext:value-type="float">
            <text:p>34.6641</text:p>
          </table:table-cell>
          <table:table-cell office:value-type="float" office:value="1.62846" calcext:value-type="float">
            <text:p>1.62846</text:p>
          </table:table-cell>
          <table:table-cell office:value-type="float" office:value="238.372" calcext:value-type="float">
            <text:p>238.372</text:p>
          </table:table-cell>
          <table:table-cell office:value-type="float" office:value="0.398651" calcext:value-type="float">
            <text:p>0.39865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29581" calcext:value-type="float">
            <text:p>0.0229581</text:p>
          </table:table-cell>
        </table:table-row>
        <table:table-row table:style-name="ro1">
          <table:table-cell office:value-type="float" office:value="34.7695" calcext:value-type="float">
            <text:p>34.7695</text:p>
          </table:table-cell>
          <table:table-cell office:value-type="float" office:value="1.64938" calcext:value-type="float">
            <text:p>1.64938</text:p>
          </table:table-cell>
          <table:table-cell office:value-type="float" office:value="238.351" calcext:value-type="float">
            <text:p>238.351</text:p>
          </table:table-cell>
          <table:table-cell office:value-type="float" office:value="0.400731" calcext:value-type="float">
            <text:p>0.40073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0854" calcext:value-type="float">
            <text:p>0.020854</text:p>
          </table:table-cell>
        </table:table-row>
        <table:table-row table:style-name="ro1">
          <table:table-cell office:value-type="float" office:value="34.8787" calcext:value-type="float">
            <text:p>34.8787</text:p>
          </table:table-cell>
          <table:table-cell office:value-type="float" office:value="1.67332" calcext:value-type="float">
            <text:p>1.67332</text:p>
          </table:table-cell>
          <table:table-cell office:value-type="float" office:value="238.327" calcext:value-type="float">
            <text:p>238.327</text:p>
          </table:table-cell>
          <table:table-cell office:value-type="float" office:value="0.405779" calcext:value-type="float">
            <text:p>0.40577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11138" calcext:value-type="float">
            <text:p>0.0211138</text:p>
          </table:table-cell>
        </table:table-row>
        <table:table-row table:style-name="ro1">
          <table:table-cell office:value-type="float" office:value="34.9971" calcext:value-type="float">
            <text:p>34.9971</text:p>
          </table:table-cell>
          <table:table-cell office:value-type="float" office:value="1.70186" calcext:value-type="float">
            <text:p>1.70186</text:p>
          </table:table-cell>
          <table:table-cell office:value-type="float" office:value="238.298" calcext:value-type="float">
            <text:p>238.298</text:p>
          </table:table-cell>
          <table:table-cell office:value-type="float" office:value="0.409469" calcext:value-type="float">
            <text:p>0.40946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90969" calcext:value-type="float">
            <text:p>0.0190969</text:p>
          </table:table-cell>
        </table:table-row>
        <table:table-row table:style-name="ro1">
          <table:table-cell office:value-type="float" office:value="35.1123" calcext:value-type="float">
            <text:p>35.1123</text:p>
          </table:table-cell>
          <table:table-cell office:value-type="float" office:value="1.73184" calcext:value-type="float">
            <text:p>1.73184</text:p>
          </table:table-cell>
          <table:table-cell office:value-type="float" office:value="238.268" calcext:value-type="float">
            <text:p>238.268</text:p>
          </table:table-cell>
          <table:table-cell office:value-type="float" office:value="0.432131" calcext:value-type="float">
            <text:p>0.43213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57624" calcext:value-type="float">
            <text:p>0.0357624</text:p>
          </table:table-cell>
        </table:table-row>
        <table:table-row table:style-name="ro1">
          <table:table-cell office:value-type="float" office:value="35.2292" calcext:value-type="float">
            <text:p>35.2292</text:p>
          </table:table-cell>
          <table:table-cell office:value-type="float" office:value="1.76431" calcext:value-type="float">
            <text:p>1.76431</text:p>
          </table:table-cell>
          <table:table-cell office:value-type="float" office:value="238.236" calcext:value-type="float">
            <text:p>238.236</text:p>
          </table:table-cell>
          <table:table-cell office:value-type="float" office:value="0.430273" calcext:value-type="float">
            <text:p>0.43027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74105" calcext:value-type="float">
            <text:p>0.0274105</text:p>
          </table:table-cell>
        </table:table-row>
        <table:table-row table:style-name="ro1">
          <table:table-cell office:value-type="float" office:value="35.3433" calcext:value-type="float">
            <text:p>35.3433</text:p>
          </table:table-cell>
          <table:table-cell office:value-type="float" office:value="1.79787" calcext:value-type="float">
            <text:p>1.79787</text:p>
          </table:table-cell>
          <table:table-cell office:value-type="float" office:value="238.202" calcext:value-type="float">
            <text:p>238.202</text:p>
          </table:table-cell>
          <table:table-cell office:value-type="float" office:value="0.433119" calcext:value-type="float">
            <text:p>0.43311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35459" calcext:value-type="float">
            <text:p>0.0235459</text:p>
          </table:table-cell>
        </table:table-row>
        <table:table-row table:style-name="ro1">
          <table:table-cell office:value-type="float" office:value="35.4639" calcext:value-type="float">
            <text:p>35.4639</text:p>
          </table:table-cell>
          <table:table-cell office:value-type="float" office:value="1.83516" calcext:value-type="float">
            <text:p>1.83516</text:p>
          </table:table-cell>
          <table:table-cell office:value-type="float" office:value="238.165" calcext:value-type="float">
            <text:p>238.165</text:p>
          </table:table-cell>
          <table:table-cell office:value-type="float" office:value="0.458814" calcext:value-type="float">
            <text:p>0.45881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417821" calcext:value-type="float">
            <text:p>0.0417821</text:p>
          </table:table-cell>
        </table:table-row>
        <table:table-row table:style-name="ro1">
          <table:table-cell office:value-type="float" office:value="35.5715" calcext:value-type="float">
            <text:p>35.5715</text:p>
          </table:table-cell>
          <table:table-cell office:value-type="float" office:value="1.8698" calcext:value-type="float">
            <text:p>1.8698</text:p>
          </table:table-cell>
          <table:table-cell office:value-type="float" office:value="238.13" calcext:value-type="float">
            <text:p>238.13</text:p>
          </table:table-cell>
          <table:table-cell office:value-type="float" office:value="0.467772" calcext:value-type="float">
            <text:p>0.46777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438128" calcext:value-type="float">
            <text:p>0.0438128</text:p>
          </table:table-cell>
        </table:table-row>
        <table:table-row table:style-name="ro1">
          <table:table-cell office:value-type="float" office:value="35.6797" calcext:value-type="float">
            <text:p>35.6797</text:p>
          </table:table-cell>
          <table:table-cell office:value-type="float" office:value="1.90585" calcext:value-type="float">
            <text:p>1.90585</text:p>
          </table:table-cell>
          <table:table-cell office:value-type="float" office:value="238.094" calcext:value-type="float">
            <text:p>238.094</text:p>
          </table:table-cell>
          <table:table-cell office:value-type="float" office:value="0.478567" calcext:value-type="float">
            <text:p>0.47856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473966" calcext:value-type="float">
            <text:p>0.0473966</text:p>
          </table:table-cell>
        </table:table-row>
        <table:table-row table:style-name="ro1">
          <table:table-cell office:value-type="float" office:value="35.7896" calcext:value-type="float">
            <text:p>35.7896</text:p>
          </table:table-cell>
          <table:table-cell office:value-type="float" office:value="1.94339" calcext:value-type="float">
            <text:p>1.94339</text:p>
          </table:table-cell>
          <table:table-cell office:value-type="float" office:value="238.057" calcext:value-type="float">
            <text:p>238.057</text:p>
          </table:table-cell>
          <table:table-cell office:value-type="float" office:value="0.470795" calcext:value-type="float">
            <text:p>0.47079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21175" calcext:value-type="float">
            <text:p>0.0321175</text:p>
          </table:table-cell>
        </table:table-row>
        <table:table-row table:style-name="ro1">
          <table:table-cell office:value-type="float" office:value="35.9092" calcext:value-type="float">
            <text:p>35.9092</text:p>
          </table:table-cell>
          <table:table-cell office:value-type="float" office:value="1.98528" calcext:value-type="float">
            <text:p>1.98528</text:p>
          </table:table-cell>
          <table:table-cell office:value-type="float" office:value="238.015" calcext:value-type="float">
            <text:p>238.015</text:p>
          </table:table-cell>
          <table:table-cell office:value-type="float" office:value="0.478807" calcext:value-type="float">
            <text:p>0.47880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17518" calcext:value-type="float">
            <text:p>0.0317518</text:p>
          </table:table-cell>
        </table:table-row>
        <table:table-row table:style-name="ro1">
          <table:table-cell office:value-type="float" office:value="36.0266" calcext:value-type="float">
            <text:p>36.0266</text:p>
          </table:table-cell>
          <table:table-cell office:value-type="float" office:value="2.02711" calcext:value-type="float">
            <text:p>2.02711</text:p>
          </table:table-cell>
          <table:table-cell office:value-type="float" office:value="237.973" calcext:value-type="float">
            <text:p>237.973</text:p>
          </table:table-cell>
          <table:table-cell office:value-type="float" office:value="0.489881" calcext:value-type="float">
            <text:p>0.48988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44579" calcext:value-type="float">
            <text:p>0.0344579</text:p>
          </table:table-cell>
        </table:table-row>
        <table:table-row table:style-name="ro1">
          <table:table-cell office:value-type="float" office:value="36.134" calcext:value-type="float">
            <text:p>36.134</text:p>
          </table:table-cell>
          <table:table-cell office:value-type="float" office:value="2.06595" calcext:value-type="float">
            <text:p>2.06595</text:p>
          </table:table-cell>
          <table:table-cell office:value-type="float" office:value="237.934" calcext:value-type="float">
            <text:p>237.934</text:p>
          </table:table-cell>
          <table:table-cell office:value-type="float" office:value="0.499622" calcext:value-type="float">
            <text:p>0.49962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64322" calcext:value-type="float">
            <text:p>0.0364322</text:p>
          </table:table-cell>
        </table:table-row>
        <table:table-row table:style-name="ro1">
          <table:table-cell office:value-type="float" office:value="36.2463" calcext:value-type="float">
            <text:p>36.2463</text:p>
          </table:table-cell>
          <table:table-cell office:value-type="float" office:value="2.10698" calcext:value-type="float">
            <text:p>2.10698</text:p>
          </table:table-cell>
          <table:table-cell office:value-type="float" office:value="237.893" calcext:value-type="float">
            <text:p>237.893</text:p>
          </table:table-cell>
          <table:table-cell office:value-type="float" office:value="0.511058" calcext:value-type="float">
            <text:p>0.51105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96619" calcext:value-type="float">
            <text:p>0.0396619</text:p>
          </table:table-cell>
        </table:table-row>
        <table:table-row table:style-name="ro1">
          <table:table-cell office:value-type="float" office:value="36.353" calcext:value-type="float">
            <text:p>36.353</text:p>
          </table:table-cell>
          <table:table-cell office:value-type="float" office:value="2.146" calcext:value-type="float">
            <text:p>2.146</text:p>
          </table:table-cell>
          <table:table-cell office:value-type="float" office:value="237.854" calcext:value-type="float">
            <text:p>237.854</text:p>
          </table:table-cell>
          <table:table-cell office:value-type="float" office:value="0.513765" calcext:value-type="float">
            <text:p>0.51376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45658" calcext:value-type="float">
            <text:p>0.0345658</text:p>
          </table:table-cell>
        </table:table-row>
        <table:table-row table:style-name="ro1">
          <table:table-cell office:value-type="float" office:value="36.4739" calcext:value-type="float">
            <text:p>36.4739</text:p>
          </table:table-cell>
          <table:table-cell office:value-type="float" office:value="2.19019" calcext:value-type="float">
            <text:p>2.19019</text:p>
          </table:table-cell>
          <table:table-cell office:value-type="float" office:value="237.81" calcext:value-type="float">
            <text:p>237.81</text:p>
          </table:table-cell>
          <table:table-cell office:value-type="float" office:value="0.527062" calcext:value-type="float">
            <text:p>0.52706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90251" calcext:value-type="float">
            <text:p>0.0390251</text:p>
          </table:table-cell>
        </table:table-row>
        <table:table-row table:style-name="ro1">
          <table:table-cell office:value-type="float" office:value="36.5806" calcext:value-type="float">
            <text:p>36.5806</text:p>
          </table:table-cell>
          <table:table-cell office:value-type="float" office:value="2.22885" calcext:value-type="float">
            <text:p>2.22885</text:p>
          </table:table-cell>
          <table:table-cell office:value-type="float" office:value="237.771" calcext:value-type="float">
            <text:p>237.771</text:p>
          </table:table-cell>
          <table:table-cell office:value-type="float" office:value="0.530717" calcext:value-type="float">
            <text:p>0.53071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49462" calcext:value-type="float">
            <text:p>0.0349462</text:p>
          </table:table-cell>
        </table:table-row>
        <table:table-row table:style-name="ro1">
          <table:table-cell office:value-type="float" office:value="36.6929" calcext:value-type="float">
            <text:p>36.6929</text:p>
          </table:table-cell>
          <table:table-cell office:value-type="float" office:value="2.26933" calcext:value-type="float">
            <text:p>2.26933</text:p>
          </table:table-cell>
          <table:table-cell office:value-type="float" office:value="237.731" calcext:value-type="float">
            <text:p>237.731</text:p>
          </table:table-cell>
          <table:table-cell office:value-type="float" office:value="0.53371" calcext:value-type="float">
            <text:p>0.5337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98436" calcext:value-type="float">
            <text:p>0.0298436</text:p>
          </table:table-cell>
        </table:table-row>
        <table:table-row table:style-name="ro1">
          <table:table-cell office:value-type="float" office:value="36.802" calcext:value-type="float">
            <text:p>36.802</text:p>
          </table:table-cell>
          <table:table-cell office:value-type="float" office:value="2.30815" calcext:value-type="float">
            <text:p>2.30815</text:p>
          </table:table-cell>
          <table:table-cell office:value-type="float" office:value="237.692" calcext:value-type="float">
            <text:p>237.692</text:p>
          </table:table-cell>
          <table:table-cell office:value-type="float" office:value="0.539261" calcext:value-type="float">
            <text:p>0.53926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76311" calcext:value-type="float">
            <text:p>0.0276311</text:p>
          </table:table-cell>
        </table:table-row>
        <table:table-row table:style-name="ro1">
          <table:table-cell office:value-type="float" office:value="36.9236" calcext:value-type="float">
            <text:p>36.9236</text:p>
          </table:table-cell>
          <table:table-cell office:value-type="float" office:value="2.35042" calcext:value-type="float">
            <text:p>2.35042</text:p>
          </table:table-cell>
          <table:table-cell office:value-type="float" office:value="237.65" calcext:value-type="float">
            <text:p>237.65</text:p>
          </table:table-cell>
          <table:table-cell office:value-type="float" office:value="0.565677" calcext:value-type="float">
            <text:p>0.56567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455936" calcext:value-type="float">
            <text:p>0.0455936</text:p>
          </table:table-cell>
        </table:table-row>
        <table:table-row table:style-name="ro1">
          <table:table-cell office:value-type="float" office:value="37.0686" calcext:value-type="float">
            <text:p>37.0686</text:p>
          </table:table-cell>
          <table:table-cell office:value-type="float" office:value="2.3999" calcext:value-type="float">
            <text:p>2.3999</text:p>
          </table:table-cell>
          <table:table-cell office:value-type="float" office:value="237.6" calcext:value-type="float">
            <text:p>237.6</text:p>
          </table:table-cell>
          <table:table-cell office:value-type="float" office:value="0.613661" calcext:value-type="float">
            <text:p>0.61366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836803" calcext:value-type="float">
            <text:p>0.0836803</text:p>
          </table:table-cell>
        </table:table-row>
        <table:table-row table:style-name="ro1">
          <table:table-cell office:value-type="float" office:value="37.1689" calcext:value-type="float">
            <text:p>37.1689</text:p>
          </table:table-cell>
          <table:table-cell office:value-type="float" office:value="2.4334" calcext:value-type="float">
            <text:p>2.4334</text:p>
          </table:table-cell>
          <table:table-cell office:value-type="float" office:value="237.567" calcext:value-type="float">
            <text:p>237.567</text:p>
          </table:table-cell>
          <table:table-cell office:value-type="float" office:value="0.66096" calcext:value-type="float">
            <text:p>0.6609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124281" calcext:value-type="float">
            <text:p>0.124281</text:p>
          </table:table-cell>
        </table:table-row>
        <table:table-row table:style-name="ro1">
          <table:table-cell office:value-type="float" office:value="37.2729" calcext:value-type="float">
            <text:p>37.2729</text:p>
          </table:table-cell>
          <table:table-cell office:value-type="float" office:value="2.46654" calcext:value-type="float">
            <text:p>2.46654</text:p>
          </table:table-cell>
          <table:table-cell office:value-type="float" office:value="237.533" calcext:value-type="float">
            <text:p>237.533</text:p>
          </table:table-cell>
          <table:table-cell office:value-type="float" office:value="0.590656" calcext:value-type="float">
            <text:p>0.59065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473487" calcext:value-type="float">
            <text:p>0.0473487</text:p>
          </table:table-cell>
        </table:table-row>
        <table:table-row table:style-name="ro1">
          <table:table-cell office:value-type="float" office:value="37.3782" calcext:value-type="float">
            <text:p>37.3782</text:p>
          </table:table-cell>
          <table:table-cell office:value-type="float" office:value="2.49852" calcext:value-type="float">
            <text:p>2.49852</text:p>
          </table:table-cell>
          <table:table-cell office:value-type="float" office:value="237.501" calcext:value-type="float">
            <text:p>237.501</text:p>
          </table:table-cell>
          <table:table-cell office:value-type="float" office:value="0.580178" calcext:value-type="float">
            <text:p>0.58017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04738" calcext:value-type="float">
            <text:p>0.0304738</text:p>
          </table:table-cell>
        </table:table-row>
        <table:table-row table:style-name="ro1">
          <table:table-cell office:value-type="float" office:value="37.4875" calcext:value-type="float">
            <text:p>37.4875</text:p>
          </table:table-cell>
          <table:table-cell office:value-type="float" office:value="2.53036" calcext:value-type="float">
            <text:p>2.53036</text:p>
          </table:table-cell>
          <table:table-cell office:value-type="float" office:value="237.47" calcext:value-type="float">
            <text:p>237.47</text:p>
          </table:table-cell>
          <table:table-cell office:value-type="float" office:value="0.588722" calcext:value-type="float">
            <text:p>0.58872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26489" calcext:value-type="float">
            <text:p>0.0326489</text:p>
          </table:table-cell>
        </table:table-row>
        <table:table-row table:style-name="ro1">
          <table:table-cell office:value-type="float" office:value="37.6038" calcext:value-type="float">
            <text:p>37.6038</text:p>
          </table:table-cell>
          <table:table-cell office:value-type="float" office:value="2.56264" calcext:value-type="float">
            <text:p>2.56264</text:p>
          </table:table-cell>
          <table:table-cell office:value-type="float" office:value="237.437" calcext:value-type="float">
            <text:p>237.437</text:p>
          </table:table-cell>
          <table:table-cell office:value-type="float" office:value="0.600214" calcext:value-type="float">
            <text:p>0.60021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376861" calcext:value-type="float">
            <text:p>0.0376861</text:p>
          </table:table-cell>
        </table:table-row>
        <table:table-row table:style-name="ro1">
          <table:table-cell office:value-type="float" office:value="37.7087" calcext:value-type="float">
            <text:p>37.7087</text:p>
          </table:table-cell>
          <table:table-cell office:value-type="float" office:value="2.58997" calcext:value-type="float">
            <text:p>2.58997</text:p>
          </table:table-cell>
          <table:table-cell office:value-type="float" office:value="237.41" calcext:value-type="float">
            <text:p>237.41</text:p>
          </table:table-cell>
          <table:table-cell office:value-type="float" office:value="0.592891" calcext:value-type="float">
            <text:p>0.59289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4898" calcext:value-type="float">
            <text:p>0.024898</text:p>
          </table:table-cell>
        </table:table-row>
        <table:table-row table:style-name="ro1">
          <table:table-cell office:value-type="float" office:value="37.814" calcext:value-type="float">
            <text:p>37.814</text:p>
          </table:table-cell>
          <table:table-cell office:value-type="float" office:value="2.61571" calcext:value-type="float">
            <text:p>2.61571</text:p>
          </table:table-cell>
          <table:table-cell office:value-type="float" office:value="237.384" calcext:value-type="float">
            <text:p>237.384</text:p>
          </table:table-cell>
          <table:table-cell office:value-type="float" office:value="0.594804" calcext:value-type="float">
            <text:p>0.59480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16627" calcext:value-type="float">
            <text:p>0.0216627</text:p>
          </table:table-cell>
        </table:table-row>
        <table:table-row table:style-name="ro1">
          <table:table-cell office:value-type="float" office:value="37.9197" calcext:value-type="float">
            <text:p>37.9197</text:p>
          </table:table-cell>
          <table:table-cell office:value-type="float" office:value="2.63988" calcext:value-type="float">
            <text:p>2.63988</text:p>
          </table:table-cell>
          <table:table-cell office:value-type="float" office:value="237.36" calcext:value-type="float">
            <text:p>237.36</text:p>
          </table:table-cell>
          <table:table-cell office:value-type="float" office:value="0.60023" calcext:value-type="float">
            <text:p>0.6002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22549" calcext:value-type="float">
            <text:p>0.0222549</text:p>
          </table:table-cell>
        </table:table-row>
        <table:table-row table:style-name="ro1">
          <table:table-cell office:value-type="float" office:value="38.0312" calcext:value-type="float">
            <text:p>38.0312</text:p>
          </table:table-cell>
          <table:table-cell office:value-type="float" office:value="2.66338" calcext:value-type="float">
            <text:p>2.66338</text:p>
          </table:table-cell>
          <table:table-cell office:value-type="float" office:value="237.337" calcext:value-type="float">
            <text:p>237.337</text:p>
          </table:table-cell>
          <table:table-cell office:value-type="float" office:value="0.60361" calcext:value-type="float">
            <text:p>0.6036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09352" calcext:value-type="float">
            <text:p>0.0209352</text:p>
          </table:table-cell>
        </table:table-row>
        <table:table-row table:style-name="ro1">
          <table:table-cell office:value-type="float" office:value="38.1599" calcext:value-type="float">
            <text:p>38.1599</text:p>
          </table:table-cell>
          <table:table-cell office:value-type="float" office:value="2.68802" calcext:value-type="float">
            <text:p>2.68802</text:p>
          </table:table-cell>
          <table:table-cell office:value-type="float" office:value="237.312" calcext:value-type="float">
            <text:p>237.312</text:p>
          </table:table-cell>
          <table:table-cell office:value-type="float" office:value="0.614078" calcext:value-type="float">
            <text:p>0.61407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64739" calcext:value-type="float">
            <text:p>0.0264739</text:p>
          </table:table-cell>
        </table:table-row>
        <table:table-row table:style-name="ro1">
          <table:table-cell office:value-type="float" office:value="38.2705" calcext:value-type="float">
            <text:p>38.2705</text:p>
          </table:table-cell>
          <table:table-cell office:value-type="float" office:value="2.70688" calcext:value-type="float">
            <text:p>2.70688</text:p>
          </table:table-cell>
          <table:table-cell office:value-type="float" office:value="237.293" calcext:value-type="float">
            <text:p>237.293</text:p>
          </table:table-cell>
          <table:table-cell office:value-type="float" office:value="0.606787" calcext:value-type="float">
            <text:p>0.60678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54111" calcext:value-type="float">
            <text:p>0.0154111</text:p>
          </table:table-cell>
        </table:table-row>
        <table:table-row table:style-name="ro1">
          <table:table-cell office:value-type="float" office:value="38.3904" calcext:value-type="float">
            <text:p>38.3904</text:p>
          </table:table-cell>
          <table:table-cell office:value-type="float" office:value="2.72505" calcext:value-type="float">
            <text:p>2.72505</text:p>
          </table:table-cell>
          <table:table-cell office:value-type="float" office:value="237.275" calcext:value-type="float">
            <text:p>237.275</text:p>
          </table:table-cell>
          <table:table-cell office:value-type="float" office:value="0.614025" calcext:value-type="float">
            <text:p>0.61402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9015" calcext:value-type="float">
            <text:p>0.019015</text:p>
          </table:table-cell>
        </table:table-row>
        <table:table-row table:style-name="ro1">
          <table:table-cell office:value-type="float" office:value="38.499" calcext:value-type="float">
            <text:p>38.499</text:p>
          </table:table-cell>
          <table:table-cell office:value-type="float" office:value="2.73943" calcext:value-type="float">
            <text:p>2.73943</text:p>
          </table:table-cell>
          <table:table-cell office:value-type="float" office:value="237.261" calcext:value-type="float">
            <text:p>237.261</text:p>
          </table:table-cell>
          <table:table-cell office:value-type="float" office:value="0.608017" calcext:value-type="float">
            <text:p>0.60801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01321" calcext:value-type="float">
            <text:p>0.0101321</text:p>
          </table:table-cell>
        </table:table-row>
        <table:table-row table:style-name="ro1">
          <table:table-cell office:value-type="float" office:value="38.6208" calcext:value-type="float">
            <text:p>38.6208</text:p>
          </table:table-cell>
          <table:table-cell office:value-type="float" office:value="2.75301" calcext:value-type="float">
            <text:p>2.75301</text:p>
          </table:table-cell>
          <table:table-cell office:value-type="float" office:value="237.247" calcext:value-type="float">
            <text:p>237.247</text:p>
          </table:table-cell>
          <table:table-cell office:value-type="float" office:value="0.614829" calcext:value-type="float">
            <text:p>0.61482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42275" calcext:value-type="float">
            <text:p>0.0142275</text:p>
          </table:table-cell>
        </table:table-row>
        <table:table-row table:style-name="ro1">
          <table:table-cell office:value-type="float" office:value="38.7292" calcext:value-type="float">
            <text:p>38.7292</text:p>
          </table:table-cell>
          <table:table-cell office:value-type="float" office:value="2.76288" calcext:value-type="float">
            <text:p>2.76288</text:p>
          </table:table-cell>
          <table:table-cell office:value-type="float" office:value="237.237" calcext:value-type="float">
            <text:p>237.237</text:p>
          </table:table-cell>
          <table:table-cell office:value-type="float" office:value="0.613419" calcext:value-type="float">
            <text:p>0.61341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08432" calcext:value-type="float">
            <text:p>0.0108432</text:p>
          </table:table-cell>
        </table:table-row>
        <table:table-row table:style-name="ro1">
          <table:table-cell office:value-type="float" office:value="38.8486" calcext:value-type="float">
            <text:p>38.8486</text:p>
          </table:table-cell>
          <table:table-cell office:value-type="float" office:value="2.77165" calcext:value-type="float">
            <text:p>2.77165</text:p>
          </table:table-cell>
          <table:table-cell office:value-type="float" office:value="237.228" calcext:value-type="float">
            <text:p>237.228</text:p>
          </table:table-cell>
          <table:table-cell office:value-type="float" office:value="0.609119" calcext:value-type="float">
            <text:p>0.60911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478817" calcext:value-type="float">
            <text:p>0.00478817</text:p>
          </table:table-cell>
        </table:table-row>
        <table:table-row table:style-name="ro1">
          <table:table-cell office:value-type="float" office:value="38.9666" calcext:value-type="float">
            <text:p>38.9666</text:p>
          </table:table-cell>
          <table:table-cell office:value-type="float" office:value="2.7778" calcext:value-type="float">
            <text:p>2.7778</text:p>
          </table:table-cell>
          <table:table-cell office:value-type="float" office:value="237.222" calcext:value-type="float">
            <text:p>237.222</text:p>
          </table:table-cell>
          <table:table-cell office:value-type="float" office:value="0.609967" calcext:value-type="float">
            <text:p>0.60996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440669" calcext:value-type="float">
            <text:p>0.00440669</text:p>
          </table:table-cell>
        </table:table-row>
        <table:table-row table:style-name="ro1">
          <table:table-cell office:value-type="float" office:value="39.0759" calcext:value-type="float">
            <text:p>39.0759</text:p>
          </table:table-cell>
          <table:table-cell office:value-type="float" office:value="2.78133" calcext:value-type="float">
            <text:p>2.78133</text:p>
          </table:table-cell>
          <table:table-cell office:value-type="float" office:value="237.219" calcext:value-type="float">
            <text:p>237.219</text:p>
          </table:table-cell>
          <table:table-cell office:value-type="float" office:value="0.609433" calcext:value-type="float">
            <text:p>0.60943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16742" calcext:value-type="float">
            <text:p>0.00316742</text:p>
          </table:table-cell>
        </table:table-row>
        <table:table-row table:style-name="ro1">
          <table:table-cell office:value-type="float" office:value="39.1853" calcext:value-type="float">
            <text:p>39.1853</text:p>
          </table:table-cell>
          <table:table-cell office:value-type="float" office:value="2.7829" calcext:value-type="float">
            <text:p>2.7829</text:p>
          </table:table-cell>
          <table:table-cell office:value-type="float" office:value="237.217" calcext:value-type="float">
            <text:p>237.217</text:p>
          </table:table-cell>
          <table:table-cell office:value-type="float" office:value="0.6077" calcext:value-type="float">
            <text:p>0.607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12071" calcext:value-type="float">
            <text:p>0.00112071</text:p>
          </table:table-cell>
        </table:table-row>
        <table:table-row table:style-name="ro1">
          <table:table-cell office:value-type="float" office:value="39.3042" calcext:value-type="float">
            <text:p>39.3042</text:p>
          </table:table-cell>
          <table:table-cell office:value-type="float" office:value="2.78241" calcext:value-type="float">
            <text:p>2.78241</text:p>
          </table:table-cell>
          <table:table-cell office:value-type="float" office:value="237.218" calcext:value-type="float">
            <text:p>237.218</text:p>
          </table:table-cell>
          <table:table-cell office:value-type="float" office:value="0.6055" calcext:value-type="float">
            <text:p>0.605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982079" calcext:value-type="float">
            <text:p>-0.000982079</text:p>
          </table:table-cell>
        </table:table-row>
        <table:table-row table:style-name="ro1">
          <table:table-cell office:value-type="float" office:value="39.4148" calcext:value-type="float">
            <text:p>39.4148</text:p>
          </table:table-cell>
          <table:table-cell office:value-type="float" office:value="2.77969" calcext:value-type="float">
            <text:p>2.77969</text:p>
          </table:table-cell>
          <table:table-cell office:value-type="float" office:value="237.22" calcext:value-type="float">
            <text:p>237.22</text:p>
          </table:table-cell>
          <table:table-cell office:value-type="float" office:value="0.602482" calcext:value-type="float">
            <text:p>0.60248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45624" calcext:value-type="float">
            <text:p>-0.00345624</text:p>
          </table:table-cell>
        </table:table-row>
        <table:table-row table:style-name="ro1">
          <table:table-cell office:value-type="float" office:value="39.52" calcext:value-type="float">
            <text:p>39.52</text:p>
          </table:table-cell>
          <table:table-cell office:value-type="float" office:value="2.77544" calcext:value-type="float">
            <text:p>2.77544</text:p>
          </table:table-cell>
          <table:table-cell office:value-type="float" office:value="237.225" calcext:value-type="float">
            <text:p>237.225</text:p>
          </table:table-cell>
          <table:table-cell office:value-type="float" office:value="0.600313" calcext:value-type="float">
            <text:p>0.60031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477405" calcext:value-type="float">
            <text:p>-0.00477405</text:p>
          </table:table-cell>
        </table:table-row>
        <table:table-row table:style-name="ro1">
          <table:table-cell office:value-type="float" office:value="39.6252" calcext:value-type="float">
            <text:p>39.6252</text:p>
          </table:table-cell>
          <table:table-cell office:value-type="float" office:value="2.76958" calcext:value-type="float">
            <text:p>2.76958</text:p>
          </table:table-cell>
          <table:table-cell office:value-type="float" office:value="237.23" calcext:value-type="float">
            <text:p>237.23</text:p>
          </table:table-cell>
          <table:table-cell office:value-type="float" office:value="0.597757" calcext:value-type="float">
            <text:p>0.59775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615865" calcext:value-type="float">
            <text:p>-0.00615865</text:p>
          </table:table-cell>
        </table:table-row>
        <table:table-row table:style-name="ro1">
          <table:table-cell office:value-type="float" office:value="39.7324" calcext:value-type="float">
            <text:p>39.7324</text:p>
          </table:table-cell>
          <table:table-cell office:value-type="float" office:value="2.76196" calcext:value-type="float">
            <text:p>2.76196</text:p>
          </table:table-cell>
          <table:table-cell office:value-type="float" office:value="237.238" calcext:value-type="float">
            <text:p>237.238</text:p>
          </table:table-cell>
          <table:table-cell office:value-type="float" office:value="0.594588" calcext:value-type="float">
            <text:p>0.59458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780441" calcext:value-type="float">
            <text:p>-0.00780441</text:p>
          </table:table-cell>
        </table:table-row>
        <table:table-row table:style-name="ro1">
          <table:table-cell office:value-type="float" office:value="39.8386" calcext:value-type="float">
            <text:p>39.8386</text:p>
          </table:table-cell>
          <table:table-cell office:value-type="float" office:value="2.75282" calcext:value-type="float">
            <text:p>2.75282</text:p>
          </table:table-cell>
          <table:table-cell office:value-type="float" office:value="237.247" calcext:value-type="float">
            <text:p>237.247</text:p>
          </table:table-cell>
          <table:table-cell office:value-type="float" office:value="0.591082" calcext:value-type="float">
            <text:p>0.59108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948262" calcext:value-type="float">
            <text:p>-0.00948262</text:p>
          </table:table-cell>
        </table:table-row>
        <table:table-row table:style-name="ro1">
          <table:table-cell office:value-type="float" office:value="39.9441" calcext:value-type="float">
            <text:p>39.9441</text:p>
          </table:table-cell>
          <table:table-cell office:value-type="float" office:value="2.74214" calcext:value-type="float">
            <text:p>2.74214</text:p>
          </table:table-cell>
          <table:table-cell office:value-type="float" office:value="237.258" calcext:value-type="float">
            <text:p>237.258</text:p>
          </table:table-cell>
          <table:table-cell office:value-type="float" office:value="0.588597" calcext:value-type="float">
            <text:p>0.58859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983161" calcext:value-type="float">
            <text:p>-0.00983161</text:p>
          </table:table-cell>
        </table:table-row>
        <table:table-row table:style-name="ro1">
          <table:table-cell office:value-type="float" office:value="40.0544" calcext:value-type="float">
            <text:p>40.0544</text:p>
          </table:table-cell>
          <table:table-cell office:value-type="float" office:value="2.72942" calcext:value-type="float">
            <text:p>2.72942</text:p>
          </table:table-cell>
          <table:table-cell office:value-type="float" office:value="237.271" calcext:value-type="float">
            <text:p>237.271</text:p>
          </table:table-cell>
          <table:table-cell office:value-type="float" office:value="0.584796" calcext:value-type="float">
            <text:p>0.58479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0875" calcext:value-type="float">
            <text:p>-0.0110875</text:p>
          </table:table-cell>
        </table:table-row>
        <table:table-row table:style-name="ro1">
          <table:table-cell office:value-type="float" office:value="40.1616" calcext:value-type="float">
            <text:p>40.1616</text:p>
          </table:table-cell>
          <table:table-cell office:value-type="float" office:value="2.71585" calcext:value-type="float">
            <text:p>2.71585</text:p>
          </table:table-cell>
          <table:table-cell office:value-type="float" office:value="237.284" calcext:value-type="float">
            <text:p>237.284</text:p>
          </table:table-cell>
          <table:table-cell office:value-type="float" office:value="0.574511" calcext:value-type="float">
            <text:p>0.57451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8659" calcext:value-type="float">
            <text:p>-0.018659</text:p>
          </table:table-cell>
        </table:table-row>
        <table:table-row table:style-name="ro1">
          <table:table-cell office:value-type="float" office:value="40.2693" calcext:value-type="float">
            <text:p>40.2693</text:p>
          </table:table-cell>
          <table:table-cell office:value-type="float" office:value="2.70074" calcext:value-type="float">
            <text:p>2.70074</text:p>
          </table:table-cell>
          <table:table-cell office:value-type="float" office:value="237.299" calcext:value-type="float">
            <text:p>237.299</text:p>
          </table:table-cell>
          <table:table-cell office:value-type="float" office:value="0.578519" calcext:value-type="float">
            <text:p>0.57851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6302" calcext:value-type="float">
            <text:p>-0.0116302</text:p>
          </table:table-cell>
        </table:table-row>
        <table:table-row table:style-name="ro1">
          <table:table-cell office:value-type="float" office:value="40.3774" calcext:value-type="float">
            <text:p>40.3774</text:p>
          </table:table-cell>
          <table:table-cell office:value-type="float" office:value="2.68417" calcext:value-type="float">
            <text:p>2.68417</text:p>
          </table:table-cell>
          <table:table-cell office:value-type="float" office:value="237.316" calcext:value-type="float">
            <text:p>237.316</text:p>
          </table:table-cell>
          <table:table-cell office:value-type="float" office:value="0.574562" calcext:value-type="float">
            <text:p>0.57456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22729" calcext:value-type="float">
            <text:p>-0.0122729</text:p>
          </table:table-cell>
        </table:table-row>
        <table:table-row table:style-name="ro1">
          <table:table-cell office:value-type="float" office:value="40.4966" calcext:value-type="float">
            <text:p>40.4966</text:p>
          </table:table-cell>
          <table:table-cell office:value-type="float" office:value="2.66473" calcext:value-type="float">
            <text:p>2.66473</text:p>
          </table:table-cell>
          <table:table-cell office:value-type="float" office:value="237.335" calcext:value-type="float">
            <text:p>237.335</text:p>
          </table:table-cell>
          <table:table-cell office:value-type="float" office:value="0.567449" calcext:value-type="float">
            <text:p>0.56744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5498" calcext:value-type="float">
            <text:p>-0.015498</text:p>
          </table:table-cell>
        </table:table-row>
        <table:table-row table:style-name="ro1">
          <table:table-cell office:value-type="float" office:value="40.5999" calcext:value-type="float">
            <text:p>40.5999</text:p>
          </table:table-cell>
          <table:table-cell office:value-type="float" office:value="2.6468" calcext:value-type="float">
            <text:p>2.6468</text:p>
          </table:table-cell>
          <table:table-cell office:value-type="float" office:value="237.353" calcext:value-type="float">
            <text:p>237.353</text:p>
          </table:table-cell>
          <table:table-cell office:value-type="float" office:value="0.562105" calcext:value-type="float">
            <text:p>0.56210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72556" calcext:value-type="float">
            <text:p>-0.0172556</text:p>
          </table:table-cell>
        </table:table-row>
        <table:table-row table:style-name="ro1">
          <table:table-cell office:value-type="float" office:value="40.7085" calcext:value-type="float">
            <text:p>40.7085</text:p>
          </table:table-cell>
          <table:table-cell office:value-type="float" office:value="2.62701" calcext:value-type="float">
            <text:p>2.62701</text:p>
          </table:table-cell>
          <table:table-cell office:value-type="float" office:value="237.373" calcext:value-type="float">
            <text:p>237.373</text:p>
          </table:table-cell>
          <table:table-cell office:value-type="float" office:value="0.549812" calcext:value-type="float">
            <text:p>0.54981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55908" calcext:value-type="float">
            <text:p>-0.0255908</text:p>
          </table:table-cell>
        </table:table-row>
        <table:table-row table:style-name="ro1">
          <table:table-cell office:value-type="float" office:value="40.8262" calcext:value-type="float">
            <text:p>40.8262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37.396" calcext:value-type="float">
            <text:p>237.396</text:p>
          </table:table-cell>
          <table:table-cell office:value-type="float" office:value="0.544068" calcext:value-type="float">
            <text:p>0.54406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6821" calcext:value-type="float">
            <text:p>-0.026821</text:p>
          </table:table-cell>
        </table:table-row>
        <table:table-row table:style-name="ro1">
          <table:table-cell office:value-type="float" office:value="40.9373" calcext:value-type="float">
            <text:p>40.9373</text:p>
          </table:table-cell>
          <table:table-cell office:value-type="float" office:value="2.58237" calcext:value-type="float">
            <text:p>2.58237</text:p>
          </table:table-cell>
          <table:table-cell office:value-type="float" office:value="237.418" calcext:value-type="float">
            <text:p>237.418</text:p>
          </table:table-cell>
          <table:table-cell office:value-type="float" office:value="0.547784" calcext:value-type="float">
            <text:p>0.54778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86897" calcext:value-type="float">
            <text:p>-0.0186897</text:p>
          </table:table-cell>
        </table:table-row>
        <table:table-row table:style-name="ro1">
          <table:table-cell office:value-type="float" office:value="41.051" calcext:value-type="float">
            <text:p>41.051</text:p>
          </table:table-cell>
          <table:table-cell office:value-type="float" office:value="2.55904" calcext:value-type="float">
            <text:p>2.55904</text:p>
          </table:table-cell>
          <table:table-cell office:value-type="float" office:value="237.441" calcext:value-type="float">
            <text:p>237.441</text:p>
          </table:table-cell>
          <table:table-cell office:value-type="float" office:value="0.541706" calcext:value-type="float">
            <text:p>0.54170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01014" calcext:value-type="float">
            <text:p>-0.0201014</text:p>
          </table:table-cell>
        </table:table-row>
        <table:table-row table:style-name="ro1">
          <table:table-cell office:value-type="float" office:value="41.1565" calcext:value-type="float">
            <text:p>41.1565</text:p>
          </table:table-cell>
          <table:table-cell office:value-type="float" office:value="2.53679" calcext:value-type="float">
            <text:p>2.53679</text:p>
          </table:table-cell>
          <table:table-cell office:value-type="float" office:value="237.463" calcext:value-type="float">
            <text:p>237.463</text:p>
          </table:table-cell>
          <table:table-cell office:value-type="float" office:value="0.536586" calcext:value-type="float">
            <text:p>0.53658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07721" calcext:value-type="float">
            <text:p>-0.0207721</text:p>
          </table:table-cell>
        </table:table-row>
        <table:table-row table:style-name="ro1">
          <table:table-cell office:value-type="float" office:value="41.27" calcext:value-type="float">
            <text:p>41.27</text:p>
          </table:table-cell>
          <table:table-cell office:value-type="float" office:value="2.51234" calcext:value-type="float">
            <text:p>2.51234</text:p>
          </table:table-cell>
          <table:table-cell office:value-type="float" office:value="237.488" calcext:value-type="float">
            <text:p>237.488</text:p>
          </table:table-cell>
          <table:table-cell office:value-type="float" office:value="0.53634" calcext:value-type="float">
            <text:p>0.5363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61293" calcext:value-type="float">
            <text:p>-0.0161293</text:p>
          </table:table-cell>
        </table:table-row>
        <table:table-row table:style-name="ro1">
          <table:table-cell office:value-type="float" office:value="41.3755" calcext:value-type="float">
            <text:p>41.3755</text:p>
          </table:table-cell>
          <table:table-cell office:value-type="float" office:value="2.48929" calcext:value-type="float">
            <text:p>2.48929</text:p>
          </table:table-cell>
          <table:table-cell office:value-type="float" office:value="237.511" calcext:value-type="float">
            <text:p>237.511</text:p>
          </table:table-cell>
          <table:table-cell office:value-type="float" office:value="0.526179" calcext:value-type="float">
            <text:p>0.52617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16787" calcext:value-type="float">
            <text:p>-0.0216787</text:p>
          </table:table-cell>
        </table:table-row>
        <table:table-row table:style-name="ro1">
          <table:table-cell office:value-type="float" office:value="41.4814" calcext:value-type="float">
            <text:p>41.4814</text:p>
          </table:table-cell>
          <table:table-cell office:value-type="float" office:value="2.46597" calcext:value-type="float">
            <text:p>2.46597</text:p>
          </table:table-cell>
          <table:table-cell office:value-type="float" office:value="237.534" calcext:value-type="float">
            <text:p>237.534</text:p>
          </table:table-cell>
          <table:table-cell office:value-type="float" office:value="0.522196" calcext:value-type="float">
            <text:p>0.52219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09989" calcext:value-type="float">
            <text:p>-0.0209989</text:p>
          </table:table-cell>
        </table:table-row>
        <table:table-row table:style-name="ro1">
          <table:table-cell office:value-type="float" office:value="41.5864" calcext:value-type="float">
            <text:p>41.5864</text:p>
          </table:table-cell>
          <table:table-cell office:value-type="float" office:value="2.44258" calcext:value-type="float">
            <text:p>2.44258</text:p>
          </table:table-cell>
          <table:table-cell office:value-type="float" office:value="237.557" calcext:value-type="float">
            <text:p>237.557</text:p>
          </table:table-cell>
          <table:table-cell office:value-type="float" office:value="0.516111" calcext:value-type="float">
            <text:p>0.51611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24053" calcext:value-type="float">
            <text:p>-0.0224053</text:p>
          </table:table-cell>
        </table:table-row>
        <table:table-row table:style-name="ro1">
          <table:table-cell office:value-type="float" office:value="41.6953" calcext:value-type="float">
            <text:p>41.6953</text:p>
          </table:table-cell>
          <table:table-cell office:value-type="float" office:value="2.41838" calcext:value-type="float">
            <text:p>2.41838</text:p>
          </table:table-cell>
          <table:table-cell office:value-type="float" office:value="237.582" calcext:value-type="float">
            <text:p>237.582</text:p>
          </table:table-cell>
          <table:table-cell office:value-type="float" office:value="0.512117" calcext:value-type="float">
            <text:p>0.51211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15589" calcext:value-type="float">
            <text:p>-0.0215589</text:p>
          </table:table-cell>
        </table:table-row>
        <table:table-row table:style-name="ro1">
          <table:table-cell office:value-type="float" office:value="41.8022" calcext:value-type="float">
            <text:p>41.8022</text:p>
          </table:table-cell>
          <table:table-cell office:value-type="float" office:value="2.39453" calcext:value-type="float">
            <text:p>2.39453</text:p>
          </table:table-cell>
          <table:table-cell office:value-type="float" office:value="237.605" calcext:value-type="float">
            <text:p>237.605</text:p>
          </table:table-cell>
          <table:table-cell office:value-type="float" office:value="0.507262" calcext:value-type="float">
            <text:p>0.50726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16439" calcext:value-type="float">
            <text:p>-0.0216439</text:p>
          </table:table-cell>
        </table:table-row>
        <table:table-row table:style-name="ro1">
          <table:table-cell office:value-type="float" office:value="41.9114" calcext:value-type="float">
            <text:p>41.9114</text:p>
          </table:table-cell>
          <table:table-cell office:value-type="float" office:value="2.37042" calcext:value-type="float">
            <text:p>2.37042</text:p>
          </table:table-cell>
          <table:table-cell office:value-type="float" office:value="237.63" calcext:value-type="float">
            <text:p>237.63</text:p>
          </table:table-cell>
          <table:table-cell office:value-type="float" office:value="0.503065" calcext:value-type="float">
            <text:p>0.50306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10196" calcext:value-type="float">
            <text:p>-0.0210196</text:p>
          </table:table-cell>
        </table:table-row>
        <table:table-row table:style-name="ro1">
          <table:table-cell office:value-type="float" office:value="42.0261" calcext:value-type="float">
            <text:p>42.0261</text:p>
          </table:table-cell>
          <table:table-cell office:value-type="float" office:value="2.34525" calcext:value-type="float">
            <text:p>2.34525</text:p>
          </table:table-cell>
          <table:table-cell office:value-type="float" office:value="237.655" calcext:value-type="float">
            <text:p>237.655</text:p>
          </table:table-cell>
          <table:table-cell office:value-type="float" office:value="0.48819" calcext:value-type="float">
            <text:p>0.4881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308593" calcext:value-type="float">
            <text:p>-0.0308593</text:p>
          </table:table-cell>
        </table:table-row>
        <table:table-row table:style-name="ro1">
          <table:table-cell office:value-type="float" office:value="42.1548" calcext:value-type="float">
            <text:p>42.1548</text:p>
          </table:table-cell>
          <table:table-cell office:value-type="float" office:value="2.31769" calcext:value-type="float">
            <text:p>2.31769</text:p>
          </table:table-cell>
          <table:table-cell office:value-type="float" office:value="237.682" calcext:value-type="float">
            <text:p>237.682</text:p>
          </table:table-cell>
          <table:table-cell office:value-type="float" office:value="0.482554" calcext:value-type="float">
            <text:p>0.48255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30984" calcext:value-type="float">
            <text:p>-0.030984</text:p>
          </table:table-cell>
        </table:table-row>
        <table:table-row table:style-name="ro1">
          <table:table-cell office:value-type="float" office:value="42.2737" calcext:value-type="float">
            <text:p>42.2737</text:p>
          </table:table-cell>
          <table:table-cell office:value-type="float" office:value="2.29268" calcext:value-type="float">
            <text:p>2.29268</text:p>
          </table:table-cell>
          <table:table-cell office:value-type="float" office:value="237.707" calcext:value-type="float">
            <text:p>237.707</text:p>
          </table:table-cell>
          <table:table-cell office:value-type="float" office:value="0.492317" calcext:value-type="float">
            <text:p>0.49231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62188" calcext:value-type="float">
            <text:p>-0.0162188</text:p>
          </table:table-cell>
        </table:table-row>
        <table:table-row table:style-name="ro1">
          <table:table-cell office:value-type="float" office:value="42.3828" calcext:value-type="float">
            <text:p>42.3828</text:p>
          </table:table-cell>
          <table:table-cell office:value-type="float" office:value="2.2704" calcext:value-type="float">
            <text:p>2.2704</text:p>
          </table:table-cell>
          <table:table-cell office:value-type="float" office:value="237.73" calcext:value-type="float">
            <text:p>237.73</text:p>
          </table:table-cell>
          <table:table-cell office:value-type="float" office:value="0.476357" calcext:value-type="float">
            <text:p>0.47635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77227" calcext:value-type="float">
            <text:p>-0.0277227</text:p>
          </table:table-cell>
        </table:table-row>
        <table:table-row table:style-name="ro1">
          <table:table-cell office:value-type="float" office:value="42.5105" calcext:value-type="float">
            <text:p>42.5105</text:p>
          </table:table-cell>
          <table:table-cell office:value-type="float" office:value="2.24513" calcext:value-type="float">
            <text:p>2.24513</text:p>
          </table:table-cell>
          <table:table-cell office:value-type="float" office:value="237.755" calcext:value-type="float">
            <text:p>237.755</text:p>
          </table:table-cell>
          <table:table-cell office:value-type="float" office:value="0.470849" calcext:value-type="float">
            <text:p>0.47084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81771" calcext:value-type="float">
            <text:p>-0.0281771</text:p>
          </table:table-cell>
        </table:table-row>
        <table:table-row table:style-name="ro1">
          <table:table-cell office:value-type="float" office:value="42.6111" calcext:value-type="float">
            <text:p>42.6111</text:p>
          </table:table-cell>
          <table:table-cell office:value-type="float" office:value="2.22598" calcext:value-type="float">
            <text:p>2.22598</text:p>
          </table:table-cell>
          <table:table-cell office:value-type="float" office:value="237.774" calcext:value-type="float">
            <text:p>237.774</text:p>
          </table:table-cell>
          <table:table-cell office:value-type="float" office:value="0.477995" calcext:value-type="float">
            <text:p>0.47799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7202" calcext:value-type="float">
            <text:p>-0.017202</text:p>
          </table:table-cell>
        </table:table-row>
        <table:table-row table:style-name="ro1">
          <table:table-cell office:value-type="float" office:value="42.7219" calcext:value-type="float">
            <text:p>42.7219</text:p>
          </table:table-cell>
          <table:table-cell office:value-type="float" office:value="2.20572" calcext:value-type="float">
            <text:p>2.20572</text:p>
          </table:table-cell>
          <table:table-cell office:value-type="float" office:value="237.794" calcext:value-type="float">
            <text:p>237.794</text:p>
          </table:table-cell>
          <table:table-cell office:value-type="float" office:value="0.474165" calcext:value-type="float">
            <text:p>0.47416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69783" calcext:value-type="float">
            <text:p>-0.0169783</text:p>
          </table:table-cell>
        </table:table-row>
        <table:table-row table:style-name="ro1">
          <table:table-cell office:value-type="float" office:value="42.8291" calcext:value-type="float">
            <text:p>42.8291</text:p>
          </table:table-cell>
          <table:table-cell office:value-type="float" office:value="2.18695" calcext:value-type="float">
            <text:p>2.18695</text:p>
          </table:table-cell>
          <table:table-cell office:value-type="float" office:value="237.813" calcext:value-type="float">
            <text:p>237.813</text:p>
          </table:table-cell>
          <table:table-cell office:value-type="float" office:value="0.465346" calcext:value-type="float">
            <text:p>0.46534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2044" calcext:value-type="float">
            <text:p>-0.022044</text:p>
          </table:table-cell>
        </table:table-row>
        <table:table-row table:style-name="ro1">
          <table:table-cell office:value-type="float" office:value="42.9299" calcext:value-type="float">
            <text:p>42.9299</text:p>
          </table:table-cell>
          <table:table-cell office:value-type="float" office:value="2.17017" calcext:value-type="float">
            <text:p>2.17017</text:p>
          </table:table-cell>
          <table:table-cell office:value-type="float" office:value="237.83" calcext:value-type="float">
            <text:p>237.83</text:p>
          </table:table-cell>
          <table:table-cell office:value-type="float" office:value="0.467228" calcext:value-type="float">
            <text:p>0.46722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68052" calcext:value-type="float">
            <text:p>-0.0168052</text:p>
          </table:table-cell>
        </table:table-row>
        <table:table-row table:style-name="ro1">
          <table:table-cell office:value-type="float" office:value="43.0344" calcext:value-type="float">
            <text:p>43.0344</text:p>
          </table:table-cell>
          <table:table-cell office:value-type="float" office:value="2.1537" calcext:value-type="float">
            <text:p>2.1537</text:p>
          </table:table-cell>
          <table:table-cell office:value-type="float" office:value="237.846" calcext:value-type="float">
            <text:p>237.846</text:p>
          </table:table-cell>
          <table:table-cell office:value-type="float" office:value="0.466199" calcext:value-type="float">
            <text:p>0.46619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45419" calcext:value-type="float">
            <text:p>-0.0145419</text:p>
          </table:table-cell>
        </table:table-row>
        <table:table-row table:style-name="ro1">
          <table:table-cell office:value-type="float" office:value="43.1387" calcext:value-type="float">
            <text:p>43.1387</text:p>
          </table:table-cell>
          <table:table-cell office:value-type="float" office:value="2.13821" calcext:value-type="float">
            <text:p>2.13821</text:p>
          </table:table-cell>
          <table:table-cell office:value-type="float" office:value="237.862" calcext:value-type="float">
            <text:p>237.862</text:p>
          </table:table-cell>
          <table:table-cell office:value-type="float" office:value="0.463327" calcext:value-type="float">
            <text:p>0.46332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43155" calcext:value-type="float">
            <text:p>-0.0143155</text:p>
          </table:table-cell>
        </table:table-row>
        <table:table-row table:style-name="ro1">
          <table:table-cell office:value-type="float" office:value="43.2441" calcext:value-type="float">
            <text:p>43.2441</text:p>
          </table:table-cell>
          <table:table-cell office:value-type="float" office:value="2.12367" calcext:value-type="float">
            <text:p>2.12367</text:p>
          </table:table-cell>
          <table:table-cell office:value-type="float" office:value="237.876" calcext:value-type="float">
            <text:p>237.876</text:p>
          </table:table-cell>
          <table:table-cell office:value-type="float" office:value="0.461856" calcext:value-type="float">
            <text:p>0.46185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28787" calcext:value-type="float">
            <text:p>-0.0128787</text:p>
          </table:table-cell>
        </table:table-row>
        <table:table-row table:style-name="ro1">
          <table:table-cell office:value-type="float" office:value="43.3506" calcext:value-type="float">
            <text:p>43.3506</text:p>
          </table:table-cell>
          <table:table-cell office:value-type="float" office:value="2.11018" calcext:value-type="float">
            <text:p>2.11018</text:p>
          </table:table-cell>
          <table:table-cell office:value-type="float" office:value="237.89" calcext:value-type="float">
            <text:p>237.89</text:p>
          </table:table-cell>
          <table:table-cell office:value-type="float" office:value="0.460608" calcext:value-type="float">
            <text:p>0.46060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4285" calcext:value-type="float">
            <text:p>-0.0114285</text:p>
          </table:table-cell>
        </table:table-row>
        <table:table-row table:style-name="ro1">
          <table:table-cell office:value-type="float" office:value="43.458" calcext:value-type="float">
            <text:p>43.458</text:p>
          </table:table-cell>
          <table:table-cell office:value-type="float" office:value="2.09756" calcext:value-type="float">
            <text:p>2.09756</text:p>
          </table:table-cell>
          <table:table-cell office:value-type="float" office:value="237.902" calcext:value-type="float">
            <text:p>237.902</text:p>
          </table:table-cell>
          <table:table-cell office:value-type="float" office:value="0.459594" calcext:value-type="float">
            <text:p>0.45959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991854" calcext:value-type="float">
            <text:p>-0.00991854</text:p>
          </table:table-cell>
        </table:table-row>
        <table:table-row table:style-name="ro1">
          <table:table-cell office:value-type="float" office:value="43.5667" calcext:value-type="float">
            <text:p>43.5667</text:p>
          </table:table-cell>
          <table:table-cell office:value-type="float" office:value="2.08621" calcext:value-type="float">
            <text:p>2.08621</text:p>
          </table:table-cell>
          <table:table-cell office:value-type="float" office:value="237.914" calcext:value-type="float">
            <text:p>237.914</text:p>
          </table:table-cell>
          <table:table-cell office:value-type="float" office:value="0.452307" calcext:value-type="float">
            <text:p>0.45230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49356" calcext:value-type="float">
            <text:p>-0.0149356</text:p>
          </table:table-cell>
        </table:table-row>
        <table:table-row table:style-name="ro1">
          <table:table-cell office:value-type="float" office:value="43.6843" calcext:value-type="float">
            <text:p>43.6843</text:p>
          </table:table-cell>
          <table:table-cell office:value-type="float" office:value="2.07532" calcext:value-type="float">
            <text:p>2.07532</text:p>
          </table:table-cell>
          <table:table-cell office:value-type="float" office:value="237.925" calcext:value-type="float">
            <text:p>237.925</text:p>
          </table:table-cell>
          <table:table-cell office:value-type="float" office:value="0.458731" calcext:value-type="float">
            <text:p>0.45873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633221" calcext:value-type="float">
            <text:p>-0.00633221</text:p>
          </table:table-cell>
        </table:table-row>
        <table:table-row table:style-name="ro1">
          <table:table-cell office:value-type="float" office:value="43.7917" calcext:value-type="float">
            <text:p>43.7917</text:p>
          </table:table-cell>
          <table:table-cell office:value-type="float" office:value="2.06674" calcext:value-type="float">
            <text:p>2.06674</text:p>
          </table:table-cell>
          <table:table-cell office:value-type="float" office:value="237.933" calcext:value-type="float">
            <text:p>237.933</text:p>
          </table:table-cell>
          <table:table-cell office:value-type="float" office:value="0.457323" calcext:value-type="float">
            <text:p>0.45732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602546" calcext:value-type="float">
            <text:p>-0.00602546</text:p>
          </table:table-cell>
        </table:table-row>
        <table:table-row table:style-name="ro1">
          <table:table-cell office:value-type="float" office:value="43.9087" calcext:value-type="float">
            <text:p>43.9087</text:p>
          </table:table-cell>
          <table:table-cell office:value-type="float" office:value="2.05885" calcext:value-type="float">
            <text:p>2.05885</text:p>
          </table:table-cell>
          <table:table-cell office:value-type="float" office:value="237.941" calcext:value-type="float">
            <text:p>237.941</text:p>
          </table:table-cell>
          <table:table-cell office:value-type="float" office:value="0.455679" calcext:value-type="float">
            <text:p>0.45567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609168" calcext:value-type="float">
            <text:p>-0.00609168</text:p>
          </table:table-cell>
        </table:table-row>
        <table:table-row table:style-name="ro1">
          <table:table-cell office:value-type="float" office:value="44.0244" calcext:value-type="float">
            <text:p>44.0244</text:p>
          </table:table-cell>
          <table:table-cell office:value-type="float" office:value="2.05237" calcext:value-type="float">
            <text:p>2.05237</text:p>
          </table:table-cell>
          <table:table-cell office:value-type="float" office:value="237.948" calcext:value-type="float">
            <text:p>237.948</text:p>
          </table:table-cell>
          <table:table-cell office:value-type="float" office:value="0.454401" calcext:value-type="float">
            <text:p>0.45440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607251" calcext:value-type="float">
            <text:p>-0.00607251</text:p>
          </table:table-cell>
        </table:table-row>
        <table:table-row table:style-name="ro1">
          <table:table-cell office:value-type="float" office:value="44.1465" calcext:value-type="float">
            <text:p>44.1465</text:p>
          </table:table-cell>
          <table:table-cell office:value-type="float" office:value="2.0472" calcext:value-type="float">
            <text:p>2.0472</text:p>
          </table:table-cell>
          <table:table-cell office:value-type="float" office:value="237.953" calcext:value-type="float">
            <text:p>237.953</text:p>
          </table:table-cell>
          <table:table-cell office:value-type="float" office:value="0.454559" calcext:value-type="float">
            <text:p>0.45455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487978" calcext:value-type="float">
            <text:p>-0.00487978</text:p>
          </table:table-cell>
        </table:table-row>
        <table:table-row table:style-name="ro1">
          <table:table-cell office:value-type="float" office:value="44.2561" calcext:value-type="float">
            <text:p>44.2561</text:p>
          </table:table-cell>
          <table:table-cell office:value-type="float" office:value="2.04373" calcext:value-type="float">
            <text:p>2.04373</text:p>
          </table:table-cell>
          <table:table-cell office:value-type="float" office:value="237.956" calcext:value-type="float">
            <text:p>237.956</text:p>
          </table:table-cell>
          <table:table-cell office:value-type="float" office:value="0.456097" calcext:value-type="float">
            <text:p>0.45609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264953" calcext:value-type="float">
            <text:p>-0.00264953</text:p>
          </table:table-cell>
        </table:table-row>
        <table:table-row table:style-name="ro1">
          <table:table-cell office:value-type="float" office:value="44.3823" calcext:value-type="float">
            <text:p>44.3823</text:p>
          </table:table-cell>
          <table:table-cell office:value-type="float" office:value="2.04185" calcext:value-type="float">
            <text:p>2.04185</text:p>
          </table:table-cell>
          <table:table-cell office:value-type="float" office:value="237.958" calcext:value-type="float">
            <text:p>237.958</text:p>
          </table:table-cell>
          <table:table-cell office:value-type="float" office:value="0.457327" calcext:value-type="float">
            <text:p>0.45732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04376" calcext:value-type="float">
            <text:p>-0.00104376</text:p>
          </table:table-cell>
        </table:table-row>
        <table:table-row table:style-name="ro1">
          <table:table-cell office:value-type="float" office:value="44.489" calcext:value-type="float">
            <text:p>44.489</text:p>
          </table:table-cell>
          <table:table-cell office:value-type="float" office:value="2.0415" calcext:value-type="float">
            <text:p>2.0415</text:p>
          </table:table-cell>
          <table:table-cell office:value-type="float" office:value="237.958" calcext:value-type="float">
            <text:p>237.958</text:p>
          </table:table-cell>
          <table:table-cell office:value-type="float" office:value="0.458443" calcext:value-type="float">
            <text:p>0.45844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42618" calcext:value-type="float">
            <text:p>0.000142618</text:p>
          </table:table-cell>
        </table:table-row>
        <table:table-row table:style-name="ro1">
          <table:table-cell office:value-type="float" office:value="44.6064" calcext:value-type="float">
            <text:p>44.6064</text:p>
          </table:table-cell>
          <table:table-cell office:value-type="float" office:value="2.04227" calcext:value-type="float">
            <text:p>2.04227</text:p>
          </table:table-cell>
          <table:table-cell office:value-type="float" office:value="237.958" calcext:value-type="float">
            <text:p>237.958</text:p>
          </table:table-cell>
          <table:table-cell office:value-type="float" office:value="0.459684" calcext:value-type="float">
            <text:p>0.45968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23098" calcext:value-type="float">
            <text:p>0.00123098</text:p>
          </table:table-cell>
        </table:table-row>
        <table:table-row table:style-name="ro1">
          <table:table-cell office:value-type="float" office:value="44.7136" calcext:value-type="float">
            <text:p>44.7136</text:p>
          </table:table-cell>
          <table:table-cell office:value-type="float" office:value="2.04446" calcext:value-type="float">
            <text:p>2.04446</text:p>
          </table:table-cell>
          <table:table-cell office:value-type="float" office:value="237.956" calcext:value-type="float">
            <text:p>237.956</text:p>
          </table:table-cell>
          <table:table-cell office:value-type="float" office:value="0.462427" calcext:value-type="float">
            <text:p>0.46242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53379" calcext:value-type="float">
            <text:p>0.00353379</text:p>
          </table:table-cell>
        </table:table-row>
        <table:table-row table:style-name="ro1">
          <table:table-cell office:value-type="float" office:value="44.821" calcext:value-type="float">
            <text:p>44.821</text:p>
          </table:table-cell>
          <table:table-cell office:value-type="float" office:value="2.04761" calcext:value-type="float">
            <text:p>2.04761</text:p>
          </table:table-cell>
          <table:table-cell office:value-type="float" office:value="237.952" calcext:value-type="float">
            <text:p>237.952</text:p>
          </table:table-cell>
          <table:table-cell office:value-type="float" office:value="0.464341" calcext:value-type="float">
            <text:p>0.46434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48197" calcext:value-type="float">
            <text:p>0.0048197</text:p>
          </table:table-cell>
        </table:table-row>
        <table:table-row table:style-name="ro1">
          <table:table-cell office:value-type="float" office:value="44.9287" calcext:value-type="float">
            <text:p>44.9287</text:p>
          </table:table-cell>
          <table:table-cell office:value-type="float" office:value="2.0519" calcext:value-type="float">
            <text:p>2.0519</text:p>
          </table:table-cell>
          <table:table-cell office:value-type="float" office:value="237.948" calcext:value-type="float">
            <text:p>237.948</text:p>
          </table:table-cell>
          <table:table-cell office:value-type="float" office:value="0.463451" calcext:value-type="float">
            <text:p>0.46345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07245" calcext:value-type="float">
            <text:p>0.00307245</text:p>
          </table:table-cell>
        </table:table-row>
        <table:table-row table:style-name="ro1">
          <table:table-cell office:value-type="float" office:value="45.0476" calcext:value-type="float">
            <text:p>45.0476</text:p>
          </table:table-cell>
          <table:table-cell office:value-type="float" office:value="2.05789" calcext:value-type="float">
            <text:p>2.05789</text:p>
          </table:table-cell>
          <table:table-cell office:value-type="float" office:value="237.942" calcext:value-type="float">
            <text:p>237.942</text:p>
          </table:table-cell>
          <table:table-cell office:value-type="float" office:value="0.469484" calcext:value-type="float">
            <text:p>0.46948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790533" calcext:value-type="float">
            <text:p>0.00790533</text:p>
          </table:table-cell>
        </table:table-row>
        <table:table-row table:style-name="ro1">
          <table:table-cell office:value-type="float" office:value="45.1643" calcext:value-type="float">
            <text:p>45.1643</text:p>
          </table:table-cell>
          <table:table-cell office:value-type="float" office:value="2.06483" calcext:value-type="float">
            <text:p>2.06483</text:p>
          </table:table-cell>
          <table:table-cell office:value-type="float" office:value="237.935" calcext:value-type="float">
            <text:p>237.935</text:p>
          </table:table-cell>
          <table:table-cell office:value-type="float" office:value="0.471377" calcext:value-type="float">
            <text:p>0.47137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841048" calcext:value-type="float">
            <text:p>0.00841048</text:p>
          </table:table-cell>
        </table:table-row>
        <table:table-row table:style-name="ro1">
          <table:table-cell office:value-type="float" office:value="45.2712" calcext:value-type="float">
            <text:p>45.2712</text:p>
          </table:table-cell>
          <table:table-cell office:value-type="float" office:value="2.07236" calcext:value-type="float">
            <text:p>2.07236</text:p>
          </table:table-cell>
          <table:table-cell office:value-type="float" office:value="237.928" calcext:value-type="float">
            <text:p>237.928</text:p>
          </table:table-cell>
          <table:table-cell office:value-type="float" office:value="0.473895" calcext:value-type="float">
            <text:p>0.47389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942373" calcext:value-type="float">
            <text:p>0.00942373</text:p>
          </table:table-cell>
        </table:table-row>
        <table:table-row table:style-name="ro1">
          <table:table-cell office:value-type="float" office:value="45.3872" calcext:value-type="float">
            <text:p>45.3872</text:p>
          </table:table-cell>
          <table:table-cell office:value-type="float" office:value="2.08142" calcext:value-type="float">
            <text:p>2.08142</text:p>
          </table:table-cell>
          <table:table-cell office:value-type="float" office:value="237.919" calcext:value-type="float">
            <text:p>237.919</text:p>
          </table:table-cell>
          <table:table-cell office:value-type="float" office:value="0.477381" calcext:value-type="float">
            <text:p>0.47738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10963" calcext:value-type="float">
            <text:p>0.0110963</text:p>
          </table:table-cell>
        </table:table-row>
        <table:table-row table:style-name="ro1">
          <table:table-cell office:value-type="float" office:value="45.5005" calcext:value-type="float">
            <text:p>45.5005</text:p>
          </table:table-cell>
          <table:table-cell office:value-type="float" office:value="2.09134" calcext:value-type="float">
            <text:p>2.09134</text:p>
          </table:table-cell>
          <table:table-cell office:value-type="float" office:value="237.909" calcext:value-type="float">
            <text:p>237.909</text:p>
          </table:table-cell>
          <table:table-cell office:value-type="float" office:value="0.481499" calcext:value-type="float">
            <text:p>0.48149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32313" calcext:value-type="float">
            <text:p>0.0132313</text:p>
          </table:table-cell>
        </table:table-row>
        <table:table-row table:style-name="ro1">
          <table:table-cell office:value-type="float" office:value="45.6079" calcext:value-type="float">
            <text:p>45.6079</text:p>
          </table:table-cell>
          <table:table-cell office:value-type="float" office:value="2.10158" calcext:value-type="float">
            <text:p>2.10158</text:p>
          </table:table-cell>
          <table:table-cell office:value-type="float" office:value="237.898" calcext:value-type="float">
            <text:p>237.898</text:p>
          </table:table-cell>
          <table:table-cell office:value-type="float" office:value="0.477946" calcext:value-type="float">
            <text:p>0.47794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763083" calcext:value-type="float">
            <text:p>0.00763083</text:p>
          </table:table-cell>
        </table:table-row>
        <table:table-row table:style-name="ro1">
          <table:table-cell office:value-type="float" office:value="45.708" calcext:value-type="float">
            <text:p>45.708</text:p>
          </table:table-cell>
          <table:table-cell office:value-type="float" office:value="2.11172" calcext:value-type="float">
            <text:p>2.11172</text:p>
          </table:table-cell>
          <table:table-cell office:value-type="float" office:value="237.888" calcext:value-type="float">
            <text:p>237.888</text:p>
          </table:table-cell>
          <table:table-cell office:value-type="float" office:value="0.486306" calcext:value-type="float">
            <text:p>0.48630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39614" calcext:value-type="float">
            <text:p>0.0139614</text:p>
          </table:table-cell>
        </table:table-row>
        <table:table-row table:style-name="ro1">
          <table:table-cell office:value-type="float" office:value="45.8096" calcext:value-type="float">
            <text:p>45.8096</text:p>
          </table:table-cell>
          <table:table-cell office:value-type="float" office:value="2.12276" calcext:value-type="float">
            <text:p>2.12276</text:p>
          </table:table-cell>
          <table:table-cell office:value-type="float" office:value="237.877" calcext:value-type="float">
            <text:p>237.877</text:p>
          </table:table-cell>
          <table:table-cell office:value-type="float" office:value="0.485332" calcext:value-type="float">
            <text:p>0.48533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0781" calcext:value-type="float">
            <text:p>0.010781</text:p>
          </table:table-cell>
        </table:table-row>
        <table:table-row table:style-name="ro1">
          <table:table-cell office:value-type="float" office:value="45.9143" calcext:value-type="float">
            <text:p>45.9143</text:p>
          </table:table-cell>
          <table:table-cell office:value-type="float" office:value="2.13463" calcext:value-type="float">
            <text:p>2.13463</text:p>
          </table:table-cell>
          <table:table-cell office:value-type="float" office:value="237.865" calcext:value-type="float">
            <text:p>237.865</text:p>
          </table:table-cell>
          <table:table-cell office:value-type="float" office:value="0.487979" calcext:value-type="float">
            <text:p>0.48797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10534" calcext:value-type="float">
            <text:p>0.0110534</text:p>
          </table:table-cell>
        </table:table-row>
        <table:table-row table:style-name="ro1">
          <table:table-cell office:value-type="float" office:value="46.019" calcext:value-type="float">
            <text:p>46.019</text:p>
          </table:table-cell>
          <table:table-cell office:value-type="float" office:value="2.14709" calcext:value-type="float">
            <text:p>2.14709</text:p>
          </table:table-cell>
          <table:table-cell office:value-type="float" office:value="237.853" calcext:value-type="float">
            <text:p>237.853</text:p>
          </table:table-cell>
          <table:table-cell office:value-type="float" office:value="0.490948" calcext:value-type="float">
            <text:p>0.49094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15289" calcext:value-type="float">
            <text:p>0.0115289</text:p>
          </table:table-cell>
        </table:table-row>
        <table:table-row table:style-name="ro1">
          <table:table-cell office:value-type="float" office:value="46.1199" calcext:value-type="float">
            <text:p>46.1199</text:p>
          </table:table-cell>
          <table:table-cell office:value-type="float" office:value="2.15953" calcext:value-type="float">
            <text:p>2.15953</text:p>
          </table:table-cell>
          <table:table-cell office:value-type="float" office:value="237.84" calcext:value-type="float">
            <text:p>237.84</text:p>
          </table:table-cell>
          <table:table-cell office:value-type="float" office:value="0.499732" calcext:value-type="float">
            <text:p>0.49973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7826" calcext:value-type="float">
            <text:p>0.017826</text:p>
          </table:table-cell>
        </table:table-row>
        <table:table-row table:style-name="ro1">
          <table:table-cell office:value-type="float" office:value="46.2241" calcext:value-type="float">
            <text:p>46.2241</text:p>
          </table:table-cell>
          <table:table-cell office:value-type="float" office:value="2.17276" calcext:value-type="float">
            <text:p>2.17276</text:p>
          </table:table-cell>
          <table:table-cell office:value-type="float" office:value="237.827" calcext:value-type="float">
            <text:p>237.827</text:p>
          </table:table-cell>
          <table:table-cell office:value-type="float" office:value="0.496179" calcext:value-type="float">
            <text:p>0.49617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16268" calcext:value-type="float">
            <text:p>0.0116268</text:p>
          </table:table-cell>
        </table:table-row>
        <table:table-row table:style-name="ro1">
          <table:table-cell office:value-type="float" office:value="46.342" calcext:value-type="float">
            <text:p>46.342</text:p>
          </table:table-cell>
          <table:table-cell office:value-type="float" office:value="2.18822" calcext:value-type="float">
            <text:p>2.18822</text:p>
          </table:table-cell>
          <table:table-cell office:value-type="float" office:value="237.812" calcext:value-type="float">
            <text:p>237.812</text:p>
          </table:table-cell>
          <table:table-cell office:value-type="float" office:value="0.501056" calcext:value-type="float">
            <text:p>0.50105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34128" calcext:value-type="float">
            <text:p>0.0134128</text:p>
          </table:table-cell>
        </table:table-row>
        <table:table-row table:style-name="ro1">
          <table:table-cell office:value-type="float" office:value="46.45" calcext:value-type="float">
            <text:p>46.45</text:p>
          </table:table-cell>
          <table:table-cell office:value-type="float" office:value="2.20256" calcext:value-type="float">
            <text:p>2.20256</text:p>
          </table:table-cell>
          <table:table-cell office:value-type="float" office:value="237.797" calcext:value-type="float">
            <text:p>237.797</text:p>
          </table:table-cell>
          <table:table-cell office:value-type="float" office:value="0.509706" calcext:value-type="float">
            <text:p>0.50970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91941" calcext:value-type="float">
            <text:p>0.0191941</text:p>
          </table:table-cell>
        </table:table-row>
        <table:table-row table:style-name="ro1">
          <table:table-cell office:value-type="float" office:value="46.5562" calcext:value-type="float">
            <text:p>46.5562</text:p>
          </table:table-cell>
          <table:table-cell office:value-type="float" office:value="2.21672" calcext:value-type="float">
            <text:p>2.21672</text:p>
          </table:table-cell>
          <table:table-cell office:value-type="float" office:value="237.783" calcext:value-type="float">
            <text:p>237.783</text:p>
          </table:table-cell>
          <table:table-cell office:value-type="float" office:value="0.511191" calcext:value-type="float">
            <text:p>0.51119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78465" calcext:value-type="float">
            <text:p>0.0178465</text:p>
          </table:table-cell>
        </table:table-row>
        <table:table-row table:style-name="ro1">
          <table:table-cell office:value-type="float" office:value="46.6758" calcext:value-type="float">
            <text:p>46.6758</text:p>
          </table:table-cell>
          <table:table-cell office:value-type="float" office:value="2.23302" calcext:value-type="float">
            <text:p>2.23302</text:p>
          </table:table-cell>
          <table:table-cell office:value-type="float" office:value="237.767" calcext:value-type="float">
            <text:p>237.767</text:p>
          </table:table-cell>
          <table:table-cell office:value-type="float" office:value="0.515572" calcext:value-type="float">
            <text:p>0.51557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89688" calcext:value-type="float">
            <text:p>0.0189688</text:p>
          </table:table-cell>
        </table:table-row>
        <table:table-row table:style-name="ro1">
          <table:table-cell office:value-type="float" office:value="46.7764" calcext:value-type="float">
            <text:p>46.7764</text:p>
          </table:table-cell>
          <table:table-cell office:value-type="float" office:value="2.2469" calcext:value-type="float">
            <text:p>2.2469</text:p>
          </table:table-cell>
          <table:table-cell office:value-type="float" office:value="237.753" calcext:value-type="float">
            <text:p>237.753</text:p>
          </table:table-cell>
          <table:table-cell office:value-type="float" office:value="0.51418" calcext:value-type="float">
            <text:p>0.5141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47995" calcext:value-type="float">
            <text:p>0.0147995</text:p>
          </table:table-cell>
        </table:table-row>
        <table:table-row table:style-name="ro1">
          <table:table-cell office:value-type="float" office:value="46.8938" calcext:value-type="float">
            <text:p>46.8938</text:p>
          </table:table-cell>
          <table:table-cell office:value-type="float" office:value="2.26309" calcext:value-type="float">
            <text:p>2.26309</text:p>
          </table:table-cell>
          <table:table-cell office:value-type="float" office:value="237.737" calcext:value-type="float">
            <text:p>237.737</text:p>
          </table:table-cell>
          <table:table-cell office:value-type="float" office:value="0.512147" calcext:value-type="float">
            <text:p>0.51214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952893" calcext:value-type="float">
            <text:p>0.00952893</text:p>
          </table:table-cell>
        </table:table-row>
        <table:table-row table:style-name="ro1">
          <table:table-cell office:value-type="float" office:value="46.998" calcext:value-type="float">
            <text:p>46.998</text:p>
          </table:table-cell>
          <table:table-cell office:value-type="float" office:value="2.27734" calcext:value-type="float">
            <text:p>2.27734</text:p>
          </table:table-cell>
          <table:table-cell office:value-type="float" office:value="237.723" calcext:value-type="float">
            <text:p>237.723</text:p>
          </table:table-cell>
          <table:table-cell office:value-type="float" office:value="0.518338" calcext:value-type="float">
            <text:p>0.51833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28691" calcext:value-type="float">
            <text:p>0.0128691</text:p>
          </table:table-cell>
        </table:table-row>
        <table:table-row table:style-name="ro1">
          <table:table-cell office:value-type="float" office:value="47.1023" calcext:value-type="float">
            <text:p>47.1023</text:p>
          </table:table-cell>
          <table:table-cell office:value-type="float" office:value="2.29167" calcext:value-type="float">
            <text:p>2.29167</text:p>
          </table:table-cell>
          <table:table-cell office:value-type="float" office:value="237.708" calcext:value-type="float">
            <text:p>237.708</text:p>
          </table:table-cell>
          <table:table-cell office:value-type="float" office:value="0.521137" calcext:value-type="float">
            <text:p>0.52113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28027" calcext:value-type="float">
            <text:p>0.0128027</text:p>
          </table:table-cell>
        </table:table-row>
        <table:table-row table:style-name="ro1">
          <table:table-cell office:value-type="float" office:value="47.207" calcext:value-type="float">
            <text:p>47.207</text:p>
          </table:table-cell>
          <table:table-cell office:value-type="float" office:value="2.30571" calcext:value-type="float">
            <text:p>2.30571</text:p>
          </table:table-cell>
          <table:table-cell office:value-type="float" office:value="237.694" calcext:value-type="float">
            <text:p>237.694</text:p>
          </table:table-cell>
          <table:table-cell office:value-type="float" office:value="0.523994" calcext:value-type="float">
            <text:p>0.52399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2852" calcext:value-type="float">
            <text:p>0.012852</text:p>
          </table:table-cell>
        </table:table-row>
        <table:table-row table:style-name="ro1">
          <table:table-cell office:value-type="float" office:value="47.3091" calcext:value-type="float">
            <text:p>47.3091</text:p>
          </table:table-cell>
          <table:table-cell office:value-type="float" office:value="2.31935" calcext:value-type="float">
            <text:p>2.31935</text:p>
          </table:table-cell>
          <table:table-cell office:value-type="float" office:value="237.681" calcext:value-type="float">
            <text:p>237.681</text:p>
          </table:table-cell>
          <table:table-cell office:value-type="float" office:value="0.526105" calcext:value-type="float">
            <text:p>0.52610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22348" calcext:value-type="float">
            <text:p>0.0122348</text:p>
          </table:table-cell>
        </table:table-row>
        <table:table-row table:style-name="ro1">
          <table:table-cell office:value-type="float" office:value="47.4321" calcext:value-type="float">
            <text:p>47.4321</text:p>
          </table:table-cell>
          <table:table-cell office:value-type="float" office:value="2.33542" calcext:value-type="float">
            <text:p>2.33542</text:p>
          </table:table-cell>
          <table:table-cell office:value-type="float" office:value="237.665" calcext:value-type="float">
            <text:p>237.665</text:p>
          </table:table-cell>
          <table:table-cell office:value-type="float" office:value="0.534669" calcext:value-type="float">
            <text:p>0.53466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75855" calcext:value-type="float">
            <text:p>0.0175855</text:p>
          </table:table-cell>
        </table:table-row>
        <table:table-row table:style-name="ro1">
          <table:table-cell office:value-type="float" office:value="47.5413" calcext:value-type="float">
            <text:p>47.5413</text:p>
          </table:table-cell>
          <table:table-cell office:value-type="float" office:value="2.34941" calcext:value-type="float">
            <text:p>2.34941</text:p>
          </table:table-cell>
          <table:table-cell office:value-type="float" office:value="237.651" calcext:value-type="float">
            <text:p>237.651</text:p>
          </table:table-cell>
          <table:table-cell office:value-type="float" office:value="0.529548" calcext:value-type="float">
            <text:p>0.52954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96653" calcext:value-type="float">
            <text:p>0.0096653</text:p>
          </table:table-cell>
        </table:table-row>
        <table:table-row table:style-name="ro1">
          <table:table-cell office:value-type="float" office:value="47.6694" calcext:value-type="float">
            <text:p>47.6694</text:p>
          </table:table-cell>
          <table:table-cell office:value-type="float" office:value="2.36533" calcext:value-type="float">
            <text:p>2.36533</text:p>
          </table:table-cell>
          <table:table-cell office:value-type="float" office:value="237.635" calcext:value-type="float">
            <text:p>237.635</text:p>
          </table:table-cell>
          <table:table-cell office:value-type="float" office:value="0.539519" calcext:value-type="float">
            <text:p>0.53951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6454" calcext:value-type="float">
            <text:p>0.016454</text:p>
          </table:table-cell>
        </table:table-row>
        <table:table-row table:style-name="ro1">
          <table:table-cell office:value-type="float" office:value="47.7886" calcext:value-type="float">
            <text:p>47.7886</text:p>
          </table:table-cell>
          <table:table-cell office:value-type="float" office:value="2.37956" calcext:value-type="float">
            <text:p>2.37956</text:p>
          </table:table-cell>
          <table:table-cell office:value-type="float" office:value="237.62" calcext:value-type="float">
            <text:p>237.62</text:p>
          </table:table-cell>
          <table:table-cell office:value-type="float" office:value="0.534622" calcext:value-type="float">
            <text:p>0.53462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870951" calcext:value-type="float">
            <text:p>0.00870951</text:p>
          </table:table-cell>
        </table:table-row>
        <table:table-row table:style-name="ro1">
          <table:table-cell office:value-type="float" office:value="47.897" calcext:value-type="float">
            <text:p>47.897</text:p>
          </table:table-cell>
          <table:table-cell office:value-type="float" office:value="2.39192" calcext:value-type="float">
            <text:p>2.39192</text:p>
          </table:table-cell>
          <table:table-cell office:value-type="float" office:value="237.608" calcext:value-type="float">
            <text:p>237.608</text:p>
          </table:table-cell>
          <table:table-cell office:value-type="float" office:value="0.543931" calcext:value-type="float">
            <text:p>0.54393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55468" calcext:value-type="float">
            <text:p>0.0155468</text:p>
          </table:table-cell>
        </table:table-row>
        <table:table-row table:style-name="ro1">
          <table:table-cell office:value-type="float" office:value="48.0286" calcext:value-type="float">
            <text:p>48.0286</text:p>
          </table:table-cell>
          <table:table-cell office:value-type="float" office:value="2.40636" calcext:value-type="float">
            <text:p>2.40636</text:p>
          </table:table-cell>
          <table:table-cell office:value-type="float" office:value="237.594" calcext:value-type="float">
            <text:p>237.594</text:p>
          </table:table-cell>
          <table:table-cell office:value-type="float" office:value="0.548078" calcext:value-type="float">
            <text:p>0.54807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68065" calcext:value-type="float">
            <text:p>0.0168065</text:p>
          </table:table-cell>
        </table:table-row>
        <table:table-row table:style-name="ro1">
          <table:table-cell office:value-type="float" office:value="48.1328" calcext:value-type="float">
            <text:p>48.1328</text:p>
          </table:table-cell>
          <table:table-cell office:value-type="float" office:value="2.41734" calcext:value-type="float">
            <text:p>2.41734</text:p>
          </table:table-cell>
          <table:table-cell office:value-type="float" office:value="237.583" calcext:value-type="float">
            <text:p>237.583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48993" calcext:value-type="float">
            <text:p>0.0148993</text:p>
          </table:table-cell>
        </table:table-row>
        <table:table-row table:style-name="ro1">
          <table:table-cell office:value-type="float" office:value="48.2539" calcext:value-type="float">
            <text:p>48.2539</text:p>
          </table:table-cell>
          <table:table-cell office:value-type="float" office:value="2.42917" calcext:value-type="float">
            <text:p>2.42917</text:p>
          </table:table-cell>
          <table:table-cell office:value-type="float" office:value="237.571" calcext:value-type="float">
            <text:p>237.571</text:p>
          </table:table-cell>
          <table:table-cell office:value-type="float" office:value="0.548957" calcext:value-type="float">
            <text:p>0.54895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31228" calcext:value-type="float">
            <text:p>0.0131228</text:p>
          </table:table-cell>
        </table:table-row>
        <table:table-row table:style-name="ro1">
          <table:table-cell office:value-type="float" office:value="48.3682" calcext:value-type="float">
            <text:p>48.3682</text:p>
          </table:table-cell>
          <table:table-cell office:value-type="float" office:value="2.43968" calcext:value-type="float">
            <text:p>2.43968</text:p>
          </table:table-cell>
          <table:table-cell office:value-type="float" office:value="237.56" calcext:value-type="float">
            <text:p>237.56</text:p>
          </table:table-cell>
          <table:table-cell office:value-type="float" office:value="0.546728" calcext:value-type="float">
            <text:p>0.54672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879132" calcext:value-type="float">
            <text:p>0.00879132</text:p>
          </table:table-cell>
        </table:table-row>
        <table:table-row table:style-name="ro1">
          <table:table-cell office:value-type="float" office:value="48.4836" calcext:value-type="float">
            <text:p>48.4836</text:p>
          </table:table-cell>
          <table:table-cell office:value-type="float" office:value="2.44949" calcext:value-type="float">
            <text:p>2.44949</text:p>
          </table:table-cell>
          <table:table-cell office:value-type="float" office:value="237.551" calcext:value-type="float">
            <text:p>237.551</text:p>
          </table:table-cell>
          <table:table-cell office:value-type="float" office:value="0.551727" calcext:value-type="float">
            <text:p>0.55172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118279" calcext:value-type="float">
            <text:p>0.0118279</text:p>
          </table:table-cell>
        </table:table-row>
        <table:table-row table:style-name="ro1">
          <table:table-cell office:value-type="float" office:value="48.5898" calcext:value-type="float">
            <text:p>48.5898</text:p>
          </table:table-cell>
          <table:table-cell office:value-type="float" office:value="2.45789" calcext:value-type="float">
            <text:p>2.45789</text:p>
          </table:table-cell>
          <table:table-cell office:value-type="float" office:value="237.542" calcext:value-type="float">
            <text:p>237.542</text:p>
          </table:table-cell>
          <table:table-cell office:value-type="float" office:value="0.547788" calcext:value-type="float">
            <text:p>0.54778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621051" calcext:value-type="float">
            <text:p>0.00621051</text:p>
          </table:table-cell>
        </table:table-row>
        <table:table-row table:style-name="ro1">
          <table:table-cell office:value-type="float" office:value="48.7058" calcext:value-type="float">
            <text:p>48.7058</text:p>
          </table:table-cell>
          <table:table-cell office:value-type="float" office:value="2.46603" calcext:value-type="float">
            <text:p>2.46603</text:p>
          </table:table-cell>
          <table:table-cell office:value-type="float" office:value="237.534" calcext:value-type="float">
            <text:p>237.534</text:p>
          </table:table-cell>
          <table:table-cell office:value-type="float" office:value="0.552175" calcext:value-type="float">
            <text:p>0.55217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896784" calcext:value-type="float">
            <text:p>0.00896784</text:p>
          </table:table-cell>
        </table:table-row>
        <table:table-row table:style-name="ro1">
          <table:table-cell office:value-type="float" office:value="48.8147" calcext:value-type="float">
            <text:p>48.8147</text:p>
          </table:table-cell>
          <table:table-cell office:value-type="float" office:value="2.47313" calcext:value-type="float">
            <text:p>2.47313</text:p>
          </table:table-cell>
          <table:table-cell office:value-type="float" office:value="237.527" calcext:value-type="float">
            <text:p>237.527</text:p>
          </table:table-cell>
          <table:table-cell office:value-type="float" office:value="0.550816" calcext:value-type="float">
            <text:p>0.55081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618997" calcext:value-type="float">
            <text:p>0.00618997</text:p>
          </table:table-cell>
        </table:table-row>
        <table:table-row table:style-name="ro1">
          <table:table-cell office:value-type="float" office:value="48.9221" calcext:value-type="float">
            <text:p>48.9221</text:p>
          </table:table-cell>
          <table:table-cell office:value-type="float" office:value="2.47939" calcext:value-type="float">
            <text:p>2.47939</text:p>
          </table:table-cell>
          <table:table-cell office:value-type="float" office:value="237.521" calcext:value-type="float">
            <text:p>237.521</text:p>
          </table:table-cell>
          <table:table-cell office:value-type="float" office:value="0.553881" calcext:value-type="float">
            <text:p>0.55388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800346" calcext:value-type="float">
            <text:p>0.00800346</text:p>
          </table:table-cell>
        </table:table-row>
        <table:table-row table:style-name="ro1">
          <table:table-cell office:value-type="float" office:value="49.0371" calcext:value-type="float">
            <text:p>49.0371</text:p>
          </table:table-cell>
          <table:table-cell office:value-type="float" office:value="2.485" calcext:value-type="float">
            <text:p>2.485</text:p>
          </table:table-cell>
          <table:table-cell office:value-type="float" office:value="237.515" calcext:value-type="float">
            <text:p>237.515</text:p>
          </table:table-cell>
          <table:table-cell office:value-type="float" office:value="0.553216" calcext:value-type="float">
            <text:p>0.55321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621617" calcext:value-type="float">
            <text:p>0.00621617</text:p>
          </table:table-cell>
        </table:table-row>
        <table:table-row table:style-name="ro1">
          <table:table-cell office:value-type="float" office:value="49.1519" calcext:value-type="float">
            <text:p>49.1519</text:p>
          </table:table-cell>
          <table:table-cell office:value-type="float" office:value="2.48999" calcext:value-type="float">
            <text:p>2.48999</text:p>
          </table:table-cell>
          <table:table-cell office:value-type="float" office:value="237.51" calcext:value-type="float">
            <text:p>237.51</text:p>
          </table:table-cell>
          <table:table-cell office:value-type="float" office:value="0.55357" calcext:value-type="float">
            <text:p>0.5535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57185" calcext:value-type="float">
            <text:p>0.00557185</text:p>
          </table:table-cell>
        </table:table-row>
        <table:table-row table:style-name="ro1">
          <table:table-cell office:value-type="float" office:value="49.2708" calcext:value-type="float">
            <text:p>49.2708</text:p>
          </table:table-cell>
          <table:table-cell office:value-type="float" office:value="2.494" calcext:value-type="float">
            <text:p>2.494</text:p>
          </table:table-cell>
          <table:table-cell office:value-type="float" office:value="237.506" calcext:value-type="float">
            <text:p>237.506</text:p>
          </table:table-cell>
          <table:table-cell office:value-type="float" office:value="0.551789" calcext:value-type="float">
            <text:p>0.55178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98792" calcext:value-type="float">
            <text:p>0.00298792</text:p>
          </table:table-cell>
        </table:table-row>
        <table:table-row table:style-name="ro1">
          <table:table-cell office:value-type="float" office:value="49.375" calcext:value-type="float">
            <text:p>49.375</text:p>
          </table:table-cell>
          <table:table-cell office:value-type="float" office:value="2.4967" calcext:value-type="float">
            <text:p>2.4967</text:p>
          </table:table-cell>
          <table:table-cell office:value-type="float" office:value="237.503" calcext:value-type="float">
            <text:p>237.503</text:p>
          </table:table-cell>
          <table:table-cell office:value-type="float" office:value="0.551094" calcext:value-type="float">
            <text:p>0.55109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5356" calcext:value-type="float">
            <text:p>0.00175356</text:p>
          </table:table-cell>
        </table:table-row>
        <table:table-row table:style-name="ro1">
          <table:table-cell office:value-type="float" office:value="49.4773" calcext:value-type="float">
            <text:p>49.4773</text:p>
          </table:table-cell>
          <table:table-cell office:value-type="float" office:value="2.49866" calcext:value-type="float">
            <text:p>2.49866</text:p>
          </table:table-cell>
          <table:table-cell office:value-type="float" office:value="237.501" calcext:value-type="float">
            <text:p>237.501</text:p>
          </table:table-cell>
          <table:table-cell office:value-type="float" office:value="0.551416" calcext:value-type="float">
            <text:p>0.55141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6846" calcext:value-type="float">
            <text:p>0.0016846</text:p>
          </table:table-cell>
        </table:table-row>
        <table:table-row table:style-name="ro1">
          <table:table-cell office:value-type="float" office:value="49.5791" calcext:value-type="float">
            <text:p>49.5791</text:p>
          </table:table-cell>
          <table:table-cell office:value-type="float" office:value="2.49994" calcext:value-type="float">
            <text:p>2.49994</text:p>
          </table:table-cell>
          <table:table-cell office:value-type="float" office:value="237.5" calcext:value-type="float">
            <text:p>237.5</text:p>
          </table:table-cell>
          <table:table-cell office:value-type="float" office:value="0.550361" calcext:value-type="float">
            <text:p>0.55036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373367" calcext:value-type="float">
            <text:p>0.000373367</text:p>
          </table:table-cell>
        </table:table-row>
        <table:table-row table:style-name="ro1">
          <table:table-cell office:value-type="float" office:value="49.6819" calcext:value-type="float">
            <text:p>49.6819</text:p>
          </table:table-cell>
          <table:table-cell office:value-type="float" office:value="2.50055" calcext:value-type="float">
            <text:p>2.50055</text:p>
          </table:table-cell>
          <table:table-cell office:value-type="float" office:value="237.499" calcext:value-type="float">
            <text:p>237.499</text:p>
          </table:table-cell>
          <table:table-cell office:value-type="float" office:value="0.550564" calcext:value-type="float">
            <text:p>0.55056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454056" calcext:value-type="float">
            <text:p>0.000454056</text:p>
          </table:table-cell>
        </table:table-row>
        <table:table-row table:style-name="ro1">
          <table:table-cell office:value-type="float" office:value="49.7856" calcext:value-type="float">
            <text:p>49.7856</text:p>
          </table:table-cell>
          <table:table-cell office:value-type="float" office:value="2.50029" calcext:value-type="float">
            <text:p>2.50029</text:p>
          </table:table-cell>
          <table:table-cell office:value-type="float" office:value="237.5" calcext:value-type="float">
            <text:p>237.5</text:p>
          </table:table-cell>
          <table:table-cell office:value-type="float" office:value="0.549515" calcext:value-type="float">
            <text:p>0.5495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543192" calcext:value-type="float">
            <text:p>-0.000543192</text:p>
          </table:table-cell>
        </table:table-row>
        <table:table-row table:style-name="ro1">
          <table:table-cell office:value-type="float" office:value="49.896" calcext:value-type="float">
            <text:p>49.896</text:p>
          </table:table-cell>
          <table:table-cell office:value-type="float" office:value="2.49927" calcext:value-type="float">
            <text:p>2.49927</text:p>
          </table:table-cell>
          <table:table-cell office:value-type="float" office:value="237.501" calcext:value-type="float">
            <text:p>237.501</text:p>
          </table:table-cell>
          <table:table-cell office:value-type="float" office:value="0.548969" calcext:value-type="float">
            <text:p>0.54896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884774" calcext:value-type="float">
            <text:p>-0.000884774</text:p>
          </table:table-cell>
        </table:table-row>
        <table:table-row table:style-name="ro1">
          <table:table-cell office:value-type="float" office:value="50.0029" calcext:value-type="float">
            <text:p>50.0029</text:p>
          </table:table-cell>
          <table:table-cell office:value-type="float" office:value="2.49759" calcext:value-type="float">
            <text:p>2.49759</text:p>
          </table:table-cell>
          <table:table-cell office:value-type="float" office:value="237.502" calcext:value-type="float">
            <text:p>237.502</text:p>
          </table:table-cell>
          <table:table-cell office:value-type="float" office:value="0.547347" calcext:value-type="float">
            <text:p>0.54734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217088" calcext:value-type="float">
            <text:p>-0.00217088</text:p>
          </table:table-cell>
        </table:table-row>
        <table:table-row table:style-name="ro1">
          <table:table-cell office:value-type="float" office:value="50.1047" calcext:value-type="float">
            <text:p>50.1047</text:p>
          </table:table-cell>
          <table:table-cell office:value-type="float" office:value="2.49521" calcext:value-type="float">
            <text:p>2.49521</text:p>
          </table:table-cell>
          <table:table-cell office:value-type="float" office:value="237.505" calcext:value-type="float">
            <text:p>237.505</text:p>
          </table:table-cell>
          <table:table-cell office:value-type="float" office:value="0.546329" calcext:value-type="float">
            <text:p>0.54632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271322" calcext:value-type="float">
            <text:p>-0.00271322</text:p>
          </table:table-cell>
        </table:table-row>
        <table:table-row table:style-name="ro1">
          <table:table-cell office:value-type="float" office:value="50.2317" calcext:value-type="float">
            <text:p>50.2317</text:p>
          </table:table-cell>
          <table:table-cell office:value-type="float" office:value="2.49133" calcext:value-type="float">
            <text:p>2.49133</text:p>
          </table:table-cell>
          <table:table-cell office:value-type="float" office:value="237.509" calcext:value-type="float">
            <text:p>237.509</text:p>
          </table:table-cell>
          <table:table-cell office:value-type="float" office:value="0.544046" calcext:value-type="float">
            <text:p>0.54404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422096" calcext:value-type="float">
            <text:p>-0.00422096</text:p>
          </table:table-cell>
        </table:table-row>
        <table:table-row table:style-name="ro1">
          <table:table-cell office:value-type="float" office:value="50.3481" calcext:value-type="float">
            <text:p>50.3481</text:p>
          </table:table-cell>
          <table:table-cell office:value-type="float" office:value="2.48717" calcext:value-type="float">
            <text:p>2.48717</text:p>
          </table:table-cell>
          <table:table-cell office:value-type="float" office:value="237.513" calcext:value-type="float">
            <text:p>237.513</text:p>
          </table:table-cell>
          <table:table-cell office:value-type="float" office:value="0.542326" calcext:value-type="float">
            <text:p>0.54232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510768" calcext:value-type="float">
            <text:p>-0.00510768</text:p>
          </table:table-cell>
        </table:table-row>
        <table:table-row table:style-name="ro1">
          <table:table-cell office:value-type="float" office:value="50.4636" calcext:value-type="float">
            <text:p>50.4636</text:p>
          </table:table-cell>
          <table:table-cell office:value-type="float" office:value="2.48232" calcext:value-type="float">
            <text:p>2.48232</text:p>
          </table:table-cell>
          <table:table-cell office:value-type="float" office:value="237.518" calcext:value-type="float">
            <text:p>237.518</text:p>
          </table:table-cell>
          <table:table-cell office:value-type="float" office:value="0.540547" calcext:value-type="float">
            <text:p>0.54054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591627" calcext:value-type="float">
            <text:p>-0.00591627</text:p>
          </table:table-cell>
        </table:table-row>
        <table:table-row table:style-name="ro1">
          <table:table-cell office:value-type="float" office:value="50.5771" calcext:value-type="float">
            <text:p>50.5771</text:p>
          </table:table-cell>
          <table:table-cell office:value-type="float" office:value="2.47687" calcext:value-type="float">
            <text:p>2.47687</text:p>
          </table:table-cell>
          <table:table-cell office:value-type="float" office:value="237.523" calcext:value-type="float">
            <text:p>237.523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691116" calcext:value-type="float">
            <text:p>-0.00691116</text:p>
          </table:table-cell>
        </table:table-row>
        <table:table-row table:style-name="ro1">
          <table:table-cell office:value-type="float" office:value="50.6929" calcext:value-type="float">
            <text:p>50.6929</text:p>
          </table:table-cell>
          <table:table-cell office:value-type="float" office:value="2.47049" calcext:value-type="float">
            <text:p>2.47049</text:p>
          </table:table-cell>
          <table:table-cell office:value-type="float" office:value="237.53" calcext:value-type="float">
            <text:p>237.53</text:p>
          </table:table-cell>
          <table:table-cell office:value-type="float" office:value="0.536279" calcext:value-type="float">
            <text:p>0.53627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781882" calcext:value-type="float">
            <text:p>-0.00781882</text:p>
          </table:table-cell>
        </table:table-row>
        <table:table-row table:style-name="ro1">
          <table:table-cell office:value-type="float" office:value="50.8069" calcext:value-type="float">
            <text:p>50.8069</text:p>
          </table:table-cell>
          <table:table-cell office:value-type="float" office:value="2.46358" calcext:value-type="float">
            <text:p>2.46358</text:p>
          </table:table-cell>
          <table:table-cell office:value-type="float" office:value="237.536" calcext:value-type="float">
            <text:p>237.536</text:p>
          </table:table-cell>
          <table:table-cell office:value-type="float" office:value="0.534619" calcext:value-type="float">
            <text:p>0.53461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809675" calcext:value-type="float">
            <text:p>-0.00809675</text:p>
          </table:table-cell>
        </table:table-row>
        <table:table-row table:style-name="ro1">
          <table:table-cell office:value-type="float" office:value="50.9219" calcext:value-type="float">
            <text:p>50.9219</text:p>
          </table:table-cell>
          <table:table-cell office:value-type="float" office:value="2.45595" calcext:value-type="float">
            <text:p>2.45595</text:p>
          </table:table-cell>
          <table:table-cell office:value-type="float" office:value="237.544" calcext:value-type="float">
            <text:p>237.544</text:p>
          </table:table-cell>
          <table:table-cell office:value-type="float" office:value="0.532172" calcext:value-type="float">
            <text:p>0.53217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901744" calcext:value-type="float">
            <text:p>-0.00901744</text:p>
          </table:table-cell>
        </table:table-row>
        <table:table-row table:style-name="ro1">
          <table:table-cell office:value-type="float" office:value="51.0366" calcext:value-type="float">
            <text:p>51.0366</text:p>
          </table:table-cell>
          <table:table-cell office:value-type="float" office:value="2.44797" calcext:value-type="float">
            <text:p>2.44797</text:p>
          </table:table-cell>
          <table:table-cell office:value-type="float" office:value="237.552" calcext:value-type="float">
            <text:p>237.552</text:p>
          </table:table-cell>
          <table:table-cell office:value-type="float" office:value="0.530342" calcext:value-type="float">
            <text:p>0.53034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925132" calcext:value-type="float">
            <text:p>-0.00925132</text:p>
          </table:table-cell>
        </table:table-row>
        <table:table-row table:style-name="ro1">
          <table:table-cell office:value-type="float" office:value="51.1428" calcext:value-type="float">
            <text:p>51.1428</text:p>
          </table:table-cell>
          <table:table-cell office:value-type="float" office:value="2.44022" calcext:value-type="float">
            <text:p>2.44022</text:p>
          </table:table-cell>
          <table:table-cell office:value-type="float" office:value="237.56" calcext:value-type="float">
            <text:p>237.56</text:p>
          </table:table-cell>
          <table:table-cell office:value-type="float" office:value="0.527693" calcext:value-type="float">
            <text:p>0.52769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03504" calcext:value-type="float">
            <text:p>-0.0103504</text:p>
          </table:table-cell>
        </table:table-row>
        <table:table-row table:style-name="ro1">
          <table:table-cell office:value-type="float" office:value="51.2502" calcext:value-type="float">
            <text:p>51.2502</text:p>
          </table:table-cell>
          <table:table-cell office:value-type="float" office:value="2.43201" calcext:value-type="float">
            <text:p>2.43201</text:p>
          </table:table-cell>
          <table:table-cell office:value-type="float" office:value="237.568" calcext:value-type="float">
            <text:p>237.568</text:p>
          </table:table-cell>
          <table:table-cell office:value-type="float" office:value="0.525371" calcext:value-type="float">
            <text:p>0.52537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0307" calcext:value-type="float">
            <text:p>-0.0110307</text:p>
          </table:table-cell>
        </table:table-row>
        <table:table-row table:style-name="ro1">
          <table:table-cell office:value-type="float" office:value="51.3638" calcext:value-type="float">
            <text:p>51.3638</text:p>
          </table:table-cell>
          <table:table-cell office:value-type="float" office:value="2.42291" calcext:value-type="float">
            <text:p>2.42291</text:p>
          </table:table-cell>
          <table:table-cell office:value-type="float" office:value="237.577" calcext:value-type="float">
            <text:p>237.577</text:p>
          </table:table-cell>
          <table:table-cell office:value-type="float" office:value="0.523662" calcext:value-type="float">
            <text:p>0.52366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09201" calcext:value-type="float">
            <text:p>-0.0109201</text:p>
          </table:table-cell>
        </table:table-row>
        <table:table-row table:style-name="ro1">
          <table:table-cell office:value-type="float" office:value="51.4922" calcext:value-type="float">
            <text:p>51.4922</text:p>
          </table:table-cell>
          <table:table-cell office:value-type="float" office:value="2.41226" calcext:value-type="float">
            <text:p>2.41226</text:p>
          </table:table-cell>
          <table:table-cell office:value-type="float" office:value="237.588" calcext:value-type="float">
            <text:p>237.588</text:p>
          </table:table-cell>
          <table:table-cell office:value-type="float" office:value="0.521211" calcext:value-type="float">
            <text:p>0.52121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2418" calcext:value-type="float">
            <text:p>-0.0112418</text:p>
          </table:table-cell>
        </table:table-row>
        <table:table-row table:style-name="ro1">
          <table:table-cell office:value-type="float" office:value="51.6033" calcext:value-type="float">
            <text:p>51.6033</text:p>
          </table:table-cell>
          <table:table-cell office:value-type="float" office:value="2.40282" calcext:value-type="float">
            <text:p>2.40282</text:p>
          </table:table-cell>
          <table:table-cell office:value-type="float" office:value="237.597" calcext:value-type="float">
            <text:p>237.597</text:p>
          </table:table-cell>
          <table:table-cell office:value-type="float" office:value="0.5225" calcext:value-type="float">
            <text:p>0.522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806343" calcext:value-type="float">
            <text:p>-0.00806343</text:p>
          </table:table-cell>
        </table:table-row>
        <table:table-row table:style-name="ro1">
          <table:table-cell office:value-type="float" office:value="51.7117" calcext:value-type="float">
            <text:p>51.7117</text:p>
          </table:table-cell>
          <table:table-cell office:value-type="float" office:value="2.39346" calcext:value-type="float">
            <text:p>2.39346</text:p>
          </table:table-cell>
          <table:table-cell office:value-type="float" office:value="237.607" calcext:value-type="float">
            <text:p>237.607</text:p>
          </table:table-cell>
          <table:table-cell office:value-type="float" office:value="0.51955" calcext:value-type="float">
            <text:p>0.5195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914276" calcext:value-type="float">
            <text:p>-0.00914276</text:p>
          </table:table-cell>
        </table:table-row>
        <table:table-row table:style-name="ro1">
          <table:table-cell office:value-type="float" office:value="51.8274" calcext:value-type="float">
            <text:p>51.8274</text:p>
          </table:table-cell>
          <table:table-cell office:value-type="float" office:value="2.38333" calcext:value-type="float">
            <text:p>2.38333</text:p>
          </table:table-cell>
          <table:table-cell office:value-type="float" office:value="237.617" calcext:value-type="float">
            <text:p>237.617</text:p>
          </table:table-cell>
          <table:table-cell office:value-type="float" office:value="0.515291" calcext:value-type="float">
            <text:p>0.51529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3752" calcext:value-type="float">
            <text:p>-0.0113752</text:p>
          </table:table-cell>
        </table:table-row>
        <table:table-row table:style-name="ro1">
          <table:table-cell office:value-type="float" office:value="51.9458" calcext:value-type="float">
            <text:p>51.9458</text:p>
          </table:table-cell>
          <table:table-cell office:value-type="float" office:value="2.37292" calcext:value-type="float">
            <text:p>2.37292</text:p>
          </table:table-cell>
          <table:table-cell office:value-type="float" office:value="237.627" calcext:value-type="float">
            <text:p>237.627</text:p>
          </table:table-cell>
          <table:table-cell office:value-type="float" office:value="0.512797" calcext:value-type="float">
            <text:p>0.51279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7883" calcext:value-type="float">
            <text:p>-0.0117883</text:p>
          </table:table-cell>
        </table:table-row>
        <table:table-row table:style-name="ro1">
          <table:table-cell office:value-type="float" office:value="52.0608" calcext:value-type="float">
            <text:p>52.0608</text:p>
          </table:table-cell>
          <table:table-cell office:value-type="float" office:value="2.36269" calcext:value-type="float">
            <text:p>2.36269</text:p>
          </table:table-cell>
          <table:table-cell office:value-type="float" office:value="237.637" calcext:value-type="float">
            <text:p>237.637</text:p>
          </table:table-cell>
          <table:table-cell office:value-type="float" office:value="0.511392" calcext:value-type="float">
            <text:p>0.51139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145" calcext:value-type="float">
            <text:p>-0.011145</text:p>
          </table:table-cell>
        </table:table-row>
        <table:table-row table:style-name="ro1">
          <table:table-cell office:value-type="float" office:value="52.1628" calcext:value-type="float">
            <text:p>52.1628</text:p>
          </table:table-cell>
          <table:table-cell office:value-type="float" office:value="2.35365" calcext:value-type="float">
            <text:p>2.35365</text:p>
          </table:table-cell>
          <table:table-cell office:value-type="float" office:value="237.646" calcext:value-type="float">
            <text:p>237.646</text:p>
          </table:table-cell>
          <table:table-cell office:value-type="float" office:value="0.509205" calcext:value-type="float">
            <text:p>0.50920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5253" calcext:value-type="float">
            <text:p>-0.0115253</text:p>
          </table:table-cell>
        </table:table-row>
        <table:table-row table:style-name="ro1">
          <table:table-cell office:value-type="float" office:value="52.2791" calcext:value-type="float">
            <text:p>52.2791</text:p>
          </table:table-cell>
          <table:table-cell office:value-type="float" office:value="2.34344" calcext:value-type="float">
            <text:p>2.34344</text:p>
          </table:table-cell>
          <table:table-cell office:value-type="float" office:value="237.657" calcext:value-type="float">
            <text:p>237.657</text:p>
          </table:table-cell>
          <table:table-cell office:value-type="float" office:value="0.507156" calcext:value-type="float">
            <text:p>0.50715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5328" calcext:value-type="float">
            <text:p>-0.0115328</text:p>
          </table:table-cell>
        </table:table-row>
        <table:table-row table:style-name="ro1">
          <table:table-cell office:value-type="float" office:value="52.386" calcext:value-type="float">
            <text:p>52.386</text:p>
          </table:table-cell>
          <table:table-cell office:value-type="float" office:value="2.33427" calcext:value-type="float">
            <text:p>2.33427</text:p>
          </table:table-cell>
          <table:table-cell office:value-type="float" office:value="237.666" calcext:value-type="float">
            <text:p>237.666</text:p>
          </table:table-cell>
          <table:table-cell office:value-type="float" office:value="0.504912" calcext:value-type="float">
            <text:p>0.50491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9432" calcext:value-type="float">
            <text:p>-0.0119432</text:p>
          </table:table-cell>
        </table:table-row>
        <table:table-row table:style-name="ro1">
          <table:table-cell office:value-type="float" office:value="52.4929" calcext:value-type="float">
            <text:p>52.4929</text:p>
          </table:table-cell>
          <table:table-cell office:value-type="float" office:value="2.32515" calcext:value-type="float">
            <text:p>2.32515</text:p>
          </table:table-cell>
          <table:table-cell office:value-type="float" office:value="237.675" calcext:value-type="float">
            <text:p>237.675</text:p>
          </table:table-cell>
          <table:table-cell office:value-type="float" office:value="0.504242" calcext:value-type="float">
            <text:p>0.50424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07882" calcext:value-type="float">
            <text:p>-0.0107882</text:p>
          </table:table-cell>
        </table:table-row>
        <table:table-row table:style-name="ro1">
          <table:table-cell office:value-type="float" office:value="52.5996" calcext:value-type="float">
            <text:p>52.5996</text:p>
          </table:table-cell>
          <table:table-cell office:value-type="float" office:value="2.31631" calcext:value-type="float">
            <text:p>2.31631</text:p>
          </table:table-cell>
          <table:table-cell office:value-type="float" office:value="237.684" calcext:value-type="float">
            <text:p>237.684</text:p>
          </table:table-cell>
          <table:table-cell office:value-type="float" office:value="0.501145" calcext:value-type="float">
            <text:p>0.50114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21179" calcext:value-type="float">
            <text:p>-0.0121179</text:p>
          </table:table-cell>
        </table:table-row>
        <table:table-row table:style-name="ro1">
          <table:table-cell office:value-type="float" office:value="52.7058" calcext:value-type="float">
            <text:p>52.7058</text:p>
          </table:table-cell>
          <table:table-cell office:value-type="float" office:value="2.30774" calcext:value-type="float">
            <text:p>2.30774</text:p>
          </table:table-cell>
          <table:table-cell office:value-type="float" office:value="237.692" calcext:value-type="float">
            <text:p>237.692</text:p>
          </table:table-cell>
          <table:table-cell office:value-type="float" office:value="0.500796" calcext:value-type="float">
            <text:p>0.50079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07523" calcext:value-type="float">
            <text:p>-0.0107523</text:p>
          </table:table-cell>
        </table:table-row>
        <table:table-row table:style-name="ro1">
          <table:table-cell office:value-type="float" office:value="52.8242" calcext:value-type="float">
            <text:p>52.8242</text:p>
          </table:table-cell>
          <table:table-cell office:value-type="float" office:value="2.29839" calcext:value-type="float">
            <text:p>2.29839</text:p>
          </table:table-cell>
          <table:table-cell office:value-type="float" office:value="237.702" calcext:value-type="float">
            <text:p>237.702</text:p>
          </table:table-cell>
          <table:table-cell office:value-type="float" office:value="0.499317" calcext:value-type="float">
            <text:p>0.49931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03601" calcext:value-type="float">
            <text:p>-0.0103601</text:p>
          </table:table-cell>
        </table:table-row>
        <table:table-row table:style-name="ro1">
          <table:table-cell office:value-type="float" office:value="52.9397" calcext:value-type="float">
            <text:p>52.9397</text:p>
          </table:table-cell>
          <table:table-cell office:value-type="float" office:value="2.28967" calcext:value-type="float">
            <text:p>2.28967</text:p>
          </table:table-cell>
          <table:table-cell office:value-type="float" office:value="237.71" calcext:value-type="float">
            <text:p>237.71</text:p>
          </table:table-cell>
          <table:table-cell office:value-type="float" office:value="0.497971" calcext:value-type="float">
            <text:p>0.49797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996404" calcext:value-type="float">
            <text:p>-0.00996404</text:p>
          </table:table-cell>
        </table:table-row>
        <table:table-row table:style-name="ro1">
          <table:table-cell office:value-type="float" office:value="53.0566" calcext:value-type="float">
            <text:p>53.0566</text:p>
          </table:table-cell>
          <table:table-cell office:value-type="float" office:value="2.28139" calcext:value-type="float">
            <text:p>2.28139</text:p>
          </table:table-cell>
          <table:table-cell office:value-type="float" office:value="237.719" calcext:value-type="float">
            <text:p>237.719</text:p>
          </table:table-cell>
          <table:table-cell office:value-type="float" office:value="0.496354" calcext:value-type="float">
            <text:p>0.49635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992332" calcext:value-type="float">
            <text:p>-0.00992332</text:p>
          </table:table-cell>
        </table:table-row>
        <table:table-row table:style-name="ro1">
          <table:table-cell office:value-type="float" office:value="53.1633" calcext:value-type="float">
            <text:p>53.1633</text:p>
          </table:table-cell>
          <table:table-cell office:value-type="float" office:value="2.27412" calcext:value-type="float">
            <text:p>2.27412</text:p>
          </table:table-cell>
          <table:table-cell office:value-type="float" office:value="237.726" calcext:value-type="float">
            <text:p>237.726</text:p>
          </table:table-cell>
          <table:table-cell office:value-type="float" office:value="0.496009" calcext:value-type="float">
            <text:p>0.49600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881616" calcext:value-type="float">
            <text:p>-0.00881616</text:p>
          </table:table-cell>
        </table:table-row>
        <table:table-row table:style-name="ro1">
          <table:table-cell office:value-type="float" office:value="53.2781" calcext:value-type="float">
            <text:p>53.2781</text:p>
          </table:table-cell>
          <table:table-cell office:value-type="float" office:value="2.26674" calcext:value-type="float">
            <text:p>2.26674</text:p>
          </table:table-cell>
          <table:table-cell office:value-type="float" office:value="237.733" calcext:value-type="float">
            <text:p>237.733</text:p>
          </table:table-cell>
          <table:table-cell office:value-type="float" office:value="0.49516" calcext:value-type="float">
            <text:p>0.4951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818803" calcext:value-type="float">
            <text:p>-0.00818803</text:p>
          </table:table-cell>
        </table:table-row>
        <table:table-row table:style-name="ro1">
          <table:table-cell office:value-type="float" office:value="53.3799" calcext:value-type="float">
            <text:p>53.3799</text:p>
          </table:table-cell>
          <table:table-cell office:value-type="float" office:value="2.26051" calcext:value-type="float">
            <text:p>2.26051</text:p>
          </table:table-cell>
          <table:table-cell office:value-type="float" office:value="237.739" calcext:value-type="float">
            <text:p>237.739</text:p>
          </table:table-cell>
          <table:table-cell office:value-type="float" office:value="0.493948" calcext:value-type="float">
            <text:p>0.49394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815494" calcext:value-type="float">
            <text:p>-0.00815494</text:p>
          </table:table-cell>
        </table:table-row>
        <table:table-row table:style-name="ro1">
          <table:table-cell office:value-type="float" office:value="53.4861" calcext:value-type="float">
            <text:p>53.4861</text:p>
          </table:table-cell>
          <table:table-cell office:value-type="float" office:value="2.2545" calcext:value-type="float">
            <text:p>2.2545</text:p>
          </table:table-cell>
          <table:table-cell office:value-type="float" office:value="237.745" calcext:value-type="float">
            <text:p>237.745</text:p>
          </table:table-cell>
          <table:table-cell office:value-type="float" office:value="0.493517" calcext:value-type="float">
            <text:p>0.49351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738303" calcext:value-type="float">
            <text:p>-0.00738303</text:p>
          </table:table-cell>
        </table:table-row>
        <table:table-row table:style-name="ro1">
          <table:table-cell office:value-type="float" office:value="53.6001" calcext:value-type="float">
            <text:p>53.6001</text:p>
          </table:table-cell>
          <table:table-cell office:value-type="float" office:value="2.24857" calcext:value-type="float">
            <text:p>2.24857</text:p>
          </table:table-cell>
          <table:table-cell office:value-type="float" office:value="237.751" calcext:value-type="float">
            <text:p>237.751</text:p>
          </table:table-cell>
          <table:table-cell office:value-type="float" office:value="0.492927" calcext:value-type="float">
            <text:p>0.49292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678643" calcext:value-type="float">
            <text:p>-0.00678643</text:p>
          </table:table-cell>
        </table:table-row>
        <table:table-row table:style-name="ro1">
          <table:table-cell office:value-type="float" office:value="53.7156" calcext:value-type="float">
            <text:p>53.7156</text:p>
          </table:table-cell>
          <table:table-cell office:value-type="float" office:value="2.24307" calcext:value-type="float">
            <text:p>2.24307</text:p>
          </table:table-cell>
          <table:table-cell office:value-type="float" office:value="237.757" calcext:value-type="float">
            <text:p>237.757</text:p>
          </table:table-cell>
          <table:table-cell office:value-type="float" office:value="0.493071" calcext:value-type="float">
            <text:p>0.49307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554362" calcext:value-type="float">
            <text:p>-0.00554362</text:p>
          </table:table-cell>
        </table:table-row>
        <table:table-row table:style-name="ro1">
          <table:table-cell office:value-type="float" office:value="53.8298" calcext:value-type="float">
            <text:p>53.8298</text:p>
          </table:table-cell>
          <table:table-cell office:value-type="float" office:value="2.2381" calcext:value-type="float">
            <text:p>2.2381</text:p>
          </table:table-cell>
          <table:table-cell office:value-type="float" office:value="237.762" calcext:value-type="float">
            <text:p>237.762</text:p>
          </table:table-cell>
          <table:table-cell office:value-type="float" office:value="0.49232" calcext:value-type="float">
            <text:p>0.4923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529986" calcext:value-type="float">
            <text:p>-0.00529986</text:p>
          </table:table-cell>
        </table:table-row>
        <table:table-row table:style-name="ro1">
          <table:table-cell office:value-type="float" office:value="53.9434" calcext:value-type="float">
            <text:p>53.9434</text:p>
          </table:table-cell>
          <table:table-cell office:value-type="float" office:value="2.23366" calcext:value-type="float">
            <text:p>2.23366</text:p>
          </table:table-cell>
          <table:table-cell office:value-type="float" office:value="237.766" calcext:value-type="float">
            <text:p>237.766</text:p>
          </table:table-cell>
          <table:table-cell office:value-type="float" office:value="0.491937" calcext:value-type="float">
            <text:p>0.49193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479468" calcext:value-type="float">
            <text:p>-0.00479468</text:p>
          </table:table-cell>
        </table:table-row>
        <table:table-row table:style-name="ro1">
          <table:table-cell office:value-type="float" office:value="54.0574" calcext:value-type="float">
            <text:p>54.0574</text:p>
          </table:table-cell>
          <table:table-cell office:value-type="float" office:value="2.23" calcext:value-type="float">
            <text:p>2.23</text:p>
          </table:table-cell>
          <table:table-cell office:value-type="float" office:value="237.77" calcext:value-type="float">
            <text:p>237.77</text:p>
          </table:table-cell>
          <table:table-cell office:value-type="float" office:value="0.492097" calcext:value-type="float">
            <text:p>0.49209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90261" calcext:value-type="float">
            <text:p>-0.00390261</text:p>
          </table:table-cell>
        </table:table-row>
        <table:table-row table:style-name="ro1">
          <table:table-cell office:value-type="float" office:value="54.1589" calcext:value-type="float">
            <text:p>54.1589</text:p>
          </table:table-cell>
          <table:table-cell office:value-type="float" office:value="2.22716" calcext:value-type="float">
            <text:p>2.22716</text:p>
          </table:table-cell>
          <table:table-cell office:value-type="float" office:value="237.773" calcext:value-type="float">
            <text:p>237.773</text:p>
          </table:table-cell>
          <table:table-cell office:value-type="float" office:value="0.491911" calcext:value-type="float">
            <text:p>0.49191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52086" calcext:value-type="float">
            <text:p>-0.00352086</text:p>
          </table:table-cell>
        </table:table-row>
        <table:table-row table:style-name="ro1">
          <table:table-cell office:value-type="float" office:value="54.2734" calcext:value-type="float">
            <text:p>54.2734</text:p>
          </table:table-cell>
          <table:table-cell office:value-type="float" office:value="2.22447" calcext:value-type="float">
            <text:p>2.22447</text:p>
          </table:table-cell>
          <table:table-cell office:value-type="float" office:value="237.776" calcext:value-type="float">
            <text:p>237.776</text:p>
          </table:table-cell>
          <table:table-cell office:value-type="float" office:value="0.492176" calcext:value-type="float">
            <text:p>0.49217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271882" calcext:value-type="float">
            <text:p>-0.00271882</text:p>
          </table:table-cell>
        </table:table-row>
        <table:table-row table:style-name="ro1">
          <table:table-cell office:value-type="float" office:value="54.3879" calcext:value-type="float">
            <text:p>54.3879</text:p>
          </table:table-cell>
          <table:table-cell office:value-type="float" office:value="2.22276" calcext:value-type="float">
            <text:p>2.22276</text:p>
          </table:table-cell>
          <table:table-cell office:value-type="float" office:value="237.777" calcext:value-type="float">
            <text:p>237.777</text:p>
          </table:table-cell>
          <table:table-cell office:value-type="float" office:value="0.492919" calcext:value-type="float">
            <text:p>0.49291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63353" calcext:value-type="float">
            <text:p>-0.00163353</text:p>
          </table:table-cell>
        </table:table-row>
        <table:table-row table:style-name="ro1">
          <table:table-cell office:value-type="float" office:value="54.5022" calcext:value-type="float">
            <text:p>54.5022</text:p>
          </table:table-cell>
          <table:table-cell office:value-type="float" office:value="2.22145" calcext:value-type="float">
            <text:p>2.22145</text:p>
          </table:table-cell>
          <table:table-cell office:value-type="float" office:value="237.779" calcext:value-type="float">
            <text:p>237.779</text:p>
          </table:table-cell>
          <table:table-cell office:value-type="float" office:value="0.492901" calcext:value-type="float">
            <text:p>0.49290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3896" calcext:value-type="float">
            <text:p>-0.0013896</text:p>
          </table:table-cell>
        </table:table-row>
        <table:table-row table:style-name="ro1">
          <table:table-cell office:value-type="float" office:value="54.6147" calcext:value-type="float">
            <text:p>54.6147</text:p>
          </table:table-cell>
          <table:table-cell office:value-type="float" office:value="2.22047" calcext:value-type="float">
            <text:p>2.22047</text:p>
          </table:table-cell>
          <table:table-cell office:value-type="float" office:value="237.78" calcext:value-type="float">
            <text:p>237.78</text:p>
          </table:table-cell>
          <table:table-cell office:value-type="float" office:value="0.493032" calcext:value-type="float">
            <text:p>0.49303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06283" calcext:value-type="float">
            <text:p>-0.00106283</text:p>
          </table:table-cell>
        </table:table-row>
        <table:table-row table:style-name="ro1">
          <table:table-cell office:value-type="float" office:value="54.7207" calcext:value-type="float">
            <text:p>54.7207</text:p>
          </table:table-cell>
          <table:table-cell office:value-type="float" office:value="2.22035" calcext:value-type="float">
            <text:p>2.22035</text:p>
          </table:table-cell>
          <table:table-cell office:value-type="float" office:value="237.78" calcext:value-type="float">
            <text:p>237.78</text:p>
          </table:table-cell>
          <table:table-cell office:value-type="float" office:value="0.494072" calcext:value-type="float">
            <text:p>0.49407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18031" calcext:value-type="float">
            <text:p>0.0000018031</text:p>
          </table:table-cell>
        </table:table-row>
        <table:table-row table:style-name="ro1">
          <table:table-cell office:value-type="float" office:value="54.8267" calcext:value-type="float">
            <text:p>54.8267</text:p>
          </table:table-cell>
          <table:table-cell office:value-type="float" office:value="2.22066" calcext:value-type="float">
            <text:p>2.22066</text:p>
          </table:table-cell>
          <table:table-cell office:value-type="float" office:value="237.779" calcext:value-type="float">
            <text:p>237.779</text:p>
          </table:table-cell>
          <table:table-cell office:value-type="float" office:value="0.494684" calcext:value-type="float">
            <text:p>0.49468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552337" calcext:value-type="float">
            <text:p>0.000552337</text:p>
          </table:table-cell>
        </table:table-row>
        <table:table-row table:style-name="ro1">
          <table:table-cell office:value-type="float" office:value="54.9395" calcext:value-type="float">
            <text:p>54.9395</text:p>
          </table:table-cell>
          <table:table-cell office:value-type="float" office:value="2.22147" calcext:value-type="float">
            <text:p>2.22147</text:p>
          </table:table-cell>
          <table:table-cell office:value-type="float" office:value="237.779" calcext:value-type="float">
            <text:p>237.779</text:p>
          </table:table-cell>
          <table:table-cell office:value-type="float" office:value="0.495259" calcext:value-type="float">
            <text:p>0.49525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966029" calcext:value-type="float">
            <text:p>0.000966029</text:p>
          </table:table-cell>
        </table:table-row>
        <table:table-row table:style-name="ro1">
          <table:table-cell office:value-type="float" office:value="55.0408" calcext:value-type="float">
            <text:p>55.0408</text:p>
          </table:table-cell>
          <table:table-cell office:value-type="float" office:value="2.2227" calcext:value-type="float">
            <text:p>2.2227</text:p>
          </table:table-cell>
          <table:table-cell office:value-type="float" office:value="237.777" calcext:value-type="float">
            <text:p>237.777</text:p>
          </table:table-cell>
          <table:table-cell office:value-type="float" office:value="0.496011" calcext:value-type="float">
            <text:p>0.49601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47029" calcext:value-type="float">
            <text:p>0.00147029</text:p>
          </table:table-cell>
        </table:table-row>
        <table:table-row table:style-name="ro1">
          <table:table-cell office:value-type="float" office:value="55.1438" calcext:value-type="float">
            <text:p>55.1438</text:p>
          </table:table-cell>
          <table:table-cell office:value-type="float" office:value="2.22435" calcext:value-type="float">
            <text:p>2.22435</text:p>
          </table:table-cell>
          <table:table-cell office:value-type="float" office:value="237.776" calcext:value-type="float">
            <text:p>237.776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19718" calcext:value-type="float">
            <text:p>0.00219718</text:p>
          </table:table-cell>
        </table:table-row>
        <table:table-row table:style-name="ro1">
          <table:table-cell office:value-type="float" office:value="55.2473" calcext:value-type="float">
            <text:p>55.2473</text:p>
          </table:table-cell>
          <table:table-cell office:value-type="float" office:value="2.22647" calcext:value-type="float">
            <text:p>2.22647</text:p>
          </table:table-cell>
          <table:table-cell office:value-type="float" office:value="237.774" calcext:value-type="float">
            <text:p>237.774</text:p>
          </table:table-cell>
          <table:table-cell office:value-type="float" office:value="0.497542" calcext:value-type="float">
            <text:p>0.49754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24766" calcext:value-type="float">
            <text:p>0.00224766</text:p>
          </table:table-cell>
        </table:table-row>
        <table:table-row table:style-name="ro1">
          <table:table-cell office:value-type="float" office:value="55.3506" calcext:value-type="float">
            <text:p>55.3506</text:p>
          </table:table-cell>
          <table:table-cell office:value-type="float" office:value="2.2289" calcext:value-type="float">
            <text:p>2.2289</text:p>
          </table:table-cell>
          <table:table-cell office:value-type="float" office:value="237.771" calcext:value-type="float">
            <text:p>237.771</text:p>
          </table:table-cell>
          <table:table-cell office:value-type="float" office:value="0.49768" calcext:value-type="float">
            <text:p>0.4976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90068" calcext:value-type="float">
            <text:p>0.00190068</text:p>
          </table:table-cell>
        </table:table-row>
        <table:table-row table:style-name="ro1">
          <table:table-cell office:value-type="float" office:value="55.4529" calcext:value-type="float">
            <text:p>55.4529</text:p>
          </table:table-cell>
          <table:table-cell office:value-type="float" office:value="2.2318" calcext:value-type="float">
            <text:p>2.2318</text:p>
          </table:table-cell>
          <table:table-cell office:value-type="float" office:value="237.768" calcext:value-type="float">
            <text:p>237.768</text:p>
          </table:table-cell>
          <table:table-cell office:value-type="float" office:value="0.49917" calcext:value-type="float">
            <text:p>0.4991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81062" calcext:value-type="float">
            <text:p>0.00281062</text:p>
          </table:table-cell>
        </table:table-row>
        <table:table-row table:style-name="ro1">
          <table:table-cell office:value-type="float" office:value="55.5537" calcext:value-type="float">
            <text:p>55.5537</text:p>
          </table:table-cell>
          <table:table-cell office:value-type="float" office:value="2.23488" calcext:value-type="float">
            <text:p>2.23488</text:p>
          </table:table-cell>
          <table:table-cell office:value-type="float" office:value="237.765" calcext:value-type="float">
            <text:p>237.765</text:p>
          </table:table-cell>
          <table:table-cell office:value-type="float" office:value="0.50028" calcext:value-type="float">
            <text:p>0.5002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30406" calcext:value-type="float">
            <text:p>0.00330406</text:p>
          </table:table-cell>
        </table:table-row>
        <table:table-row table:style-name="ro1">
          <table:table-cell office:value-type="float" office:value="55.6592" calcext:value-type="float">
            <text:p>55.6592</text:p>
          </table:table-cell>
          <table:table-cell office:value-type="float" office:value="2.23845" calcext:value-type="float">
            <text:p>2.23845</text:p>
          </table:table-cell>
          <table:table-cell office:value-type="float" office:value="237.762" calcext:value-type="float">
            <text:p>237.762</text:p>
          </table:table-cell>
          <table:table-cell office:value-type="float" office:value="0.501111" calcext:value-type="float">
            <text:p>0.50111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42078" calcext:value-type="float">
            <text:p>0.00342078</text:p>
          </table:table-cell>
        </table:table-row>
        <table:table-row table:style-name="ro1">
          <table:table-cell office:value-type="float" office:value="55.7607" calcext:value-type="float">
            <text:p>55.7607</text:p>
          </table:table-cell>
          <table:table-cell office:value-type="float" office:value="2.24226" calcext:value-type="float">
            <text:p>2.24226</text:p>
          </table:table-cell>
          <table:table-cell office:value-type="float" office:value="237.758" calcext:value-type="float">
            <text:p>237.758</text:p>
          </table:table-cell>
          <table:table-cell office:value-type="float" office:value="0.502383" calcext:value-type="float">
            <text:p>0.50238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93034" calcext:value-type="float">
            <text:p>0.00393034</text:p>
          </table:table-cell>
        </table:table-row>
        <table:table-row table:style-name="ro1">
          <table:table-cell office:value-type="float" office:value="55.8643" calcext:value-type="float">
            <text:p>55.8643</text:p>
          </table:table-cell>
          <table:table-cell office:value-type="float" office:value="2.24641" calcext:value-type="float">
            <text:p>2.24641</text:p>
          </table:table-cell>
          <table:table-cell office:value-type="float" office:value="237.754" calcext:value-type="float">
            <text:p>237.754</text:p>
          </table:table-cell>
          <table:table-cell office:value-type="float" office:value="0.503679" calcext:value-type="float">
            <text:p>0.50367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439652" calcext:value-type="float">
            <text:p>0.00439652</text:p>
          </table:table-cell>
        </table:table-row>
        <table:table-row table:style-name="ro1">
          <table:table-cell office:value-type="float" office:value="55.9709" calcext:value-type="float">
            <text:p>55.9709</text:p>
          </table:table-cell>
          <table:table-cell office:value-type="float" office:value="2.25092" calcext:value-type="float">
            <text:p>2.25092</text:p>
          </table:table-cell>
          <table:table-cell office:value-type="float" office:value="237.749" calcext:value-type="float">
            <text:p>237.749</text:p>
          </table:table-cell>
          <table:table-cell office:value-type="float" office:value="0.503736" calcext:value-type="float">
            <text:p>0.50373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55255" calcext:value-type="float">
            <text:p>0.00355255</text:p>
          </table:table-cell>
        </table:table-row>
        <table:table-row table:style-name="ro1">
          <table:table-cell office:value-type="float" office:value="56.0732" calcext:value-type="float">
            <text:p>56.0732</text:p>
          </table:table-cell>
          <table:table-cell office:value-type="float" office:value="2.25548" calcext:value-type="float">
            <text:p>2.25548</text:p>
          </table:table-cell>
          <table:table-cell office:value-type="float" office:value="237.745" calcext:value-type="float">
            <text:p>237.745</text:p>
          </table:table-cell>
          <table:table-cell office:value-type="float" office:value="0.507787" calcext:value-type="float">
            <text:p>0.50778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669145" calcext:value-type="float">
            <text:p>0.00669145</text:p>
          </table:table-cell>
        </table:table-row>
        <table:table-row table:style-name="ro1">
          <table:table-cell office:value-type="float" office:value="56.1985" calcext:value-type="float">
            <text:p>56.1985</text:p>
          </table:table-cell>
          <table:table-cell office:value-type="float" office:value="2.26135" calcext:value-type="float">
            <text:p>2.26135</text:p>
          </table:table-cell>
          <table:table-cell office:value-type="float" office:value="237.739" calcext:value-type="float">
            <text:p>237.739</text:p>
          </table:table-cell>
          <table:table-cell office:value-type="float" office:value="0.508436" calcext:value-type="float">
            <text:p>0.50843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616551" calcext:value-type="float">
            <text:p>0.00616551</text:p>
          </table:table-cell>
        </table:table-row>
        <table:table-row table:style-name="ro1">
          <table:table-cell office:value-type="float" office:value="56.3135" calcext:value-type="float">
            <text:p>56.3135</text:p>
          </table:table-cell>
          <table:table-cell office:value-type="float" office:value="2.26706" calcext:value-type="float">
            <text:p>2.26706</text:p>
          </table:table-cell>
          <table:table-cell office:value-type="float" office:value="237.733" calcext:value-type="float">
            <text:p>237.733</text:p>
          </table:table-cell>
          <table:table-cell office:value-type="float" office:value="0.509458" calcext:value-type="float">
            <text:p>0.50945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604608" calcext:value-type="float">
            <text:p>0.00604608</text:p>
          </table:table-cell>
        </table:table-row>
        <table:table-row table:style-name="ro1">
          <table:table-cell office:value-type="float" office:value="56.4272" calcext:value-type="float">
            <text:p>56.4272</text:p>
          </table:table-cell>
          <table:table-cell office:value-type="float" office:value="2.27307" calcext:value-type="float">
            <text:p>2.27307</text:p>
          </table:table-cell>
          <table:table-cell office:value-type="float" office:value="237.727" calcext:value-type="float">
            <text:p>237.727</text:p>
          </table:table-cell>
          <table:table-cell office:value-type="float" office:value="0.511587" calcext:value-type="float">
            <text:p>0.51158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697264" calcext:value-type="float">
            <text:p>0.00697264</text:p>
          </table:table-cell>
        </table:table-row>
        <table:table-row table:style-name="ro1">
          <table:table-cell office:value-type="float" office:value="56.5322" calcext:value-type="float">
            <text:p>56.5322</text:p>
          </table:table-cell>
          <table:table-cell office:value-type="float" office:value="2.27873" calcext:value-type="float">
            <text:p>2.27873</text:p>
          </table:table-cell>
          <table:table-cell office:value-type="float" office:value="237.721" calcext:value-type="float">
            <text:p>237.721</text:p>
          </table:table-cell>
          <table:table-cell office:value-type="float" office:value="0.513224" calcext:value-type="float">
            <text:p>0.51322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747758" calcext:value-type="float">
            <text:p>0.00747758</text:p>
          </table:table-cell>
        </table:table-row>
        <table:table-row table:style-name="ro1">
          <table:table-cell office:value-type="float" office:value="56.6367" calcext:value-type="float">
            <text:p>56.6367</text:p>
          </table:table-cell>
          <table:table-cell office:value-type="float" office:value="2.28462" calcext:value-type="float">
            <text:p>2.28462</text:p>
          </table:table-cell>
          <table:table-cell office:value-type="float" office:value="237.715" calcext:value-type="float">
            <text:p>237.715</text:p>
          </table:table-cell>
          <table:table-cell office:value-type="float" office:value="0.514098" calcext:value-type="float">
            <text:p>0.51409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717351" calcext:value-type="float">
            <text:p>0.00717351</text:p>
          </table:table-cell>
        </table:table-row>
        <table:table-row table:style-name="ro1">
          <table:table-cell office:value-type="float" office:value="56.7375" calcext:value-type="float">
            <text:p>56.7375</text:p>
          </table:table-cell>
          <table:table-cell office:value-type="float" office:value="2.29028" calcext:value-type="float">
            <text:p>2.29028</text:p>
          </table:table-cell>
          <table:table-cell office:value-type="float" office:value="237.71" calcext:value-type="float">
            <text:p>237.71</text:p>
          </table:table-cell>
          <table:table-cell office:value-type="float" office:value="0.513876" calcext:value-type="float">
            <text:p>0.51387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81944" calcext:value-type="float">
            <text:p>0.00581944</text:p>
          </table:table-cell>
        </table:table-row>
        <table:table-row table:style-name="ro1">
          <table:table-cell office:value-type="float" office:value="56.8396" calcext:value-type="float">
            <text:p>56.8396</text:p>
          </table:table-cell>
          <table:table-cell office:value-type="float" office:value="2.2959" calcext:value-type="float">
            <text:p>2.2959</text:p>
          </table:table-cell>
          <table:table-cell office:value-type="float" office:value="237.704" calcext:value-type="float">
            <text:p>237.704</text:p>
          </table:table-cell>
          <table:table-cell office:value-type="float" office:value="0.514637" calcext:value-type="float">
            <text:p>0.51463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45747" calcext:value-type="float">
            <text:p>0.00545747</text:p>
          </table:table-cell>
        </table:table-row>
        <table:table-row table:style-name="ro1">
          <table:table-cell office:value-type="float" office:value="56.9485" calcext:value-type="float">
            <text:p>56.9485</text:p>
          </table:table-cell>
          <table:table-cell office:value-type="float" office:value="2.30211" calcext:value-type="float">
            <text:p>2.30211</text:p>
          </table:table-cell>
          <table:table-cell office:value-type="float" office:value="237.698" calcext:value-type="float">
            <text:p>237.698</text:p>
          </table:table-cell>
          <table:table-cell office:value-type="float" office:value="0.515651" calcext:value-type="float">
            <text:p>0.51565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22951" calcext:value-type="float">
            <text:p>0.00522951</text:p>
          </table:table-cell>
        </table:table-row>
        <table:table-row table:style-name="ro1">
          <table:table-cell office:value-type="float" office:value="57.051" calcext:value-type="float">
            <text:p>57.051</text:p>
          </table:table-cell>
          <table:table-cell office:value-type="float" office:value="2.30807" calcext:value-type="float">
            <text:p>2.30807</text:p>
          </table:table-cell>
          <table:table-cell office:value-type="float" office:value="237.692" calcext:value-type="float">
            <text:p>237.692</text:p>
          </table:table-cell>
          <table:table-cell office:value-type="float" office:value="0.517494" calcext:value-type="float">
            <text:p>0.51749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87925" calcext:value-type="float">
            <text:p>0.00587925</text:p>
          </table:table-cell>
        </table:table-row>
        <table:table-row table:style-name="ro1">
          <table:table-cell office:value-type="float" office:value="57.1628" calcext:value-type="float">
            <text:p>57.1628</text:p>
          </table:table-cell>
          <table:table-cell office:value-type="float" office:value="2.31451" calcext:value-type="float">
            <text:p>2.31451</text:p>
          </table:table-cell>
          <table:table-cell office:value-type="float" office:value="237.685" calcext:value-type="float">
            <text:p>237.685</text:p>
          </table:table-cell>
          <table:table-cell office:value-type="float" office:value="0.518595" calcext:value-type="float">
            <text:p>0.51859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69188" calcext:value-type="float">
            <text:p>0.00569188</text:p>
          </table:table-cell>
        </table:table-row>
        <table:table-row table:style-name="ro1">
          <table:table-cell office:value-type="float" office:value="57.2651" calcext:value-type="float">
            <text:p>57.2651</text:p>
          </table:table-cell>
          <table:table-cell office:value-type="float" office:value="2.32027" calcext:value-type="float">
            <text:p>2.32027</text:p>
          </table:table-cell>
          <table:table-cell office:value-type="float" office:value="237.68" calcext:value-type="float">
            <text:p>237.68</text:p>
          </table:table-cell>
          <table:table-cell office:value-type="float" office:value="0.519408" calcext:value-type="float">
            <text:p>0.51940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35512" calcext:value-type="float">
            <text:p>0.00535512</text:p>
          </table:table-cell>
        </table:table-row>
        <table:table-row table:style-name="ro1">
          <table:table-cell office:value-type="float" office:value="57.3669" calcext:value-type="float">
            <text:p>57.3669</text:p>
          </table:table-cell>
          <table:table-cell office:value-type="float" office:value="2.32599" calcext:value-type="float">
            <text:p>2.32599</text:p>
          </table:table-cell>
          <table:table-cell office:value-type="float" office:value="237.674" calcext:value-type="float">
            <text:p>237.674</text:p>
          </table:table-cell>
          <table:table-cell office:value-type="float" office:value="0.520511" calcext:value-type="float">
            <text:p>0.52051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31366" calcext:value-type="float">
            <text:p>0.00531366</text:p>
          </table:table-cell>
        </table:table-row>
        <table:table-row table:style-name="ro1">
          <table:table-cell office:value-type="float" office:value="57.4797" calcext:value-type="float">
            <text:p>57.4797</text:p>
          </table:table-cell>
          <table:table-cell office:value-type="float" office:value="2.33221" calcext:value-type="float">
            <text:p>2.33221</text:p>
          </table:table-cell>
          <table:table-cell office:value-type="float" office:value="237.668" calcext:value-type="float">
            <text:p>237.668</text:p>
          </table:table-cell>
          <table:table-cell office:value-type="float" office:value="0.521936" calcext:value-type="float">
            <text:p>0.52193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49306" calcext:value-type="float">
            <text:p>0.00549306</text:p>
          </table:table-cell>
        </table:table-row>
        <table:table-row table:style-name="ro1">
          <table:table-cell office:value-type="float" office:value="57.5808" calcext:value-type="float">
            <text:p>57.5808</text:p>
          </table:table-cell>
          <table:table-cell office:value-type="float" office:value="2.33774" calcext:value-type="float">
            <text:p>2.33774</text:p>
          </table:table-cell>
          <table:table-cell office:value-type="float" office:value="237.662" calcext:value-type="float">
            <text:p>237.662</text:p>
          </table:table-cell>
          <table:table-cell office:value-type="float" office:value="0.523387" calcext:value-type="float">
            <text:p>0.52338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83954" calcext:value-type="float">
            <text:p>0.00583954</text:p>
          </table:table-cell>
        </table:table-row>
        <table:table-row table:style-name="ro1">
          <table:table-cell office:value-type="float" office:value="57.6929" calcext:value-type="float">
            <text:p>57.6929</text:p>
          </table:table-cell>
          <table:table-cell office:value-type="float" office:value="2.3438" calcext:value-type="float">
            <text:p>2.3438</text:p>
          </table:table-cell>
          <table:table-cell office:value-type="float" office:value="237.656" calcext:value-type="float">
            <text:p>237.656</text:p>
          </table:table-cell>
          <table:table-cell office:value-type="float" office:value="0.523357" calcext:value-type="float">
            <text:p>0.52335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459813" calcext:value-type="float">
            <text:p>0.00459813</text:p>
          </table:table-cell>
        </table:table-row>
        <table:table-row table:style-name="ro1">
          <table:table-cell office:value-type="float" office:value="57.8037" calcext:value-type="float">
            <text:p>57.8037</text:p>
          </table:table-cell>
          <table:table-cell office:value-type="float" office:value="2.34956" calcext:value-type="float">
            <text:p>2.34956</text:p>
          </table:table-cell>
          <table:table-cell office:value-type="float" office:value="237.65" calcext:value-type="float">
            <text:p>237.65</text:p>
          </table:table-cell>
          <table:table-cell office:value-type="float" office:value="0.525351" calcext:value-type="float">
            <text:p>0.52535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43825" calcext:value-type="float">
            <text:p>0.00543825</text:p>
          </table:table-cell>
        </table:table-row>
        <table:table-row table:style-name="ro1">
          <table:table-cell office:value-type="float" office:value="57.905" calcext:value-type="float">
            <text:p>57.905</text:p>
          </table:table-cell>
          <table:table-cell office:value-type="float" office:value="2.35484" calcext:value-type="float">
            <text:p>2.35484</text:p>
          </table:table-cell>
          <table:table-cell office:value-type="float" office:value="237.645" calcext:value-type="float">
            <text:p>237.645</text:p>
          </table:table-cell>
          <table:table-cell office:value-type="float" office:value="0.525882" calcext:value-type="float">
            <text:p>0.52588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491307" calcext:value-type="float">
            <text:p>0.00491307</text:p>
          </table:table-cell>
        </table:table-row>
        <table:table-row table:style-name="ro1">
          <table:table-cell office:value-type="float" office:value="58.0166" calcext:value-type="float">
            <text:p>58.0166</text:p>
          </table:table-cell>
          <table:table-cell office:value-type="float" office:value="2.36023" calcext:value-type="float">
            <text:p>2.36023</text:p>
          </table:table-cell>
          <table:table-cell office:value-type="float" office:value="237.64" calcext:value-type="float">
            <text:p>237.64</text:p>
          </table:table-cell>
          <table:table-cell office:value-type="float" office:value="0.525818" calcext:value-type="float">
            <text:p>0.52581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7717" calcext:value-type="float">
            <text:p>0.0037717</text:p>
          </table:table-cell>
        </table:table-row>
        <table:table-row table:style-name="ro1">
          <table:table-cell office:value-type="float" office:value="58.1331" calcext:value-type="float">
            <text:p>58.1331</text:p>
          </table:table-cell>
          <table:table-cell office:value-type="float" office:value="2.36554" calcext:value-type="float">
            <text:p>2.36554</text:p>
          </table:table-cell>
          <table:table-cell office:value-type="float" office:value="237.634" calcext:value-type="float">
            <text:p>237.634</text:p>
          </table:table-cell>
          <table:table-cell office:value-type="float" office:value="0.528552" calcext:value-type="float">
            <text:p>0.52855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44416" calcext:value-type="float">
            <text:p>0.00544416</text:p>
          </table:table-cell>
        </table:table-row>
        <table:table-row table:style-name="ro1">
          <table:table-cell office:value-type="float" office:value="58.2358" calcext:value-type="float">
            <text:p>58.2358</text:p>
          </table:table-cell>
          <table:table-cell office:value-type="float" office:value="2.37012" calcext:value-type="float">
            <text:p>2.37012</text:p>
          </table:table-cell>
          <table:table-cell office:value-type="float" office:value="237.63" calcext:value-type="float">
            <text:p>237.63</text:p>
          </table:table-cell>
          <table:table-cell office:value-type="float" office:value="0.529643" calcext:value-type="float">
            <text:p>0.52964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61942" calcext:value-type="float">
            <text:p>0.00561942</text:p>
          </table:table-cell>
        </table:table-row>
        <table:table-row table:style-name="ro1">
          <table:table-cell office:value-type="float" office:value="58.3406" calcext:value-type="float">
            <text:p>58.3406</text:p>
          </table:table-cell>
          <table:table-cell office:value-type="float" office:value="2.37454" calcext:value-type="float">
            <text:p>2.37454</text:p>
          </table:table-cell>
          <table:table-cell office:value-type="float" office:value="237.625" calcext:value-type="float">
            <text:p>237.625</text:p>
          </table:table-cell>
          <table:table-cell office:value-type="float" office:value="0.530321" calcext:value-type="float">
            <text:p>0.53032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4121" calcext:value-type="float">
            <text:p>0.0054121</text:p>
          </table:table-cell>
        </table:table-row>
        <table:table-row table:style-name="ro1">
          <table:table-cell office:value-type="float" office:value="58.4563" calcext:value-type="float">
            <text:p>58.4563</text:p>
          </table:table-cell>
          <table:table-cell office:value-type="float" office:value="2.37906" calcext:value-type="float">
            <text:p>2.37906</text:p>
          </table:table-cell>
          <table:table-cell office:value-type="float" office:value="237.621" calcext:value-type="float">
            <text:p>237.621</text:p>
          </table:table-cell>
          <table:table-cell office:value-type="float" office:value="0.531118" calcext:value-type="float">
            <text:p>0.53111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30656" calcext:value-type="float">
            <text:p>0.00530656</text:p>
          </table:table-cell>
        </table:table-row>
        <table:table-row table:style-name="ro1">
          <table:table-cell office:value-type="float" office:value="58.5579" calcext:value-type="float">
            <text:p>58.5579</text:p>
          </table:table-cell>
          <table:table-cell office:value-type="float" office:value="2.3828" calcext:value-type="float">
            <text:p>2.3828</text:p>
          </table:table-cell>
          <table:table-cell office:value-type="float" office:value="237.617" calcext:value-type="float">
            <text:p>237.617</text:p>
          </table:table-cell>
          <table:table-cell office:value-type="float" office:value="0.529563" calcext:value-type="float">
            <text:p>0.52956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00373" calcext:value-type="float">
            <text:p>0.00300373</text:p>
          </table:table-cell>
        </table:table-row>
        <table:table-row table:style-name="ro1">
          <table:table-cell office:value-type="float" office:value="58.6609" calcext:value-type="float">
            <text:p>58.6609</text:p>
          </table:table-cell>
          <table:table-cell office:value-type="float" office:value="2.38634" calcext:value-type="float">
            <text:p>2.38634</text:p>
          </table:table-cell>
          <table:table-cell office:value-type="float" office:value="237.614" calcext:value-type="float">
            <text:p>237.614</text:p>
          </table:table-cell>
          <table:table-cell office:value-type="float" office:value="0.530403" calcext:value-type="float">
            <text:p>0.53040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13526" calcext:value-type="float">
            <text:p>0.00313526</text:p>
          </table:table-cell>
        </table:table-row>
        <table:table-row table:style-name="ro1">
          <table:table-cell office:value-type="float" office:value="58.7637" calcext:value-type="float">
            <text:p>58.7637</text:p>
          </table:table-cell>
          <table:table-cell office:value-type="float" office:value="2.38959" calcext:value-type="float">
            <text:p>2.38959</text:p>
          </table:table-cell>
          <table:table-cell office:value-type="float" office:value="237.61" calcext:value-type="float">
            <text:p>237.61</text:p>
          </table:table-cell>
          <table:table-cell office:value-type="float" office:value="0.530745" calcext:value-type="float">
            <text:p>0.53074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82721" calcext:value-type="float">
            <text:p>0.00282721</text:p>
          </table:table-cell>
        </table:table-row>
        <table:table-row table:style-name="ro1">
          <table:table-cell office:value-type="float" office:value="58.8699" calcext:value-type="float">
            <text:p>58.8699</text:p>
          </table:table-cell>
          <table:table-cell office:value-type="float" office:value="2.39273" calcext:value-type="float">
            <text:p>2.39273</text:p>
          </table:table-cell>
          <table:table-cell office:value-type="float" office:value="237.607" calcext:value-type="float">
            <text:p>237.607</text:p>
          </table:table-cell>
          <table:table-cell office:value-type="float" office:value="0.530877" calcext:value-type="float">
            <text:p>0.53087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33038" calcext:value-type="float">
            <text:p>0.00233038</text:p>
          </table:table-cell>
        </table:table-row>
        <table:table-row table:style-name="ro1">
          <table:table-cell office:value-type="float" office:value="58.9724" calcext:value-type="float">
            <text:p>58.9724</text:p>
          </table:table-cell>
          <table:table-cell office:value-type="float" office:value="2.39529" calcext:value-type="float">
            <text:p>2.39529</text:p>
          </table:table-cell>
          <table:table-cell office:value-type="float" office:value="237.605" calcext:value-type="float">
            <text:p>237.605</text:p>
          </table:table-cell>
          <table:table-cell office:value-type="float" office:value="0.531343" calcext:value-type="float">
            <text:p>0.53134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2844" calcext:value-type="float">
            <text:p>0.0022844</text:p>
          </table:table-cell>
        </table:table-row>
        <table:table-row table:style-name="ro1">
          <table:table-cell office:value-type="float" office:value="59.084" calcext:value-type="float">
            <text:p>59.084</text:p>
          </table:table-cell>
          <table:table-cell office:value-type="float" office:value="2.39783" calcext:value-type="float">
            <text:p>2.39783</text:p>
          </table:table-cell>
          <table:table-cell office:value-type="float" office:value="237.602" calcext:value-type="float">
            <text:p>237.602</text:p>
          </table:table-cell>
          <table:table-cell office:value-type="float" office:value="0.531739" calcext:value-type="float">
            <text:p>0.53173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17398" calcext:value-type="float">
            <text:p>0.00217398</text:p>
          </table:table-cell>
        </table:table-row>
        <table:table-row table:style-name="ro1">
          <table:table-cell office:value-type="float" office:value="59.186" calcext:value-type="float">
            <text:p>59.186</text:p>
          </table:table-cell>
          <table:table-cell office:value-type="float" office:value="2.39986" calcext:value-type="float">
            <text:p>2.39986</text:p>
          </table:table-cell>
          <table:table-cell office:value-type="float" office:value="237.6" calcext:value-type="float">
            <text:p>237.6</text:p>
          </table:table-cell>
          <table:table-cell office:value-type="float" office:value="0.531503" calcext:value-type="float">
            <text:p>0.53150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53202" calcext:value-type="float">
            <text:p>0.00153202</text:p>
          </table:table-cell>
        </table:table-row>
        <table:table-row table:style-name="ro1">
          <table:table-cell office:value-type="float" office:value="59.2876" calcext:value-type="float">
            <text:p>59.2876</text:p>
          </table:table-cell>
          <table:table-cell office:value-type="float" office:value="2.40169" calcext:value-type="float">
            <text:p>2.40169</text:p>
          </table:table-cell>
          <table:table-cell office:value-type="float" office:value="237.598" calcext:value-type="float">
            <text:p>237.598</text:p>
          </table:table-cell>
          <table:table-cell office:value-type="float" office:value="0.532032" calcext:value-type="float">
            <text:p>0.53203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69432" calcext:value-type="float">
            <text:p>0.00169432</text:p>
          </table:table-cell>
        </table:table-row>
        <table:table-row table:style-name="ro1">
          <table:table-cell office:value-type="float" office:value="59.3889" calcext:value-type="float">
            <text:p>59.3889</text:p>
          </table:table-cell>
          <table:table-cell office:value-type="float" office:value="2.40329" calcext:value-type="float">
            <text:p>2.40329</text:p>
          </table:table-cell>
          <table:table-cell office:value-type="float" office:value="237.597" calcext:value-type="float">
            <text:p>237.597</text:p>
          </table:table-cell>
          <table:table-cell office:value-type="float" office:value="0.53215" calcext:value-type="float">
            <text:p>0.532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49238" calcext:value-type="float">
            <text:p>0.00149238</text:p>
          </table:table-cell>
        </table:table-row>
        <table:table-row table:style-name="ro1">
          <table:table-cell office:value-type="float" office:value="59.4902" calcext:value-type="float">
            <text:p>59.4902</text:p>
          </table:table-cell>
          <table:table-cell office:value-type="float" office:value="2.40457" calcext:value-type="float">
            <text:p>2.40457</text:p>
          </table:table-cell>
          <table:table-cell office:value-type="float" office:value="237.595" calcext:value-type="float">
            <text:p>237.595</text:p>
          </table:table-cell>
          <table:table-cell office:value-type="float" office:value="0.531917" calcext:value-type="float">
            <text:p>0.53191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00303" calcext:value-type="float">
            <text:p>0.00100303</text:p>
          </table:table-cell>
        </table:table-row>
        <table:table-row table:style-name="ro1">
          <table:table-cell office:value-type="float" office:value="59.603" calcext:value-type="float">
            <text:p>59.603</text:p>
          </table:table-cell>
          <table:table-cell office:value-type="float" office:value="2.40573" calcext:value-type="float">
            <text:p>2.40573</text:p>
          </table:table-cell>
          <table:table-cell office:value-type="float" office:value="237.594" calcext:value-type="float">
            <text:p>237.594</text:p>
          </table:table-cell>
          <table:table-cell office:value-type="float" office:value="0.532361" calcext:value-type="float">
            <text:p>0.53236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2149" calcext:value-type="float">
            <text:p>0.0012149</text:p>
          </table:table-cell>
        </table:table-row>
        <table:table-row table:style-name="ro1">
          <table:table-cell office:value-type="float" office:value="59.7065" calcext:value-type="float">
            <text:p>59.7065</text:p>
          </table:table-cell>
          <table:table-cell office:value-type="float" office:value="2.40634" calcext:value-type="float">
            <text:p>2.40634</text:p>
          </table:table-cell>
          <table:table-cell office:value-type="float" office:value="237.594" calcext:value-type="float">
            <text:p>237.594</text:p>
          </table:table-cell>
          <table:table-cell office:value-type="float" office:value="0.531999" calcext:value-type="float">
            <text:p>0.53199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730311" calcext:value-type="float">
            <text:p>0.000730311</text:p>
          </table:table-cell>
        </table:table-row>
        <table:table-row table:style-name="ro1">
          <table:table-cell office:value-type="float" office:value="59.8098" calcext:value-type="float">
            <text:p>59.8098</text:p>
          </table:table-cell>
          <table:table-cell office:value-type="float" office:value="2.40675" calcext:value-type="float">
            <text:p>2.40675</text:p>
          </table:table-cell>
          <table:table-cell office:value-type="float" office:value="237.593" calcext:value-type="float">
            <text:p>237.593</text:p>
          </table:table-cell>
          <table:table-cell office:value-type="float" office:value="0.531609" calcext:value-type="float">
            <text:p>0.53160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257874" calcext:value-type="float">
            <text:p>0.000257874</text:p>
          </table:table-cell>
        </table:table-row>
        <table:table-row table:style-name="ro1">
          <table:table-cell office:value-type="float" office:value="59.9116" calcext:value-type="float">
            <text:p>59.9116</text:p>
          </table:table-cell>
          <table:table-cell office:value-type="float" office:value="2.40689" calcext:value-type="float">
            <text:p>2.40689</text:p>
          </table:table-cell>
          <table:table-cell office:value-type="float" office:value="237.593" calcext:value-type="float">
            <text:p>237.593</text:p>
          </table:table-cell>
          <table:table-cell office:value-type="float" office:value="0.531243" calcext:value-type="float">
            <text:p>0.53124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135358" calcext:value-type="float">
            <text:p>-0.000135358</text:p>
          </table:table-cell>
        </table:table-row>
        <table:table-row table:style-name="ro1">
          <table:table-cell office:value-type="float" office:value="60.0332" calcext:value-type="float">
            <text:p>60.0332</text:p>
          </table:table-cell>
          <table:table-cell office:value-type="float" office:value="2.40652" calcext:value-type="float">
            <text:p>2.40652</text:p>
          </table:table-cell>
          <table:table-cell office:value-type="float" office:value="237.593" calcext:value-type="float">
            <text:p>237.593</text:p>
          </table:table-cell>
          <table:table-cell office:value-type="float" office:value="0.5307" calcext:value-type="float">
            <text:p>0.530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60487" calcext:value-type="float">
            <text:p>-0.00060487</text:p>
          </table:table-cell>
        </table:table-row>
        <table:table-row table:style-name="ro1">
          <table:table-cell office:value-type="float" office:value="60.1414" calcext:value-type="float">
            <text:p>60.1414</text:p>
          </table:table-cell>
          <table:table-cell office:value-type="float" office:value="2.4057" calcext:value-type="float">
            <text:p>2.4057</text:p>
          </table:table-cell>
          <table:table-cell office:value-type="float" office:value="237.594" calcext:value-type="float">
            <text:p>237.594</text:p>
          </table:table-cell>
          <table:table-cell office:value-type="float" office:value="0.530096" calcext:value-type="float">
            <text:p>0.53009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04387" calcext:value-type="float">
            <text:p>-0.00104387</text:p>
          </table:table-cell>
        </table:table-row>
        <table:table-row table:style-name="ro1">
          <table:table-cell office:value-type="float" office:value="60.2471" calcext:value-type="float">
            <text:p>60.2471</text:p>
          </table:table-cell>
          <table:table-cell office:value-type="float" office:value="2.4046" calcext:value-type="float">
            <text:p>2.4046</text:p>
          </table:table-cell>
          <table:table-cell office:value-type="float" office:value="237.595" calcext:value-type="float">
            <text:p>237.595</text:p>
          </table:table-cell>
          <table:table-cell office:value-type="float" office:value="0.529185" calcext:value-type="float">
            <text:p>0.52918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73533" calcext:value-type="float">
            <text:p>-0.00173533</text:p>
          </table:table-cell>
        </table:table-row>
        <table:table-row table:style-name="ro1">
          <table:table-cell office:value-type="float" office:value="60.3533" calcext:value-type="float">
            <text:p>60.3533</text:p>
          </table:table-cell>
          <table:table-cell office:value-type="float" office:value="2.40344" calcext:value-type="float">
            <text:p>2.40344</text:p>
          </table:table-cell>
          <table:table-cell office:value-type="float" office:value="237.597" calcext:value-type="float">
            <text:p>237.597</text:p>
          </table:table-cell>
          <table:table-cell office:value-type="float" office:value="0.528976" calcext:value-type="float">
            <text:p>0.52897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71216" calcext:value-type="float">
            <text:p>-0.00171216</text:p>
          </table:table-cell>
        </table:table-row>
        <table:table-row table:style-name="ro1">
          <table:table-cell office:value-type="float" office:value="60.479" calcext:value-type="float">
            <text:p>60.479</text:p>
          </table:table-cell>
          <table:table-cell office:value-type="float" office:value="2.40154" calcext:value-type="float">
            <text:p>2.40154</text:p>
          </table:table-cell>
          <table:table-cell office:value-type="float" office:value="237.598" calcext:value-type="float">
            <text:p>237.598</text:p>
          </table:table-cell>
          <table:table-cell office:value-type="float" office:value="0.528079" calcext:value-type="float">
            <text:p>0.52807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222818" calcext:value-type="float">
            <text:p>-0.00222818</text:p>
          </table:table-cell>
        </table:table-row>
        <table:table-row table:style-name="ro1">
          <table:table-cell office:value-type="float" office:value="60.5955" calcext:value-type="float">
            <text:p>60.5955</text:p>
          </table:table-cell>
          <table:table-cell office:value-type="float" office:value="2.39967" calcext:value-type="float">
            <text:p>2.39967</text:p>
          </table:table-cell>
          <table:table-cell office:value-type="float" office:value="237.6" calcext:value-type="float">
            <text:p>237.6</text:p>
          </table:table-cell>
          <table:table-cell office:value-type="float" office:value="0.528023" calcext:value-type="float">
            <text:p>0.52802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91175" calcext:value-type="float">
            <text:p>-0.00191175</text:p>
          </table:table-cell>
        </table:table-row>
        <table:table-row table:style-name="ro1">
          <table:table-cell office:value-type="float" office:value="60.7087" calcext:value-type="float">
            <text:p>60.7087</text:p>
          </table:table-cell>
          <table:table-cell office:value-type="float" office:value="2.39745" calcext:value-type="float">
            <text:p>2.39745</text:p>
          </table:table-cell>
          <table:table-cell office:value-type="float" office:value="237.603" calcext:value-type="float">
            <text:p>237.603</text:p>
          </table:table-cell>
          <table:table-cell office:value-type="float" office:value="0.526784" calcext:value-type="float">
            <text:p>0.52678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270474" calcext:value-type="float">
            <text:p>-0.00270474</text:p>
          </table:table-cell>
        </table:table-row>
        <table:table-row table:style-name="ro1">
          <table:table-cell office:value-type="float" office:value="60.822" calcext:value-type="float">
            <text:p>60.822</text:p>
          </table:table-cell>
          <table:table-cell office:value-type="float" office:value="2.39514" calcext:value-type="float">
            <text:p>2.39514</text:p>
          </table:table-cell>
          <table:table-cell office:value-type="float" office:value="237.605" calcext:value-type="float">
            <text:p>237.605</text:p>
          </table:table-cell>
          <table:table-cell office:value-type="float" office:value="0.526265" calcext:value-type="float">
            <text:p>0.52626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276298" calcext:value-type="float">
            <text:p>-0.00276298</text:p>
          </table:table-cell>
        </table:table-row>
        <table:table-row table:style-name="ro1">
          <table:table-cell office:value-type="float" office:value="60.9299" calcext:value-type="float">
            <text:p>60.9299</text:p>
          </table:table-cell>
          <table:table-cell office:value-type="float" office:value="2.39252" calcext:value-type="float">
            <text:p>2.39252</text:p>
          </table:table-cell>
          <table:table-cell office:value-type="float" office:value="237.607" calcext:value-type="float">
            <text:p>237.607</text:p>
          </table:table-cell>
          <table:table-cell office:value-type="float" office:value="0.52607" calcext:value-type="float">
            <text:p>0.5260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243321" calcext:value-type="float">
            <text:p>-0.00243321</text:p>
          </table:table-cell>
        </table:table-row>
        <table:table-row table:style-name="ro1">
          <table:table-cell office:value-type="float" office:value="61.0308" calcext:value-type="float">
            <text:p>61.0308</text:p>
          </table:table-cell>
          <table:table-cell office:value-type="float" office:value="2.39001" calcext:value-type="float">
            <text:p>2.39001</text:p>
          </table:table-cell>
          <table:table-cell office:value-type="float" office:value="237.61" calcext:value-type="float">
            <text:p>237.61</text:p>
          </table:table-cell>
          <table:table-cell office:value-type="float" office:value="0.524195" calcext:value-type="float">
            <text:p>0.52419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80806" calcext:value-type="float">
            <text:p>-0.00380806</text:p>
          </table:table-cell>
        </table:table-row>
        <table:table-row table:style-name="ro1">
          <table:table-cell office:value-type="float" office:value="61.1309" calcext:value-type="float">
            <text:p>61.1309</text:p>
          </table:table-cell>
          <table:table-cell office:value-type="float" office:value="2.38727" calcext:value-type="float">
            <text:p>2.38727</text:p>
          </table:table-cell>
          <table:table-cell office:value-type="float" office:value="237.613" calcext:value-type="float">
            <text:p>237.613</text:p>
          </table:table-cell>
          <table:table-cell office:value-type="float" office:value="0.52475" calcext:value-type="float">
            <text:p>0.5247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270356" calcext:value-type="float">
            <text:p>-0.00270356</text:p>
          </table:table-cell>
        </table:table-row>
        <table:table-row table:style-name="ro1">
          <table:table-cell office:value-type="float" office:value="61.2368" calcext:value-type="float">
            <text:p>61.2368</text:p>
          </table:table-cell>
          <table:table-cell office:value-type="float" office:value="2.38406" calcext:value-type="float">
            <text:p>2.38406</text:p>
          </table:table-cell>
          <table:table-cell office:value-type="float" office:value="237.616" calcext:value-type="float">
            <text:p>237.616</text:p>
          </table:table-cell>
          <table:table-cell office:value-type="float" office:value="0.524052" calcext:value-type="float">
            <text:p>0.52405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276063" calcext:value-type="float">
            <text:p>-0.00276063</text:p>
          </table:table-cell>
        </table:table-row>
        <table:table-row table:style-name="ro1">
          <table:table-cell office:value-type="float" office:value="61.3479" calcext:value-type="float">
            <text:p>61.3479</text:p>
          </table:table-cell>
          <table:table-cell office:value-type="float" office:value="2.38052" calcext:value-type="float">
            <text:p>2.38052</text:p>
          </table:table-cell>
          <table:table-cell office:value-type="float" office:value="237.619" calcext:value-type="float">
            <text:p>237.619</text:p>
          </table:table-cell>
          <table:table-cell office:value-type="float" office:value="0.522922" calcext:value-type="float">
            <text:p>0.52292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18324" calcext:value-type="float">
            <text:p>-0.00318324</text:p>
          </table:table-cell>
        </table:table-row>
        <table:table-row table:style-name="ro1">
          <table:table-cell office:value-type="float" office:value="61.4585" calcext:value-type="float">
            <text:p>61.4585</text:p>
          </table:table-cell>
          <table:table-cell office:value-type="float" office:value="2.37689" calcext:value-type="float">
            <text:p>2.37689</text:p>
          </table:table-cell>
          <table:table-cell office:value-type="float" office:value="237.623" calcext:value-type="float">
            <text:p>237.623</text:p>
          </table:table-cell>
          <table:table-cell office:value-type="float" office:value="0.522835" calcext:value-type="float">
            <text:p>0.52283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254325" calcext:value-type="float">
            <text:p>-0.00254325</text:p>
          </table:table-cell>
        </table:table-row>
        <table:table-row table:style-name="ro1">
          <table:table-cell office:value-type="float" office:value="61.5618" calcext:value-type="float">
            <text:p>61.5618</text:p>
          </table:table-cell>
          <table:table-cell office:value-type="float" office:value="2.37332" calcext:value-type="float">
            <text:p>2.37332</text:p>
          </table:table-cell>
          <table:table-cell office:value-type="float" office:value="237.627" calcext:value-type="float">
            <text:p>237.627</text:p>
          </table:table-cell>
          <table:table-cell office:value-type="float" office:value="0.521294" calcext:value-type="float">
            <text:p>0.52129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37" calcext:value-type="float">
            <text:p>-0.00337</text:p>
          </table:table-cell>
        </table:table-row>
        <table:table-row table:style-name="ro1">
          <table:table-cell office:value-type="float" office:value="61.6636" calcext:value-type="float">
            <text:p>61.6636</text:p>
          </table:table-cell>
          <table:table-cell office:value-type="float" office:value="2.36984" calcext:value-type="float">
            <text:p>2.36984</text:p>
          </table:table-cell>
          <table:table-cell office:value-type="float" office:value="237.63" calcext:value-type="float">
            <text:p>237.63</text:p>
          </table:table-cell>
          <table:table-cell office:value-type="float" office:value="0.520838" calcext:value-type="float">
            <text:p>0.52083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13083" calcext:value-type="float">
            <text:p>-0.00313083</text:p>
          </table:table-cell>
        </table:table-row>
        <table:table-row table:style-name="ro1">
          <table:table-cell office:value-type="float" office:value="61.781" calcext:value-type="float">
            <text:p>61.781</text:p>
          </table:table-cell>
          <table:table-cell office:value-type="float" office:value="2.36571" calcext:value-type="float">
            <text:p>2.36571</text:p>
          </table:table-cell>
          <table:table-cell office:value-type="float" office:value="237.634" calcext:value-type="float">
            <text:p>237.634</text:p>
          </table:table-cell>
          <table:table-cell office:value-type="float" office:value="0.518735" calcext:value-type="float">
            <text:p>0.51873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440631" calcext:value-type="float">
            <text:p>-0.00440631</text:p>
          </table:table-cell>
        </table:table-row>
        <table:table-row table:style-name="ro1">
          <table:table-cell office:value-type="float" office:value="61.9072" calcext:value-type="float">
            <text:p>61.9072</text:p>
          </table:table-cell>
          <table:table-cell office:value-type="float" office:value="2.36104" calcext:value-type="float">
            <text:p>2.36104</text:p>
          </table:table-cell>
          <table:table-cell office:value-type="float" office:value="237.639" calcext:value-type="float">
            <text:p>237.639</text:p>
          </table:table-cell>
          <table:table-cell office:value-type="float" office:value="0.517151" calcext:value-type="float">
            <text:p>0.51715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505686" calcext:value-type="float">
            <text:p>-0.00505686</text:p>
          </table:table-cell>
        </table:table-row>
        <table:table-row table:style-name="ro1">
          <table:table-cell office:value-type="float" office:value="62.0095" calcext:value-type="float">
            <text:p>62.0095</text:p>
          </table:table-cell>
          <table:table-cell office:value-type="float" office:value="2.35722" calcext:value-type="float">
            <text:p>2.35722</text:p>
          </table:table-cell>
          <table:table-cell office:value-type="float" office:value="237.643" calcext:value-type="float">
            <text:p>237.643</text:p>
          </table:table-cell>
          <table:table-cell office:value-type="float" office:value="0.518178" calcext:value-type="float">
            <text:p>0.51817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26691" calcext:value-type="float">
            <text:p>-0.00326691</text:p>
          </table:table-cell>
        </table:table-row>
        <table:table-row table:style-name="ro1">
          <table:table-cell office:value-type="float" office:value="62.1338" calcext:value-type="float">
            <text:p>62.1338</text:p>
          </table:table-cell>
          <table:table-cell office:value-type="float" office:value="2.35271" calcext:value-type="float">
            <text:p>2.35271</text:p>
          </table:table-cell>
          <table:table-cell office:value-type="float" office:value="237.647" calcext:value-type="float">
            <text:p>237.647</text:p>
          </table:table-cell>
          <table:table-cell office:value-type="float" office:value="0.515773" calcext:value-type="float">
            <text:p>0.51577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476878" calcext:value-type="float">
            <text:p>-0.00476878</text:p>
          </table:table-cell>
        </table:table-row>
        <table:table-row table:style-name="ro1">
          <table:table-cell office:value-type="float" office:value="62.2397" calcext:value-type="float">
            <text:p>62.2397</text:p>
          </table:table-cell>
          <table:table-cell office:value-type="float" office:value="2.34859" calcext:value-type="float">
            <text:p>2.34859</text:p>
          </table:table-cell>
          <table:table-cell office:value-type="float" office:value="237.651" calcext:value-type="float">
            <text:p>237.651</text:p>
          </table:table-cell>
          <table:table-cell office:value-type="float" office:value="0.514714" calcext:value-type="float">
            <text:p>0.51471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500298" calcext:value-type="float">
            <text:p>-0.00500298</text:p>
          </table:table-cell>
        </table:table-row>
        <table:table-row table:style-name="ro1">
          <table:table-cell office:value-type="float" office:value="62.3538" calcext:value-type="float">
            <text:p>62.3538</text:p>
          </table:table-cell>
          <table:table-cell office:value-type="float" office:value="2.34435" calcext:value-type="float">
            <text:p>2.34435</text:p>
          </table:table-cell>
          <table:table-cell office:value-type="float" office:value="237.656" calcext:value-type="float">
            <text:p>237.656</text:p>
          </table:table-cell>
          <table:table-cell office:value-type="float" office:value="0.51415" calcext:value-type="float">
            <text:p>0.514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471891" calcext:value-type="float">
            <text:p>-0.00471891</text:p>
          </table:table-cell>
        </table:table-row>
        <table:table-row table:style-name="ro1">
          <table:table-cell office:value-type="float" office:value="62.46" calcext:value-type="float">
            <text:p>62.46</text:p>
          </table:table-cell>
          <table:table-cell office:value-type="float" office:value="2.34032" calcext:value-type="float">
            <text:p>2.34032</text:p>
          </table:table-cell>
          <table:table-cell office:value-type="float" office:value="237.66" calcext:value-type="float">
            <text:p>237.66</text:p>
          </table:table-cell>
          <table:table-cell office:value-type="float" office:value="0.513044" calcext:value-type="float">
            <text:p>0.51304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501933" calcext:value-type="float">
            <text:p>-0.00501933</text:p>
          </table:table-cell>
        </table:table-row>
        <table:table-row table:style-name="ro1">
          <table:table-cell office:value-type="float" office:value="62.5654" calcext:value-type="float">
            <text:p>62.5654</text:p>
          </table:table-cell>
          <table:table-cell office:value-type="float" office:value="2.33659" calcext:value-type="float">
            <text:p>2.33659</text:p>
          </table:table-cell>
          <table:table-cell office:value-type="float" office:value="237.663" calcext:value-type="float">
            <text:p>237.663</text:p>
          </table:table-cell>
          <table:table-cell office:value-type="float" office:value="0.512905" calcext:value-type="float">
            <text:p>0.51290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441347" calcext:value-type="float">
            <text:p>-0.00441347</text:p>
          </table:table-cell>
        </table:table-row>
        <table:table-row table:style-name="ro1">
          <table:table-cell office:value-type="float" office:value="62.6714" calcext:value-type="float">
            <text:p>62.6714</text:p>
          </table:table-cell>
          <table:table-cell office:value-type="float" office:value="2.33275" calcext:value-type="float">
            <text:p>2.33275</text:p>
          </table:table-cell>
          <table:table-cell office:value-type="float" office:value="237.667" calcext:value-type="float">
            <text:p>237.667</text:p>
          </table:table-cell>
          <table:table-cell office:value-type="float" office:value="0.513588" calcext:value-type="float">
            <text:p>0.51358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296183" calcext:value-type="float">
            <text:p>-0.00296183</text:p>
          </table:table-cell>
        </table:table-row>
        <table:table-row table:style-name="ro1">
          <table:table-cell office:value-type="float" office:value="62.7854" calcext:value-type="float">
            <text:p>62.7854</text:p>
          </table:table-cell>
          <table:table-cell office:value-type="float" office:value="2.32889" calcext:value-type="float">
            <text:p>2.32889</text:p>
          </table:table-cell>
          <table:table-cell office:value-type="float" office:value="237.671" calcext:value-type="float">
            <text:p>237.671</text:p>
          </table:table-cell>
          <table:table-cell office:value-type="float" office:value="0.511592" calcext:value-type="float">
            <text:p>0.51159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418591" calcext:value-type="float">
            <text:p>-0.00418591</text:p>
          </table:table-cell>
        </table:table-row>
        <table:table-row table:style-name="ro1">
          <table:table-cell office:value-type="float" office:value="62.9004" calcext:value-type="float">
            <text:p>62.9004</text:p>
          </table:table-cell>
          <table:table-cell office:value-type="float" office:value="2.32495" calcext:value-type="float">
            <text:p>2.32495</text:p>
          </table:table-cell>
          <table:table-cell office:value-type="float" office:value="237.675" calcext:value-type="float">
            <text:p>237.675</text:p>
          </table:table-cell>
          <table:table-cell office:value-type="float" office:value="0.51053" calcext:value-type="float">
            <text:p>0.5105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446003" calcext:value-type="float">
            <text:p>-0.00446003</text:p>
          </table:table-cell>
        </table:table-row>
        <table:table-row table:style-name="ro1">
          <table:table-cell office:value-type="float" office:value="63.0132" calcext:value-type="float">
            <text:p>63.0132</text:p>
          </table:table-cell>
          <table:table-cell office:value-type="float" office:value="2.32123" calcext:value-type="float">
            <text:p>2.32123</text:p>
          </table:table-cell>
          <table:table-cell office:value-type="float" office:value="237.679" calcext:value-type="float">
            <text:p>237.679</text:p>
          </table:table-cell>
          <table:table-cell office:value-type="float" office:value="0.510027" calcext:value-type="float">
            <text:p>0.51002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421882" calcext:value-type="float">
            <text:p>-0.00421882</text:p>
          </table:table-cell>
        </table:table-row>
        <table:table-row table:style-name="ro1">
          <table:table-cell office:value-type="float" office:value="63.1267" calcext:value-type="float">
            <text:p>63.1267</text:p>
          </table:table-cell>
          <table:table-cell office:value-type="float" office:value="2.31755" calcext:value-type="float">
            <text:p>2.31755</text:p>
          </table:table-cell>
          <table:table-cell office:value-type="float" office:value="237.682" calcext:value-type="float">
            <text:p>237.682</text:p>
          </table:table-cell>
          <table:table-cell office:value-type="float" office:value="0.509837" calcext:value-type="float">
            <text:p>0.50983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67308" calcext:value-type="float">
            <text:p>-0.00367308</text:p>
          </table:table-cell>
        </table:table-row>
        <table:table-row table:style-name="ro1">
          <table:table-cell office:value-type="float" office:value="63.2317" calcext:value-type="float">
            <text:p>63.2317</text:p>
          </table:table-cell>
          <table:table-cell office:value-type="float" office:value="2.31445" calcext:value-type="float">
            <text:p>2.31445</text:p>
          </table:table-cell>
          <table:table-cell office:value-type="float" office:value="237.686" calcext:value-type="float">
            <text:p>237.686</text:p>
          </table:table-cell>
          <table:table-cell office:value-type="float" office:value="0.509131" calcext:value-type="float">
            <text:p>0.50913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75921" calcext:value-type="float">
            <text:p>-0.00375921</text:p>
          </table:table-cell>
        </table:table-row>
        <table:table-row table:style-name="ro1">
          <table:table-cell office:value-type="float" office:value="63.3469" calcext:value-type="float">
            <text:p>63.3469</text:p>
          </table:table-cell>
          <table:table-cell office:value-type="float" office:value="2.31096" calcext:value-type="float">
            <text:p>2.31096</text:p>
          </table:table-cell>
          <table:table-cell office:value-type="float" office:value="237.689" calcext:value-type="float">
            <text:p>237.689</text:p>
          </table:table-cell>
          <table:table-cell office:value-type="float" office:value="0.508227" calcext:value-type="float">
            <text:p>0.50822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9643" calcext:value-type="float">
            <text:p>-0.0039643</text:p>
          </table:table-cell>
        </table:table-row>
        <table:table-row table:style-name="ro1">
          <table:table-cell office:value-type="float" office:value="63.4602" calcext:value-type="float">
            <text:p>63.4602</text:p>
          </table:table-cell>
          <table:table-cell office:value-type="float" office:value="2.30785" calcext:value-type="float">
            <text:p>2.30785</text:p>
          </table:table-cell>
          <table:table-cell office:value-type="float" office:value="237.692" calcext:value-type="float">
            <text:p>237.692</text:p>
          </table:table-cell>
          <table:table-cell office:value-type="float" office:value="0.507577" calcext:value-type="float">
            <text:p>0.50757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99175" calcext:value-type="float">
            <text:p>-0.00399175</text:p>
          </table:table-cell>
        </table:table-row>
        <table:table-row table:style-name="ro1">
          <table:table-cell office:value-type="float" office:value="63.5857" calcext:value-type="float">
            <text:p>63.5857</text:p>
          </table:table-cell>
          <table:table-cell office:value-type="float" office:value="2.30458" calcext:value-type="float">
            <text:p>2.30458</text:p>
          </table:table-cell>
          <table:table-cell office:value-type="float" office:value="237.695" calcext:value-type="float">
            <text:p>237.695</text:p>
          </table:table-cell>
          <table:table-cell office:value-type="float" office:value="0.507235" calcext:value-type="float">
            <text:p>0.50723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68098" calcext:value-type="float">
            <text:p>-0.00368098</text:p>
          </table:table-cell>
        </table:table-row>
        <table:table-row table:style-name="ro1">
          <table:table-cell office:value-type="float" office:value="63.7007" calcext:value-type="float">
            <text:p>63.7007</text:p>
          </table:table-cell>
          <table:table-cell office:value-type="float" office:value="2.30176" calcext:value-type="float">
            <text:p>2.30176</text:p>
          </table:table-cell>
          <table:table-cell office:value-type="float" office:value="237.698" calcext:value-type="float">
            <text:p>237.698</text:p>
          </table:table-cell>
          <table:table-cell office:value-type="float" office:value="0.507028" calcext:value-type="float">
            <text:p>0.50702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32362" calcext:value-type="float">
            <text:p>-0.00332362</text:p>
          </table:table-cell>
        </table:table-row>
        <table:table-row table:style-name="ro1">
          <table:table-cell office:value-type="float" office:value="63.8167" calcext:value-type="float">
            <text:p>63.8167</text:p>
          </table:table-cell>
          <table:table-cell office:value-type="float" office:value="2.29907" calcext:value-type="float">
            <text:p>2.29907</text:p>
          </table:table-cell>
          <table:table-cell office:value-type="float" office:value="237.701" calcext:value-type="float">
            <text:p>237.701</text:p>
          </table:table-cell>
          <table:table-cell office:value-type="float" office:value="0.507076" calcext:value-type="float">
            <text:p>0.50707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273884" calcext:value-type="float">
            <text:p>-0.00273884</text:p>
          </table:table-cell>
        </table:table-row>
        <table:table-row table:style-name="ro1">
          <table:table-cell office:value-type="float" office:value="63.9282" calcext:value-type="float">
            <text:p>63.9282</text:p>
          </table:table-cell>
          <table:table-cell office:value-type="float" office:value="2.29684" calcext:value-type="float">
            <text:p>2.29684</text:p>
          </table:table-cell>
          <table:table-cell office:value-type="float" office:value="237.703" calcext:value-type="float">
            <text:p>237.703</text:p>
          </table:table-cell>
          <table:table-cell office:value-type="float" office:value="0.507374" calcext:value-type="float">
            <text:p>0.50737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99454" calcext:value-type="float">
            <text:p>-0.00199454</text:p>
          </table:table-cell>
        </table:table-row>
        <table:table-row table:style-name="ro1">
          <table:table-cell office:value-type="float" office:value="64.0332" calcext:value-type="float">
            <text:p>64.0332</text:p>
          </table:table-cell>
          <table:table-cell office:value-type="float" office:value="2.295" calcext:value-type="float">
            <text:p>2.295</text:p>
          </table:table-cell>
          <table:table-cell office:value-type="float" office:value="237.705" calcext:value-type="float">
            <text:p>237.705</text:p>
          </table:table-cell>
          <table:table-cell office:value-type="float" office:value="0.507214" calcext:value-type="float">
            <text:p>0.50721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7854" calcext:value-type="float">
            <text:p>-0.0017854</text:p>
          </table:table-cell>
        </table:table-row>
        <table:table-row table:style-name="ro1">
          <table:table-cell office:value-type="float" office:value="64.1416" calcext:value-type="float">
            <text:p>64.1416</text:p>
          </table:table-cell>
          <table:table-cell office:value-type="float" office:value="2.29343" calcext:value-type="float">
            <text:p>2.29343</text:p>
          </table:table-cell>
          <table:table-cell office:value-type="float" office:value="237.707" calcext:value-type="float">
            <text:p>237.707</text:p>
          </table:table-cell>
          <table:table-cell office:value-type="float" office:value="0.507276" calcext:value-type="float">
            <text:p>0.50727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40937" calcext:value-type="float">
            <text:p>-0.00140937</text:p>
          </table:table-cell>
        </table:table-row>
        <table:table-row table:style-name="ro1">
          <table:table-cell office:value-type="float" office:value="64.2529" calcext:value-type="float">
            <text:p>64.2529</text:p>
          </table:table-cell>
          <table:table-cell office:value-type="float" office:value="2.29185" calcext:value-type="float">
            <text:p>2.29185</text:p>
          </table:table-cell>
          <table:table-cell office:value-type="float" office:value="237.708" calcext:value-type="float">
            <text:p>237.708</text:p>
          </table:table-cell>
          <table:table-cell office:value-type="float" office:value="0.506853" calcext:value-type="float">
            <text:p>0.50685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51814" calcext:value-type="float">
            <text:p>-0.00151814</text:p>
          </table:table-cell>
        </table:table-row>
        <table:table-row table:style-name="ro1">
          <table:table-cell office:value-type="float" office:value="64.3569" calcext:value-type="float">
            <text:p>64.3569</text:p>
          </table:table-cell>
          <table:table-cell office:value-type="float" office:value="2.29076" calcext:value-type="float">
            <text:p>2.29076</text:p>
          </table:table-cell>
          <table:table-cell office:value-type="float" office:value="237.709" calcext:value-type="float">
            <text:p>237.709</text:p>
          </table:table-cell>
          <table:table-cell office:value-type="float" office:value="0.507047" calcext:value-type="float">
            <text:p>0.50704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10379" calcext:value-type="float">
            <text:p>-0.00110379</text:p>
          </table:table-cell>
        </table:table-row>
        <table:table-row table:style-name="ro1">
          <table:table-cell office:value-type="float" office:value="64.4609" calcext:value-type="float">
            <text:p>64.4609</text:p>
          </table:table-cell>
          <table:table-cell office:value-type="float" office:value="2.28983" calcext:value-type="float">
            <text:p>2.28983</text:p>
          </table:table-cell>
          <table:table-cell office:value-type="float" office:value="237.71" calcext:value-type="float">
            <text:p>237.71</text:p>
          </table:table-cell>
          <table:table-cell office:value-type="float" office:value="0.507044" calcext:value-type="float">
            <text:p>0.50704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921201" calcext:value-type="float">
            <text:p>-0.000921201</text:p>
          </table:table-cell>
        </table:table-row>
        <table:table-row table:style-name="ro1">
          <table:table-cell office:value-type="float" office:value="64.5757" calcext:value-type="float">
            <text:p>64.5757</text:p>
          </table:table-cell>
          <table:table-cell office:value-type="float" office:value="2.28889" calcext:value-type="float">
            <text:p>2.28889</text:p>
          </table:table-cell>
          <table:table-cell office:value-type="float" office:value="237.711" calcext:value-type="float">
            <text:p>237.711</text:p>
          </table:table-cell>
          <table:table-cell office:value-type="float" office:value="0.507303" calcext:value-type="float">
            <text:p>0.50730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4762" calcext:value-type="float">
            <text:p>-0.0004762</text:p>
          </table:table-cell>
        </table:table-row>
        <table:table-row table:style-name="ro1">
          <table:table-cell office:value-type="float" office:value="64.6804" calcext:value-type="float">
            <text:p>64.6804</text:p>
          </table:table-cell>
          <table:table-cell office:value-type="float" office:value="2.28842" calcext:value-type="float">
            <text:p>2.28842</text:p>
          </table:table-cell>
          <table:table-cell office:value-type="float" office:value="237.712" calcext:value-type="float">
            <text:p>237.712</text:p>
          </table:table-cell>
          <table:table-cell office:value-type="float" office:value="0.507087" calcext:value-type="float">
            <text:p>0.50708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596975" calcext:value-type="float">
            <text:p>-0.000596975</text:p>
          </table:table-cell>
        </table:table-row>
        <table:table-row table:style-name="ro1">
          <table:table-cell office:value-type="float" office:value="64.7844" calcext:value-type="float">
            <text:p>64.7844</text:p>
          </table:table-cell>
          <table:table-cell office:value-type="float" office:value="2.28824" calcext:value-type="float">
            <text:p>2.28824</text:p>
          </table:table-cell>
          <table:table-cell office:value-type="float" office:value="237.712" calcext:value-type="float">
            <text:p>237.712</text:p>
          </table:table-cell>
          <table:table-cell office:value-type="float" office:value="0.507587" calcext:value-type="float">
            <text:p>0.50758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060915" calcext:value-type="float">
            <text:p>-0.000060915</text:p>
          </table:table-cell>
        </table:table-row>
        <table:table-row table:style-name="ro1">
          <table:table-cell office:value-type="float" office:value="64.8872" calcext:value-type="float">
            <text:p>64.8872</text:p>
          </table:table-cell>
          <table:table-cell office:value-type="float" office:value="2.28812" calcext:value-type="float">
            <text:p>2.28812</text:p>
          </table:table-cell>
          <table:table-cell office:value-type="float" office:value="237.712" calcext:value-type="float">
            <text:p>237.712</text:p>
          </table:table-cell>
          <table:table-cell office:value-type="float" office:value="0.507347" calcext:value-type="float">
            <text:p>0.50734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276197" calcext:value-type="float">
            <text:p>-0.000276197</text:p>
          </table:table-cell>
        </table:table-row>
        <table:table-row table:style-name="ro1">
          <table:table-cell office:value-type="float" office:value="64.9995" calcext:value-type="float">
            <text:p>64.9995</text:p>
          </table:table-cell>
          <table:table-cell office:value-type="float" office:value="2.28839" calcext:value-type="float">
            <text:p>2.28839</text:p>
          </table:table-cell>
          <table:table-cell office:value-type="float" office:value="237.712" calcext:value-type="float">
            <text:p>237.712</text:p>
          </table:table-cell>
          <table:table-cell office:value-type="float" office:value="0.507791" calcext:value-type="float">
            <text:p>0.50779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12843" calcext:value-type="float">
            <text:p>0.000112843</text:p>
          </table:table-cell>
        </table:table-row>
        <table:table-row table:style-name="ro1">
          <table:table-cell office:value-type="float" office:value="65.1155" calcext:value-type="float">
            <text:p>65.1155</text:p>
          </table:table-cell>
          <table:table-cell office:value-type="float" office:value="2.28883" calcext:value-type="float">
            <text:p>2.28883</text:p>
          </table:table-cell>
          <table:table-cell office:value-type="float" office:value="237.711" calcext:value-type="float">
            <text:p>237.711</text:p>
          </table:table-cell>
          <table:table-cell office:value-type="float" office:value="0.508654" calcext:value-type="float">
            <text:p>0.50865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887643" calcext:value-type="float">
            <text:p>0.000887643</text:p>
          </table:table-cell>
        </table:table-row>
        <table:table-row table:style-name="ro1">
          <table:table-cell office:value-type="float" office:value="65.2312" calcext:value-type="float">
            <text:p>65.2312</text:p>
          </table:table-cell>
          <table:table-cell office:value-type="float" office:value="2.2892" calcext:value-type="float">
            <text:p>2.2892</text:p>
          </table:table-cell>
          <table:table-cell office:value-type="float" office:value="237.711" calcext:value-type="float">
            <text:p>237.711</text:p>
          </table:table-cell>
          <table:table-cell office:value-type="float" office:value="0.508346" calcext:value-type="float">
            <text:p>0.50834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505938" calcext:value-type="float">
            <text:p>0.000505938</text:p>
          </table:table-cell>
        </table:table-row>
        <table:table-row table:style-name="ro1">
          <table:table-cell office:value-type="float" office:value="65.3464" calcext:value-type="float">
            <text:p>65.3464</text:p>
          </table:table-cell>
          <table:table-cell office:value-type="float" office:value="2.2901" calcext:value-type="float">
            <text:p>2.2901</text:p>
          </table:table-cell>
          <table:table-cell office:value-type="float" office:value="237.71" calcext:value-type="float">
            <text:p>237.71</text:p>
          </table:table-cell>
          <table:table-cell office:value-type="float" office:value="0.509471" calcext:value-type="float">
            <text:p>0.50947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45075" calcext:value-type="float">
            <text:p>0.00145075</text:p>
          </table:table-cell>
        </table:table-row>
        <table:table-row table:style-name="ro1">
          <table:table-cell office:value-type="float" office:value="65.4602" calcext:value-type="float">
            <text:p>65.4602</text:p>
          </table:table-cell>
          <table:table-cell office:value-type="float" office:value="2.29102" calcext:value-type="float">
            <text:p>2.29102</text:p>
          </table:table-cell>
          <table:table-cell office:value-type="float" office:value="237.709" calcext:value-type="float">
            <text:p>237.709</text:p>
          </table:table-cell>
          <table:table-cell office:value-type="float" office:value="0.509389" calcext:value-type="float">
            <text:p>0.50938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18592" calcext:value-type="float">
            <text:p>0.00118592</text:p>
          </table:table-cell>
        </table:table-row>
        <table:table-row table:style-name="ro1">
          <table:table-cell office:value-type="float" office:value="65.5767" calcext:value-type="float">
            <text:p>65.5767</text:p>
          </table:table-cell>
          <table:table-cell office:value-type="float" office:value="2.29211" calcext:value-type="float">
            <text:p>2.29211</text:p>
          </table:table-cell>
          <table:table-cell office:value-type="float" office:value="237.708" calcext:value-type="float">
            <text:p>237.708</text:p>
          </table:table-cell>
          <table:table-cell office:value-type="float" office:value="0.509124" calcext:value-type="float">
            <text:p>0.50912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700639" calcext:value-type="float">
            <text:p>0.000700639</text:p>
          </table:table-cell>
        </table:table-row>
        <table:table-row table:style-name="ro1">
          <table:table-cell office:value-type="float" office:value="65.6797" calcext:value-type="float">
            <text:p>65.6797</text:p>
          </table:table-cell>
          <table:table-cell office:value-type="float" office:value="2.29347" calcext:value-type="float">
            <text:p>2.29347</text:p>
          </table:table-cell>
          <table:table-cell office:value-type="float" office:value="237.707" calcext:value-type="float">
            <text:p>237.707</text:p>
          </table:table-cell>
          <table:table-cell office:value-type="float" office:value="0.510162" calcext:value-type="float">
            <text:p>0.51016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46754" calcext:value-type="float">
            <text:p>0.00146754</text:p>
          </table:table-cell>
        </table:table-row>
        <table:table-row table:style-name="ro1">
          <table:table-cell office:value-type="float" office:value="65.7822" calcext:value-type="float">
            <text:p>65.7822</text:p>
          </table:table-cell>
          <table:table-cell office:value-type="float" office:value="2.29494" calcext:value-type="float">
            <text:p>2.29494</text:p>
          </table:table-cell>
          <table:table-cell office:value-type="float" office:value="237.705" calcext:value-type="float">
            <text:p>237.705</text:p>
          </table:table-cell>
          <table:table-cell office:value-type="float" office:value="0.510525" calcext:value-type="float">
            <text:p>0.51052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53752" calcext:value-type="float">
            <text:p>0.00153752</text:p>
          </table:table-cell>
        </table:table-row>
        <table:table-row table:style-name="ro1">
          <table:table-cell office:value-type="float" office:value="65.8838" calcext:value-type="float">
            <text:p>65.8838</text:p>
          </table:table-cell>
          <table:table-cell office:value-type="float" office:value="2.29652" calcext:value-type="float">
            <text:p>2.29652</text:p>
          </table:table-cell>
          <table:table-cell office:value-type="float" office:value="237.703" calcext:value-type="float">
            <text:p>237.703</text:p>
          </table:table-cell>
          <table:table-cell office:value-type="float" office:value="0.510702" calcext:value-type="float">
            <text:p>0.51070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39748" calcext:value-type="float">
            <text:p>0.00139748</text:p>
          </table:table-cell>
        </table:table-row>
        <table:table-row table:style-name="ro1">
          <table:table-cell office:value-type="float" office:value="65.9983" calcext:value-type="float">
            <text:p>65.9983</text:p>
          </table:table-cell>
          <table:table-cell office:value-type="float" office:value="2.29836" calcext:value-type="float">
            <text:p>2.29836</text:p>
          </table:table-cell>
          <table:table-cell office:value-type="float" office:value="237.702" calcext:value-type="float">
            <text:p>237.702</text:p>
          </table:table-cell>
          <table:table-cell office:value-type="float" office:value="0.511274" calcext:value-type="float">
            <text:p>0.51127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6026" calcext:value-type="float">
            <text:p>0.0016026</text:p>
          </table:table-cell>
        </table:table-row>
        <table:table-row table:style-name="ro1">
          <table:table-cell office:value-type="float" office:value="66.1003" calcext:value-type="float">
            <text:p>66.1003</text:p>
          </table:table-cell>
          <table:table-cell office:value-type="float" office:value="2.30014" calcext:value-type="float">
            <text:p>2.30014</text:p>
          </table:table-cell>
          <table:table-cell office:value-type="float" office:value="237.7" calcext:value-type="float">
            <text:p>237.7</text:p>
          </table:table-cell>
          <table:table-cell office:value-type="float" office:value="0.511949" calcext:value-type="float">
            <text:p>0.51194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92047" calcext:value-type="float">
            <text:p>0.00192047</text:p>
          </table:table-cell>
        </table:table-row>
        <table:table-row table:style-name="ro1">
          <table:table-cell office:value-type="float" office:value="66.2119" calcext:value-type="float">
            <text:p>66.2119</text:p>
          </table:table-cell>
          <table:table-cell office:value-type="float" office:value="2.30225" calcext:value-type="float">
            <text:p>2.30225</text:p>
          </table:table-cell>
          <table:table-cell office:value-type="float" office:value="237.698" calcext:value-type="float">
            <text:p>237.698</text:p>
          </table:table-cell>
          <table:table-cell office:value-type="float" office:value="0.512191" calcext:value-type="float">
            <text:p>0.51219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4189" calcext:value-type="float">
            <text:p>0.00174189</text:p>
          </table:table-cell>
        </table:table-row>
        <table:table-row table:style-name="ro1">
          <table:table-cell office:value-type="float" office:value="66.3257" calcext:value-type="float">
            <text:p>66.3257</text:p>
          </table:table-cell>
          <table:table-cell office:value-type="float" office:value="2.30452" calcext:value-type="float">
            <text:p>2.30452</text:p>
          </table:table-cell>
          <table:table-cell office:value-type="float" office:value="237.695" calcext:value-type="float">
            <text:p>237.695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75989" calcext:value-type="float">
            <text:p>0.00275989</text:p>
          </table:table-cell>
        </table:table-row>
        <table:table-row table:style-name="ro1">
          <table:table-cell office:value-type="float" office:value="66.4407" calcext:value-type="float">
            <text:p>66.4407</text:p>
          </table:table-cell>
          <table:table-cell office:value-type="float" office:value="2.30672" calcext:value-type="float">
            <text:p>2.30672</text:p>
          </table:table-cell>
          <table:table-cell office:value-type="float" office:value="237.693" calcext:value-type="float">
            <text:p>237.693</text:p>
          </table:table-cell>
          <table:table-cell office:value-type="float" office:value="0.513884" calcext:value-type="float">
            <text:p>0.51388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54075" calcext:value-type="float">
            <text:p>0.00254075</text:p>
          </table:table-cell>
        </table:table-row>
        <table:table-row table:style-name="ro1">
          <table:table-cell office:value-type="float" office:value="66.5503" calcext:value-type="float">
            <text:p>66.5503</text:p>
          </table:table-cell>
          <table:table-cell office:value-type="float" office:value="2.30917" calcext:value-type="float">
            <text:p>2.30917</text:p>
          </table:table-cell>
          <table:table-cell office:value-type="float" office:value="237.691" calcext:value-type="float">
            <text:p>237.691</text:p>
          </table:table-cell>
          <table:table-cell office:value-type="float" office:value="0.513835" calcext:value-type="float">
            <text:p>0.51383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00054" calcext:value-type="float">
            <text:p>0.00200054</text:p>
          </table:table-cell>
        </table:table-row>
        <table:table-row table:style-name="ro1">
          <table:table-cell office:value-type="float" office:value="66.6523" calcext:value-type="float">
            <text:p>66.6523</text:p>
          </table:table-cell>
          <table:table-cell office:value-type="float" office:value="2.31137" calcext:value-type="float">
            <text:p>2.31137</text:p>
          </table:table-cell>
          <table:table-cell office:value-type="float" office:value="237.689" calcext:value-type="float">
            <text:p>237.689</text:p>
          </table:table-cell>
          <table:table-cell office:value-type="float" office:value="0.514128" calcext:value-type="float">
            <text:p>0.51412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85419" calcext:value-type="float">
            <text:p>0.00185419</text:p>
          </table:table-cell>
        </table:table-row>
        <table:table-row table:style-name="ro1">
          <table:table-cell office:value-type="float" office:value="66.7644" calcext:value-type="float">
            <text:p>66.7644</text:p>
          </table:table-cell>
          <table:table-cell office:value-type="float" office:value="2.31381" calcext:value-type="float">
            <text:p>2.31381</text:p>
          </table:table-cell>
          <table:table-cell office:value-type="float" office:value="237.686" calcext:value-type="float">
            <text:p>237.686</text:p>
          </table:table-cell>
          <table:table-cell office:value-type="float" office:value="0.515248" calcext:value-type="float">
            <text:p>0.51524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48551" calcext:value-type="float">
            <text:p>0.00248551</text:p>
          </table:table-cell>
        </table:table-row>
        <table:table-row table:style-name="ro1">
          <table:table-cell office:value-type="float" office:value="66.8652" calcext:value-type="float">
            <text:p>66.8652</text:p>
          </table:table-cell>
          <table:table-cell office:value-type="float" office:value="2.31607" calcext:value-type="float">
            <text:p>2.31607</text:p>
          </table:table-cell>
          <table:table-cell office:value-type="float" office:value="237.684" calcext:value-type="float">
            <text:p>237.684</text:p>
          </table:table-cell>
          <table:table-cell office:value-type="float" office:value="0.51536" calcext:value-type="float">
            <text:p>0.5153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14549" calcext:value-type="float">
            <text:p>0.00214549</text:p>
          </table:table-cell>
        </table:table-row>
        <table:table-row table:style-name="ro1">
          <table:table-cell office:value-type="float" office:value="66.9717" calcext:value-type="float">
            <text:p>66.9717</text:p>
          </table:table-cell>
          <table:table-cell office:value-type="float" office:value="2.31853" calcext:value-type="float">
            <text:p>2.31853</text:p>
          </table:table-cell>
          <table:table-cell office:value-type="float" office:value="237.681" calcext:value-type="float">
            <text:p>237.681</text:p>
          </table:table-cell>
          <table:table-cell office:value-type="float" office:value="0.515244" calcext:value-type="float">
            <text:p>0.51524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53817" calcext:value-type="float">
            <text:p>0.00153817</text:p>
          </table:table-cell>
        </table:table-row>
        <table:table-row table:style-name="ro1">
          <table:table-cell office:value-type="float" office:value="67.083" calcext:value-type="float">
            <text:p>67.083</text:p>
          </table:table-cell>
          <table:table-cell office:value-type="float" office:value="2.32109" calcext:value-type="float">
            <text:p>2.32109</text:p>
          </table:table-cell>
          <table:table-cell office:value-type="float" office:value="237.679" calcext:value-type="float">
            <text:p>237.679</text:p>
          </table:table-cell>
          <table:table-cell office:value-type="float" office:value="0.517874" calcext:value-type="float">
            <text:p>0.51787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65614" calcext:value-type="float">
            <text:p>0.00365614</text:p>
          </table:table-cell>
        </table:table-row>
        <table:table-row table:style-name="ro1">
          <table:table-cell office:value-type="float" office:value="67.1853" calcext:value-type="float">
            <text:p>67.1853</text:p>
          </table:table-cell>
          <table:table-cell office:value-type="float" office:value="2.32346" calcext:value-type="float">
            <text:p>2.32346</text:p>
          </table:table-cell>
          <table:table-cell office:value-type="float" office:value="237.677" calcext:value-type="float">
            <text:p>237.677</text:p>
          </table:table-cell>
          <table:table-cell office:value-type="float" office:value="0.516601" calcext:value-type="float">
            <text:p>0.51660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90944" calcext:value-type="float">
            <text:p>0.00190944</text:p>
          </table:table-cell>
        </table:table-row>
        <table:table-row table:style-name="ro1">
          <table:table-cell office:value-type="float" office:value="67.2988" calcext:value-type="float">
            <text:p>67.2988</text:p>
          </table:table-cell>
          <table:table-cell office:value-type="float" office:value="2.32605" calcext:value-type="float">
            <text:p>2.32605</text:p>
          </table:table-cell>
          <table:table-cell office:value-type="float" office:value="237.674" calcext:value-type="float">
            <text:p>237.674</text:p>
          </table:table-cell>
          <table:table-cell office:value-type="float" office:value="0.517264" calcext:value-type="float">
            <text:p>0.51726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05407" calcext:value-type="float">
            <text:p>0.00205407</text:p>
          </table:table-cell>
        </table:table-row>
        <table:table-row table:style-name="ro1">
          <table:table-cell office:value-type="float" office:value="67.4102" calcext:value-type="float">
            <text:p>67.4102</text:p>
          </table:table-cell>
          <table:table-cell office:value-type="float" office:value="2.32861" calcext:value-type="float">
            <text:p>2.32861</text:p>
          </table:table-cell>
          <table:table-cell office:value-type="float" office:value="237.671" calcext:value-type="float">
            <text:p>237.671</text:p>
          </table:table-cell>
          <table:table-cell office:value-type="float" office:value="0.518958" calcext:value-type="float">
            <text:p>0.51895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23529" calcext:value-type="float">
            <text:p>0.00323529</text:p>
          </table:table-cell>
        </table:table-row>
        <table:table-row table:style-name="ro1">
          <table:table-cell office:value-type="float" office:value="67.5317" calcext:value-type="float">
            <text:p>67.5317</text:p>
          </table:table-cell>
          <table:table-cell office:value-type="float" office:value="2.33131" calcext:value-type="float">
            <text:p>2.33131</text:p>
          </table:table-cell>
          <table:table-cell office:value-type="float" office:value="237.669" calcext:value-type="float">
            <text:p>237.669</text:p>
          </table:table-cell>
          <table:table-cell office:value-type="float" office:value="0.519662" calcext:value-type="float">
            <text:p>0.51966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39881" calcext:value-type="float">
            <text:p>0.00339881</text:p>
          </table:table-cell>
        </table:table-row>
        <table:table-row table:style-name="ro1">
          <table:table-cell office:value-type="float" office:value="67.6343" calcext:value-type="float">
            <text:p>67.6343</text:p>
          </table:table-cell>
          <table:table-cell office:value-type="float" office:value="2.33368" calcext:value-type="float">
            <text:p>2.33368</text:p>
          </table:table-cell>
          <table:table-cell office:value-type="float" office:value="237.666" calcext:value-type="float">
            <text:p>237.666</text:p>
          </table:table-cell>
          <table:table-cell office:value-type="float" office:value="0.518977" calcext:value-type="float">
            <text:p>0.51897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2409" calcext:value-type="float">
            <text:p>0.0022409</text:p>
          </table:table-cell>
        </table:table-row>
        <table:table-row table:style-name="ro1">
          <table:table-cell office:value-type="float" office:value="67.7361" calcext:value-type="float">
            <text:p>67.7361</text:p>
          </table:table-cell>
          <table:table-cell office:value-type="float" office:value="2.336" calcext:value-type="float">
            <text:p>2.336</text:p>
          </table:table-cell>
          <table:table-cell office:value-type="float" office:value="237.664" calcext:value-type="float">
            <text:p>237.664</text:p>
          </table:table-cell>
          <table:table-cell office:value-type="float" office:value="0.518706" calcext:value-type="float">
            <text:p>0.51870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50584" calcext:value-type="float">
            <text:p>0.00150584</text:p>
          </table:table-cell>
        </table:table-row>
        <table:table-row table:style-name="ro1">
          <table:table-cell office:value-type="float" office:value="67.8396" calcext:value-type="float">
            <text:p>67.8396</text:p>
          </table:table-cell>
          <table:table-cell office:value-type="float" office:value="2.33827" calcext:value-type="float">
            <text:p>2.33827</text:p>
          </table:table-cell>
          <table:table-cell office:value-type="float" office:value="237.662" calcext:value-type="float">
            <text:p>237.662</text:p>
          </table:table-cell>
          <table:table-cell office:value-type="float" office:value="0.519476" calcext:value-type="float">
            <text:p>0.51947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82164" calcext:value-type="float">
            <text:p>0.00182164</text:p>
          </table:table-cell>
        </table:table-row>
        <table:table-row table:style-name="ro1">
          <table:table-cell office:value-type="float" office:value="67.9404" calcext:value-type="float">
            <text:p>67.9404</text:p>
          </table:table-cell>
          <table:table-cell office:value-type="float" office:value="2.34055" calcext:value-type="float">
            <text:p>2.34055</text:p>
          </table:table-cell>
          <table:table-cell office:value-type="float" office:value="237.659" calcext:value-type="float">
            <text:p>237.659</text:p>
          </table:table-cell>
          <table:table-cell office:value-type="float" office:value="0.520326" calcext:value-type="float">
            <text:p>0.52032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21722" calcext:value-type="float">
            <text:p>0.00221722</text:p>
          </table:table-cell>
        </table:table-row>
        <table:table-row table:style-name="ro1">
          <table:table-cell office:value-type="float" office:value="68.0435" calcext:value-type="float">
            <text:p>68.0435</text:p>
          </table:table-cell>
          <table:table-cell office:value-type="float" office:value="2.34282" calcext:value-type="float">
            <text:p>2.34282</text:p>
          </table:table-cell>
          <table:table-cell office:value-type="float" office:value="237.657" calcext:value-type="float">
            <text:p>237.657</text:p>
          </table:table-cell>
          <table:table-cell office:value-type="float" office:value="0.521383" calcext:value-type="float">
            <text:p>0.52138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81875" calcext:value-type="float">
            <text:p>0.00281875</text:p>
          </table:table-cell>
        </table:table-row>
        <table:table-row table:style-name="ro1">
          <table:table-cell office:value-type="float" office:value="68.1482" calcext:value-type="float">
            <text:p>68.1482</text:p>
          </table:table-cell>
          <table:table-cell office:value-type="float" office:value="2.34496" calcext:value-type="float">
            <text:p>2.34496</text:p>
          </table:table-cell>
          <table:table-cell office:value-type="float" office:value="237.655" calcext:value-type="float">
            <text:p>237.655</text:p>
          </table:table-cell>
          <table:table-cell office:value-type="float" office:value="0.520669" calcext:value-type="float">
            <text:p>0.52066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67811" calcext:value-type="float">
            <text:p>0.00167811</text:p>
          </table:table-cell>
        </table:table-row>
        <table:table-row table:style-name="ro1">
          <table:table-cell office:value-type="float" office:value="68.262" calcext:value-type="float">
            <text:p>68.262</text:p>
          </table:table-cell>
          <table:table-cell office:value-type="float" office:value="2.34712" calcext:value-type="float">
            <text:p>2.34712</text:p>
          </table:table-cell>
          <table:table-cell office:value-type="float" office:value="237.653" calcext:value-type="float">
            <text:p>237.653</text:p>
          </table:table-cell>
          <table:table-cell office:value-type="float" office:value="0.521434" calcext:value-type="float">
            <text:p>0.52143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00955" calcext:value-type="float">
            <text:p>0.00200955</text:p>
          </table:table-cell>
        </table:table-row>
        <table:table-row table:style-name="ro1">
          <table:table-cell office:value-type="float" office:value="68.3687" calcext:value-type="float">
            <text:p>68.3687</text:p>
          </table:table-cell>
          <table:table-cell office:value-type="float" office:value="2.34927" calcext:value-type="float">
            <text:p>2.34927</text:p>
          </table:table-cell>
          <table:table-cell office:value-type="float" office:value="237.651" calcext:value-type="float">
            <text:p>237.651</text:p>
          </table:table-cell>
          <table:table-cell office:value-type="float" office:value="0.522561" calcext:value-type="float">
            <text:p>0.52256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7066" calcext:value-type="float">
            <text:p>0.0027066</text:p>
          </table:table-cell>
        </table:table-row>
        <table:table-row table:style-name="ro1">
          <table:table-cell office:value-type="float" office:value="68.4749" calcext:value-type="float">
            <text:p>68.4749</text:p>
          </table:table-cell>
          <table:table-cell office:value-type="float" office:value="2.3511" calcext:value-type="float">
            <text:p>2.3511</text:p>
          </table:table-cell>
          <table:table-cell office:value-type="float" office:value="237.649" calcext:value-type="float">
            <text:p>237.649</text:p>
          </table:table-cell>
          <table:table-cell office:value-type="float" office:value="0.521393" calcext:value-type="float">
            <text:p>0.52139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17256" calcext:value-type="float">
            <text:p>0.00117256</text:p>
          </table:table-cell>
        </table:table-row>
        <table:table-row table:style-name="ro1">
          <table:table-cell office:value-type="float" office:value="68.5891" calcext:value-type="float">
            <text:p>68.5891</text:p>
          </table:table-cell>
          <table:table-cell office:value-type="float" office:value="2.35312" calcext:value-type="float">
            <text:p>2.35312</text:p>
          </table:table-cell>
          <table:table-cell office:value-type="float" office:value="237.647" calcext:value-type="float">
            <text:p>237.647</text:p>
          </table:table-cell>
          <table:table-cell office:value-type="float" office:value="0.523201" calcext:value-type="float">
            <text:p>0.52320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57706" calcext:value-type="float">
            <text:p>0.00257706</text:p>
          </table:table-cell>
        </table:table-row>
        <table:table-row table:style-name="ro1">
          <table:table-cell office:value-type="float" office:value="68.7031" calcext:value-type="float">
            <text:p>68.7031</text:p>
          </table:table-cell>
          <table:table-cell office:value-type="float" office:value="2.35503" calcext:value-type="float">
            <text:p>2.35503</text:p>
          </table:table-cell>
          <table:table-cell office:value-type="float" office:value="237.645" calcext:value-type="float">
            <text:p>237.645</text:p>
          </table:table-cell>
          <table:table-cell office:value-type="float" office:value="0.523113" calcext:value-type="float">
            <text:p>0.52311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10789" calcext:value-type="float">
            <text:p>0.00210789</text:p>
          </table:table-cell>
        </table:table-row>
        <table:table-row table:style-name="ro1">
          <table:table-cell office:value-type="float" office:value="68.8171" calcext:value-type="float">
            <text:p>68.8171</text:p>
          </table:table-cell>
          <table:table-cell office:value-type="float" office:value="2.35674" calcext:value-type="float">
            <text:p>2.35674</text:p>
          </table:table-cell>
          <table:table-cell office:value-type="float" office:value="237.643" calcext:value-type="float">
            <text:p>237.643</text:p>
          </table:table-cell>
          <table:table-cell office:value-type="float" office:value="0.52339" calcext:value-type="float">
            <text:p>0.5233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204261" calcext:value-type="float">
            <text:p>0.00204261</text:p>
          </table:table-cell>
        </table:table-row>
        <table:table-row table:style-name="ro1">
          <table:table-cell office:value-type="float" office:value="68.9272" calcext:value-type="float">
            <text:p>68.9272</text:p>
          </table:table-cell>
          <table:table-cell office:value-type="float" office:value="2.35825" calcext:value-type="float">
            <text:p>2.35825</text:p>
          </table:table-cell>
          <table:table-cell office:value-type="float" office:value="237.642" calcext:value-type="float">
            <text:p>237.642</text:p>
          </table:table-cell>
          <table:table-cell office:value-type="float" office:value="0.523" calcext:value-type="float">
            <text:p>0.52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35033" calcext:value-type="float">
            <text:p>0.00135033</text:p>
          </table:table-cell>
        </table:table-row>
        <table:table-row table:style-name="ro1">
          <table:table-cell office:value-type="float" office:value="69.0298" calcext:value-type="float">
            <text:p>69.0298</text:p>
          </table:table-cell>
          <table:table-cell office:value-type="float" office:value="2.35947" calcext:value-type="float">
            <text:p>2.35947</text:p>
          </table:table-cell>
          <table:table-cell office:value-type="float" office:value="237.641" calcext:value-type="float">
            <text:p>237.641</text:p>
          </table:table-cell>
          <table:table-cell office:value-type="float" office:value="0.523022" calcext:value-type="float">
            <text:p>0.52302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12838" calcext:value-type="float">
            <text:p>0.00112838</text:p>
          </table:table-cell>
        </table:table-row>
        <table:table-row table:style-name="ro1">
          <table:table-cell office:value-type="float" office:value="69.1306" calcext:value-type="float">
            <text:p>69.1306</text:p>
          </table:table-cell>
          <table:table-cell office:value-type="float" office:value="2.36069" calcext:value-type="float">
            <text:p>2.36069</text:p>
          </table:table-cell>
          <table:table-cell office:value-type="float" office:value="237.639" calcext:value-type="float">
            <text:p>237.639</text:p>
          </table:table-cell>
          <table:table-cell office:value-type="float" office:value="0.523431" calcext:value-type="float">
            <text:p>0.52343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2934" calcext:value-type="float">
            <text:p>0.0012934</text:p>
          </table:table-cell>
        </table:table-row>
        <table:table-row table:style-name="ro1">
          <table:table-cell office:value-type="float" office:value="69.2334" calcext:value-type="float">
            <text:p>69.2334</text:p>
          </table:table-cell>
          <table:table-cell office:value-type="float" office:value="2.3616" calcext:value-type="float">
            <text:p>2.3616</text:p>
          </table:table-cell>
          <table:table-cell office:value-type="float" office:value="237.638" calcext:value-type="float">
            <text:p>237.638</text:p>
          </table:table-cell>
          <table:table-cell office:value-type="float" office:value="0.523131" calcext:value-type="float">
            <text:p>0.52313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810838" calcext:value-type="float">
            <text:p>0.000810838</text:p>
          </table:table-cell>
        </table:table-row>
        <table:table-row table:style-name="ro1">
          <table:table-cell office:value-type="float" office:value="69.3447" calcext:value-type="float">
            <text:p>69.3447</text:p>
          </table:table-cell>
          <table:table-cell office:value-type="float" office:value="2.3627" calcext:value-type="float">
            <text:p>2.3627</text:p>
          </table:table-cell>
          <table:table-cell office:value-type="float" office:value="237.637" calcext:value-type="float">
            <text:p>237.637</text:p>
          </table:table-cell>
          <table:table-cell office:value-type="float" office:value="0.523292" calcext:value-type="float">
            <text:p>0.52329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751473" calcext:value-type="float">
            <text:p>0.000751473</text:p>
          </table:table-cell>
        </table:table-row>
        <table:table-row table:style-name="ro1">
          <table:table-cell office:value-type="float" office:value="69.4463" calcext:value-type="float">
            <text:p>69.4463</text:p>
          </table:table-cell>
          <table:table-cell office:value-type="float" office:value="2.36362" calcext:value-type="float">
            <text:p>2.36362</text:p>
          </table:table-cell>
          <table:table-cell office:value-type="float" office:value="237.636" calcext:value-type="float">
            <text:p>237.636</text:p>
          </table:table-cell>
          <table:table-cell office:value-type="float" office:value="0.52411" calcext:value-type="float">
            <text:p>0.5241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38677" calcext:value-type="float">
            <text:p>0.00138677</text:p>
          </table:table-cell>
        </table:table-row>
        <table:table-row table:style-name="ro1">
          <table:table-cell office:value-type="float" office:value="69.551" calcext:value-type="float">
            <text:p>69.551</text:p>
          </table:table-cell>
          <table:table-cell office:value-type="float" office:value="2.3644" calcext:value-type="float">
            <text:p>2.3644</text:p>
          </table:table-cell>
          <table:table-cell office:value-type="float" office:value="237.636" calcext:value-type="float">
            <text:p>237.636</text:p>
          </table:table-cell>
          <table:table-cell office:value-type="float" office:value="0.523237" calcext:value-type="float">
            <text:p>0.52323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357646" calcext:value-type="float">
            <text:p>0.000357646</text:p>
          </table:table-cell>
        </table:table-row>
        <table:table-row table:style-name="ro1">
          <table:table-cell office:value-type="float" office:value="69.6526" calcext:value-type="float">
            <text:p>69.6526</text:p>
          </table:table-cell>
          <table:table-cell office:value-type="float" office:value="2.36493" calcext:value-type="float">
            <text:p>2.36493</text:p>
          </table:table-cell>
          <table:table-cell office:value-type="float" office:value="237.635" calcext:value-type="float">
            <text:p>237.635</text:p>
          </table:table-cell>
          <table:table-cell office:value-type="float" office:value="0.523514" calcext:value-type="float">
            <text:p>0.52351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528453" calcext:value-type="float">
            <text:p>0.000528453</text:p>
          </table:table-cell>
        </table:table-row>
        <table:table-row table:style-name="ro1">
          <table:table-cell office:value-type="float" office:value="69.7583" calcext:value-type="float">
            <text:p>69.7583</text:p>
          </table:table-cell>
          <table:table-cell office:value-type="float" office:value="2.36542" calcext:value-type="float">
            <text:p>2.36542</text:p>
          </table:table-cell>
          <table:table-cell office:value-type="float" office:value="237.635" calcext:value-type="float">
            <text:p>237.635</text:p>
          </table:table-cell>
          <table:table-cell office:value-type="float" office:value="0.523655" calcext:value-type="float">
            <text:p>0.52365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571947" calcext:value-type="float">
            <text:p>0.000571947</text:p>
          </table:table-cell>
        </table:table-row>
        <table:table-row table:style-name="ro1">
          <table:table-cell office:value-type="float" office:value="69.8633" calcext:value-type="float">
            <text:p>69.8633</text:p>
          </table:table-cell>
          <table:table-cell office:value-type="float" office:value="2.36578" calcext:value-type="float">
            <text:p>2.36578</text:p>
          </table:table-cell>
          <table:table-cell office:value-type="float" office:value="237.634" calcext:value-type="float">
            <text:p>237.634</text:p>
          </table:table-cell>
          <table:table-cell office:value-type="float" office:value="0.523681" calcext:value-type="float">
            <text:p>0.52368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5246" calcext:value-type="float">
            <text:p>0.0005246</text:p>
          </table:table-cell>
        </table:table-row>
        <table:table-row table:style-name="ro1">
          <table:table-cell office:value-type="float" office:value="69.9785" calcext:value-type="float">
            <text:p>69.9785</text:p>
          </table:table-cell>
          <table:table-cell office:value-type="float" office:value="2.36591" calcext:value-type="float">
            <text:p>2.36591</text:p>
          </table:table-cell>
          <table:table-cell office:value-type="float" office:value="237.634" calcext:value-type="float">
            <text:p>237.634</text:p>
          </table:table-cell>
          <table:table-cell office:value-type="float" office:value="0.523511" calcext:value-type="float">
            <text:p>0.52351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329372" calcext:value-type="float">
            <text:p>0.000329372</text:p>
          </table:table-cell>
        </table:table-row>
        <table:table-row table:style-name="ro1">
          <table:table-cell office:value-type="float" office:value="70.0938" calcext:value-type="float">
            <text:p>70.0938</text:p>
          </table:table-cell>
          <table:table-cell office:value-type="float" office:value="2.36603" calcext:value-type="float">
            <text:p>2.36603</text:p>
          </table:table-cell>
          <table:table-cell office:value-type="float" office:value="237.634" calcext:value-type="float">
            <text:p>237.634</text:p>
          </table:table-cell>
          <table:table-cell office:value-type="float" office:value="0.523491" calcext:value-type="float">
            <text:p>0.52349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285143" calcext:value-type="float">
            <text:p>0.000285143</text:p>
          </table:table-cell>
        </table:table-row>
        <table:table-row table:style-name="ro1">
          <table:table-cell office:value-type="float" office:value="70.1985" calcext:value-type="float">
            <text:p>70.1985</text:p>
          </table:table-cell>
          <table:table-cell office:value-type="float" office:value="2.36597" calcext:value-type="float">
            <text:p>2.36597</text:p>
          </table:table-cell>
          <table:table-cell office:value-type="float" office:value="237.634" calcext:value-type="float">
            <text:p>237.634</text:p>
          </table:table-cell>
          <table:table-cell office:value-type="float" office:value="0.523204" calcext:value-type="float">
            <text:p>0.52320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103861" calcext:value-type="float">
            <text:p>0.0000103861</text:p>
          </table:table-cell>
        </table:table-row>
        <table:table-row table:style-name="ro1">
          <table:table-cell office:value-type="float" office:value="70.3057" calcext:value-type="float">
            <text:p>70.3057</text:p>
          </table:table-cell>
          <table:table-cell office:value-type="float" office:value="2.36554" calcext:value-type="float">
            <text:p>2.36554</text:p>
          </table:table-cell>
          <table:table-cell office:value-type="float" office:value="237.634" calcext:value-type="float">
            <text:p>237.634</text:p>
          </table:table-cell>
          <table:table-cell office:value-type="float" office:value="0.522542" calcext:value-type="float">
            <text:p>0.52254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56603" calcext:value-type="float">
            <text:p>-0.00056603</text:p>
          </table:table-cell>
        </table:table-row>
        <table:table-row table:style-name="ro1">
          <table:table-cell office:value-type="float" office:value="70.4194" calcext:value-type="float">
            <text:p>70.4194</text:p>
          </table:table-cell>
          <table:table-cell office:value-type="float" office:value="2.36511" calcext:value-type="float">
            <text:p>2.36511</text:p>
          </table:table-cell>
          <table:table-cell office:value-type="float" office:value="237.635" calcext:value-type="float">
            <text:p>237.635</text:p>
          </table:table-cell>
          <table:table-cell office:value-type="float" office:value="0.522401" calcext:value-type="float">
            <text:p>0.52240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621085" calcext:value-type="float">
            <text:p>-0.000621085</text:p>
          </table:table-cell>
        </table:table-row>
        <table:table-row table:style-name="ro1">
          <table:table-cell office:value-type="float" office:value="70.5337" calcext:value-type="float">
            <text:p>70.5337</text:p>
          </table:table-cell>
          <table:table-cell office:value-type="float" office:value="2.36461" calcext:value-type="float">
            <text:p>2.36461</text:p>
          </table:table-cell>
          <table:table-cell office:value-type="float" office:value="237.635" calcext:value-type="float">
            <text:p>237.635</text:p>
          </table:table-cell>
          <table:table-cell office:value-type="float" office:value="0.522276" calcext:value-type="float">
            <text:p>0.52227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646091" calcext:value-type="float">
            <text:p>-0.000646091</text:p>
          </table:table-cell>
        </table:table-row>
        <table:table-row table:style-name="ro1">
          <table:table-cell office:value-type="float" office:value="70.6492" calcext:value-type="float">
            <text:p>70.6492</text:p>
          </table:table-cell>
          <table:table-cell office:value-type="float" office:value="2.36401" calcext:value-type="float">
            <text:p>2.36401</text:p>
          </table:table-cell>
          <table:table-cell office:value-type="float" office:value="237.636" calcext:value-type="float">
            <text:p>237.636</text:p>
          </table:table-cell>
          <table:table-cell office:value-type="float" office:value="0.521983" calcext:value-type="float">
            <text:p>0.52198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819494" calcext:value-type="float">
            <text:p>-0.000819494</text:p>
          </table:table-cell>
        </table:table-row>
        <table:table-row table:style-name="ro1">
          <table:table-cell office:value-type="float" office:value="70.7664" calcext:value-type="float">
            <text:p>70.7664</text:p>
          </table:table-cell>
          <table:table-cell office:value-type="float" office:value="2.36328" calcext:value-type="float">
            <text:p>2.36328</text:p>
          </table:table-cell>
          <table:table-cell office:value-type="float" office:value="237.637" calcext:value-type="float">
            <text:p>237.637</text:p>
          </table:table-cell>
          <table:table-cell office:value-type="float" office:value="0.521492" calcext:value-type="float">
            <text:p>0.52149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16402" calcext:value-type="float">
            <text:p>-0.00116402</text:p>
          </table:table-cell>
        </table:table-row>
        <table:table-row table:style-name="ro1">
          <table:table-cell office:value-type="float" office:value="70.886" calcext:value-type="float">
            <text:p>70.886</text:p>
          </table:table-cell>
          <table:table-cell office:value-type="float" office:value="2.36226" calcext:value-type="float">
            <text:p>2.36226</text:p>
          </table:table-cell>
          <table:table-cell office:value-type="float" office:value="237.638" calcext:value-type="float">
            <text:p>237.638</text:p>
          </table:table-cell>
          <table:table-cell office:value-type="float" office:value="0.521587" calcext:value-type="float">
            <text:p>0.52158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864617" calcext:value-type="float">
            <text:p>-0.000864617</text:p>
          </table:table-cell>
        </table:table-row>
        <table:table-row table:style-name="ro1">
          <table:table-cell office:value-type="float" office:value="71.0012" calcext:value-type="float">
            <text:p>71.0012</text:p>
          </table:table-cell>
          <table:table-cell office:value-type="float" office:value="2.36104" calcext:value-type="float">
            <text:p>2.36104</text:p>
          </table:table-cell>
          <table:table-cell office:value-type="float" office:value="237.639" calcext:value-type="float">
            <text:p>237.639</text:p>
          </table:table-cell>
          <table:table-cell office:value-type="float" office:value="0.520478" calcext:value-type="float">
            <text:p>0.52047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72963" calcext:value-type="float">
            <text:p>-0.00172963</text:p>
          </table:table-cell>
        </table:table-row>
        <table:table-row table:style-name="ro1">
          <table:table-cell office:value-type="float" office:value="71.1108" calcext:value-type="float">
            <text:p>71.1108</text:p>
          </table:table-cell>
          <table:table-cell office:value-type="float" office:value="2.35994" calcext:value-type="float">
            <text:p>2.35994</text:p>
          </table:table-cell>
          <table:table-cell office:value-type="float" office:value="237.64" calcext:value-type="float">
            <text:p>237.64</text:p>
          </table:table-cell>
          <table:table-cell office:value-type="float" office:value="0.520793" calcext:value-type="float">
            <text:p>0.52079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19451" calcext:value-type="float">
            <text:p>-0.00119451</text:p>
          </table:table-cell>
        </table:table-row>
        <table:table-row table:style-name="ro1">
          <table:table-cell office:value-type="float" office:value="71.2161" calcext:value-type="float">
            <text:p>71.2161</text:p>
          </table:table-cell>
          <table:table-cell office:value-type="float" office:value="2.35884" calcext:value-type="float">
            <text:p>2.35884</text:p>
          </table:table-cell>
          <table:table-cell office:value-type="float" office:value="237.641" calcext:value-type="float">
            <text:p>237.641</text:p>
          </table:table-cell>
          <table:table-cell office:value-type="float" office:value="0.521019" calcext:value-type="float">
            <text:p>0.52101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749377" calcext:value-type="float">
            <text:p>-0.000749377</text:p>
          </table:table-cell>
        </table:table-row>
        <table:table-row table:style-name="ro1">
          <table:table-cell office:value-type="float" office:value="71.343" calcext:value-type="float">
            <text:p>71.343</text:p>
          </table:table-cell>
          <table:table-cell office:value-type="float" office:value="2.3573" calcext:value-type="float">
            <text:p>2.3573</text:p>
          </table:table-cell>
          <table:table-cell office:value-type="float" office:value="237.643" calcext:value-type="float">
            <text:p>237.643</text:p>
          </table:table-cell>
          <table:table-cell office:value-type="float" office:value="0.519984" calcext:value-type="float">
            <text:p>0.51998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47632" calcext:value-type="float">
            <text:p>-0.00147632</text:p>
          </table:table-cell>
        </table:table-row>
        <table:table-row table:style-name="ro1">
          <table:table-cell office:value-type="float" office:value="71.4585" calcext:value-type="float">
            <text:p>71.4585</text:p>
          </table:table-cell>
          <table:table-cell office:value-type="float" office:value="2.35577" calcext:value-type="float">
            <text:p>2.35577</text:p>
          </table:table-cell>
          <table:table-cell office:value-type="float" office:value="237.644" calcext:value-type="float">
            <text:p>237.644</text:p>
          </table:table-cell>
          <table:table-cell office:value-type="float" office:value="0.519502" calcext:value-type="float">
            <text:p>0.51950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6524" calcext:value-type="float">
            <text:p>-0.0016524</text:p>
          </table:table-cell>
        </table:table-row>
        <table:table-row table:style-name="ro1">
          <table:table-cell office:value-type="float" office:value="71.571" calcext:value-type="float">
            <text:p>71.571</text:p>
          </table:table-cell>
          <table:table-cell office:value-type="float" office:value="2.35434" calcext:value-type="float">
            <text:p>2.35434</text:p>
          </table:table-cell>
          <table:table-cell office:value-type="float" office:value="237.646" calcext:value-type="float">
            <text:p>237.646</text:p>
          </table:table-cell>
          <table:table-cell office:value-type="float" office:value="0.519574" calcext:value-type="float">
            <text:p>0.51957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29419" calcext:value-type="float">
            <text:p>-0.00129419</text:p>
          </table:table-cell>
        </table:table-row>
        <table:table-row table:style-name="ro1">
          <table:table-cell office:value-type="float" office:value="71.6885" calcext:value-type="float">
            <text:p>71.6885</text:p>
          </table:table-cell>
          <table:table-cell office:value-type="float" office:value="2.3526" calcext:value-type="float">
            <text:p>2.3526</text:p>
          </table:table-cell>
          <table:table-cell office:value-type="float" office:value="237.647" calcext:value-type="float">
            <text:p>237.647</text:p>
          </table:table-cell>
          <table:table-cell office:value-type="float" office:value="0.519485" calcext:value-type="float">
            <text:p>0.51948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03542" calcext:value-type="float">
            <text:p>-0.00103542</text:p>
          </table:table-cell>
        </table:table-row>
        <table:table-row table:style-name="ro1">
          <table:table-cell office:value-type="float" office:value="71.7939" calcext:value-type="float">
            <text:p>71.7939</text:p>
          </table:table-cell>
          <table:table-cell office:value-type="float" office:value="2.35109" calcext:value-type="float">
            <text:p>2.35109</text:p>
          </table:table-cell>
          <table:table-cell office:value-type="float" office:value="237.649" calcext:value-type="float">
            <text:p>237.649</text:p>
          </table:table-cell>
          <table:table-cell office:value-type="float" office:value="0.518283" calcext:value-type="float">
            <text:p>0.51828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93467" calcext:value-type="float">
            <text:p>-0.001934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0T23:24:25.525000000</dc:date>
    <meta:editing-duration>PT45M13S</meta:editing-duration>
    <meta:editing-cycles>1</meta:editing-cycles>
    <meta:document-statistic meta:table-count="1" meta:cell-count="4576" meta:object-count="1"/>
    <meta:generator>LibreOffice/7.6.7.2$Windows_X86_64 LibreOffice_project/dd47e4b30cb7dab30588d6c79c651f218165e3c5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20" chart:maximum="2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94cm" svg:height="17.001cm" xlink:href=".." xlink:type="simple" chart:class="chart:line" chart:column-mapping="0" chart:style-name="ch1">
        <chart:legend chart:legend-position="end" svg:x="22.424cm" svg:y="8.201cm" style:legend-expansion="high" chart:style-name="ch2"/>
        <chart:plot-area chart:style-name="ch3" table:cell-range-address="cx_opt_10.A13:cx_opt_10.A664 cx_opt_10.C13:cx_opt_10.C664" chart:data-source-has-labels="both" svg:x="0.493cm" svg:y="0.34cm" svg:width="21.438cm" svg:height="16.321cm">
          <chart:coordinate-region svg:x="1.596cm" svg:y="0.539cm" svg:width="20.335cm" svg:height="14.6cm"/>
          <chart:axis chart:dimension="x" chart:name="primary-x" chart:style-name="ch4" chartooo:axis-type="auto">
            <chartooo:date-scale/>
            <chart:categories table:cell-range-address="cx_opt_10.A13:cx_opt_10.A6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x_opt_10.C14:cx_opt_10.C664" chart:label-cell-address="cx_opt_10.C13:cx_opt_10.C13" chart:class="chart:line">
            <chart:data-point chart:repeated="6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cx_opt_10.C13:cx_opt_10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</text:p>
                <draw:g>
                  <svg:desc>cx_opt_10.A13:cx_opt_10.A664</svg:desc>
                </draw:g>
              </table:table-cell>
              <table:table-cell office:value-type="float" office:value="204.429">
                <text:p>204.429</text:p>
                <draw:g>
                  <svg:desc>cx_opt_10.C14:cx_opt_10.C664</svg:desc>
                </draw:g>
              </table:table-cell>
            </table:table-row>
            <table:table-row>
              <table:table-cell office:value-type="float" office:value="0.139648">
                <text:p>0.139648</text:p>
              </table:table-cell>
              <table:table-cell office:value-type="float" office:value="204.303">
                <text:p>204.303</text:p>
              </table:table-cell>
            </table:table-row>
            <table:table-row>
              <table:table-cell office:value-type="float" office:value="0.259277">
                <text:p>0.259277</text:p>
              </table:table-cell>
              <table:table-cell office:value-type="float" office:value="204.178">
                <text:p>204.178</text:p>
              </table:table-cell>
            </table:table-row>
            <table:table-row>
              <table:table-cell office:value-type="float" office:value="0.378906">
                <text:p>0.378906</text:p>
              </table:table-cell>
              <table:table-cell office:value-type="float" office:value="204.042">
                <text:p>204.042</text:p>
              </table:table-cell>
            </table:table-row>
            <table:table-row>
              <table:table-cell office:value-type="float" office:value="0.507324">
                <text:p>0.507324</text:p>
              </table:table-cell>
              <table:table-cell office:value-type="float" office:value="203.926">
                <text:p>203.926</text:p>
              </table:table-cell>
            </table:table-row>
            <table:table-row>
              <table:table-cell office:value-type="float" office:value="0.616211">
                <text:p>0.616211</text:p>
              </table:table-cell>
              <table:table-cell office:value-type="float" office:value="203.818">
                <text:p>203.818</text:p>
              </table:table-cell>
            </table:table-row>
            <table:table-row>
              <table:table-cell office:value-type="float" office:value="0.717773">
                <text:p>0.717773</text:p>
              </table:table-cell>
              <table:table-cell office:value-type="float" office:value="203.691">
                <text:p>203.691</text:p>
              </table:table-cell>
            </table:table-row>
            <table:table-row>
              <table:table-cell office:value-type="float" office:value="0.836426">
                <text:p>0.836426</text:p>
              </table:table-cell>
              <table:table-cell office:value-type="float" office:value="203.583">
                <text:p>203.583</text:p>
              </table:table-cell>
            </table:table-row>
            <table:table-row>
              <table:table-cell office:value-type="float" office:value="0.937744">
                <text:p>0.937744</text:p>
              </table:table-cell>
              <table:table-cell office:value-type="float" office:value="203.464">
                <text:p>203.464</text:p>
              </table:table-cell>
            </table:table-row>
            <table:table-row>
              <table:table-cell office:value-type="float" office:value="1.04932">
                <text:p>1.04932</text:p>
              </table:table-cell>
              <table:table-cell office:value-type="float" office:value="203.349">
                <text:p>203.349</text:p>
              </table:table-cell>
            </table:table-row>
            <table:table-row>
              <table:table-cell office:value-type="float" office:value="1.15942">
                <text:p>1.15942</text:p>
              </table:table-cell>
              <table:table-cell office:value-type="float" office:value="203.226">
                <text:p>203.226</text:p>
              </table:table-cell>
            </table:table-row>
            <table:table-row>
              <table:table-cell office:value-type="float" office:value="1.27905">
                <text:p>1.27905</text:p>
              </table:table-cell>
              <table:table-cell office:value-type="float" office:value="203.122">
                <text:p>203.122</text:p>
              </table:table-cell>
            </table:table-row>
            <table:table-row>
              <table:table-cell office:value-type="float" office:value="1.38306">
                <text:p>1.38306</text:p>
              </table:table-cell>
              <table:table-cell office:value-type="float" office:value="203.019">
                <text:p>203.019</text:p>
              </table:table-cell>
            </table:table-row>
            <table:table-row>
              <table:table-cell office:value-type="float" office:value="1.48926">
                <text:p>1.48926</text:p>
              </table:table-cell>
              <table:table-cell office:value-type="float" office:value="202.918">
                <text:p>202.918</text:p>
              </table:table-cell>
            </table:table-row>
            <table:table-row>
              <table:table-cell office:value-type="float" office:value="1.5979">
                <text:p>1.5979</text:p>
              </table:table-cell>
              <table:table-cell office:value-type="float" office:value="202.82">
                <text:p>202.82</text:p>
              </table:table-cell>
            </table:table-row>
            <table:table-row>
              <table:table-cell office:value-type="float" office:value="1.7085">
                <text:p>1.7085</text:p>
              </table:table-cell>
              <table:table-cell office:value-type="float" office:value="202.732">
                <text:p>202.732</text:p>
              </table:table-cell>
            </table:table-row>
            <table:table-row>
              <table:table-cell office:value-type="float" office:value="1.81299">
                <text:p>1.81299</text:p>
              </table:table-cell>
              <table:table-cell office:value-type="float" office:value="202.652">
                <text:p>202.652</text:p>
              </table:table-cell>
            </table:table-row>
            <table:table-row>
              <table:table-cell office:value-type="float" office:value="1.91504">
                <text:p>1.91504</text:p>
              </table:table-cell>
              <table:table-cell office:value-type="float" office:value="202.566">
                <text:p>202.566</text:p>
              </table:table-cell>
            </table:table-row>
            <table:table-row>
              <table:table-cell office:value-type="float" office:value="2.03418">
                <text:p>2.03418</text:p>
              </table:table-cell>
              <table:table-cell office:value-type="float" office:value="202.494">
                <text:p>202.494</text:p>
              </table:table-cell>
            </table:table-row>
            <table:table-row>
              <table:table-cell office:value-type="float" office:value="2.14429">
                <text:p>2.14429</text:p>
              </table:table-cell>
              <table:table-cell office:value-type="float" office:value="202.43">
                <text:p>202.43</text:p>
              </table:table-cell>
            </table:table-row>
            <table:table-row>
              <table:table-cell office:value-type="float" office:value="2.25366">
                <text:p>2.25366</text:p>
              </table:table-cell>
              <table:table-cell office:value-type="float" office:value="202.38">
                <text:p>202.38</text:p>
              </table:table-cell>
            </table:table-row>
            <table:table-row>
              <table:table-cell office:value-type="float" office:value="2.354">
                <text:p>2.354</text:p>
              </table:table-cell>
              <table:table-cell office:value-type="float" office:value="202.335">
                <text:p>202.335</text:p>
              </table:table-cell>
            </table:table-row>
            <table:table-row>
              <table:table-cell office:value-type="float" office:value="2.45605">
                <text:p>2.45605</text:p>
              </table:table-cell>
              <table:table-cell office:value-type="float" office:value="202.296">
                <text:p>202.296</text:p>
              </table:table-cell>
            </table:table-row>
            <table:table-row>
              <table:table-cell office:value-type="float" office:value="2.56689">
                <text:p>2.56689</text:p>
              </table:table-cell>
              <table:table-cell office:value-type="float" office:value="202.267">
                <text:p>202.267</text:p>
              </table:table-cell>
            </table:table-row>
            <table:table-row>
              <table:table-cell office:value-type="float" office:value="2.67676">
                <text:p>2.67676</text:p>
              </table:table-cell>
              <table:table-cell office:value-type="float" office:value="202.245">
                <text:p>202.245</text:p>
              </table:table-cell>
            </table:table-row>
            <table:table-row>
              <table:table-cell office:value-type="float" office:value="2.79688">
                <text:p>2.79688</text:p>
              </table:table-cell>
              <table:table-cell office:value-type="float" office:value="202.236">
                <text:p>202.236</text:p>
              </table:table-cell>
            </table:table-row>
            <table:table-row>
              <table:table-cell office:value-type="float" office:value="2.90283">
                <text:p>2.90283</text:p>
              </table:table-cell>
              <table:table-cell office:value-type="float" office:value="202.236">
                <text:p>202.236</text:p>
              </table:table-cell>
            </table:table-row>
            <table:table-row>
              <table:table-cell office:value-type="float" office:value="3.01001">
                <text:p>3.01001</text:p>
              </table:table-cell>
              <table:table-cell office:value-type="float" office:value="202.245">
                <text:p>202.245</text:p>
              </table:table-cell>
            </table:table-row>
            <table:table-row>
              <table:table-cell office:value-type="float" office:value="3.11621">
                <text:p>3.11621</text:p>
              </table:table-cell>
              <table:table-cell office:value-type="float" office:value="202.264">
                <text:p>202.264</text:p>
              </table:table-cell>
            </table:table-row>
            <table:table-row>
              <table:table-cell office:value-type="float" office:value="3.22437">
                <text:p>3.22437</text:p>
              </table:table-cell>
              <table:table-cell office:value-type="float" office:value="202.291">
                <text:p>202.291</text:p>
              </table:table-cell>
            </table:table-row>
            <table:table-row>
              <table:table-cell office:value-type="float" office:value="3.32959">
                <text:p>3.32959</text:p>
              </table:table-cell>
              <table:table-cell office:value-type="float" office:value="202.327">
                <text:p>202.327</text:p>
              </table:table-cell>
            </table:table-row>
            <table:table-row>
              <table:table-cell office:value-type="float" office:value="3.43604">
                <text:p>3.43604</text:p>
              </table:table-cell>
              <table:table-cell office:value-type="float" office:value="202.373">
                <text:p>202.373</text:p>
              </table:table-cell>
            </table:table-row>
            <table:table-row>
              <table:table-cell office:value-type="float" office:value="3.54395">
                <text:p>3.54395</text:p>
              </table:table-cell>
              <table:table-cell office:value-type="float" office:value="202.426">
                <text:p>202.426</text:p>
              </table:table-cell>
            </table:table-row>
            <table:table-row>
              <table:table-cell office:value-type="float" office:value="3.64893">
                <text:p>3.64893</text:p>
              </table:table-cell>
              <table:table-cell office:value-type="float" office:value="202.484">
                <text:p>202.484</text:p>
              </table:table-cell>
            </table:table-row>
            <table:table-row>
              <table:table-cell office:value-type="float" office:value="3.74927">
                <text:p>3.74927</text:p>
              </table:table-cell>
              <table:table-cell office:value-type="float" office:value="202.55">
                <text:p>202.55</text:p>
              </table:table-cell>
            </table:table-row>
            <table:table-row>
              <table:table-cell office:value-type="float" office:value="3.8501">
                <text:p>3.8501</text:p>
              </table:table-cell>
              <table:table-cell office:value-type="float" office:value="202.626">
                <text:p>202.626</text:p>
              </table:table-cell>
            </table:table-row>
            <table:table-row>
              <table:table-cell office:value-type="float" office:value="3.9541">
                <text:p>3.9541</text:p>
              </table:table-cell>
              <table:table-cell office:value-type="float" office:value="202.723">
                <text:p>202.723</text:p>
              </table:table-cell>
            </table:table-row>
            <table:table-row>
              <table:table-cell office:value-type="float" office:value="4.07373">
                <text:p>4.07373</text:p>
              </table:table-cell>
              <table:table-cell office:value-type="float" office:value="202.815">
                <text:p>202.815</text:p>
              </table:table-cell>
            </table:table-row>
            <table:table-row>
              <table:table-cell office:value-type="float" office:value="4.17773">
                <text:p>4.17773</text:p>
              </table:table-cell>
              <table:table-cell office:value-type="float" office:value="202.928">
                <text:p>202.928</text:p>
              </table:table-cell>
            </table:table-row>
            <table:table-row>
              <table:table-cell office:value-type="float" office:value="4.29639">
                <text:p>4.29639</text:p>
              </table:table-cell>
              <table:table-cell office:value-type="float" office:value="203.062">
                <text:p>203.062</text:p>
              </table:table-cell>
            </table:table-row>
            <table:table-row>
              <table:table-cell office:value-type="float" office:value="4.42529">
                <text:p>4.42529</text:p>
              </table:table-cell>
              <table:table-cell office:value-type="float" office:value="203.194">
                <text:p>203.194</text:p>
              </table:table-cell>
            </table:table-row>
            <table:table-row>
              <table:table-cell office:value-type="float" office:value="4.54395">
                <text:p>4.54395</text:p>
              </table:table-cell>
              <table:table-cell office:value-type="float" office:value="203.322">
                <text:p>203.322</text:p>
              </table:table-cell>
            </table:table-row>
            <table:table-row>
              <table:table-cell office:value-type="float" office:value="4.65308">
                <text:p>4.65308</text:p>
              </table:table-cell>
              <table:table-cell office:value-type="float" office:value="203.463">
                <text:p>203.463</text:p>
              </table:table-cell>
            </table:table-row>
            <table:table-row>
              <table:table-cell office:value-type="float" office:value="4.7666">
                <text:p>4.7666</text:p>
              </table:table-cell>
              <table:table-cell office:value-type="float" office:value="203.601">
                <text:p>203.601</text:p>
              </table:table-cell>
            </table:table-row>
            <table:table-row>
              <table:table-cell office:value-type="float" office:value="4.8728">
                <text:p>4.8728</text:p>
              </table:table-cell>
              <table:table-cell office:value-type="float" office:value="203.745">
                <text:p>203.745</text:p>
              </table:table-cell>
            </table:table-row>
            <table:table-row>
              <table:table-cell office:value-type="float" office:value="4.97925">
                <text:p>4.97925</text:p>
              </table:table-cell>
              <table:table-cell office:value-type="float" office:value="203.897">
                <text:p>203.897</text:p>
              </table:table-cell>
            </table:table-row>
            <table:table-row>
              <table:table-cell office:value-type="float" office:value="5.08765">
                <text:p>5.08765</text:p>
              </table:table-cell>
              <table:table-cell office:value-type="float" office:value="204.054">
                <text:p>204.054</text:p>
              </table:table-cell>
            </table:table-row>
            <table:table-row>
              <table:table-cell office:value-type="float" office:value="5.19507">
                <text:p>5.19507</text:p>
              </table:table-cell>
              <table:table-cell office:value-type="float" office:value="204.213">
                <text:p>204.213</text:p>
              </table:table-cell>
            </table:table-row>
            <table:table-row>
              <table:table-cell office:value-type="float" office:value="5.30103">
                <text:p>5.30103</text:p>
              </table:table-cell>
              <table:table-cell office:value-type="float" office:value="204.381">
                <text:p>204.381</text:p>
              </table:table-cell>
            </table:table-row>
            <table:table-row>
              <table:table-cell office:value-type="float" office:value="5.40942">
                <text:p>5.40942</text:p>
              </table:table-cell>
              <table:table-cell office:value-type="float" office:value="204.567">
                <text:p>204.567</text:p>
              </table:table-cell>
            </table:table-row>
            <table:table-row>
              <table:table-cell office:value-type="float" office:value="5.52539">
                <text:p>5.52539</text:p>
              </table:table-cell>
              <table:table-cell office:value-type="float" office:value="204.751">
                <text:p>204.751</text:p>
              </table:table-cell>
            </table:table-row>
            <table:table-row>
              <table:table-cell office:value-type="float" office:value="5.63794">
                <text:p>5.63794</text:p>
              </table:table-cell>
              <table:table-cell office:value-type="float" office:value="204.933">
                <text:p>204.933</text:p>
              </table:table-cell>
            </table:table-row>
            <table:table-row>
              <table:table-cell office:value-type="float" office:value="5.74634">
                <text:p>5.74634</text:p>
              </table:table-cell>
              <table:table-cell office:value-type="float" office:value="205.139">
                <text:p>205.139</text:p>
              </table:table-cell>
            </table:table-row>
            <table:table-row>
              <table:table-cell office:value-type="float" office:value="5.86572">
                <text:p>5.86572</text:p>
              </table:table-cell>
              <table:table-cell office:value-type="float" office:value="205.368">
                <text:p>205.368</text:p>
              </table:table-cell>
            </table:table-row>
            <table:table-row>
              <table:table-cell office:value-type="float" office:value="5.99561">
                <text:p>5.99561</text:p>
              </table:table-cell>
              <table:table-cell office:value-type="float" office:value="205.548">
                <text:p>205.548</text:p>
              </table:table-cell>
            </table:table-row>
            <table:table-row>
              <table:table-cell office:value-type="float" office:value="6.09619">
                <text:p>6.09619</text:p>
              </table:table-cell>
              <table:table-cell office:value-type="float" office:value="205.752">
                <text:p>205.752</text:p>
              </table:table-cell>
            </table:table-row>
            <table:table-row>
              <table:table-cell office:value-type="float" office:value="6.20728">
                <text:p>6.20728</text:p>
              </table:table-cell>
              <table:table-cell office:value-type="float" office:value="205.942">
                <text:p>205.942</text:p>
              </table:table-cell>
            </table:table-row>
            <table:table-row>
              <table:table-cell office:value-type="float" office:value="6.31006">
                <text:p>6.31006</text:p>
              </table:table-cell>
              <table:table-cell office:value-type="float" office:value="206.171">
                <text:p>206.171</text:p>
              </table:table-cell>
            </table:table-row>
            <table:table-row>
              <table:table-cell office:value-type="float" office:value="6.43066">
                <text:p>6.43066</text:p>
              </table:table-cell>
              <table:table-cell office:value-type="float" office:value="206.373">
                <text:p>206.373</text:p>
              </table:table-cell>
            </table:table-row>
            <table:table-row>
              <table:table-cell office:value-type="float" office:value="6.53662">
                <text:p>6.53662</text:p>
              </table:table-cell>
              <table:table-cell office:value-type="float" office:value="206.578">
                <text:p>206.578</text:p>
              </table:table-cell>
            </table:table-row>
            <table:table-row>
              <table:table-cell office:value-type="float" office:value="6.64233">
                <text:p>6.64233</text:p>
              </table:table-cell>
              <table:table-cell office:value-type="float" office:value="206.794">
                <text:p>206.794</text:p>
              </table:table-cell>
            </table:table-row>
            <table:table-row>
              <table:table-cell office:value-type="float" office:value="6.7522">
                <text:p>6.7522</text:p>
              </table:table-cell>
              <table:table-cell office:value-type="float" office:value="207.005">
                <text:p>207.005</text:p>
              </table:table-cell>
            </table:table-row>
            <table:table-row>
              <table:table-cell office:value-type="float" office:value="6.85864">
                <text:p>6.85864</text:p>
              </table:table-cell>
              <table:table-cell office:value-type="float" office:value="207.219">
                <text:p>207.219</text:p>
              </table:table-cell>
            </table:table-row>
            <table:table-row>
              <table:table-cell office:value-type="float" office:value="6.96533">
                <text:p>6.96533</text:p>
              </table:table-cell>
              <table:table-cell office:value-type="float" office:value="207.456">
                <text:p>207.456</text:p>
              </table:table-cell>
            </table:table-row>
            <table:table-row>
              <table:table-cell office:value-type="float" office:value="7.08252">
                <text:p>7.08252</text:p>
              </table:table-cell>
              <table:table-cell office:value-type="float" office:value="207.683">
                <text:p>207.683</text:p>
              </table:table-cell>
            </table:table-row>
            <table:table-row>
              <table:table-cell office:value-type="float" office:value="7.19336">
                <text:p>7.19336</text:p>
              </table:table-cell>
              <table:table-cell office:value-type="float" office:value="207.911">
                <text:p>207.911</text:p>
              </table:table-cell>
            </table:table-row>
            <table:table-row>
              <table:table-cell office:value-type="float" office:value="7.3042">
                <text:p>7.3042</text:p>
              </table:table-cell>
              <table:table-cell office:value-type="float" office:value="208.14">
                <text:p>208.14</text:p>
              </table:table-cell>
            </table:table-row>
            <table:table-row>
              <table:table-cell office:value-type="float" office:value="7.41431">
                <text:p>7.41431</text:p>
              </table:table-cell>
              <table:table-cell office:value-type="float" office:value="208.39">
                <text:p>208.39</text:p>
              </table:table-cell>
            </table:table-row>
            <table:table-row>
              <table:table-cell office:value-type="float" office:value="7.53394">
                <text:p>7.53394</text:p>
              </table:table-cell>
              <table:table-cell office:value-type="float" office:value="208.642">
                <text:p>208.642</text:p>
              </table:table-cell>
            </table:table-row>
            <table:table-row>
              <table:table-cell office:value-type="float" office:value="7.65356">
                <text:p>7.65356</text:p>
              </table:table-cell>
              <table:table-cell office:value-type="float" office:value="208.87">
                <text:p>208.87</text:p>
              </table:table-cell>
            </table:table-row>
            <table:table-row>
              <table:table-cell office:value-type="float" office:value="7.76074">
                <text:p>7.76074</text:p>
              </table:table-cell>
              <table:table-cell office:value-type="float" office:value="209.104">
                <text:p>209.104</text:p>
              </table:table-cell>
            </table:table-row>
            <table:table-row>
              <table:table-cell office:value-type="float" office:value="7.87109">
                <text:p>7.87109</text:p>
              </table:table-cell>
              <table:table-cell office:value-type="float" office:value="209.325">
                <text:p>209.325</text:p>
              </table:table-cell>
            </table:table-row>
            <table:table-row>
              <table:table-cell office:value-type="float" office:value="7.97437">
                <text:p>7.97437</text:p>
              </table:table-cell>
              <table:table-cell office:value-type="float" office:value="209.562">
                <text:p>209.562</text:p>
              </table:table-cell>
            </table:table-row>
            <table:table-row>
              <table:table-cell office:value-type="float" office:value="8.08447">
                <text:p>8.08447</text:p>
              </table:table-cell>
              <table:table-cell office:value-type="float" office:value="209.797">
                <text:p>209.797</text:p>
              </table:table-cell>
            </table:table-row>
            <table:table-row>
              <table:table-cell office:value-type="float" office:value="8.19312">
                <text:p>8.19312</text:p>
              </table:table-cell>
              <table:table-cell office:value-type="float" office:value="210.02">
                <text:p>210.02</text:p>
              </table:table-cell>
            </table:table-row>
            <table:table-row>
              <table:table-cell office:value-type="float" office:value="8.29614">
                <text:p>8.29614</text:p>
              </table:table-cell>
              <table:table-cell office:value-type="float" office:value="210.238">
                <text:p>210.238</text:p>
              </table:table-cell>
            </table:table-row>
            <table:table-row>
              <table:table-cell office:value-type="float" office:value="8.39648">
                <text:p>8.39648</text:p>
              </table:table-cell>
              <table:table-cell office:value-type="float" office:value="210.521">
                <text:p>210.521</text:p>
              </table:table-cell>
            </table:table-row>
            <table:table-row>
              <table:table-cell office:value-type="float" office:value="8.52637">
                <text:p>8.52637</text:p>
              </table:table-cell>
              <table:table-cell office:value-type="float" office:value="210.762">
                <text:p>210.762</text:p>
              </table:table-cell>
            </table:table-row>
            <table:table-row>
              <table:table-cell office:value-type="float" office:value="8.63647">
                <text:p>8.6364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8.74536">
                <text:p>8.74536</text:p>
              </table:table-cell>
              <table:table-cell office:value-type="float" office:value="211.238">
                <text:p>211.238</text:p>
              </table:table-cell>
            </table:table-row>
            <table:table-row>
              <table:table-cell office:value-type="float" office:value="8.85376">
                <text:p>8.85376</text:p>
              </table:table-cell>
              <table:table-cell office:value-type="float" office:value="211.459">
                <text:p>211.459</text:p>
              </table:table-cell>
            </table:table-row>
            <table:table-row>
              <table:table-cell office:value-type="float" office:value="8.9541">
                <text:p>8.9541</text:p>
              </table:table-cell>
              <table:table-cell office:value-type="float" office:value="211.722">
                <text:p>211.722</text:p>
              </table:table-cell>
            </table:table-row>
            <table:table-row>
              <table:table-cell office:value-type="float" office:value="9.07373">
                <text:p>9.07373</text:p>
              </table:table-cell>
              <table:table-cell office:value-type="float" office:value="211.951">
                <text:p>211.951</text:p>
              </table:table-cell>
            </table:table-row>
            <table:table-row>
              <table:table-cell office:value-type="float" office:value="9.17749">
                <text:p>9.17749</text:p>
              </table:table-cell>
              <table:table-cell office:value-type="float" office:value="212.19">
                <text:p>212.19</text:p>
              </table:table-cell>
            </table:table-row>
            <table:table-row>
              <table:table-cell office:value-type="float" office:value="9.28589">
                <text:p>9.28589</text:p>
              </table:table-cell>
              <table:table-cell office:value-type="float" office:value="212.423">
                <text:p>212.423</text:p>
              </table:table-cell>
            </table:table-row>
            <table:table-row>
              <table:table-cell office:value-type="float" office:value="9.39111">
                <text:p>9.39111</text:p>
              </table:table-cell>
              <table:table-cell office:value-type="float" office:value="212.66">
                <text:p>212.66</text:p>
              </table:table-cell>
            </table:table-row>
            <table:table-row>
              <table:table-cell office:value-type="float" office:value="9.49854">
                <text:p>9.49854</text:p>
              </table:table-cell>
              <table:table-cell office:value-type="float" office:value="212.901">
                <text:p>212.901</text:p>
              </table:table-cell>
            </table:table-row>
            <table:table-row>
              <table:table-cell office:value-type="float" office:value="9.60742">
                <text:p>9.60742</text:p>
              </table:table-cell>
              <table:table-cell office:value-type="float" office:value="213.143">
                <text:p>213.143</text:p>
              </table:table-cell>
            </table:table-row>
            <table:table-row>
              <table:table-cell office:value-type="float" office:value="9.71631">
                <text:p>9.71631</text:p>
              </table:table-cell>
              <table:table-cell office:value-type="float" office:value="213.368">
                <text:p>213.368</text:p>
              </table:table-cell>
            </table:table-row>
            <table:table-row>
              <table:table-cell office:value-type="float" office:value="9.81812">
                <text:p>9.81812</text:p>
              </table:table-cell>
              <table:table-cell office:value-type="float" office:value="213.591">
                <text:p>213.591</text:p>
              </table:table-cell>
            </table:table-row>
            <table:table-row>
              <table:table-cell office:value-type="float" office:value="9.91919">
                <text:p>9.91919</text:p>
              </table:table-cell>
              <table:table-cell office:value-type="float" office:value="213.836">
                <text:p>213.836</text:p>
              </table:table-cell>
            </table:table-row>
            <table:table-row>
              <table:table-cell office:value-type="float" office:value="10.0295">
                <text:p>10.0295</text:p>
              </table:table-cell>
              <table:table-cell office:value-type="float" office:value="214.083">
                <text:p>214.083</text:p>
              </table:table-cell>
            </table:table-row>
            <table:table-row>
              <table:table-cell office:value-type="float" office:value="10.1416">
                <text:p>10.1416</text:p>
              </table:table-cell>
              <table:table-cell office:value-type="float" office:value="214.331">
                <text:p>214.331</text:p>
              </table:table-cell>
            </table:table-row>
            <table:table-row>
              <table:table-cell office:value-type="float" office:value="10.2537">
                <text:p>10.2537</text:p>
              </table:table-cell>
              <table:table-cell office:value-type="float" office:value="214.593">
                <text:p>214.593</text:p>
              </table:table-cell>
            </table:table-row>
            <table:table-row>
              <table:table-cell office:value-type="float" office:value="10.3721">
                <text:p>10.3721</text:p>
              </table:table-cell>
              <table:table-cell office:value-type="float" office:value="214.818">
                <text:p>214.818</text:p>
              </table:table-cell>
            </table:table-row>
            <table:table-row>
              <table:table-cell office:value-type="float" office:value="10.4739">
                <text:p>10.4739</text:p>
              </table:table-cell>
              <table:table-cell office:value-type="float" office:value="215.042">
                <text:p>215.042</text:p>
              </table:table-cell>
            </table:table-row>
            <table:table-row>
              <table:table-cell office:value-type="float" office:value="10.575">
                <text:p>10.575</text:p>
              </table:table-cell>
              <table:table-cell office:value-type="float" office:value="215.285">
                <text:p>215.285</text:p>
              </table:table-cell>
            </table:table-row>
            <table:table-row>
              <table:table-cell office:value-type="float" office:value="10.6851">
                <text:p>10.6851</text:p>
              </table:table-cell>
              <table:table-cell office:value-type="float" office:value="215.526">
                <text:p>215.526</text:p>
              </table:table-cell>
            </table:table-row>
            <table:table-row>
              <table:table-cell office:value-type="float" office:value="10.7944">
                <text:p>10.7944</text:p>
              </table:table-cell>
              <table:table-cell office:value-type="float" office:value="215.811">
                <text:p>215.811</text:p>
              </table:table-cell>
            </table:table-row>
            <table:table-row>
              <table:table-cell office:value-type="float" office:value="10.9238">
                <text:p>10.9238</text:p>
              </table:table-cell>
              <table:table-cell office:value-type="float" office:value="216.055">
                <text:p>216.055</text:p>
              </table:table-cell>
            </table:table-row>
            <table:table-row>
              <table:table-cell office:value-type="float" office:value="11.0349">
                <text:p>11.0349</text:p>
              </table:table-cell>
              <table:table-cell office:value-type="float" office:value="216.303">
                <text:p>216.303</text:p>
              </table:table-cell>
            </table:table-row>
            <table:table-row>
              <table:table-cell office:value-type="float" office:value="11.1472">
                <text:p>11.1472</text:p>
              </table:table-cell>
              <table:table-cell office:value-type="float" office:value="216.525">
                <text:p>216.525</text:p>
              </table:table-cell>
            </table:table-row>
            <table:table-row>
              <table:table-cell office:value-type="float" office:value="11.2483">
                <text:p>11.2483</text:p>
              </table:table-cell>
              <table:table-cell office:value-type="float" office:value="216.809">
                <text:p>216.809</text:p>
              </table:table-cell>
            </table:table-row>
            <table:table-row>
              <table:table-cell office:value-type="float" office:value="11.3777">
                <text:p>11.3777</text:p>
              </table:table-cell>
              <table:table-cell office:value-type="float" office:value="217.031">
                <text:p>217.031</text:p>
              </table:table-cell>
            </table:table-row>
            <table:table-row>
              <table:table-cell office:value-type="float" office:value="11.479">
                <text:p>11.479</text:p>
              </table:table-cell>
              <table:table-cell office:value-type="float" office:value="217.256">
                <text:p>217.256</text:p>
              </table:table-cell>
            </table:table-row>
            <table:table-row>
              <table:table-cell office:value-type="float" office:value="11.5815">
                <text:p>11.5815</text:p>
              </table:table-cell>
              <table:table-cell office:value-type="float" office:value="217.48">
                <text:p>217.48</text:p>
              </table:table-cell>
            </table:table-row>
            <table:table-row>
              <table:table-cell office:value-type="float" office:value="11.6841">
                <text:p>11.6841</text:p>
              </table:table-cell>
              <table:table-cell office:value-type="float" office:value="217.733">
                <text:p>217.733</text:p>
              </table:table-cell>
            </table:table-row>
            <table:table-row>
              <table:table-cell office:value-type="float" office:value="11.7996">
                <text:p>11.7996</text:p>
              </table:table-cell>
              <table:table-cell office:value-type="float" office:value="217.97">
                <text:p>217.97</text:p>
              </table:table-cell>
            </table:table-row>
            <table:table-row>
              <table:table-cell office:value-type="float" office:value="11.908">
                <text:p>11.908</text:p>
              </table:table-cell>
              <table:table-cell office:value-type="float" office:value="218.219">
                <text:p>218.219</text:p>
              </table:table-cell>
            </table:table-row>
            <table:table-row>
              <table:table-cell office:value-type="float" office:value="12.022">
                <text:p>12.022</text:p>
              </table:table-cell>
              <table:table-cell office:value-type="float" office:value="218.454">
                <text:p>218.454</text:p>
              </table:table-cell>
            </table:table-row>
            <table:table-row>
              <table:table-cell office:value-type="float" office:value="12.1301">
                <text:p>12.1301</text:p>
              </table:table-cell>
              <table:table-cell office:value-type="float" office:value="218.691">
                <text:p>218.691</text:p>
              </table:table-cell>
            </table:table-row>
            <table:table-row>
              <table:table-cell office:value-type="float" office:value="12.239">
                <text:p>12.239</text:p>
              </table:table-cell>
              <table:table-cell office:value-type="float" office:value="218.924">
                <text:p>218.924</text:p>
              </table:table-cell>
            </table:table-row>
            <table:table-row>
              <table:table-cell office:value-type="float" office:value="12.3459">
                <text:p>12.3459</text:p>
              </table:table-cell>
              <table:table-cell office:value-type="float" office:value="219.167">
                <text:p>219.167</text:p>
              </table:table-cell>
            </table:table-row>
            <table:table-row>
              <table:table-cell office:value-type="float" office:value="12.458">
                <text:p>12.458</text:p>
              </table:table-cell>
              <table:table-cell office:value-type="float" office:value="219.411">
                <text:p>219.411</text:p>
              </table:table-cell>
            </table:table-row>
            <table:table-row>
              <table:table-cell office:value-type="float" office:value="12.5706">
                <text:p>12.5706</text:p>
              </table:table-cell>
              <table:table-cell office:value-type="float" office:value="219.646">
                <text:p>219.646</text:p>
              </table:table-cell>
            </table:table-row>
            <table:table-row>
              <table:table-cell office:value-type="float" office:value="12.6787">
                <text:p>12.6787</text:p>
              </table:table-cell>
              <table:table-cell office:value-type="float" office:value="219.883">
                <text:p>219.883</text:p>
              </table:table-cell>
            </table:table-row>
            <table:table-row>
              <table:table-cell office:value-type="float" office:value="12.7883">
                <text:p>12.7883</text:p>
              </table:table-cell>
              <table:table-cell office:value-type="float" office:value="220.115">
                <text:p>220.115</text:p>
              </table:table-cell>
            </table:table-row>
            <table:table-row>
              <table:table-cell office:value-type="float" office:value="12.8958">
                <text:p>12.8958</text:p>
              </table:table-cell>
              <table:table-cell office:value-type="float" office:value="220.357">
                <text:p>220.357</text:p>
              </table:table-cell>
            </table:table-row>
            <table:table-row>
              <table:table-cell office:value-type="float" office:value="13.0081">
                <text:p>13.0081</text:p>
              </table:table-cell>
              <table:table-cell office:value-type="float" office:value="220.596">
                <text:p>220.596</text:p>
              </table:table-cell>
            </table:table-row>
            <table:table-row>
              <table:table-cell office:value-type="float" office:value="13.1189">
                <text:p>13.1189</text:p>
              </table:table-cell>
              <table:table-cell office:value-type="float" office:value="220.829">
                <text:p>220.829</text:p>
              </table:table-cell>
            </table:table-row>
            <table:table-row>
              <table:table-cell office:value-type="float" office:value="13.2268">
                <text:p>13.2268</text:p>
              </table:table-cell>
              <table:table-cell office:value-type="float" office:value="221.058">
                <text:p>221.058</text:p>
              </table:table-cell>
            </table:table-row>
            <table:table-row>
              <table:table-cell office:value-type="float" office:value="13.333">
                <text:p>13.333</text:p>
              </table:table-cell>
              <table:table-cell office:value-type="float" office:value="221.293">
                <text:p>221.293</text:p>
              </table:table-cell>
            </table:table-row>
            <table:table-row>
              <table:table-cell office:value-type="float" office:value="13.4424">
                <text:p>13.4424</text:p>
              </table:table-cell>
              <table:table-cell office:value-type="float" office:value="221.522">
                <text:p>221.522</text:p>
              </table:table-cell>
            </table:table-row>
            <table:table-row>
              <table:table-cell office:value-type="float" office:value="13.5491">
                <text:p>13.5491</text:p>
              </table:table-cell>
              <table:table-cell office:value-type="float" office:value="221.75">
                <text:p>221.75</text:p>
              </table:table-cell>
            </table:table-row>
            <table:table-row>
              <table:table-cell office:value-type="float" office:value="13.655">
                <text:p>13.655</text:p>
              </table:table-cell>
              <table:table-cell office:value-type="float" office:value="221.995">
                <text:p>221.995</text:p>
              </table:table-cell>
            </table:table-row>
            <table:table-row>
              <table:table-cell office:value-type="float" office:value="13.7693">
                <text:p>13.7693</text:p>
              </table:table-cell>
              <table:table-cell office:value-type="float" office:value="222.229">
                <text:p>222.229</text:p>
              </table:table-cell>
            </table:table-row>
            <table:table-row>
              <table:table-cell office:value-type="float" office:value="13.8784">
                <text:p>13.8784</text:p>
              </table:table-cell>
              <table:table-cell office:value-type="float" office:value="222.458">
                <text:p>222.458</text:p>
              </table:table-cell>
            </table:table-row>
            <table:table-row>
              <table:table-cell office:value-type="float" office:value="13.9851">
                <text:p>13.9851</text:p>
              </table:table-cell>
              <table:table-cell office:value-type="float" office:value="222.695">
                <text:p>222.695</text:p>
              </table:table-cell>
            </table:table-row>
            <table:table-row>
              <table:table-cell office:value-type="float" office:value="14.0962">
                <text:p>14.0962</text:p>
              </table:table-cell>
              <table:table-cell office:value-type="float" office:value="222.938">
                <text:p>222.938</text:p>
              </table:table-cell>
            </table:table-row>
            <table:table-row>
              <table:table-cell office:value-type="float" office:value="14.21">
                <text:p>14.21</text:p>
              </table:table-cell>
              <table:table-cell office:value-type="float" office:value="223.173">
                <text:p>223.173</text:p>
              </table:table-cell>
            </table:table-row>
            <table:table-row>
              <table:table-cell office:value-type="float" office:value="14.3196">
                <text:p>14.3196</text:p>
              </table:table-cell>
              <table:table-cell office:value-type="float" office:value="223.409">
                <text:p>223.409</text:p>
              </table:table-cell>
            </table:table-row>
            <table:table-row>
              <table:table-cell office:value-type="float" office:value="14.4304">
                <text:p>14.4304</text:p>
              </table:table-cell>
              <table:table-cell office:value-type="float" office:value="223.663">
                <text:p>223.663</text:p>
              </table:table-cell>
            </table:table-row>
            <table:table-row>
              <table:table-cell office:value-type="float" office:value="14.5493">
                <text:p>14.5493</text:p>
              </table:table-cell>
              <table:table-cell office:value-type="float" office:value="223.917">
                <text:p>223.917</text:p>
              </table:table-cell>
            </table:table-row>
            <table:table-row>
              <table:table-cell office:value-type="float" office:value="14.6685">
                <text:p>14.6685</text:p>
              </table:table-cell>
              <table:table-cell office:value-type="float" office:value="224.172">
                <text:p>224.172</text:p>
              </table:table-cell>
            </table:table-row>
            <table:table-row>
              <table:table-cell office:value-type="float" office:value="14.7881">
                <text:p>14.7881</text:p>
              </table:table-cell>
              <table:table-cell office:value-type="float" office:value="224.398">
                <text:p>224.398</text:p>
              </table:table-cell>
            </table:table-row>
            <table:table-row>
              <table:table-cell office:value-type="float" office:value="14.8943">
                <text:p>14.8943</text:p>
              </table:table-cell>
              <table:table-cell office:value-type="float" office:value="224.629">
                <text:p>224.629</text:p>
              </table:table-cell>
            </table:table-row>
            <table:table-row>
              <table:table-cell office:value-type="float" office:value="15.0024">
                <text:p>15.0024</text:p>
              </table:table-cell>
              <table:table-cell office:value-type="float" office:value="224.861">
                <text:p>224.861</text:p>
              </table:table-cell>
            </table:table-row>
            <table:table-row>
              <table:table-cell office:value-type="float" office:value="15.1113">
                <text:p>15.1113</text:p>
              </table:table-cell>
              <table:table-cell office:value-type="float" office:value="225.093">
                <text:p>225.093</text:p>
              </table:table-cell>
            </table:table-row>
            <table:table-row>
              <table:table-cell office:value-type="float" office:value="15.2207">
                <text:p>15.2207</text:p>
              </table:table-cell>
              <table:table-cell office:value-type="float" office:value="225.327">
                <text:p>225.327</text:p>
              </table:table-cell>
            </table:table-row>
            <table:table-row>
              <table:table-cell office:value-type="float" office:value="15.3308">
                <text:p>15.3308</text:p>
              </table:table-cell>
              <table:table-cell office:value-type="float" office:value="225.553">
                <text:p>225.553</text:p>
              </table:table-cell>
            </table:table-row>
            <table:table-row>
              <table:table-cell office:value-type="float" office:value="15.437">
                <text:p>15.437</text:p>
              </table:table-cell>
              <table:table-cell office:value-type="float" office:value="225.781">
                <text:p>225.781</text:p>
              </table:table-cell>
            </table:table-row>
            <table:table-row>
              <table:table-cell office:value-type="float" office:value="15.5439">
                <text:p>15.5439</text:p>
              </table:table-cell>
              <table:table-cell office:value-type="float" office:value="226.013">
                <text:p>226.013</text:p>
              </table:table-cell>
            </table:table-row>
            <table:table-row>
              <table:table-cell office:value-type="float" office:value="15.6536">
                <text:p>15.6536</text:p>
              </table:table-cell>
              <table:table-cell office:value-type="float" office:value="226.243">
                <text:p>226.243</text:p>
              </table:table-cell>
            </table:table-row>
            <table:table-row>
              <table:table-cell office:value-type="float" office:value="15.7617">
                <text:p>15.7617</text:p>
              </table:table-cell>
              <table:table-cell office:value-type="float" office:value="226.476">
                <text:p>226.476</text:p>
              </table:table-cell>
            </table:table-row>
            <table:table-row>
              <table:table-cell office:value-type="float" office:value="15.8711">
                <text:p>15.8711</text:p>
              </table:table-cell>
              <table:table-cell office:value-type="float" office:value="226.703">
                <text:p>226.703</text:p>
              </table:table-cell>
            </table:table-row>
            <table:table-row>
              <table:table-cell office:value-type="float" office:value="15.9783">
                <text:p>15.9783</text:p>
              </table:table-cell>
              <table:table-cell office:value-type="float" office:value="226.924">
                <text:p>226.924</text:p>
              </table:table-cell>
            </table:table-row>
            <table:table-row>
              <table:table-cell office:value-type="float" office:value="16.0823">
                <text:p>16.0823</text:p>
              </table:table-cell>
              <table:table-cell office:value-type="float" office:value="227.149">
                <text:p>227.149</text:p>
              </table:table-cell>
            </table:table-row>
            <table:table-row>
              <table:table-cell office:value-type="float" office:value="16.1882">
                <text:p>16.1882</text:p>
              </table:table-cell>
              <table:table-cell office:value-type="float" office:value="227.385">
                <text:p>227.385</text:p>
              </table:table-cell>
            </table:table-row>
            <table:table-row>
              <table:table-cell office:value-type="float" office:value="16.2993">
                <text:p>16.2993</text:p>
              </table:table-cell>
              <table:table-cell office:value-type="float" office:value="227.622">
                <text:p>227.622</text:p>
              </table:table-cell>
            </table:table-row>
            <table:table-row>
              <table:table-cell office:value-type="float" office:value="16.4109">
                <text:p>16.4109</text:p>
              </table:table-cell>
              <table:table-cell office:value-type="float" office:value="227.878">
                <text:p>227.878</text:p>
              </table:table-cell>
            </table:table-row>
            <table:table-row>
              <table:table-cell office:value-type="float" office:value="16.5315">
                <text:p>16.5315</text:p>
              </table:table-cell>
              <table:table-cell office:value-type="float" office:value="228.1">
                <text:p>228.1</text:p>
              </table:table-cell>
            </table:table-row>
            <table:table-row>
              <table:table-cell office:value-type="float" office:value="16.6362">
                <text:p>16.6362</text:p>
              </table:table-cell>
              <table:table-cell office:value-type="float" office:value="228.321">
                <text:p>228.321</text:p>
              </table:table-cell>
            </table:table-row>
            <table:table-row>
              <table:table-cell office:value-type="float" office:value="16.74">
                <text:p>16.74</text:p>
              </table:table-cell>
              <table:table-cell office:value-type="float" office:value="228.554">
                <text:p>228.554</text:p>
              </table:table-cell>
            </table:table-row>
            <table:table-row>
              <table:table-cell office:value-type="float" office:value="16.8496">
                <text:p>16.8496</text:p>
              </table:table-cell>
              <table:table-cell office:value-type="float" office:value="228.784">
                <text:p>228.784</text:p>
              </table:table-cell>
            </table:table-row>
            <table:table-row>
              <table:table-cell office:value-type="float" office:value="16.9583">
                <text:p>16.9583</text:p>
              </table:table-cell>
              <table:table-cell office:value-type="float" office:value="229.019">
                <text:p>229.019</text:p>
              </table:table-cell>
            </table:table-row>
            <table:table-row>
              <table:table-cell office:value-type="float" office:value="17.0691">
                <text:p>17.0691</text:p>
              </table:table-cell>
              <table:table-cell office:value-type="float" office:value="229.235">
                <text:p>229.235</text:p>
              </table:table-cell>
            </table:table-row>
            <table:table-row>
              <table:table-cell office:value-type="float" office:value="17.1707">
                <text:p>17.1707</text:p>
              </table:table-cell>
              <table:table-cell office:value-type="float" office:value="229.451">
                <text:p>229.451</text:p>
              </table:table-cell>
            </table:table-row>
            <table:table-row>
              <table:table-cell office:value-type="float" office:value="17.2722">
                <text:p>17.2722</text:p>
              </table:table-cell>
              <table:table-cell office:value-type="float" office:value="229.668">
                <text:p>229.668</text:p>
              </table:table-cell>
            </table:table-row>
            <table:table-row>
              <table:table-cell office:value-type="float" office:value="17.3748">
                <text:p>17.3748</text:p>
              </table:table-cell>
              <table:table-cell office:value-type="float" office:value="229.894">
                <text:p>229.894</text:p>
              </table:table-cell>
            </table:table-row>
            <table:table-row>
              <table:table-cell office:value-type="float" office:value="17.4812">
                <text:p>17.4812</text:p>
              </table:table-cell>
              <table:table-cell office:value-type="float" office:value="230.125">
                <text:p>230.125</text:p>
              </table:table-cell>
            </table:table-row>
            <table:table-row>
              <table:table-cell office:value-type="float" office:value="17.5898">
                <text:p>17.5898</text:p>
              </table:table-cell>
              <table:table-cell office:value-type="float" office:value="230.348">
                <text:p>230.348</text:p>
              </table:table-cell>
            </table:table-row>
            <table:table-row>
              <table:table-cell office:value-type="float" office:value="17.6948">
                <text:p>17.6948</text:p>
              </table:table-cell>
              <table:table-cell office:value-type="float" office:value="230.586">
                <text:p>230.586</text:p>
              </table:table-cell>
            </table:table-row>
            <table:table-row>
              <table:table-cell office:value-type="float" office:value="17.8071">
                <text:p>17.8071</text:p>
              </table:table-cell>
              <table:table-cell office:value-type="float" office:value="230.827">
                <text:p>230.827</text:p>
              </table:table-cell>
            </table:table-row>
            <table:table-row>
              <table:table-cell office:value-type="float" office:value="17.9207">
                <text:p>17.9207</text:p>
              </table:table-cell>
              <table:table-cell office:value-type="float" office:value="231.082">
                <text:p>231.082</text:p>
              </table:table-cell>
            </table:table-row>
            <table:table-row>
              <table:table-cell office:value-type="float" office:value="18.0405">
                <text:p>18.0405</text:p>
              </table:table-cell>
              <table:table-cell office:value-type="float" office:value="231.334">
                <text:p>231.334</text:p>
              </table:table-cell>
            </table:table-row>
            <table:table-row>
              <table:table-cell office:value-type="float" office:value="18.1589">
                <text:p>18.1589</text:p>
              </table:table-cell>
              <table:table-cell office:value-type="float" office:value="231.566">
                <text:p>231.566</text:p>
              </table:table-cell>
            </table:table-row>
            <table:table-row>
              <table:table-cell office:value-type="float" office:value="18.2683">
                <text:p>18.2683</text:p>
              </table:table-cell>
              <table:table-cell office:value-type="float" office:value="231.779">
                <text:p>231.779</text:p>
              </table:table-cell>
            </table:table-row>
            <table:table-row>
              <table:table-cell office:value-type="float" office:value="18.3689">
                <text:p>18.3689</text:p>
              </table:table-cell>
              <table:table-cell office:value-type="float" office:value="232.024">
                <text:p>232.024</text:p>
              </table:table-cell>
            </table:table-row>
            <table:table-row>
              <table:table-cell office:value-type="float" office:value="18.4841">
                <text:p>18.4841</text:p>
              </table:table-cell>
              <table:table-cell office:value-type="float" office:value="232.275">
                <text:p>232.275</text:p>
              </table:table-cell>
            </table:table-row>
            <table:table-row>
              <table:table-cell office:value-type="float" office:value="18.6018">
                <text:p>18.6018</text:p>
              </table:table-cell>
              <table:table-cell office:value-type="float" office:value="232.512">
                <text:p>232.512</text:p>
              </table:table-cell>
            </table:table-row>
            <table:table-row>
              <table:table-cell office:value-type="float" office:value="18.7134">
                <text:p>18.7134</text:p>
              </table:table-cell>
              <table:table-cell office:value-type="float" office:value="232.726">
                <text:p>232.726</text:p>
              </table:table-cell>
            </table:table-row>
            <table:table-row>
              <table:table-cell office:value-type="float" office:value="18.8142">
                <text:p>18.8142</text:p>
              </table:table-cell>
              <table:table-cell office:value-type="float" office:value="232.981">
                <text:p>232.981</text:p>
              </table:table-cell>
            </table:table-row>
            <table:table-row>
              <table:table-cell office:value-type="float" office:value="18.9341">
                <text:p>18.9341</text:p>
              </table:table-cell>
              <table:table-cell office:value-type="float" office:value="233.206">
                <text:p>233.206</text:p>
              </table:table-cell>
            </table:table-row>
            <table:table-row>
              <table:table-cell office:value-type="float" office:value="19.0398">
                <text:p>19.0398</text:p>
              </table:table-cell>
              <table:table-cell office:value-type="float" office:value="233.436">
                <text:p>233.436</text:p>
              </table:table-cell>
            </table:table-row>
            <table:table-row>
              <table:table-cell office:value-type="float" office:value="19.1482">
                <text:p>19.1482</text:p>
              </table:table-cell>
              <table:table-cell office:value-type="float" office:value="233.662">
                <text:p>233.662</text:p>
              </table:table-cell>
            </table:table-row>
            <table:table-row>
              <table:table-cell office:value-type="float" office:value="19.2544">
                <text:p>19.2544</text:p>
              </table:table-cell>
              <table:table-cell office:value-type="float" office:value="233.887">
                <text:p>233.887</text:p>
              </table:table-cell>
            </table:table-row>
            <table:table-row>
              <table:table-cell office:value-type="float" office:value="19.3599">
                <text:p>19.3599</text:p>
              </table:table-cell>
              <table:table-cell office:value-type="float" office:value="234.118">
                <text:p>234.118</text:p>
              </table:table-cell>
            </table:table-row>
            <table:table-row>
              <table:table-cell office:value-type="float" office:value="19.4688">
                <text:p>19.4688</text:p>
              </table:table-cell>
              <table:table-cell office:value-type="float" office:value="234.342">
                <text:p>234.342</text:p>
              </table:table-cell>
            </table:table-row>
            <table:table-row>
              <table:table-cell office:value-type="float" office:value="19.574">
                <text:p>19.574</text:p>
              </table:table-cell>
              <table:table-cell office:value-type="float" office:value="234.57">
                <text:p>234.57</text:p>
              </table:table-cell>
            </table:table-row>
            <table:table-row>
              <table:table-cell office:value-type="float" office:value="19.6812">
                <text:p>19.6812</text:p>
              </table:table-cell>
              <table:table-cell office:value-type="float" office:value="234.797">
                <text:p>234.797</text:p>
              </table:table-cell>
            </table:table-row>
            <table:table-row>
              <table:table-cell office:value-type="float" office:value="19.7878">
                <text:p>19.7878</text:p>
              </table:table-cell>
              <table:table-cell office:value-type="float" office:value="235.053">
                <text:p>235.053</text:p>
              </table:table-cell>
            </table:table-row>
            <table:table-row>
              <table:table-cell office:value-type="float" office:value="19.9082">
                <text:p>19.9082</text:p>
              </table:table-cell>
              <table:table-cell office:value-type="float" office:value="235.287">
                <text:p>235.287</text:p>
              </table:table-cell>
            </table:table-row>
            <table:table-row>
              <table:table-cell office:value-type="float" office:value="20.0183">
                <text:p>20.0183</text:p>
              </table:table-cell>
              <table:table-cell office:value-type="float" office:value="235.521">
                <text:p>235.521</text:p>
              </table:table-cell>
            </table:table-row>
            <table:table-row>
              <table:table-cell office:value-type="float" office:value="20.1287">
                <text:p>20.1287</text:p>
              </table:table-cell>
              <table:table-cell office:value-type="float" office:value="235.735">
                <text:p>235.735</text:p>
              </table:table-cell>
            </table:table-row>
            <table:table-row>
              <table:table-cell office:value-type="float" office:value="20.2292">
                <text:p>20.2292</text:p>
              </table:table-cell>
              <table:table-cell office:value-type="float" office:value="235.986">
                <text:p>235.986</text:p>
              </table:table-cell>
            </table:table-row>
            <table:table-row>
              <table:table-cell office:value-type="float" office:value="20.3481">
                <text:p>20.3481</text:p>
              </table:table-cell>
              <table:table-cell office:value-type="float" office:value="236.2">
                <text:p>236.2</text:p>
              </table:table-cell>
            </table:table-row>
            <table:table-row>
              <table:table-cell office:value-type="float" office:value="20.45">
                <text:p>20.45</text:p>
              </table:table-cell>
              <table:table-cell office:value-type="float" office:value="236.43">
                <text:p>236.43</text:p>
              </table:table-cell>
            </table:table-row>
            <table:table-row>
              <table:table-cell office:value-type="float" office:value="20.5605">
                <text:p>20.5605</text:p>
              </table:table-cell>
              <table:table-cell office:value-type="float" office:value="236.638">
                <text:p>236.638</text:p>
              </table:table-cell>
            </table:table-row>
            <table:table-row>
              <table:table-cell office:value-type="float" office:value="20.6616">
                <text:p>20.6616</text:p>
              </table:table-cell>
              <table:table-cell office:value-type="float" office:value="236.9">
                <text:p>236.9</text:p>
              </table:table-cell>
            </table:table-row>
            <table:table-row>
              <table:table-cell office:value-type="float" office:value="20.7913">
                <text:p>20.7913</text:p>
              </table:table-cell>
              <table:table-cell office:value-type="float" office:value="237.134">
                <text:p>237.134</text:p>
              </table:table-cell>
            </table:table-row>
            <table:table-row>
              <table:table-cell office:value-type="float" office:value="20.9099">
                <text:p>20.9099</text:p>
              </table:table-cell>
              <table:table-cell office:value-type="float" office:value="237.327">
                <text:p>237.327</text:p>
              </table:table-cell>
            </table:table-row>
            <table:table-row>
              <table:table-cell office:value-type="float" office:value="21.0105">
                <text:p>21.0105</text:p>
              </table:table-cell>
              <table:table-cell office:value-type="float" office:value="237.518">
                <text:p>237.518</text:p>
              </table:table-cell>
            </table:table-row>
            <table:table-row>
              <table:table-cell office:value-type="float" office:value="21.1123">
                <text:p>21.1123</text:p>
              </table:table-cell>
              <table:table-cell office:value-type="float" office:value="237.719">
                <text:p>237.719</text:p>
              </table:table-cell>
            </table:table-row>
            <table:table-row>
              <table:table-cell office:value-type="float" office:value="21.2234">
                <text:p>21.2234</text:p>
              </table:table-cell>
              <table:table-cell office:value-type="float" office:value="237.91">
                <text:p>237.91</text:p>
              </table:table-cell>
            </table:table-row>
            <table:table-row>
              <table:table-cell office:value-type="float" office:value="21.333">
                <text:p>21.333</text:p>
              </table:table-cell>
              <table:table-cell office:value-type="float" office:value="238.092">
                <text:p>238.092</text:p>
              </table:table-cell>
            </table:table-row>
            <table:table-row>
              <table:table-cell office:value-type="float" office:value="21.4424">
                <text:p>21.4424</text:p>
              </table:table-cell>
              <table:table-cell office:value-type="float" office:value="238.263">
                <text:p>238.263</text:p>
              </table:table-cell>
            </table:table-row>
            <table:table-row>
              <table:table-cell office:value-type="float" office:value="21.5503">
                <text:p>21.5503</text:p>
              </table:table-cell>
              <table:table-cell office:value-type="float" office:value="238.424">
                <text:p>238.424</text:p>
              </table:table-cell>
            </table:table-row>
            <table:table-row>
              <table:table-cell office:value-type="float" office:value="21.6577">
                <text:p>21.6577</text:p>
              </table:table-cell>
              <table:table-cell office:value-type="float" office:value="238.602">
                <text:p>238.602</text:p>
              </table:table-cell>
            </table:table-row>
            <table:table-row>
              <table:table-cell office:value-type="float" office:value="21.7852">
                <text:p>21.7852</text:p>
              </table:table-cell>
              <table:table-cell office:value-type="float" office:value="238.751">
                <text:p>238.751</text:p>
              </table:table-cell>
            </table:table-row>
            <table:table-row>
              <table:table-cell office:value-type="float" office:value="21.9006">
                <text:p>21.9006</text:p>
              </table:table-cell>
              <table:table-cell office:value-type="float" office:value="238.892">
                <text:p>238.892</text:p>
              </table:table-cell>
            </table:table-row>
            <table:table-row>
              <table:table-cell office:value-type="float" office:value="22.0198">
                <text:p>22.0198</text:p>
              </table:table-cell>
              <table:table-cell office:value-type="float" office:value="239.032">
                <text:p>239.032</text:p>
              </table:table-cell>
            </table:table-row>
            <table:table-row>
              <table:table-cell office:value-type="float" office:value="22.1516">
                <text:p>22.1516</text:p>
              </table:table-cell>
              <table:table-cell office:value-type="float" office:value="239.137">
                <text:p>239.137</text:p>
              </table:table-cell>
            </table:table-row>
            <table:table-row>
              <table:table-cell office:value-type="float" office:value="22.262">
                <text:p>22.262</text:p>
              </table:table-cell>
              <table:table-cell office:value-type="float" office:value="239.228">
                <text:p>239.228</text:p>
              </table:table-cell>
            </table:table-row>
            <table:table-row>
              <table:table-cell office:value-type="float" office:value="22.3704">
                <text:p>22.3704</text:p>
              </table:table-cell>
              <table:table-cell office:value-type="float" office:value="239.303">
                <text:p>239.303</text:p>
              </table:table-cell>
            </table:table-row>
            <table:table-row>
              <table:table-cell office:value-type="float" office:value="22.4717">
                <text:p>22.4717</text:p>
              </table:table-cell>
              <table:table-cell office:value-type="float" office:value="239.372">
                <text:p>239.372</text:p>
              </table:table-cell>
            </table:table-row>
            <table:table-row>
              <table:table-cell office:value-type="float" office:value="22.5784">
                <text:p>22.5784</text:p>
              </table:table-cell>
              <table:table-cell office:value-type="float" office:value="239.436">
                <text:p>239.436</text:p>
              </table:table-cell>
            </table:table-row>
            <table:table-row>
              <table:table-cell office:value-type="float" office:value="22.699">
                <text:p>22.699</text:p>
              </table:table-cell>
              <table:table-cell office:value-type="float" office:value="239.485">
                <text:p>239.485</text:p>
              </table:table-cell>
            </table:table-row>
            <table:table-row>
              <table:table-cell office:value-type="float" office:value="22.8142">
                <text:p>22.8142</text:p>
              </table:table-cell>
              <table:table-cell office:value-type="float" office:value="239.519">
                <text:p>239.519</text:p>
              </table:table-cell>
            </table:table-row>
            <table:table-row>
              <table:table-cell office:value-type="float" office:value="22.9202">
                <text:p>22.9202</text:p>
              </table:table-cell>
              <table:table-cell office:value-type="float" office:value="239.544">
                <text:p>239.544</text:p>
              </table:table-cell>
            </table:table-row>
            <table:table-row>
              <table:table-cell office:value-type="float" office:value="23.0298">
                <text:p>23.0298</text:p>
              </table:table-cell>
              <table:table-cell office:value-type="float" office:value="239.559">
                <text:p>239.559</text:p>
              </table:table-cell>
            </table:table-row>
            <table:table-row>
              <table:table-cell office:value-type="float" office:value="23.1353">
                <text:p>23.1353</text:p>
              </table:table-cell>
              <table:table-cell office:value-type="float" office:value="239.564">
                <text:p>239.564</text:p>
              </table:table-cell>
            </table:table-row>
            <table:table-row>
              <table:table-cell office:value-type="float" office:value="23.241">
                <text:p>23.241</text:p>
              </table:table-cell>
              <table:table-cell office:value-type="float" office:value="239.561">
                <text:p>239.561</text:p>
              </table:table-cell>
            </table:table-row>
            <table:table-row>
              <table:table-cell office:value-type="float" office:value="23.3491">
                <text:p>23.3491</text:p>
              </table:table-cell>
              <table:table-cell office:value-type="float" office:value="239.549">
                <text:p>239.549</text:p>
              </table:table-cell>
            </table:table-row>
            <table:table-row>
              <table:table-cell office:value-type="float" office:value="23.4541">
                <text:p>23.4541</text:p>
              </table:table-cell>
              <table:table-cell office:value-type="float" office:value="239.529">
                <text:p>239.529</text:p>
              </table:table-cell>
            </table:table-row>
            <table:table-row>
              <table:table-cell office:value-type="float" office:value="23.5608">
                <text:p>23.5608</text:p>
              </table:table-cell>
              <table:table-cell office:value-type="float" office:value="239.502">
                <text:p>239.502</text:p>
              </table:table-cell>
            </table:table-row>
            <table:table-row>
              <table:table-cell office:value-type="float" office:value="23.6675">
                <text:p>23.6675</text:p>
              </table:table-cell>
              <table:table-cell office:value-type="float" office:value="239.467">
                <text:p>239.467</text:p>
              </table:table-cell>
            </table:table-row>
            <table:table-row>
              <table:table-cell office:value-type="float" office:value="23.7759">
                <text:p>23.7759</text:p>
              </table:table-cell>
              <table:table-cell office:value-type="float" office:value="239.424">
                <text:p>239.424</text:p>
              </table:table-cell>
            </table:table-row>
            <table:table-row>
              <table:table-cell office:value-type="float" office:value="23.8865">
                <text:p>23.8865</text:p>
              </table:table-cell>
              <table:table-cell office:value-type="float" office:value="239.37">
                <text:p>239.37</text:p>
              </table:table-cell>
            </table:table-row>
            <table:table-row>
              <table:table-cell office:value-type="float" office:value="24.0056">
                <text:p>24.0056</text:p>
              </table:table-cell>
              <table:table-cell office:value-type="float" office:value="239.318">
                <text:p>239.318</text:p>
              </table:table-cell>
            </table:table-row>
            <table:table-row>
              <table:table-cell office:value-type="float" office:value="24.1101">
                <text:p>24.1101</text:p>
              </table:table-cell>
              <table:table-cell office:value-type="float" office:value="239.253">
                <text:p>239.253</text:p>
              </table:table-cell>
            </table:table-row>
            <table:table-row>
              <table:table-cell office:value-type="float" office:value="24.2271">
                <text:p>24.2271</text:p>
              </table:table-cell>
              <table:table-cell office:value-type="float" office:value="239.188">
                <text:p>239.188</text:p>
              </table:table-cell>
            </table:table-row>
            <table:table-row>
              <table:table-cell office:value-type="float" office:value="24.3352">
                <text:p>24.3352</text:p>
              </table:table-cell>
              <table:table-cell office:value-type="float" office:value="239.12">
                <text:p>239.12</text:p>
              </table:table-cell>
            </table:table-row>
            <table:table-row>
              <table:table-cell office:value-type="float" office:value="24.4412">
                <text:p>24.4412</text:p>
              </table:table-cell>
              <table:table-cell office:value-type="float" office:value="239.047">
                <text:p>239.047</text:p>
              </table:table-cell>
            </table:table-row>
            <table:table-row>
              <table:table-cell office:value-type="float" office:value="24.5488">
                <text:p>24.5488</text:p>
              </table:table-cell>
              <table:table-cell office:value-type="float" office:value="238.971">
                <text:p>238.971</text:p>
              </table:table-cell>
            </table:table-row>
            <table:table-row>
              <table:table-cell office:value-type="float" office:value="24.6555">
                <text:p>24.6555</text:p>
              </table:table-cell>
              <table:table-cell office:value-type="float" office:value="238.893">
                <text:p>238.893</text:p>
              </table:table-cell>
            </table:table-row>
            <table:table-row>
              <table:table-cell office:value-type="float" office:value="24.7607">
                <text:p>24.7607</text:p>
              </table:table-cell>
              <table:table-cell office:value-type="float" office:value="238.812">
                <text:p>238.812</text:p>
              </table:table-cell>
            </table:table-row>
            <table:table-row>
              <table:table-cell office:value-type="float" office:value="24.8665">
                <text:p>24.8665</text:p>
              </table:table-cell>
              <table:table-cell office:value-type="float" office:value="238.727">
                <text:p>238.727</text:p>
              </table:table-cell>
            </table:table-row>
            <table:table-row>
              <table:table-cell office:value-type="float" office:value="24.9744">
                <text:p>24.9744</text:p>
              </table:table-cell>
              <table:table-cell office:value-type="float" office:value="238.64">
                <text:p>238.64</text:p>
              </table:table-cell>
            </table:table-row>
            <table:table-row>
              <table:table-cell office:value-type="float" office:value="25.0815">
                <text:p>25.0815</text:p>
              </table:table-cell>
              <table:table-cell office:value-type="float" office:value="238.552">
                <text:p>238.552</text:p>
              </table:table-cell>
            </table:table-row>
            <table:table-row>
              <table:table-cell office:value-type="float" office:value="25.1887">
                <text:p>25.1887</text:p>
              </table:table-cell>
              <table:table-cell office:value-type="float" office:value="238.463">
                <text:p>238.463</text:p>
              </table:table-cell>
            </table:table-row>
            <table:table-row>
              <table:table-cell office:value-type="float" office:value="25.2949">
                <text:p>25.2949</text:p>
              </table:table-cell>
              <table:table-cell office:value-type="float" office:value="238.374">
                <text:p>238.374</text:p>
              </table:table-cell>
            </table:table-row>
            <table:table-row>
              <table:table-cell office:value-type="float" office:value="25.4006">
                <text:p>25.4006</text:p>
              </table:table-cell>
              <table:table-cell office:value-type="float" office:value="238.284">
                <text:p>238.284</text:p>
              </table:table-cell>
            </table:table-row>
            <table:table-row>
              <table:table-cell office:value-type="float" office:value="25.5061">
                <text:p>25.5061</text:p>
              </table:table-cell>
              <table:table-cell office:value-type="float" office:value="238.193">
                <text:p>238.193</text:p>
              </table:table-cell>
            </table:table-row>
            <table:table-row>
              <table:table-cell office:value-type="float" office:value="25.6125">
                <text:p>25.6125</text:p>
              </table:table-cell>
              <table:table-cell office:value-type="float" office:value="238.103">
                <text:p>238.103</text:p>
              </table:table-cell>
            </table:table-row>
            <table:table-row>
              <table:table-cell office:value-type="float" office:value="25.7183">
                <text:p>25.7183</text:p>
              </table:table-cell>
              <table:table-cell office:value-type="float" office:value="238.013">
                <text:p>238.013</text:p>
              </table:table-cell>
            </table:table-row>
            <table:table-row>
              <table:table-cell office:value-type="float" office:value="25.823">
                <text:p>25.823</text:p>
              </table:table-cell>
              <table:table-cell office:value-type="float" office:value="237.911">
                <text:p>237.911</text:p>
              </table:table-cell>
            </table:table-row>
            <table:table-row>
              <table:table-cell office:value-type="float" office:value="25.9434">
                <text:p>25.9434</text:p>
              </table:table-cell>
              <table:table-cell office:value-type="float" office:value="237.82">
                <text:p>237.82</text:p>
              </table:table-cell>
            </table:table-row>
            <table:table-row>
              <table:table-cell office:value-type="float" office:value="26.052">
                <text:p>26.052</text:p>
              </table:table-cell>
              <table:table-cell office:value-type="float" office:value="237.714">
                <text:p>237.714</text:p>
              </table:table-cell>
            </table:table-row>
            <table:table-row>
              <table:table-cell office:value-type="float" office:value="26.1807">
                <text:p>26.1807</text:p>
              </table:table-cell>
              <table:table-cell office:value-type="float" office:value="237.619">
                <text:p>237.619</text:p>
              </table:table-cell>
            </table:table-row>
            <table:table-row>
              <table:table-cell office:value-type="float" office:value="26.2996">
                <text:p>26.2996</text:p>
              </table:table-cell>
              <table:table-cell office:value-type="float" office:value="237.526">
                <text:p>237.526</text:p>
              </table:table-cell>
            </table:table-row>
            <table:table-row>
              <table:table-cell office:value-type="float" office:value="26.4172">
                <text:p>26.4172</text:p>
              </table:table-cell>
              <table:table-cell office:value-type="float" office:value="237.448">
                <text:p>237.448</text:p>
              </table:table-cell>
            </table:table-row>
            <table:table-row>
              <table:table-cell office:value-type="float" office:value="26.5188">
                <text:p>26.5188</text:p>
              </table:table-cell>
              <table:table-cell office:value-type="float" office:value="237.367">
                <text:p>237.367</text:p>
              </table:table-cell>
            </table:table-row>
            <table:table-row>
              <table:table-cell office:value-type="float" office:value="26.6287">
                <text:p>26.6287</text:p>
              </table:table-cell>
              <table:table-cell office:value-type="float" office:value="237.287">
                <text:p>237.287</text:p>
              </table:table-cell>
            </table:table-row>
            <table:table-row>
              <table:table-cell office:value-type="float" office:value="26.74">
                <text:p>26.74</text:p>
              </table:table-cell>
              <table:table-cell office:value-type="float" office:value="237.213">
                <text:p>237.213</text:p>
              </table:table-cell>
            </table:table-row>
            <table:table-row>
              <table:table-cell office:value-type="float" office:value="26.8484">
                <text:p>26.8484</text:p>
              </table:table-cell>
              <table:table-cell office:value-type="float" office:value="237.135">
                <text:p>237.135</text:p>
              </table:table-cell>
            </table:table-row>
            <table:table-row>
              <table:table-cell office:value-type="float" office:value="26.9683">
                <text:p>26.9683</text:p>
              </table:table-cell>
              <table:table-cell office:value-type="float" office:value="237.061">
                <text:p>237.061</text:p>
              </table:table-cell>
            </table:table-row>
            <table:table-row>
              <table:table-cell office:value-type="float" office:value="27.0874">
                <text:p>27.0874</text:p>
              </table:table-cell>
              <table:table-cell office:value-type="float" office:value="236.997">
                <text:p>236.997</text:p>
              </table:table-cell>
            </table:table-row>
            <table:table-row>
              <table:table-cell office:value-type="float" office:value="27.1978">
                <text:p>27.1978</text:p>
              </table:table-cell>
              <table:table-cell office:value-type="float" office:value="236.937">
                <text:p>236.937</text:p>
              </table:table-cell>
            </table:table-row>
            <table:table-row>
              <table:table-cell office:value-type="float" office:value="27.3069">
                <text:p>27.3069</text:p>
              </table:table-cell>
              <table:table-cell office:value-type="float" office:value="236.886">
                <text:p>236.886</text:p>
              </table:table-cell>
            </table:table-row>
            <table:table-row>
              <table:table-cell office:value-type="float" office:value="27.4077">
                <text:p>27.4077</text:p>
              </table:table-cell>
              <table:table-cell office:value-type="float" office:value="236.839">
                <text:p>236.839</text:p>
              </table:table-cell>
            </table:table-row>
            <table:table-row>
              <table:table-cell office:value-type="float" office:value="27.5078">
                <text:p>27.5078</text:p>
              </table:table-cell>
              <table:table-cell office:value-type="float" office:value="236.786">
                <text:p>236.786</text:p>
              </table:table-cell>
            </table:table-row>
            <table:table-row>
              <table:table-cell office:value-type="float" office:value="27.6274">
                <text:p>27.6274</text:p>
              </table:table-cell>
              <table:table-cell office:value-type="float" office:value="236.745">
                <text:p>236.745</text:p>
              </table:table-cell>
            </table:table-row>
            <table:table-row>
              <table:table-cell office:value-type="float" office:value="27.7327">
                <text:p>27.7327</text:p>
              </table:table-cell>
              <table:table-cell office:value-type="float" office:value="236.707">
                <text:p>236.707</text:p>
              </table:table-cell>
            </table:table-row>
            <table:table-row>
              <table:table-cell office:value-type="float" office:value="27.8416">
                <text:p>27.8416</text:p>
              </table:table-cell>
              <table:table-cell office:value-type="float" office:value="236.672">
                <text:p>236.672</text:p>
              </table:table-cell>
            </table:table-row>
            <table:table-row>
              <table:table-cell office:value-type="float" office:value="27.9553">
                <text:p>27.9553</text:p>
              </table:table-cell>
              <table:table-cell office:value-type="float" office:value="236.642">
                <text:p>236.642</text:p>
              </table:table-cell>
            </table:table-row>
            <table:table-row>
              <table:table-cell office:value-type="float" office:value="28.0676">
                <text:p>28.0676</text:p>
              </table:table-cell>
              <table:table-cell office:value-type="float" office:value="236.617">
                <text:p>236.617</text:p>
              </table:table-cell>
            </table:table-row>
            <table:table-row>
              <table:table-cell office:value-type="float" office:value="28.1794">
                <text:p>28.1794</text:p>
              </table:table-cell>
              <table:table-cell office:value-type="float" office:value="236.596">
                <text:p>236.596</text:p>
              </table:table-cell>
            </table:table-row>
            <table:table-row>
              <table:table-cell office:value-type="float" office:value="28.3076">
                <text:p>28.3076</text:p>
              </table:table-cell>
              <table:table-cell office:value-type="float" office:value="236.582">
                <text:p>236.582</text:p>
              </table:table-cell>
            </table:table-row>
            <table:table-row>
              <table:table-cell office:value-type="float" office:value="28.4126">
                <text:p>28.4126</text:p>
              </table:table-cell>
              <table:table-cell office:value-type="float" office:value="236.573">
                <text:p>236.573</text:p>
              </table:table-cell>
            </table:table-row>
            <table:table-row>
              <table:table-cell office:value-type="float" office:value="28.5208">
                <text:p>28.5208</text:p>
              </table:table-cell>
              <table:table-cell office:value-type="float" office:value="236.569">
                <text:p>236.569</text:p>
              </table:table-cell>
            </table:table-row>
            <table:table-row>
              <table:table-cell office:value-type="float" office:value="28.6262">
                <text:p>28.6262</text:p>
              </table:table-cell>
              <table:table-cell office:value-type="float" office:value="236.569">
                <text:p>236.569</text:p>
              </table:table-cell>
            </table:table-row>
            <table:table-row>
              <table:table-cell office:value-type="float" office:value="28.7329">
                <text:p>28.7329</text:p>
              </table:table-cell>
              <table:table-cell office:value-type="float" office:value="236.574">
                <text:p>236.574</text:p>
              </table:table-cell>
            </table:table-row>
            <table:table-row>
              <table:table-cell office:value-type="float" office:value="28.8403">
                <text:p>28.8403</text:p>
              </table:table-cell>
              <table:table-cell office:value-type="float" office:value="236.583">
                <text:p>236.583</text:p>
              </table:table-cell>
            </table:table-row>
            <table:table-row>
              <table:table-cell office:value-type="float" office:value="28.9456">
                <text:p>28.9456</text:p>
              </table:table-cell>
              <table:table-cell office:value-type="float" office:value="236.597">
                <text:p>236.597</text:p>
              </table:table-cell>
            </table:table-row>
            <table:table-row>
              <table:table-cell office:value-type="float" office:value="29.0525">
                <text:p>29.0525</text:p>
              </table:table-cell>
              <table:table-cell office:value-type="float" office:value="236.615">
                <text:p>236.615</text:p>
              </table:table-cell>
            </table:table-row>
            <table:table-row>
              <table:table-cell office:value-type="float" office:value="29.1616">
                <text:p>29.1616</text:p>
              </table:table-cell>
              <table:table-cell office:value-type="float" office:value="236.636">
                <text:p>236.636</text:p>
              </table:table-cell>
            </table:table-row>
            <table:table-row>
              <table:table-cell office:value-type="float" office:value="29.2676">
                <text:p>29.2676</text:p>
              </table:table-cell>
              <table:table-cell office:value-type="float" office:value="236.662">
                <text:p>236.662</text:p>
              </table:table-cell>
            </table:table-row>
            <table:table-row>
              <table:table-cell office:value-type="float" office:value="29.3733">
                <text:p>29.3733</text:p>
              </table:table-cell>
              <table:table-cell office:value-type="float" office:value="236.691">
                <text:p>236.691</text:p>
              </table:table-cell>
            </table:table-row>
            <table:table-row>
              <table:table-cell office:value-type="float" office:value="29.4812">
                <text:p>29.4812</text:p>
              </table:table-cell>
              <table:table-cell office:value-type="float" office:value="236.725">
                <text:p>236.725</text:p>
              </table:table-cell>
            </table:table-row>
            <table:table-row>
              <table:table-cell office:value-type="float" office:value="29.5886">
                <text:p>29.5886</text:p>
              </table:table-cell>
              <table:table-cell office:value-type="float" office:value="236.761">
                <text:p>236.761</text:p>
              </table:table-cell>
            </table:table-row>
            <table:table-row>
              <table:table-cell office:value-type="float" office:value="29.6958">
                <text:p>29.6958</text:p>
              </table:table-cell>
              <table:table-cell office:value-type="float" office:value="236.801">
                <text:p>236.801</text:p>
              </table:table-cell>
            </table:table-row>
            <table:table-row>
              <table:table-cell office:value-type="float" office:value="29.8032">
                <text:p>29.8032</text:p>
              </table:table-cell>
              <table:table-cell office:value-type="float" office:value="236.846">
                <text:p>236.846</text:p>
              </table:table-cell>
            </table:table-row>
            <table:table-row>
              <table:table-cell office:value-type="float" office:value="29.9153">
                <text:p>29.9153</text:p>
              </table:table-cell>
              <table:table-cell office:value-type="float" office:value="236.891">
                <text:p>236.891</text:p>
              </table:table-cell>
            </table:table-row>
            <table:table-row>
              <table:table-cell office:value-type="float" office:value="30.0193">
                <text:p>30.0193</text:p>
              </table:table-cell>
              <table:table-cell office:value-type="float" office:value="236.938">
                <text:p>236.938</text:p>
              </table:table-cell>
            </table:table-row>
            <table:table-row>
              <table:table-cell office:value-type="float" office:value="30.124">
                <text:p>30.124</text:p>
              </table:table-cell>
              <table:table-cell office:value-type="float" office:value="236.985">
                <text:p>236.985</text:p>
              </table:table-cell>
            </table:table-row>
            <table:table-row>
              <table:table-cell office:value-type="float" office:value="30.2249">
                <text:p>30.2249</text:p>
              </table:table-cell>
              <table:table-cell office:value-type="float" office:value="237.04">
                <text:p>237.04</text:p>
              </table:table-cell>
            </table:table-row>
            <table:table-row>
              <table:table-cell office:value-type="float" office:value="30.3357">
                <text:p>30.3357</text:p>
              </table:table-cell>
              <table:table-cell office:value-type="float" office:value="237.095">
                <text:p>237.095</text:p>
              </table:table-cell>
            </table:table-row>
            <table:table-row>
              <table:table-cell office:value-type="float" office:value="30.4429">
                <text:p>30.4429</text:p>
              </table:table-cell>
              <table:table-cell office:value-type="float" office:value="237.151">
                <text:p>237.151</text:p>
              </table:table-cell>
            </table:table-row>
            <table:table-row>
              <table:table-cell office:value-type="float" office:value="30.5493">
                <text:p>30.5493</text:p>
              </table:table-cell>
              <table:table-cell office:value-type="float" office:value="237.216">
                <text:p>237.216</text:p>
              </table:table-cell>
            </table:table-row>
            <table:table-row>
              <table:table-cell office:value-type="float" office:value="30.6699">
                <text:p>30.6699</text:p>
              </table:table-cell>
              <table:table-cell office:value-type="float" office:value="237.277">
                <text:p>237.277</text:p>
              </table:table-cell>
            </table:table-row>
            <table:table-row>
              <table:table-cell office:value-type="float" office:value="30.781">
                <text:p>30.781</text:p>
              </table:table-cell>
              <table:table-cell office:value-type="float" office:value="237.344">
                <text:p>237.344</text:p>
              </table:table-cell>
            </table:table-row>
            <table:table-row>
              <table:table-cell office:value-type="float" office:value="30.9011">
                <text:p>30.9011</text:p>
              </table:table-cell>
              <table:table-cell office:value-type="float" office:value="237.404">
                <text:p>237.404</text:p>
              </table:table-cell>
            </table:table-row>
            <table:table-row>
              <table:table-cell office:value-type="float" office:value="31.0061">
                <text:p>31.0061</text:p>
              </table:table-cell>
              <table:table-cell office:value-type="float" office:value="237.464">
                <text:p>237.464</text:p>
              </table:table-cell>
            </table:table-row>
            <table:table-row>
              <table:table-cell office:value-type="float" office:value="31.1106">
                <text:p>31.1106</text:p>
              </table:table-cell>
              <table:table-cell office:value-type="float" office:value="237.526">
                <text:p>237.526</text:p>
              </table:table-cell>
            </table:table-row>
            <table:table-row>
              <table:table-cell office:value-type="float" office:value="31.2209">
                <text:p>31.2209</text:p>
              </table:table-cell>
              <table:table-cell office:value-type="float" office:value="237.588">
                <text:p>237.588</text:p>
              </table:table-cell>
            </table:table-row>
            <table:table-row>
              <table:table-cell office:value-type="float" office:value="31.3296">
                <text:p>31.3296</text:p>
              </table:table-cell>
              <table:table-cell office:value-type="float" office:value="237.649">
                <text:p>237.649</text:p>
              </table:table-cell>
            </table:table-row>
            <table:table-row>
              <table:table-cell office:value-type="float" office:value="31.4382">
                <text:p>31.4382</text:p>
              </table:table-cell>
              <table:table-cell office:value-type="float" office:value="237.706">
                <text:p>237.706</text:p>
              </table:table-cell>
            </table:table-row>
            <table:table-row>
              <table:table-cell office:value-type="float" office:value="31.5408">
                <text:p>31.5408</text:p>
              </table:table-cell>
              <table:table-cell office:value-type="float" office:value="237.766">
                <text:p>237.766</text:p>
              </table:table-cell>
            </table:table-row>
            <table:table-row>
              <table:table-cell office:value-type="float" office:value="31.6511">
                <text:p>31.6511</text:p>
              </table:table-cell>
              <table:table-cell office:value-type="float" office:value="237.821">
                <text:p>237.821</text:p>
              </table:table-cell>
            </table:table-row>
            <table:table-row>
              <table:table-cell office:value-type="float" office:value="31.7539">
                <text:p>31.7539</text:p>
              </table:table-cell>
              <table:table-cell office:value-type="float" office:value="237.881">
                <text:p>237.881</text:p>
              </table:table-cell>
            </table:table-row>
            <table:table-row>
              <table:table-cell office:value-type="float" office:value="31.8679">
                <text:p>31.8679</text:p>
              </table:table-cell>
              <table:table-cell office:value-type="float" office:value="237.946">
                <text:p>237.946</text:p>
              </table:table-cell>
            </table:table-row>
            <table:table-row>
              <table:table-cell office:value-type="float" office:value="31.9961">
                <text:p>31.9961</text:p>
              </table:table-cell>
              <table:table-cell office:value-type="float" office:value="237.999">
                <text:p>237.999</text:p>
              </table:table-cell>
            </table:table-row>
            <table:table-row>
              <table:table-cell office:value-type="float" office:value="32.1057">
                <text:p>32.1057</text:p>
              </table:table-cell>
              <table:table-cell office:value-type="float" office:value="238.053">
                <text:p>238.053</text:p>
              </table:table-cell>
            </table:table-row>
            <table:table-row>
              <table:table-cell office:value-type="float" office:value="32.2241">
                <text:p>32.2241</text:p>
              </table:table-cell>
              <table:table-cell office:value-type="float" office:value="238.101">
                <text:p>238.101</text:p>
              </table:table-cell>
            </table:table-row>
            <table:table-row>
              <table:table-cell office:value-type="float" office:value="32.3323">
                <text:p>32.3323</text:p>
              </table:table-cell>
              <table:table-cell office:value-type="float" office:value="238.153">
                <text:p>238.153</text:p>
              </table:table-cell>
            </table:table-row>
            <table:table-row>
              <table:table-cell office:value-type="float" office:value="32.4587">
                <text:p>32.4587</text:p>
              </table:table-cell>
              <table:table-cell office:value-type="float" office:value="238.197">
                <text:p>238.197</text:p>
              </table:table-cell>
            </table:table-row>
            <table:table-row>
              <table:table-cell office:value-type="float" office:value="32.5735">
                <text:p>32.5735</text:p>
              </table:table-cell>
              <table:table-cell office:value-type="float" office:value="238.239">
                <text:p>238.239</text:p>
              </table:table-cell>
            </table:table-row>
            <table:table-row>
              <table:table-cell office:value-type="float" office:value="32.6902">
                <text:p>32.6902</text:p>
              </table:table-cell>
              <table:table-cell office:value-type="float" office:value="238.279">
                <text:p>238.279</text:p>
              </table:table-cell>
            </table:table-row>
            <table:table-row>
              <table:table-cell office:value-type="float" office:value="32.8113">
                <text:p>32.8113</text:p>
              </table:table-cell>
              <table:table-cell office:value-type="float" office:value="238.315">
                <text:p>238.315</text:p>
              </table:table-cell>
            </table:table-row>
            <table:table-row>
              <table:table-cell office:value-type="float" office:value="32.9353">
                <text:p>32.9353</text:p>
              </table:table-cell>
              <table:table-cell office:value-type="float" office:value="238.346">
                <text:p>238.346</text:p>
              </table:table-cell>
            </table:table-row>
            <table:table-row>
              <table:table-cell office:value-type="float" office:value="33.0535">
                <text:p>33.0535</text:p>
              </table:table-cell>
              <table:table-cell office:value-type="float" office:value="238.371">
                <text:p>238.371</text:p>
              </table:table-cell>
            </table:table-row>
            <table:table-row>
              <table:table-cell office:value-type="float" office:value="33.1646">
                <text:p>33.1646</text:p>
              </table:table-cell>
              <table:table-cell office:value-type="float" office:value="238.39">
                <text:p>238.39</text:p>
              </table:table-cell>
            </table:table-row>
            <table:table-row>
              <table:table-cell office:value-type="float" office:value="33.2646">
                <text:p>33.2646</text:p>
              </table:table-cell>
              <table:table-cell office:value-type="float" office:value="238.409">
                <text:p>238.409</text:p>
              </table:table-cell>
            </table:table-row>
            <table:table-row>
              <table:table-cell office:value-type="float" office:value="33.3787">
                <text:p>33.3787</text:p>
              </table:table-cell>
              <table:table-cell office:value-type="float" office:value="238.423">
                <text:p>238.423</text:p>
              </table:table-cell>
            </table:table-row>
            <table:table-row>
              <table:table-cell office:value-type="float" office:value="33.4895">
                <text:p>33.4895</text:p>
              </table:table-cell>
              <table:table-cell office:value-type="float" office:value="238.434">
                <text:p>238.434</text:p>
              </table:table-cell>
            </table:table-row>
            <table:table-row>
              <table:table-cell office:value-type="float" office:value="33.5903">
                <text:p>33.5903</text:p>
              </table:table-cell>
              <table:table-cell office:value-type="float" office:value="238.441">
                <text:p>238.441</text:p>
              </table:table-cell>
            </table:table-row>
            <table:table-row>
              <table:table-cell office:value-type="float" office:value="33.6975">
                <text:p>33.6975</text:p>
              </table:table-cell>
              <table:table-cell office:value-type="float" office:value="238.446">
                <text:p>238.446</text:p>
              </table:table-cell>
            </table:table-row>
            <table:table-row>
              <table:table-cell office:value-type="float" office:value="33.8213">
                <text:p>33.8213</text:p>
              </table:table-cell>
              <table:table-cell office:value-type="float" office:value="238.447">
                <text:p>238.447</text:p>
              </table:table-cell>
            </table:table-row>
            <table:table-row>
              <table:table-cell office:value-type="float" office:value="33.9341">
                <text:p>33.9341</text:p>
              </table:table-cell>
              <table:table-cell office:value-type="float" office:value="238.443">
                <text:p>238.443</text:p>
              </table:table-cell>
            </table:table-row>
            <table:table-row>
              <table:table-cell office:value-type="float" office:value="34.0593">
                <text:p>34.0593</text:p>
              </table:table-cell>
              <table:table-cell office:value-type="float" office:value="238.437">
                <text:p>238.437</text:p>
              </table:table-cell>
            </table:table-row>
            <table:table-row>
              <table:table-cell office:value-type="float" office:value="34.1724">
                <text:p>34.1724</text:p>
              </table:table-cell>
              <table:table-cell office:value-type="float" office:value="238.425">
                <text:p>238.425</text:p>
              </table:table-cell>
            </table:table-row>
            <table:table-row>
              <table:table-cell office:value-type="float" office:value="34.3049">
                <text:p>34.3049</text:p>
              </table:table-cell>
              <table:table-cell office:value-type="float" office:value="238.41">
                <text:p>238.41</text:p>
              </table:table-cell>
            </table:table-row>
            <table:table-row>
              <table:table-cell office:value-type="float" office:value="34.427">
                <text:p>34.427</text:p>
              </table:table-cell>
              <table:table-cell office:value-type="float" office:value="238.391">
                <text:p>238.391</text:p>
              </table:table-cell>
            </table:table-row>
            <table:table-row>
              <table:table-cell office:value-type="float" office:value="34.5505">
                <text:p>34.5505</text:p>
              </table:table-cell>
              <table:table-cell office:value-type="float" office:value="238.372">
                <text:p>238.372</text:p>
              </table:table-cell>
            </table:table-row>
            <table:table-row>
              <table:table-cell office:value-type="float" office:value="34.6641">
                <text:p>34.6641</text:p>
              </table:table-cell>
              <table:table-cell office:value-type="float" office:value="238.351">
                <text:p>238.351</text:p>
              </table:table-cell>
            </table:table-row>
            <table:table-row>
              <table:table-cell office:value-type="float" office:value="34.7695">
                <text:p>34.7695</text:p>
              </table:table-cell>
              <table:table-cell office:value-type="float" office:value="238.327">
                <text:p>238.327</text:p>
              </table:table-cell>
            </table:table-row>
            <table:table-row>
              <table:table-cell office:value-type="float" office:value="34.8787">
                <text:p>34.8787</text:p>
              </table:table-cell>
              <table:table-cell office:value-type="float" office:value="238.298">
                <text:p>238.298</text:p>
              </table:table-cell>
            </table:table-row>
            <table:table-row>
              <table:table-cell office:value-type="float" office:value="34.9971">
                <text:p>34.9971</text:p>
              </table:table-cell>
              <table:table-cell office:value-type="float" office:value="238.268">
                <text:p>238.268</text:p>
              </table:table-cell>
            </table:table-row>
            <table:table-row>
              <table:table-cell office:value-type="float" office:value="35.1123">
                <text:p>35.1123</text:p>
              </table:table-cell>
              <table:table-cell office:value-type="float" office:value="238.236">
                <text:p>238.236</text:p>
              </table:table-cell>
            </table:table-row>
            <table:table-row>
              <table:table-cell office:value-type="float" office:value="35.2292">
                <text:p>35.2292</text:p>
              </table:table-cell>
              <table:table-cell office:value-type="float" office:value="238.202">
                <text:p>238.202</text:p>
              </table:table-cell>
            </table:table-row>
            <table:table-row>
              <table:table-cell office:value-type="float" office:value="35.3433">
                <text:p>35.3433</text:p>
              </table:table-cell>
              <table:table-cell office:value-type="float" office:value="238.165">
                <text:p>238.165</text:p>
              </table:table-cell>
            </table:table-row>
            <table:table-row>
              <table:table-cell office:value-type="float" office:value="35.4639">
                <text:p>35.4639</text:p>
              </table:table-cell>
              <table:table-cell office:value-type="float" office:value="238.13">
                <text:p>238.13</text:p>
              </table:table-cell>
            </table:table-row>
            <table:table-row>
              <table:table-cell office:value-type="float" office:value="35.5715">
                <text:p>35.5715</text:p>
              </table:table-cell>
              <table:table-cell office:value-type="float" office:value="238.094">
                <text:p>238.094</text:p>
              </table:table-cell>
            </table:table-row>
            <table:table-row>
              <table:table-cell office:value-type="float" office:value="35.6797">
                <text:p>35.6797</text:p>
              </table:table-cell>
              <table:table-cell office:value-type="float" office:value="238.057">
                <text:p>238.057</text:p>
              </table:table-cell>
            </table:table-row>
            <table:table-row>
              <table:table-cell office:value-type="float" office:value="35.7896">
                <text:p>35.7896</text:p>
              </table:table-cell>
              <table:table-cell office:value-type="float" office:value="238.015">
                <text:p>238.015</text:p>
              </table:table-cell>
            </table:table-row>
            <table:table-row>
              <table:table-cell office:value-type="float" office:value="35.9092">
                <text:p>35.9092</text:p>
              </table:table-cell>
              <table:table-cell office:value-type="float" office:value="237.973">
                <text:p>237.973</text:p>
              </table:table-cell>
            </table:table-row>
            <table:table-row>
              <table:table-cell office:value-type="float" office:value="36.0266">
                <text:p>36.0266</text:p>
              </table:table-cell>
              <table:table-cell office:value-type="float" office:value="237.934">
                <text:p>237.934</text:p>
              </table:table-cell>
            </table:table-row>
            <table:table-row>
              <table:table-cell office:value-type="float" office:value="36.134">
                <text:p>36.134</text:p>
              </table:table-cell>
              <table:table-cell office:value-type="float" office:value="237.893">
                <text:p>237.893</text:p>
              </table:table-cell>
            </table:table-row>
            <table:table-row>
              <table:table-cell office:value-type="float" office:value="36.2463">
                <text:p>36.2463</text:p>
              </table:table-cell>
              <table:table-cell office:value-type="float" office:value="237.854">
                <text:p>237.854</text:p>
              </table:table-cell>
            </table:table-row>
            <table:table-row>
              <table:table-cell office:value-type="float" office:value="36.353">
                <text:p>36.353</text:p>
              </table:table-cell>
              <table:table-cell office:value-type="float" office:value="237.81">
                <text:p>237.81</text:p>
              </table:table-cell>
            </table:table-row>
            <table:table-row>
              <table:table-cell office:value-type="float" office:value="36.4739">
                <text:p>36.4739</text:p>
              </table:table-cell>
              <table:table-cell office:value-type="float" office:value="237.771">
                <text:p>237.771</text:p>
              </table:table-cell>
            </table:table-row>
            <table:table-row>
              <table:table-cell office:value-type="float" office:value="36.5806">
                <text:p>36.5806</text:p>
              </table:table-cell>
              <table:table-cell office:value-type="float" office:value="237.731">
                <text:p>237.731</text:p>
              </table:table-cell>
            </table:table-row>
            <table:table-row>
              <table:table-cell office:value-type="float" office:value="36.6929">
                <text:p>36.6929</text:p>
              </table:table-cell>
              <table:table-cell office:value-type="float" office:value="237.692">
                <text:p>237.692</text:p>
              </table:table-cell>
            </table:table-row>
            <table:table-row>
              <table:table-cell office:value-type="float" office:value="36.802">
                <text:p>36.802</text:p>
              </table:table-cell>
              <table:table-cell office:value-type="float" office:value="237.65">
                <text:p>237.65</text:p>
              </table:table-cell>
            </table:table-row>
            <table:table-row>
              <table:table-cell office:value-type="float" office:value="36.9236">
                <text:p>36.9236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37.0686">
                <text:p>37.0686</text:p>
              </table:table-cell>
              <table:table-cell office:value-type="float" office:value="237.567">
                <text:p>237.567</text:p>
              </table:table-cell>
            </table:table-row>
            <table:table-row>
              <table:table-cell office:value-type="float" office:value="37.1689">
                <text:p>37.1689</text:p>
              </table:table-cell>
              <table:table-cell office:value-type="float" office:value="237.533">
                <text:p>237.533</text:p>
              </table:table-cell>
            </table:table-row>
            <table:table-row>
              <table:table-cell office:value-type="float" office:value="37.2729">
                <text:p>37.2729</text:p>
              </table:table-cell>
              <table:table-cell office:value-type="float" office:value="237.501">
                <text:p>237.501</text:p>
              </table:table-cell>
            </table:table-row>
            <table:table-row>
              <table:table-cell office:value-type="float" office:value="37.3782">
                <text:p>37.3782</text:p>
              </table:table-cell>
              <table:table-cell office:value-type="float" office:value="237.47">
                <text:p>237.47</text:p>
              </table:table-cell>
            </table:table-row>
            <table:table-row>
              <table:table-cell office:value-type="float" office:value="37.4875">
                <text:p>37.4875</text:p>
              </table:table-cell>
              <table:table-cell office:value-type="float" office:value="237.437">
                <text:p>237.437</text:p>
              </table:table-cell>
            </table:table-row>
            <table:table-row>
              <table:table-cell office:value-type="float" office:value="37.6038">
                <text:p>37.6038</text:p>
              </table:table-cell>
              <table:table-cell office:value-type="float" office:value="237.41">
                <text:p>237.41</text:p>
              </table:table-cell>
            </table:table-row>
            <table:table-row>
              <table:table-cell office:value-type="float" office:value="37.7087">
                <text:p>37.7087</text:p>
              </table:table-cell>
              <table:table-cell office:value-type="float" office:value="237.384">
                <text:p>237.384</text:p>
              </table:table-cell>
            </table:table-row>
            <table:table-row>
              <table:table-cell office:value-type="float" office:value="37.814">
                <text:p>37.814</text:p>
              </table:table-cell>
              <table:table-cell office:value-type="float" office:value="237.36">
                <text:p>237.36</text:p>
              </table:table-cell>
            </table:table-row>
            <table:table-row>
              <table:table-cell office:value-type="float" office:value="37.9197">
                <text:p>37.9197</text:p>
              </table:table-cell>
              <table:table-cell office:value-type="float" office:value="237.337">
                <text:p>237.337</text:p>
              </table:table-cell>
            </table:table-row>
            <table:table-row>
              <table:table-cell office:value-type="float" office:value="38.0312">
                <text:p>38.0312</text:p>
              </table:table-cell>
              <table:table-cell office:value-type="float" office:value="237.312">
                <text:p>237.312</text:p>
              </table:table-cell>
            </table:table-row>
            <table:table-row>
              <table:table-cell office:value-type="float" office:value="38.1599">
                <text:p>38.1599</text:p>
              </table:table-cell>
              <table:table-cell office:value-type="float" office:value="237.293">
                <text:p>237.293</text:p>
              </table:table-cell>
            </table:table-row>
            <table:table-row>
              <table:table-cell office:value-type="float" office:value="38.2705">
                <text:p>38.2705</text:p>
              </table:table-cell>
              <table:table-cell office:value-type="float" office:value="237.275">
                <text:p>237.275</text:p>
              </table:table-cell>
            </table:table-row>
            <table:table-row>
              <table:table-cell office:value-type="float" office:value="38.3904">
                <text:p>38.3904</text:p>
              </table:table-cell>
              <table:table-cell office:value-type="float" office:value="237.261">
                <text:p>237.261</text:p>
              </table:table-cell>
            </table:table-row>
            <table:table-row>
              <table:table-cell office:value-type="float" office:value="38.499">
                <text:p>38.499</text:p>
              </table:table-cell>
              <table:table-cell office:value-type="float" office:value="237.247">
                <text:p>237.247</text:p>
              </table:table-cell>
            </table:table-row>
            <table:table-row>
              <table:table-cell office:value-type="float" office:value="38.6208">
                <text:p>38.6208</text:p>
              </table:table-cell>
              <table:table-cell office:value-type="float" office:value="237.237">
                <text:p>237.237</text:p>
              </table:table-cell>
            </table:table-row>
            <table:table-row>
              <table:table-cell office:value-type="float" office:value="38.7292">
                <text:p>38.7292</text:p>
              </table:table-cell>
              <table:table-cell office:value-type="float" office:value="237.228">
                <text:p>237.228</text:p>
              </table:table-cell>
            </table:table-row>
            <table:table-row>
              <table:table-cell office:value-type="float" office:value="38.8486">
                <text:p>38.8486</text:p>
              </table:table-cell>
              <table:table-cell office:value-type="float" office:value="237.222">
                <text:p>237.222</text:p>
              </table:table-cell>
            </table:table-row>
            <table:table-row>
              <table:table-cell office:value-type="float" office:value="38.9666">
                <text:p>38.9666</text:p>
              </table:table-cell>
              <table:table-cell office:value-type="float" office:value="237.219">
                <text:p>237.219</text:p>
              </table:table-cell>
            </table:table-row>
            <table:table-row>
              <table:table-cell office:value-type="float" office:value="39.0759">
                <text:p>39.0759</text:p>
              </table:table-cell>
              <table:table-cell office:value-type="float" office:value="237.217">
                <text:p>237.217</text:p>
              </table:table-cell>
            </table:table-row>
            <table:table-row>
              <table:table-cell office:value-type="float" office:value="39.1853">
                <text:p>39.1853</text:p>
              </table:table-cell>
              <table:table-cell office:value-type="float" office:value="237.218">
                <text:p>237.218</text:p>
              </table:table-cell>
            </table:table-row>
            <table:table-row>
              <table:table-cell office:value-type="float" office:value="39.3042">
                <text:p>39.3042</text:p>
              </table:table-cell>
              <table:table-cell office:value-type="float" office:value="237.22">
                <text:p>237.22</text:p>
              </table:table-cell>
            </table:table-row>
            <table:table-row>
              <table:table-cell office:value-type="float" office:value="39.4148">
                <text:p>39.4148</text:p>
              </table:table-cell>
              <table:table-cell office:value-type="float" office:value="237.225">
                <text:p>237.225</text:p>
              </table:table-cell>
            </table:table-row>
            <table:table-row>
              <table:table-cell office:value-type="float" office:value="39.52">
                <text:p>39.52</text:p>
              </table:table-cell>
              <table:table-cell office:value-type="float" office:value="237.23">
                <text:p>237.23</text:p>
              </table:table-cell>
            </table:table-row>
            <table:table-row>
              <table:table-cell office:value-type="float" office:value="39.6252">
                <text:p>39.6252</text:p>
              </table:table-cell>
              <table:table-cell office:value-type="float" office:value="237.238">
                <text:p>237.238</text:p>
              </table:table-cell>
            </table:table-row>
            <table:table-row>
              <table:table-cell office:value-type="float" office:value="39.7324">
                <text:p>39.7324</text:p>
              </table:table-cell>
              <table:table-cell office:value-type="float" office:value="237.247">
                <text:p>237.247</text:p>
              </table:table-cell>
            </table:table-row>
            <table:table-row>
              <table:table-cell office:value-type="float" office:value="39.8386">
                <text:p>39.8386</text:p>
              </table:table-cell>
              <table:table-cell office:value-type="float" office:value="237.258">
                <text:p>237.258</text:p>
              </table:table-cell>
            </table:table-row>
            <table:table-row>
              <table:table-cell office:value-type="float" office:value="39.9441">
                <text:p>39.9441</text:p>
              </table:table-cell>
              <table:table-cell office:value-type="float" office:value="237.271">
                <text:p>237.271</text:p>
              </table:table-cell>
            </table:table-row>
            <table:table-row>
              <table:table-cell office:value-type="float" office:value="40.0544">
                <text:p>40.0544</text:p>
              </table:table-cell>
              <table:table-cell office:value-type="float" office:value="237.284">
                <text:p>237.284</text:p>
              </table:table-cell>
            </table:table-row>
            <table:table-row>
              <table:table-cell office:value-type="float" office:value="40.1616">
                <text:p>40.1616</text:p>
              </table:table-cell>
              <table:table-cell office:value-type="float" office:value="237.299">
                <text:p>237.299</text:p>
              </table:table-cell>
            </table:table-row>
            <table:table-row>
              <table:table-cell office:value-type="float" office:value="40.2693">
                <text:p>40.2693</text:p>
              </table:table-cell>
              <table:table-cell office:value-type="float" office:value="237.316">
                <text:p>237.316</text:p>
              </table:table-cell>
            </table:table-row>
            <table:table-row>
              <table:table-cell office:value-type="float" office:value="40.3774">
                <text:p>40.3774</text:p>
              </table:table-cell>
              <table:table-cell office:value-type="float" office:value="237.335">
                <text:p>237.335</text:p>
              </table:table-cell>
            </table:table-row>
            <table:table-row>
              <table:table-cell office:value-type="float" office:value="40.4966">
                <text:p>40.4966</text:p>
              </table:table-cell>
              <table:table-cell office:value-type="float" office:value="237.353">
                <text:p>237.353</text:p>
              </table:table-cell>
            </table:table-row>
            <table:table-row>
              <table:table-cell office:value-type="float" office:value="40.5999">
                <text:p>40.5999</text:p>
              </table:table-cell>
              <table:table-cell office:value-type="float" office:value="237.373">
                <text:p>237.373</text:p>
              </table:table-cell>
            </table:table-row>
            <table:table-row>
              <table:table-cell office:value-type="float" office:value="40.7085">
                <text:p>40.7085</text:p>
              </table:table-cell>
              <table:table-cell office:value-type="float" office:value="237.396">
                <text:p>237.396</text:p>
              </table:table-cell>
            </table:table-row>
            <table:table-row>
              <table:table-cell office:value-type="float" office:value="40.8262">
                <text:p>40.8262</text:p>
              </table:table-cell>
              <table:table-cell office:value-type="float" office:value="237.418">
                <text:p>237.418</text:p>
              </table:table-cell>
            </table:table-row>
            <table:table-row>
              <table:table-cell office:value-type="float" office:value="40.9373">
                <text:p>40.9373</text:p>
              </table:table-cell>
              <table:table-cell office:value-type="float" office:value="237.441">
                <text:p>237.441</text:p>
              </table:table-cell>
            </table:table-row>
            <table:table-row>
              <table:table-cell office:value-type="float" office:value="41.051">
                <text:p>41.051</text:p>
              </table:table-cell>
              <table:table-cell office:value-type="float" office:value="237.463">
                <text:p>237.463</text:p>
              </table:table-cell>
            </table:table-row>
            <table:table-row>
              <table:table-cell office:value-type="float" office:value="41.1565">
                <text:p>41.1565</text:p>
              </table:table-cell>
              <table:table-cell office:value-type="float" office:value="237.488">
                <text:p>237.488</text:p>
              </table:table-cell>
            </table:table-row>
            <table:table-row>
              <table:table-cell office:value-type="float" office:value="41.27">
                <text:p>41.27</text:p>
              </table:table-cell>
              <table:table-cell office:value-type="float" office:value="237.511">
                <text:p>237.511</text:p>
              </table:table-cell>
            </table:table-row>
            <table:table-row>
              <table:table-cell office:value-type="float" office:value="41.3755">
                <text:p>41.3755</text:p>
              </table:table-cell>
              <table:table-cell office:value-type="float" office:value="237.534">
                <text:p>237.534</text:p>
              </table:table-cell>
            </table:table-row>
            <table:table-row>
              <table:table-cell office:value-type="float" office:value="41.4814">
                <text:p>41.4814</text:p>
              </table:table-cell>
              <table:table-cell office:value-type="float" office:value="237.557">
                <text:p>237.557</text:p>
              </table:table-cell>
            </table:table-row>
            <table:table-row>
              <table:table-cell office:value-type="float" office:value="41.5864">
                <text:p>41.5864</text:p>
              </table:table-cell>
              <table:table-cell office:value-type="float" office:value="237.582">
                <text:p>237.582</text:p>
              </table:table-cell>
            </table:table-row>
            <table:table-row>
              <table:table-cell office:value-type="float" office:value="41.6953">
                <text:p>41.6953</text:p>
              </table:table-cell>
              <table:table-cell office:value-type="float" office:value="237.605">
                <text:p>237.605</text:p>
              </table:table-cell>
            </table:table-row>
            <table:table-row>
              <table:table-cell office:value-type="float" office:value="41.8022">
                <text:p>41.8022</text:p>
              </table:table-cell>
              <table:table-cell office:value-type="float" office:value="237.63">
                <text:p>237.63</text:p>
              </table:table-cell>
            </table:table-row>
            <table:table-row>
              <table:table-cell office:value-type="float" office:value="41.9114">
                <text:p>41.9114</text:p>
              </table:table-cell>
              <table:table-cell office:value-type="float" office:value="237.655">
                <text:p>237.655</text:p>
              </table:table-cell>
            </table:table-row>
            <table:table-row>
              <table:table-cell office:value-type="float" office:value="42.0261">
                <text:p>42.0261</text:p>
              </table:table-cell>
              <table:table-cell office:value-type="float" office:value="237.682">
                <text:p>237.682</text:p>
              </table:table-cell>
            </table:table-row>
            <table:table-row>
              <table:table-cell office:value-type="float" office:value="42.1548">
                <text:p>42.1548</text:p>
              </table:table-cell>
              <table:table-cell office:value-type="float" office:value="237.707">
                <text:p>237.707</text:p>
              </table:table-cell>
            </table:table-row>
            <table:table-row>
              <table:table-cell office:value-type="float" office:value="42.2737">
                <text:p>42.2737</text:p>
              </table:table-cell>
              <table:table-cell office:value-type="float" office:value="237.73">
                <text:p>237.73</text:p>
              </table:table-cell>
            </table:table-row>
            <table:table-row>
              <table:table-cell office:value-type="float" office:value="42.3828">
                <text:p>42.3828</text:p>
              </table:table-cell>
              <table:table-cell office:value-type="float" office:value="237.755">
                <text:p>237.755</text:p>
              </table:table-cell>
            </table:table-row>
            <table:table-row>
              <table:table-cell office:value-type="float" office:value="42.5105">
                <text:p>42.5105</text:p>
              </table:table-cell>
              <table:table-cell office:value-type="float" office:value="237.774">
                <text:p>237.774</text:p>
              </table:table-cell>
            </table:table-row>
            <table:table-row>
              <table:table-cell office:value-type="float" office:value="42.6111">
                <text:p>42.6111</text:p>
              </table:table-cell>
              <table:table-cell office:value-type="float" office:value="237.794">
                <text:p>237.794</text:p>
              </table:table-cell>
            </table:table-row>
            <table:table-row>
              <table:table-cell office:value-type="float" office:value="42.7219">
                <text:p>42.7219</text:p>
              </table:table-cell>
              <table:table-cell office:value-type="float" office:value="237.813">
                <text:p>237.813</text:p>
              </table:table-cell>
            </table:table-row>
            <table:table-row>
              <table:table-cell office:value-type="float" office:value="42.8291">
                <text:p>42.8291</text:p>
              </table:table-cell>
              <table:table-cell office:value-type="float" office:value="237.83">
                <text:p>237.83</text:p>
              </table:table-cell>
            </table:table-row>
            <table:table-row>
              <table:table-cell office:value-type="float" office:value="42.9299">
                <text:p>42.9299</text:p>
              </table:table-cell>
              <table:table-cell office:value-type="float" office:value="237.846">
                <text:p>237.846</text:p>
              </table:table-cell>
            </table:table-row>
            <table:table-row>
              <table:table-cell office:value-type="float" office:value="43.0344">
                <text:p>43.0344</text:p>
              </table:table-cell>
              <table:table-cell office:value-type="float" office:value="237.862">
                <text:p>237.862</text:p>
              </table:table-cell>
            </table:table-row>
            <table:table-row>
              <table:table-cell office:value-type="float" office:value="43.1387">
                <text:p>43.1387</text:p>
              </table:table-cell>
              <table:table-cell office:value-type="float" office:value="237.876">
                <text:p>237.876</text:p>
              </table:table-cell>
            </table:table-row>
            <table:table-row>
              <table:table-cell office:value-type="float" office:value="43.2441">
                <text:p>43.2441</text:p>
              </table:table-cell>
              <table:table-cell office:value-type="float" office:value="237.89">
                <text:p>237.89</text:p>
              </table:table-cell>
            </table:table-row>
            <table:table-row>
              <table:table-cell office:value-type="float" office:value="43.3506">
                <text:p>43.3506</text:p>
              </table:table-cell>
              <table:table-cell office:value-type="float" office:value="237.902">
                <text:p>237.902</text:p>
              </table:table-cell>
            </table:table-row>
            <table:table-row>
              <table:table-cell office:value-type="float" office:value="43.458">
                <text:p>43.458</text:p>
              </table:table-cell>
              <table:table-cell office:value-type="float" office:value="237.914">
                <text:p>237.914</text:p>
              </table:table-cell>
            </table:table-row>
            <table:table-row>
              <table:table-cell office:value-type="float" office:value="43.5667">
                <text:p>43.5667</text:p>
              </table:table-cell>
              <table:table-cell office:value-type="float" office:value="237.925">
                <text:p>237.925</text:p>
              </table:table-cell>
            </table:table-row>
            <table:table-row>
              <table:table-cell office:value-type="float" office:value="43.6843">
                <text:p>43.6843</text:p>
              </table:table-cell>
              <table:table-cell office:value-type="float" office:value="237.933">
                <text:p>237.933</text:p>
              </table:table-cell>
            </table:table-row>
            <table:table-row>
              <table:table-cell office:value-type="float" office:value="43.7917">
                <text:p>43.7917</text:p>
              </table:table-cell>
              <table:table-cell office:value-type="float" office:value="237.941">
                <text:p>237.941</text:p>
              </table:table-cell>
            </table:table-row>
            <table:table-row>
              <table:table-cell office:value-type="float" office:value="43.9087">
                <text:p>43.9087</text:p>
              </table:table-cell>
              <table:table-cell office:value-type="float" office:value="237.948">
                <text:p>237.948</text:p>
              </table:table-cell>
            </table:table-row>
            <table:table-row>
              <table:table-cell office:value-type="float" office:value="44.0244">
                <text:p>44.0244</text:p>
              </table:table-cell>
              <table:table-cell office:value-type="float" office:value="237.953">
                <text:p>237.953</text:p>
              </table:table-cell>
            </table:table-row>
            <table:table-row>
              <table:table-cell office:value-type="float" office:value="44.1465">
                <text:p>44.1465</text:p>
              </table:table-cell>
              <table:table-cell office:value-type="float" office:value="237.956">
                <text:p>237.956</text:p>
              </table:table-cell>
            </table:table-row>
            <table:table-row>
              <table:table-cell office:value-type="float" office:value="44.2561">
                <text:p>44.2561</text:p>
              </table:table-cell>
              <table:table-cell office:value-type="float" office:value="237.958">
                <text:p>237.958</text:p>
              </table:table-cell>
            </table:table-row>
            <table:table-row>
              <table:table-cell office:value-type="float" office:value="44.3823">
                <text:p>44.3823</text:p>
              </table:table-cell>
              <table:table-cell office:value-type="float" office:value="237.958">
                <text:p>237.958</text:p>
              </table:table-cell>
            </table:table-row>
            <table:table-row>
              <table:table-cell office:value-type="float" office:value="44.489">
                <text:p>44.489</text:p>
              </table:table-cell>
              <table:table-cell office:value-type="float" office:value="237.958">
                <text:p>237.958</text:p>
              </table:table-cell>
            </table:table-row>
            <table:table-row>
              <table:table-cell office:value-type="float" office:value="44.6064">
                <text:p>44.6064</text:p>
              </table:table-cell>
              <table:table-cell office:value-type="float" office:value="237.956">
                <text:p>237.956</text:p>
              </table:table-cell>
            </table:table-row>
            <table:table-row>
              <table:table-cell office:value-type="float" office:value="44.7136">
                <text:p>44.7136</text:p>
              </table:table-cell>
              <table:table-cell office:value-type="float" office:value="237.952">
                <text:p>237.952</text:p>
              </table:table-cell>
            </table:table-row>
            <table:table-row>
              <table:table-cell office:value-type="float" office:value="44.821">
                <text:p>44.821</text:p>
              </table:table-cell>
              <table:table-cell office:value-type="float" office:value="237.948">
                <text:p>237.948</text:p>
              </table:table-cell>
            </table:table-row>
            <table:table-row>
              <table:table-cell office:value-type="float" office:value="44.9287">
                <text:p>44.9287</text:p>
              </table:table-cell>
              <table:table-cell office:value-type="float" office:value="237.942">
                <text:p>237.942</text:p>
              </table:table-cell>
            </table:table-row>
            <table:table-row>
              <table:table-cell office:value-type="float" office:value="45.0476">
                <text:p>45.0476</text:p>
              </table:table-cell>
              <table:table-cell office:value-type="float" office:value="237.935">
                <text:p>237.935</text:p>
              </table:table-cell>
            </table:table-row>
            <table:table-row>
              <table:table-cell office:value-type="float" office:value="45.1643">
                <text:p>45.1643</text:p>
              </table:table-cell>
              <table:table-cell office:value-type="float" office:value="237.928">
                <text:p>237.928</text:p>
              </table:table-cell>
            </table:table-row>
            <table:table-row>
              <table:table-cell office:value-type="float" office:value="45.2712">
                <text:p>45.2712</text:p>
              </table:table-cell>
              <table:table-cell office:value-type="float" office:value="237.919">
                <text:p>237.919</text:p>
              </table:table-cell>
            </table:table-row>
            <table:table-row>
              <table:table-cell office:value-type="float" office:value="45.3872">
                <text:p>45.3872</text:p>
              </table:table-cell>
              <table:table-cell office:value-type="float" office:value="237.909">
                <text:p>237.909</text:p>
              </table:table-cell>
            </table:table-row>
            <table:table-row>
              <table:table-cell office:value-type="float" office:value="45.5005">
                <text:p>45.5005</text:p>
              </table:table-cell>
              <table:table-cell office:value-type="float" office:value="237.898">
                <text:p>237.898</text:p>
              </table:table-cell>
            </table:table-row>
            <table:table-row>
              <table:table-cell office:value-type="float" office:value="45.6079">
                <text:p>45.6079</text:p>
              </table:table-cell>
              <table:table-cell office:value-type="float" office:value="237.888">
                <text:p>237.888</text:p>
              </table:table-cell>
            </table:table-row>
            <table:table-row>
              <table:table-cell office:value-type="float" office:value="45.708">
                <text:p>45.708</text:p>
              </table:table-cell>
              <table:table-cell office:value-type="float" office:value="237.877">
                <text:p>237.877</text:p>
              </table:table-cell>
            </table:table-row>
            <table:table-row>
              <table:table-cell office:value-type="float" office:value="45.8096">
                <text:p>45.8096</text:p>
              </table:table-cell>
              <table:table-cell office:value-type="float" office:value="237.865">
                <text:p>237.865</text:p>
              </table:table-cell>
            </table:table-row>
            <table:table-row>
              <table:table-cell office:value-type="float" office:value="45.9143">
                <text:p>45.9143</text:p>
              </table:table-cell>
              <table:table-cell office:value-type="float" office:value="237.853">
                <text:p>237.853</text:p>
              </table:table-cell>
            </table:table-row>
            <table:table-row>
              <table:table-cell office:value-type="float" office:value="46.019">
                <text:p>46.019</text:p>
              </table:table-cell>
              <table:table-cell office:value-type="float" office:value="237.84">
                <text:p>237.84</text:p>
              </table:table-cell>
            </table:table-row>
            <table:table-row>
              <table:table-cell office:value-type="float" office:value="46.1199">
                <text:p>46.1199</text:p>
              </table:table-cell>
              <table:table-cell office:value-type="float" office:value="237.827">
                <text:p>237.827</text:p>
              </table:table-cell>
            </table:table-row>
            <table:table-row>
              <table:table-cell office:value-type="float" office:value="46.2241">
                <text:p>46.2241</text:p>
              </table:table-cell>
              <table:table-cell office:value-type="float" office:value="237.812">
                <text:p>237.812</text:p>
              </table:table-cell>
            </table:table-row>
            <table:table-row>
              <table:table-cell office:value-type="float" office:value="46.342">
                <text:p>46.342</text:p>
              </table:table-cell>
              <table:table-cell office:value-type="float" office:value="237.797">
                <text:p>237.797</text:p>
              </table:table-cell>
            </table:table-row>
            <table:table-row>
              <table:table-cell office:value-type="float" office:value="46.45">
                <text:p>46.45</text:p>
              </table:table-cell>
              <table:table-cell office:value-type="float" office:value="237.783">
                <text:p>237.783</text:p>
              </table:table-cell>
            </table:table-row>
            <table:table-row>
              <table:table-cell office:value-type="float" office:value="46.5562">
                <text:p>46.5562</text:p>
              </table:table-cell>
              <table:table-cell office:value-type="float" office:value="237.767">
                <text:p>237.767</text:p>
              </table:table-cell>
            </table:table-row>
            <table:table-row>
              <table:table-cell office:value-type="float" office:value="46.6758">
                <text:p>46.6758</text:p>
              </table:table-cell>
              <table:table-cell office:value-type="float" office:value="237.753">
                <text:p>237.753</text:p>
              </table:table-cell>
            </table:table-row>
            <table:table-row>
              <table:table-cell office:value-type="float" office:value="46.7764">
                <text:p>46.7764</text:p>
              </table:table-cell>
              <table:table-cell office:value-type="float" office:value="237.737">
                <text:p>237.737</text:p>
              </table:table-cell>
            </table:table-row>
            <table:table-row>
              <table:table-cell office:value-type="float" office:value="46.8938">
                <text:p>46.8938</text:p>
              </table:table-cell>
              <table:table-cell office:value-type="float" office:value="237.723">
                <text:p>237.723</text:p>
              </table:table-cell>
            </table:table-row>
            <table:table-row>
              <table:table-cell office:value-type="float" office:value="46.998">
                <text:p>46.998</text:p>
              </table:table-cell>
              <table:table-cell office:value-type="float" office:value="237.708">
                <text:p>237.708</text:p>
              </table:table-cell>
            </table:table-row>
            <table:table-row>
              <table:table-cell office:value-type="float" office:value="47.1023">
                <text:p>47.1023</text:p>
              </table:table-cell>
              <table:table-cell office:value-type="float" office:value="237.694">
                <text:p>237.694</text:p>
              </table:table-cell>
            </table:table-row>
            <table:table-row>
              <table:table-cell office:value-type="float" office:value="47.207">
                <text:p>47.207</text:p>
              </table:table-cell>
              <table:table-cell office:value-type="float" office:value="237.681">
                <text:p>237.681</text:p>
              </table:table-cell>
            </table:table-row>
            <table:table-row>
              <table:table-cell office:value-type="float" office:value="47.3091">
                <text:p>47.3091</text:p>
              </table:table-cell>
              <table:table-cell office:value-type="float" office:value="237.665">
                <text:p>237.665</text:p>
              </table:table-cell>
            </table:table-row>
            <table:table-row>
              <table:table-cell office:value-type="float" office:value="47.4321">
                <text:p>47.4321</text:p>
              </table:table-cell>
              <table:table-cell office:value-type="float" office:value="237.651">
                <text:p>237.651</text:p>
              </table:table-cell>
            </table:table-row>
            <table:table-row>
              <table:table-cell office:value-type="float" office:value="47.5413">
                <text:p>47.5413</text:p>
              </table:table-cell>
              <table:table-cell office:value-type="float" office:value="237.635">
                <text:p>237.635</text:p>
              </table:table-cell>
            </table:table-row>
            <table:table-row>
              <table:table-cell office:value-type="float" office:value="47.6694">
                <text:p>47.6694</text:p>
              </table:table-cell>
              <table:table-cell office:value-type="float" office:value="237.62">
                <text:p>237.62</text:p>
              </table:table-cell>
            </table:table-row>
            <table:table-row>
              <table:table-cell office:value-type="float" office:value="47.7886">
                <text:p>47.7886</text:p>
              </table:table-cell>
              <table:table-cell office:value-type="float" office:value="237.608">
                <text:p>237.608</text:p>
              </table:table-cell>
            </table:table-row>
            <table:table-row>
              <table:table-cell office:value-type="float" office:value="47.897">
                <text:p>47.897</text:p>
              </table:table-cell>
              <table:table-cell office:value-type="float" office:value="237.594">
                <text:p>237.594</text:p>
              </table:table-cell>
            </table:table-row>
            <table:table-row>
              <table:table-cell office:value-type="float" office:value="48.0286">
                <text:p>48.0286</text:p>
              </table:table-cell>
              <table:table-cell office:value-type="float" office:value="237.583">
                <text:p>237.583</text:p>
              </table:table-cell>
            </table:table-row>
            <table:table-row>
              <table:table-cell office:value-type="float" office:value="48.1328">
                <text:p>48.1328</text:p>
              </table:table-cell>
              <table:table-cell office:value-type="float" office:value="237.571">
                <text:p>237.571</text:p>
              </table:table-cell>
            </table:table-row>
            <table:table-row>
              <table:table-cell office:value-type="float" office:value="48.2539">
                <text:p>48.2539</text:p>
              </table:table-cell>
              <table:table-cell office:value-type="float" office:value="237.56">
                <text:p>237.56</text:p>
              </table:table-cell>
            </table:table-row>
            <table:table-row>
              <table:table-cell office:value-type="float" office:value="48.3682">
                <text:p>48.3682</text:p>
              </table:table-cell>
              <table:table-cell office:value-type="float" office:value="237.551">
                <text:p>237.551</text:p>
              </table:table-cell>
            </table:table-row>
            <table:table-row>
              <table:table-cell office:value-type="float" office:value="48.4836">
                <text:p>48.4836</text:p>
              </table:table-cell>
              <table:table-cell office:value-type="float" office:value="237.542">
                <text:p>237.542</text:p>
              </table:table-cell>
            </table:table-row>
            <table:table-row>
              <table:table-cell office:value-type="float" office:value="48.5898">
                <text:p>48.5898</text:p>
              </table:table-cell>
              <table:table-cell office:value-type="float" office:value="237.534">
                <text:p>237.534</text:p>
              </table:table-cell>
            </table:table-row>
            <table:table-row>
              <table:table-cell office:value-type="float" office:value="48.7058">
                <text:p>48.7058</text:p>
              </table:table-cell>
              <table:table-cell office:value-type="float" office:value="237.527">
                <text:p>237.527</text:p>
              </table:table-cell>
            </table:table-row>
            <table:table-row>
              <table:table-cell office:value-type="float" office:value="48.8147">
                <text:p>48.8147</text:p>
              </table:table-cell>
              <table:table-cell office:value-type="float" office:value="237.521">
                <text:p>237.521</text:p>
              </table:table-cell>
            </table:table-row>
            <table:table-row>
              <table:table-cell office:value-type="float" office:value="48.9221">
                <text:p>48.9221</text:p>
              </table:table-cell>
              <table:table-cell office:value-type="float" office:value="237.515">
                <text:p>237.515</text:p>
              </table:table-cell>
            </table:table-row>
            <table:table-row>
              <table:table-cell office:value-type="float" office:value="49.0371">
                <text:p>49.0371</text:p>
              </table:table-cell>
              <table:table-cell office:value-type="float" office:value="237.51">
                <text:p>237.51</text:p>
              </table:table-cell>
            </table:table-row>
            <table:table-row>
              <table:table-cell office:value-type="float" office:value="49.1519">
                <text:p>49.1519</text:p>
              </table:table-cell>
              <table:table-cell office:value-type="float" office:value="237.506">
                <text:p>237.506</text:p>
              </table:table-cell>
            </table:table-row>
            <table:table-row>
              <table:table-cell office:value-type="float" office:value="49.2708">
                <text:p>49.2708</text:p>
              </table:table-cell>
              <table:table-cell office:value-type="float" office:value="237.503">
                <text:p>237.503</text:p>
              </table:table-cell>
            </table:table-row>
            <table:table-row>
              <table:table-cell office:value-type="float" office:value="49.375">
                <text:p>49.375</text:p>
              </table:table-cell>
              <table:table-cell office:value-type="float" office:value="237.501">
                <text:p>237.501</text:p>
              </table:table-cell>
            </table:table-row>
            <table:table-row>
              <table:table-cell office:value-type="float" office:value="49.4773">
                <text:p>49.4773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float" office:value="49.5791">
                <text:p>49.5791</text:p>
              </table:table-cell>
              <table:table-cell office:value-type="float" office:value="237.499">
                <text:p>237.499</text:p>
              </table:table-cell>
            </table:table-row>
            <table:table-row>
              <table:table-cell office:value-type="float" office:value="49.6819">
                <text:p>49.6819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float" office:value="49.7856">
                <text:p>49.7856</text:p>
              </table:table-cell>
              <table:table-cell office:value-type="float" office:value="237.501">
                <text:p>237.501</text:p>
              </table:table-cell>
            </table:table-row>
            <table:table-row>
              <table:table-cell office:value-type="float" office:value="49.896">
                <text:p>49.896</text:p>
              </table:table-cell>
              <table:table-cell office:value-type="float" office:value="237.502">
                <text:p>237.502</text:p>
              </table:table-cell>
            </table:table-row>
            <table:table-row>
              <table:table-cell office:value-type="float" office:value="50.0029">
                <text:p>50.0029</text:p>
              </table:table-cell>
              <table:table-cell office:value-type="float" office:value="237.505">
                <text:p>237.505</text:p>
              </table:table-cell>
            </table:table-row>
            <table:table-row>
              <table:table-cell office:value-type="float" office:value="50.1047">
                <text:p>50.1047</text:p>
              </table:table-cell>
              <table:table-cell office:value-type="float" office:value="237.509">
                <text:p>237.509</text:p>
              </table:table-cell>
            </table:table-row>
            <table:table-row>
              <table:table-cell office:value-type="float" office:value="50.2317">
                <text:p>50.2317</text:p>
              </table:table-cell>
              <table:table-cell office:value-type="float" office:value="237.513">
                <text:p>237.513</text:p>
              </table:table-cell>
            </table:table-row>
            <table:table-row>
              <table:table-cell office:value-type="float" office:value="50.3481">
                <text:p>50.3481</text:p>
              </table:table-cell>
              <table:table-cell office:value-type="float" office:value="237.518">
                <text:p>237.518</text:p>
              </table:table-cell>
            </table:table-row>
            <table:table-row>
              <table:table-cell office:value-type="float" office:value="50.4636">
                <text:p>50.4636</text:p>
              </table:table-cell>
              <table:table-cell office:value-type="float" office:value="237.523">
                <text:p>237.523</text:p>
              </table:table-cell>
            </table:table-row>
            <table:table-row>
              <table:table-cell office:value-type="float" office:value="50.5771">
                <text:p>50.5771</text:p>
              </table:table-cell>
              <table:table-cell office:value-type="float" office:value="237.53">
                <text:p>237.53</text:p>
              </table:table-cell>
            </table:table-row>
            <table:table-row>
              <table:table-cell office:value-type="float" office:value="50.6929">
                <text:p>50.6929</text:p>
              </table:table-cell>
              <table:table-cell office:value-type="float" office:value="237.536">
                <text:p>237.536</text:p>
              </table:table-cell>
            </table:table-row>
            <table:table-row>
              <table:table-cell office:value-type="float" office:value="50.8069">
                <text:p>50.8069</text:p>
              </table:table-cell>
              <table:table-cell office:value-type="float" office:value="237.544">
                <text:p>237.544</text:p>
              </table:table-cell>
            </table:table-row>
            <table:table-row>
              <table:table-cell office:value-type="float" office:value="50.9219">
                <text:p>50.9219</text:p>
              </table:table-cell>
              <table:table-cell office:value-type="float" office:value="237.552">
                <text:p>237.552</text:p>
              </table:table-cell>
            </table:table-row>
            <table:table-row>
              <table:table-cell office:value-type="float" office:value="51.0366">
                <text:p>51.0366</text:p>
              </table:table-cell>
              <table:table-cell office:value-type="float" office:value="237.56">
                <text:p>237.56</text:p>
              </table:table-cell>
            </table:table-row>
            <table:table-row>
              <table:table-cell office:value-type="float" office:value="51.1428">
                <text:p>51.1428</text:p>
              </table:table-cell>
              <table:table-cell office:value-type="float" office:value="237.568">
                <text:p>237.568</text:p>
              </table:table-cell>
            </table:table-row>
            <table:table-row>
              <table:table-cell office:value-type="float" office:value="51.2502">
                <text:p>51.2502</text:p>
              </table:table-cell>
              <table:table-cell office:value-type="float" office:value="237.577">
                <text:p>237.577</text:p>
              </table:table-cell>
            </table:table-row>
            <table:table-row>
              <table:table-cell office:value-type="float" office:value="51.3638">
                <text:p>51.3638</text:p>
              </table:table-cell>
              <table:table-cell office:value-type="float" office:value="237.588">
                <text:p>237.588</text:p>
              </table:table-cell>
            </table:table-row>
            <table:table-row>
              <table:table-cell office:value-type="float" office:value="51.4922">
                <text:p>51.4922</text:p>
              </table:table-cell>
              <table:table-cell office:value-type="float" office:value="237.597">
                <text:p>237.597</text:p>
              </table:table-cell>
            </table:table-row>
            <table:table-row>
              <table:table-cell office:value-type="float" office:value="51.6033">
                <text:p>51.6033</text:p>
              </table:table-cell>
              <table:table-cell office:value-type="float" office:value="237.607">
                <text:p>237.607</text:p>
              </table:table-cell>
            </table:table-row>
            <table:table-row>
              <table:table-cell office:value-type="float" office:value="51.7117">
                <text:p>51.7117</text:p>
              </table:table-cell>
              <table:table-cell office:value-type="float" office:value="237.617">
                <text:p>237.617</text:p>
              </table:table-cell>
            </table:table-row>
            <table:table-row>
              <table:table-cell office:value-type="float" office:value="51.8274">
                <text:p>51.8274</text:p>
              </table:table-cell>
              <table:table-cell office:value-type="float" office:value="237.627">
                <text:p>237.627</text:p>
              </table:table-cell>
            </table:table-row>
            <table:table-row>
              <table:table-cell office:value-type="float" office:value="51.9458">
                <text:p>51.9458</text:p>
              </table:table-cell>
              <table:table-cell office:value-type="float" office:value="237.637">
                <text:p>237.637</text:p>
              </table:table-cell>
            </table:table-row>
            <table:table-row>
              <table:table-cell office:value-type="float" office:value="52.0608">
                <text:p>52.0608</text:p>
              </table:table-cell>
              <table:table-cell office:value-type="float" office:value="237.646">
                <text:p>237.646</text:p>
              </table:table-cell>
            </table:table-row>
            <table:table-row>
              <table:table-cell office:value-type="float" office:value="52.1628">
                <text:p>52.1628</text:p>
              </table:table-cell>
              <table:table-cell office:value-type="float" office:value="237.657">
                <text:p>237.657</text:p>
              </table:table-cell>
            </table:table-row>
            <table:table-row>
              <table:table-cell office:value-type="float" office:value="52.2791">
                <text:p>52.2791</text:p>
              </table:table-cell>
              <table:table-cell office:value-type="float" office:value="237.666">
                <text:p>237.666</text:p>
              </table:table-cell>
            </table:table-row>
            <table:table-row>
              <table:table-cell office:value-type="float" office:value="52.386">
                <text:p>52.386</text:p>
              </table:table-cell>
              <table:table-cell office:value-type="float" office:value="237.675">
                <text:p>237.675</text:p>
              </table:table-cell>
            </table:table-row>
            <table:table-row>
              <table:table-cell office:value-type="float" office:value="52.4929">
                <text:p>52.4929</text:p>
              </table:table-cell>
              <table:table-cell office:value-type="float" office:value="237.684">
                <text:p>237.684</text:p>
              </table:table-cell>
            </table:table-row>
            <table:table-row>
              <table:table-cell office:value-type="float" office:value="52.5996">
                <text:p>52.5996</text:p>
              </table:table-cell>
              <table:table-cell office:value-type="float" office:value="237.692">
                <text:p>237.692</text:p>
              </table:table-cell>
            </table:table-row>
            <table:table-row>
              <table:table-cell office:value-type="float" office:value="52.7058">
                <text:p>52.7058</text:p>
              </table:table-cell>
              <table:table-cell office:value-type="float" office:value="237.702">
                <text:p>237.702</text:p>
              </table:table-cell>
            </table:table-row>
            <table:table-row>
              <table:table-cell office:value-type="float" office:value="52.8242">
                <text:p>52.8242</text:p>
              </table:table-cell>
              <table:table-cell office:value-type="float" office:value="237.71">
                <text:p>237.71</text:p>
              </table:table-cell>
            </table:table-row>
            <table:table-row>
              <table:table-cell office:value-type="float" office:value="52.9397">
                <text:p>52.9397</text:p>
              </table:table-cell>
              <table:table-cell office:value-type="float" office:value="237.719">
                <text:p>237.719</text:p>
              </table:table-cell>
            </table:table-row>
            <table:table-row>
              <table:table-cell office:value-type="float" office:value="53.0566">
                <text:p>53.0566</text:p>
              </table:table-cell>
              <table:table-cell office:value-type="float" office:value="237.726">
                <text:p>237.726</text:p>
              </table:table-cell>
            </table:table-row>
            <table:table-row>
              <table:table-cell office:value-type="float" office:value="53.1633">
                <text:p>53.1633</text:p>
              </table:table-cell>
              <table:table-cell office:value-type="float" office:value="237.733">
                <text:p>237.733</text:p>
              </table:table-cell>
            </table:table-row>
            <table:table-row>
              <table:table-cell office:value-type="float" office:value="53.2781">
                <text:p>53.2781</text:p>
              </table:table-cell>
              <table:table-cell office:value-type="float" office:value="237.739">
                <text:p>237.739</text:p>
              </table:table-cell>
            </table:table-row>
            <table:table-row>
              <table:table-cell office:value-type="float" office:value="53.3799">
                <text:p>53.3799</text:p>
              </table:table-cell>
              <table:table-cell office:value-type="float" office:value="237.745">
                <text:p>237.745</text:p>
              </table:table-cell>
            </table:table-row>
            <table:table-row>
              <table:table-cell office:value-type="float" office:value="53.4861">
                <text:p>53.4861</text:p>
              </table:table-cell>
              <table:table-cell office:value-type="float" office:value="237.751">
                <text:p>237.751</text:p>
              </table:table-cell>
            </table:table-row>
            <table:table-row>
              <table:table-cell office:value-type="float" office:value="53.6001">
                <text:p>53.6001</text:p>
              </table:table-cell>
              <table:table-cell office:value-type="float" office:value="237.757">
                <text:p>237.757</text:p>
              </table:table-cell>
            </table:table-row>
            <table:table-row>
              <table:table-cell office:value-type="float" office:value="53.7156">
                <text:p>53.7156</text:p>
              </table:table-cell>
              <table:table-cell office:value-type="float" office:value="237.762">
                <text:p>237.762</text:p>
              </table:table-cell>
            </table:table-row>
            <table:table-row>
              <table:table-cell office:value-type="float" office:value="53.8298">
                <text:p>53.8298</text:p>
              </table:table-cell>
              <table:table-cell office:value-type="float" office:value="237.766">
                <text:p>237.766</text:p>
              </table:table-cell>
            </table:table-row>
            <table:table-row>
              <table:table-cell office:value-type="float" office:value="53.9434">
                <text:p>53.9434</text:p>
              </table:table-cell>
              <table:table-cell office:value-type="float" office:value="237.77">
                <text:p>237.77</text:p>
              </table:table-cell>
            </table:table-row>
            <table:table-row>
              <table:table-cell office:value-type="float" office:value="54.0574">
                <text:p>54.0574</text:p>
              </table:table-cell>
              <table:table-cell office:value-type="float" office:value="237.773">
                <text:p>237.773</text:p>
              </table:table-cell>
            </table:table-row>
            <table:table-row>
              <table:table-cell office:value-type="float" office:value="54.1589">
                <text:p>54.1589</text:p>
              </table:table-cell>
              <table:table-cell office:value-type="float" office:value="237.776">
                <text:p>237.776</text:p>
              </table:table-cell>
            </table:table-row>
            <table:table-row>
              <table:table-cell office:value-type="float" office:value="54.2734">
                <text:p>54.2734</text:p>
              </table:table-cell>
              <table:table-cell office:value-type="float" office:value="237.777">
                <text:p>237.777</text:p>
              </table:table-cell>
            </table:table-row>
            <table:table-row>
              <table:table-cell office:value-type="float" office:value="54.3879">
                <text:p>54.3879</text:p>
              </table:table-cell>
              <table:table-cell office:value-type="float" office:value="237.779">
                <text:p>237.779</text:p>
              </table:table-cell>
            </table:table-row>
            <table:table-row>
              <table:table-cell office:value-type="float" office:value="54.5022">
                <text:p>54.5022</text:p>
              </table:table-cell>
              <table:table-cell office:value-type="float" office:value="237.78">
                <text:p>237.78</text:p>
              </table:table-cell>
            </table:table-row>
            <table:table-row>
              <table:table-cell office:value-type="float" office:value="54.6147">
                <text:p>54.6147</text:p>
              </table:table-cell>
              <table:table-cell office:value-type="float" office:value="237.78">
                <text:p>237.78</text:p>
              </table:table-cell>
            </table:table-row>
            <table:table-row>
              <table:table-cell office:value-type="float" office:value="54.7207">
                <text:p>54.7207</text:p>
              </table:table-cell>
              <table:table-cell office:value-type="float" office:value="237.779">
                <text:p>237.779</text:p>
              </table:table-cell>
            </table:table-row>
            <table:table-row>
              <table:table-cell office:value-type="float" office:value="54.8267">
                <text:p>54.8267</text:p>
              </table:table-cell>
              <table:table-cell office:value-type="float" office:value="237.779">
                <text:p>237.779</text:p>
              </table:table-cell>
            </table:table-row>
            <table:table-row>
              <table:table-cell office:value-type="float" office:value="54.9395">
                <text:p>54.9395</text:p>
              </table:table-cell>
              <table:table-cell office:value-type="float" office:value="237.777">
                <text:p>237.777</text:p>
              </table:table-cell>
            </table:table-row>
            <table:table-row>
              <table:table-cell office:value-type="float" office:value="55.0408">
                <text:p>55.0408</text:p>
              </table:table-cell>
              <table:table-cell office:value-type="float" office:value="237.776">
                <text:p>237.776</text:p>
              </table:table-cell>
            </table:table-row>
            <table:table-row>
              <table:table-cell office:value-type="float" office:value="55.1438">
                <text:p>55.1438</text:p>
              </table:table-cell>
              <table:table-cell office:value-type="float" office:value="237.774">
                <text:p>237.774</text:p>
              </table:table-cell>
            </table:table-row>
            <table:table-row>
              <table:table-cell office:value-type="float" office:value="55.2473">
                <text:p>55.2473</text:p>
              </table:table-cell>
              <table:table-cell office:value-type="float" office:value="237.771">
                <text:p>237.771</text:p>
              </table:table-cell>
            </table:table-row>
            <table:table-row>
              <table:table-cell office:value-type="float" office:value="55.3506">
                <text:p>55.3506</text:p>
              </table:table-cell>
              <table:table-cell office:value-type="float" office:value="237.768">
                <text:p>237.768</text:p>
              </table:table-cell>
            </table:table-row>
            <table:table-row>
              <table:table-cell office:value-type="float" office:value="55.4529">
                <text:p>55.4529</text:p>
              </table:table-cell>
              <table:table-cell office:value-type="float" office:value="237.765">
                <text:p>237.765</text:p>
              </table:table-cell>
            </table:table-row>
            <table:table-row>
              <table:table-cell office:value-type="float" office:value="55.5537">
                <text:p>55.5537</text:p>
              </table:table-cell>
              <table:table-cell office:value-type="float" office:value="237.762">
                <text:p>237.762</text:p>
              </table:table-cell>
            </table:table-row>
            <table:table-row>
              <table:table-cell office:value-type="float" office:value="55.6592">
                <text:p>55.6592</text:p>
              </table:table-cell>
              <table:table-cell office:value-type="float" office:value="237.758">
                <text:p>237.758</text:p>
              </table:table-cell>
            </table:table-row>
            <table:table-row>
              <table:table-cell office:value-type="float" office:value="55.7607">
                <text:p>55.7607</text:p>
              </table:table-cell>
              <table:table-cell office:value-type="float" office:value="237.754">
                <text:p>237.754</text:p>
              </table:table-cell>
            </table:table-row>
            <table:table-row>
              <table:table-cell office:value-type="float" office:value="55.8643">
                <text:p>55.8643</text:p>
              </table:table-cell>
              <table:table-cell office:value-type="float" office:value="237.749">
                <text:p>237.749</text:p>
              </table:table-cell>
            </table:table-row>
            <table:table-row>
              <table:table-cell office:value-type="float" office:value="55.9709">
                <text:p>55.9709</text:p>
              </table:table-cell>
              <table:table-cell office:value-type="float" office:value="237.745">
                <text:p>237.745</text:p>
              </table:table-cell>
            </table:table-row>
            <table:table-row>
              <table:table-cell office:value-type="float" office:value="56.0732">
                <text:p>56.0732</text:p>
              </table:table-cell>
              <table:table-cell office:value-type="float" office:value="237.739">
                <text:p>237.739</text:p>
              </table:table-cell>
            </table:table-row>
            <table:table-row>
              <table:table-cell office:value-type="float" office:value="56.1985">
                <text:p>56.1985</text:p>
              </table:table-cell>
              <table:table-cell office:value-type="float" office:value="237.733">
                <text:p>237.733</text:p>
              </table:table-cell>
            </table:table-row>
            <table:table-row>
              <table:table-cell office:value-type="float" office:value="56.3135">
                <text:p>56.3135</text:p>
              </table:table-cell>
              <table:table-cell office:value-type="float" office:value="237.727">
                <text:p>237.727</text:p>
              </table:table-cell>
            </table:table-row>
            <table:table-row>
              <table:table-cell office:value-type="float" office:value="56.4272">
                <text:p>56.4272</text:p>
              </table:table-cell>
              <table:table-cell office:value-type="float" office:value="237.721">
                <text:p>237.721</text:p>
              </table:table-cell>
            </table:table-row>
            <table:table-row>
              <table:table-cell office:value-type="float" office:value="56.5322">
                <text:p>56.5322</text:p>
              </table:table-cell>
              <table:table-cell office:value-type="float" office:value="237.715">
                <text:p>237.715</text:p>
              </table:table-cell>
            </table:table-row>
            <table:table-row>
              <table:table-cell office:value-type="float" office:value="56.6367">
                <text:p>56.6367</text:p>
              </table:table-cell>
              <table:table-cell office:value-type="float" office:value="237.71">
                <text:p>237.71</text:p>
              </table:table-cell>
            </table:table-row>
            <table:table-row>
              <table:table-cell office:value-type="float" office:value="56.7375">
                <text:p>56.7375</text:p>
              </table:table-cell>
              <table:table-cell office:value-type="float" office:value="237.704">
                <text:p>237.704</text:p>
              </table:table-cell>
            </table:table-row>
            <table:table-row>
              <table:table-cell office:value-type="float" office:value="56.8396">
                <text:p>56.8396</text:p>
              </table:table-cell>
              <table:table-cell office:value-type="float" office:value="237.698">
                <text:p>237.698</text:p>
              </table:table-cell>
            </table:table-row>
            <table:table-row>
              <table:table-cell office:value-type="float" office:value="56.9485">
                <text:p>56.9485</text:p>
              </table:table-cell>
              <table:table-cell office:value-type="float" office:value="237.692">
                <text:p>237.692</text:p>
              </table:table-cell>
            </table:table-row>
            <table:table-row>
              <table:table-cell office:value-type="float" office:value="57.051">
                <text:p>57.051</text:p>
              </table:table-cell>
              <table:table-cell office:value-type="float" office:value="237.685">
                <text:p>237.685</text:p>
              </table:table-cell>
            </table:table-row>
            <table:table-row>
              <table:table-cell office:value-type="float" office:value="57.1628">
                <text:p>57.1628</text:p>
              </table:table-cell>
              <table:table-cell office:value-type="float" office:value="237.68">
                <text:p>237.68</text:p>
              </table:table-cell>
            </table:table-row>
            <table:table-row>
              <table:table-cell office:value-type="float" office:value="57.2651">
                <text:p>57.2651</text:p>
              </table:table-cell>
              <table:table-cell office:value-type="float" office:value="237.674">
                <text:p>237.674</text:p>
              </table:table-cell>
            </table:table-row>
            <table:table-row>
              <table:table-cell office:value-type="float" office:value="57.3669">
                <text:p>57.3669</text:p>
              </table:table-cell>
              <table:table-cell office:value-type="float" office:value="237.668">
                <text:p>237.668</text:p>
              </table:table-cell>
            </table:table-row>
            <table:table-row>
              <table:table-cell office:value-type="float" office:value="57.4797">
                <text:p>57.4797</text:p>
              </table:table-cell>
              <table:table-cell office:value-type="float" office:value="237.662">
                <text:p>237.662</text:p>
              </table:table-cell>
            </table:table-row>
            <table:table-row>
              <table:table-cell office:value-type="float" office:value="57.5808">
                <text:p>57.5808</text:p>
              </table:table-cell>
              <table:table-cell office:value-type="float" office:value="237.656">
                <text:p>237.656</text:p>
              </table:table-cell>
            </table:table-row>
            <table:table-row>
              <table:table-cell office:value-type="float" office:value="57.6929">
                <text:p>57.6929</text:p>
              </table:table-cell>
              <table:table-cell office:value-type="float" office:value="237.65">
                <text:p>237.65</text:p>
              </table:table-cell>
            </table:table-row>
            <table:table-row>
              <table:table-cell office:value-type="float" office:value="57.8037">
                <text:p>57.8037</text:p>
              </table:table-cell>
              <table:table-cell office:value-type="float" office:value="237.645">
                <text:p>237.645</text:p>
              </table:table-cell>
            </table:table-row>
            <table:table-row>
              <table:table-cell office:value-type="float" office:value="57.905">
                <text:p>57.905</text:p>
              </table:table-cell>
              <table:table-cell office:value-type="float" office:value="237.64">
                <text:p>237.64</text:p>
              </table:table-cell>
            </table:table-row>
            <table:table-row>
              <table:table-cell office:value-type="float" office:value="58.0166">
                <text:p>58.0166</text:p>
              </table:table-cell>
              <table:table-cell office:value-type="float" office:value="237.634">
                <text:p>237.634</text:p>
              </table:table-cell>
            </table:table-row>
            <table:table-row>
              <table:table-cell office:value-type="float" office:value="58.1331">
                <text:p>58.1331</text:p>
              </table:table-cell>
              <table:table-cell office:value-type="float" office:value="237.63">
                <text:p>237.63</text:p>
              </table:table-cell>
            </table:table-row>
            <table:table-row>
              <table:table-cell office:value-type="float" office:value="58.2358">
                <text:p>58.2358</text:p>
              </table:table-cell>
              <table:table-cell office:value-type="float" office:value="237.625">
                <text:p>237.625</text:p>
              </table:table-cell>
            </table:table-row>
            <table:table-row>
              <table:table-cell office:value-type="float" office:value="58.3406">
                <text:p>58.3406</text:p>
              </table:table-cell>
              <table:table-cell office:value-type="float" office:value="237.621">
                <text:p>237.621</text:p>
              </table:table-cell>
            </table:table-row>
            <table:table-row>
              <table:table-cell office:value-type="float" office:value="58.4563">
                <text:p>58.4563</text:p>
              </table:table-cell>
              <table:table-cell office:value-type="float" office:value="237.617">
                <text:p>237.617</text:p>
              </table:table-cell>
            </table:table-row>
            <table:table-row>
              <table:table-cell office:value-type="float" office:value="58.5579">
                <text:p>58.5579</text:p>
              </table:table-cell>
              <table:table-cell office:value-type="float" office:value="237.614">
                <text:p>237.614</text:p>
              </table:table-cell>
            </table:table-row>
            <table:table-row>
              <table:table-cell office:value-type="float" office:value="58.6609">
                <text:p>58.6609</text:p>
              </table:table-cell>
              <table:table-cell office:value-type="float" office:value="237.61">
                <text:p>237.61</text:p>
              </table:table-cell>
            </table:table-row>
            <table:table-row>
              <table:table-cell office:value-type="float" office:value="58.7637">
                <text:p>58.7637</text:p>
              </table:table-cell>
              <table:table-cell office:value-type="float" office:value="237.607">
                <text:p>237.607</text:p>
              </table:table-cell>
            </table:table-row>
            <table:table-row>
              <table:table-cell office:value-type="float" office:value="58.8699">
                <text:p>58.8699</text:p>
              </table:table-cell>
              <table:table-cell office:value-type="float" office:value="237.605">
                <text:p>237.605</text:p>
              </table:table-cell>
            </table:table-row>
            <table:table-row>
              <table:table-cell office:value-type="float" office:value="58.9724">
                <text:p>58.9724</text:p>
              </table:table-cell>
              <table:table-cell office:value-type="float" office:value="237.602">
                <text:p>237.602</text:p>
              </table:table-cell>
            </table:table-row>
            <table:table-row>
              <table:table-cell office:value-type="float" office:value="59.084">
                <text:p>59.084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59.186">
                <text:p>59.186</text:p>
              </table:table-cell>
              <table:table-cell office:value-type="float" office:value="237.598">
                <text:p>237.598</text:p>
              </table:table-cell>
            </table:table-row>
            <table:table-row>
              <table:table-cell office:value-type="float" office:value="59.2876">
                <text:p>59.2876</text:p>
              </table:table-cell>
              <table:table-cell office:value-type="float" office:value="237.597">
                <text:p>237.597</text:p>
              </table:table-cell>
            </table:table-row>
            <table:table-row>
              <table:table-cell office:value-type="float" office:value="59.3889">
                <text:p>59.3889</text:p>
              </table:table-cell>
              <table:table-cell office:value-type="float" office:value="237.595">
                <text:p>237.595</text:p>
              </table:table-cell>
            </table:table-row>
            <table:table-row>
              <table:table-cell office:value-type="float" office:value="59.4902">
                <text:p>59.4902</text:p>
              </table:table-cell>
              <table:table-cell office:value-type="float" office:value="237.594">
                <text:p>237.594</text:p>
              </table:table-cell>
            </table:table-row>
            <table:table-row>
              <table:table-cell office:value-type="float" office:value="59.603">
                <text:p>59.603</text:p>
              </table:table-cell>
              <table:table-cell office:value-type="float" office:value="237.594">
                <text:p>237.594</text:p>
              </table:table-cell>
            </table:table-row>
            <table:table-row>
              <table:table-cell office:value-type="float" office:value="59.7065">
                <text:p>59.7065</text:p>
              </table:table-cell>
              <table:table-cell office:value-type="float" office:value="237.593">
                <text:p>237.593</text:p>
              </table:table-cell>
            </table:table-row>
            <table:table-row>
              <table:table-cell office:value-type="float" office:value="59.8098">
                <text:p>59.8098</text:p>
              </table:table-cell>
              <table:table-cell office:value-type="float" office:value="237.593">
                <text:p>237.593</text:p>
              </table:table-cell>
            </table:table-row>
            <table:table-row>
              <table:table-cell office:value-type="float" office:value="59.9116">
                <text:p>59.9116</text:p>
              </table:table-cell>
              <table:table-cell office:value-type="float" office:value="237.593">
                <text:p>237.593</text:p>
              </table:table-cell>
            </table:table-row>
            <table:table-row>
              <table:table-cell office:value-type="float" office:value="60.0332">
                <text:p>60.0332</text:p>
              </table:table-cell>
              <table:table-cell office:value-type="float" office:value="237.594">
                <text:p>237.594</text:p>
              </table:table-cell>
            </table:table-row>
            <table:table-row>
              <table:table-cell office:value-type="float" office:value="60.1414">
                <text:p>60.1414</text:p>
              </table:table-cell>
              <table:table-cell office:value-type="float" office:value="237.595">
                <text:p>237.595</text:p>
              </table:table-cell>
            </table:table-row>
            <table:table-row>
              <table:table-cell office:value-type="float" office:value="60.2471">
                <text:p>60.2471</text:p>
              </table:table-cell>
              <table:table-cell office:value-type="float" office:value="237.597">
                <text:p>237.597</text:p>
              </table:table-cell>
            </table:table-row>
            <table:table-row>
              <table:table-cell office:value-type="float" office:value="60.3533">
                <text:p>60.3533</text:p>
              </table:table-cell>
              <table:table-cell office:value-type="float" office:value="237.598">
                <text:p>237.598</text:p>
              </table:table-cell>
            </table:table-row>
            <table:table-row>
              <table:table-cell office:value-type="float" office:value="60.479">
                <text:p>60.479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60.5955">
                <text:p>60.5955</text:p>
              </table:table-cell>
              <table:table-cell office:value-type="float" office:value="237.603">
                <text:p>237.603</text:p>
              </table:table-cell>
            </table:table-row>
            <table:table-row>
              <table:table-cell office:value-type="float" office:value="60.7087">
                <text:p>60.7087</text:p>
              </table:table-cell>
              <table:table-cell office:value-type="float" office:value="237.605">
                <text:p>237.605</text:p>
              </table:table-cell>
            </table:table-row>
            <table:table-row>
              <table:table-cell office:value-type="float" office:value="60.822">
                <text:p>60.822</text:p>
              </table:table-cell>
              <table:table-cell office:value-type="float" office:value="237.607">
                <text:p>237.607</text:p>
              </table:table-cell>
            </table:table-row>
            <table:table-row>
              <table:table-cell office:value-type="float" office:value="60.9299">
                <text:p>60.9299</text:p>
              </table:table-cell>
              <table:table-cell office:value-type="float" office:value="237.61">
                <text:p>237.61</text:p>
              </table:table-cell>
            </table:table-row>
            <table:table-row>
              <table:table-cell office:value-type="float" office:value="61.0308">
                <text:p>61.0308</text:p>
              </table:table-cell>
              <table:table-cell office:value-type="float" office:value="237.613">
                <text:p>237.613</text:p>
              </table:table-cell>
            </table:table-row>
            <table:table-row>
              <table:table-cell office:value-type="float" office:value="61.1309">
                <text:p>61.1309</text:p>
              </table:table-cell>
              <table:table-cell office:value-type="float" office:value="237.616">
                <text:p>237.616</text:p>
              </table:table-cell>
            </table:table-row>
            <table:table-row>
              <table:table-cell office:value-type="float" office:value="61.2368">
                <text:p>61.2368</text:p>
              </table:table-cell>
              <table:table-cell office:value-type="float" office:value="237.619">
                <text:p>237.619</text:p>
              </table:table-cell>
            </table:table-row>
            <table:table-row>
              <table:table-cell office:value-type="float" office:value="61.3479">
                <text:p>61.3479</text:p>
              </table:table-cell>
              <table:table-cell office:value-type="float" office:value="237.623">
                <text:p>237.623</text:p>
              </table:table-cell>
            </table:table-row>
            <table:table-row>
              <table:table-cell office:value-type="float" office:value="61.4585">
                <text:p>61.4585</text:p>
              </table:table-cell>
              <table:table-cell office:value-type="float" office:value="237.627">
                <text:p>237.627</text:p>
              </table:table-cell>
            </table:table-row>
            <table:table-row>
              <table:table-cell office:value-type="float" office:value="61.5618">
                <text:p>61.5618</text:p>
              </table:table-cell>
              <table:table-cell office:value-type="float" office:value="237.63">
                <text:p>237.63</text:p>
              </table:table-cell>
            </table:table-row>
            <table:table-row>
              <table:table-cell office:value-type="float" office:value="61.6636">
                <text:p>61.6636</text:p>
              </table:table-cell>
              <table:table-cell office:value-type="float" office:value="237.634">
                <text:p>237.634</text:p>
              </table:table-cell>
            </table:table-row>
            <table:table-row>
              <table:table-cell office:value-type="float" office:value="61.781">
                <text:p>61.781</text:p>
              </table:table-cell>
              <table:table-cell office:value-type="float" office:value="237.639">
                <text:p>237.639</text:p>
              </table:table-cell>
            </table:table-row>
            <table:table-row>
              <table:table-cell office:value-type="float" office:value="61.9072">
                <text:p>61.9072</text:p>
              </table:table-cell>
              <table:table-cell office:value-type="float" office:value="237.643">
                <text:p>237.643</text:p>
              </table:table-cell>
            </table:table-row>
            <table:table-row>
              <table:table-cell office:value-type="float" office:value="62.0095">
                <text:p>62.0095</text:p>
              </table:table-cell>
              <table:table-cell office:value-type="float" office:value="237.647">
                <text:p>237.647</text:p>
              </table:table-cell>
            </table:table-row>
            <table:table-row>
              <table:table-cell office:value-type="float" office:value="62.1338">
                <text:p>62.1338</text:p>
              </table:table-cell>
              <table:table-cell office:value-type="float" office:value="237.651">
                <text:p>237.651</text:p>
              </table:table-cell>
            </table:table-row>
            <table:table-row>
              <table:table-cell office:value-type="float" office:value="62.2397">
                <text:p>62.2397</text:p>
              </table:table-cell>
              <table:table-cell office:value-type="float" office:value="237.656">
                <text:p>237.656</text:p>
              </table:table-cell>
            </table:table-row>
            <table:table-row>
              <table:table-cell office:value-type="float" office:value="62.3538">
                <text:p>62.3538</text:p>
              </table:table-cell>
              <table:table-cell office:value-type="float" office:value="237.66">
                <text:p>237.66</text:p>
              </table:table-cell>
            </table:table-row>
            <table:table-row>
              <table:table-cell office:value-type="float" office:value="62.46">
                <text:p>62.46</text:p>
              </table:table-cell>
              <table:table-cell office:value-type="float" office:value="237.663">
                <text:p>237.663</text:p>
              </table:table-cell>
            </table:table-row>
            <table:table-row>
              <table:table-cell office:value-type="float" office:value="62.5654">
                <text:p>62.5654</text:p>
              </table:table-cell>
              <table:table-cell office:value-type="float" office:value="237.667">
                <text:p>237.667</text:p>
              </table:table-cell>
            </table:table-row>
            <table:table-row>
              <table:table-cell office:value-type="float" office:value="62.6714">
                <text:p>62.6714</text:p>
              </table:table-cell>
              <table:table-cell office:value-type="float" office:value="237.671">
                <text:p>237.671</text:p>
              </table:table-cell>
            </table:table-row>
            <table:table-row>
              <table:table-cell office:value-type="float" office:value="62.7854">
                <text:p>62.7854</text:p>
              </table:table-cell>
              <table:table-cell office:value-type="float" office:value="237.675">
                <text:p>237.675</text:p>
              </table:table-cell>
            </table:table-row>
            <table:table-row>
              <table:table-cell office:value-type="float" office:value="62.9004">
                <text:p>62.9004</text:p>
              </table:table-cell>
              <table:table-cell office:value-type="float" office:value="237.679">
                <text:p>237.679</text:p>
              </table:table-cell>
            </table:table-row>
            <table:table-row>
              <table:table-cell office:value-type="float" office:value="63.0132">
                <text:p>63.0132</text:p>
              </table:table-cell>
              <table:table-cell office:value-type="float" office:value="237.682">
                <text:p>237.682</text:p>
              </table:table-cell>
            </table:table-row>
            <table:table-row>
              <table:table-cell office:value-type="float" office:value="63.1267">
                <text:p>63.1267</text:p>
              </table:table-cell>
              <table:table-cell office:value-type="float" office:value="237.686">
                <text:p>237.686</text:p>
              </table:table-cell>
            </table:table-row>
            <table:table-row>
              <table:table-cell office:value-type="float" office:value="63.2317">
                <text:p>63.2317</text:p>
              </table:table-cell>
              <table:table-cell office:value-type="float" office:value="237.689">
                <text:p>237.689</text:p>
              </table:table-cell>
            </table:table-row>
            <table:table-row>
              <table:table-cell office:value-type="float" office:value="63.3469">
                <text:p>63.3469</text:p>
              </table:table-cell>
              <table:table-cell office:value-type="float" office:value="237.692">
                <text:p>237.692</text:p>
              </table:table-cell>
            </table:table-row>
            <table:table-row>
              <table:table-cell office:value-type="float" office:value="63.4602">
                <text:p>63.4602</text:p>
              </table:table-cell>
              <table:table-cell office:value-type="float" office:value="237.695">
                <text:p>237.695</text:p>
              </table:table-cell>
            </table:table-row>
            <table:table-row>
              <table:table-cell office:value-type="float" office:value="63.5857">
                <text:p>63.5857</text:p>
              </table:table-cell>
              <table:table-cell office:value-type="float" office:value="237.698">
                <text:p>237.698</text:p>
              </table:table-cell>
            </table:table-row>
            <table:table-row>
              <table:table-cell office:value-type="float" office:value="63.7007">
                <text:p>63.7007</text:p>
              </table:table-cell>
              <table:table-cell office:value-type="float" office:value="237.701">
                <text:p>237.701</text:p>
              </table:table-cell>
            </table:table-row>
            <table:table-row>
              <table:table-cell office:value-type="float" office:value="63.8167">
                <text:p>63.8167</text:p>
              </table:table-cell>
              <table:table-cell office:value-type="float" office:value="237.703">
                <text:p>237.703</text:p>
              </table:table-cell>
            </table:table-row>
            <table:table-row>
              <table:table-cell office:value-type="float" office:value="63.9282">
                <text:p>63.9282</text:p>
              </table:table-cell>
              <table:table-cell office:value-type="float" office:value="237.705">
                <text:p>237.705</text:p>
              </table:table-cell>
            </table:table-row>
            <table:table-row>
              <table:table-cell office:value-type="float" office:value="64.0332">
                <text:p>64.0332</text:p>
              </table:table-cell>
              <table:table-cell office:value-type="float" office:value="237.707">
                <text:p>237.707</text:p>
              </table:table-cell>
            </table:table-row>
            <table:table-row>
              <table:table-cell office:value-type="float" office:value="64.1416">
                <text:p>64.1416</text:p>
              </table:table-cell>
              <table:table-cell office:value-type="float" office:value="237.708">
                <text:p>237.708</text:p>
              </table:table-cell>
            </table:table-row>
            <table:table-row>
              <table:table-cell office:value-type="float" office:value="64.2529">
                <text:p>64.2529</text:p>
              </table:table-cell>
              <table:table-cell office:value-type="float" office:value="237.709">
                <text:p>237.709</text:p>
              </table:table-cell>
            </table:table-row>
            <table:table-row>
              <table:table-cell office:value-type="float" office:value="64.3569">
                <text:p>64.3569</text:p>
              </table:table-cell>
              <table:table-cell office:value-type="float" office:value="237.71">
                <text:p>237.71</text:p>
              </table:table-cell>
            </table:table-row>
            <table:table-row>
              <table:table-cell office:value-type="float" office:value="64.4609">
                <text:p>64.4609</text:p>
              </table:table-cell>
              <table:table-cell office:value-type="float" office:value="237.711">
                <text:p>237.711</text:p>
              </table:table-cell>
            </table:table-row>
            <table:table-row>
              <table:table-cell office:value-type="float" office:value="64.5757">
                <text:p>64.5757</text:p>
              </table:table-cell>
              <table:table-cell office:value-type="float" office:value="237.712">
                <text:p>237.712</text:p>
              </table:table-cell>
            </table:table-row>
            <table:table-row>
              <table:table-cell office:value-type="float" office:value="64.6804">
                <text:p>64.6804</text:p>
              </table:table-cell>
              <table:table-cell office:value-type="float" office:value="237.712">
                <text:p>237.712</text:p>
              </table:table-cell>
            </table:table-row>
            <table:table-row>
              <table:table-cell office:value-type="float" office:value="64.7844">
                <text:p>64.7844</text:p>
              </table:table-cell>
              <table:table-cell office:value-type="float" office:value="237.712">
                <text:p>237.712</text:p>
              </table:table-cell>
            </table:table-row>
            <table:table-row>
              <table:table-cell office:value-type="float" office:value="64.8872">
                <text:p>64.8872</text:p>
              </table:table-cell>
              <table:table-cell office:value-type="float" office:value="237.712">
                <text:p>237.712</text:p>
              </table:table-cell>
            </table:table-row>
            <table:table-row>
              <table:table-cell office:value-type="float" office:value="64.9995">
                <text:p>64.9995</text:p>
              </table:table-cell>
              <table:table-cell office:value-type="float" office:value="237.711">
                <text:p>237.711</text:p>
              </table:table-cell>
            </table:table-row>
            <table:table-row>
              <table:table-cell office:value-type="float" office:value="65.1155">
                <text:p>65.1155</text:p>
              </table:table-cell>
              <table:table-cell office:value-type="float" office:value="237.711">
                <text:p>237.711</text:p>
              </table:table-cell>
            </table:table-row>
            <table:table-row>
              <table:table-cell office:value-type="float" office:value="65.2312">
                <text:p>65.2312</text:p>
              </table:table-cell>
              <table:table-cell office:value-type="float" office:value="237.71">
                <text:p>237.71</text:p>
              </table:table-cell>
            </table:table-row>
            <table:table-row>
              <table:table-cell office:value-type="float" office:value="65.3464">
                <text:p>65.3464</text:p>
              </table:table-cell>
              <table:table-cell office:value-type="float" office:value="237.709">
                <text:p>237.709</text:p>
              </table:table-cell>
            </table:table-row>
            <table:table-row>
              <table:table-cell office:value-type="float" office:value="65.4602">
                <text:p>65.4602</text:p>
              </table:table-cell>
              <table:table-cell office:value-type="float" office:value="237.708">
                <text:p>237.708</text:p>
              </table:table-cell>
            </table:table-row>
            <table:table-row>
              <table:table-cell office:value-type="float" office:value="65.5767">
                <text:p>65.5767</text:p>
              </table:table-cell>
              <table:table-cell office:value-type="float" office:value="237.707">
                <text:p>237.707</text:p>
              </table:table-cell>
            </table:table-row>
            <table:table-row>
              <table:table-cell office:value-type="float" office:value="65.6797">
                <text:p>65.6797</text:p>
              </table:table-cell>
              <table:table-cell office:value-type="float" office:value="237.705">
                <text:p>237.705</text:p>
              </table:table-cell>
            </table:table-row>
            <table:table-row>
              <table:table-cell office:value-type="float" office:value="65.7822">
                <text:p>65.7822</text:p>
              </table:table-cell>
              <table:table-cell office:value-type="float" office:value="237.703">
                <text:p>237.703</text:p>
              </table:table-cell>
            </table:table-row>
            <table:table-row>
              <table:table-cell office:value-type="float" office:value="65.8838">
                <text:p>65.8838</text:p>
              </table:table-cell>
              <table:table-cell office:value-type="float" office:value="237.702">
                <text:p>237.702</text:p>
              </table:table-cell>
            </table:table-row>
            <table:table-row>
              <table:table-cell office:value-type="float" office:value="65.9983">
                <text:p>65.9983</text:p>
              </table:table-cell>
              <table:table-cell office:value-type="float" office:value="237.7">
                <text:p>237.7</text:p>
              </table:table-cell>
            </table:table-row>
            <table:table-row>
              <table:table-cell office:value-type="float" office:value="66.1003">
                <text:p>66.1003</text:p>
              </table:table-cell>
              <table:table-cell office:value-type="float" office:value="237.698">
                <text:p>237.698</text:p>
              </table:table-cell>
            </table:table-row>
            <table:table-row>
              <table:table-cell office:value-type="float" office:value="66.2119">
                <text:p>66.2119</text:p>
              </table:table-cell>
              <table:table-cell office:value-type="float" office:value="237.695">
                <text:p>237.695</text:p>
              </table:table-cell>
            </table:table-row>
            <table:table-row>
              <table:table-cell office:value-type="float" office:value="66.3257">
                <text:p>66.3257</text:p>
              </table:table-cell>
              <table:table-cell office:value-type="float" office:value="237.693">
                <text:p>237.693</text:p>
              </table:table-cell>
            </table:table-row>
            <table:table-row>
              <table:table-cell office:value-type="float" office:value="66.4407">
                <text:p>66.4407</text:p>
              </table:table-cell>
              <table:table-cell office:value-type="float" office:value="237.691">
                <text:p>237.691</text:p>
              </table:table-cell>
            </table:table-row>
            <table:table-row>
              <table:table-cell office:value-type="float" office:value="66.5503">
                <text:p>66.5503</text:p>
              </table:table-cell>
              <table:table-cell office:value-type="float" office:value="237.689">
                <text:p>237.689</text:p>
              </table:table-cell>
            </table:table-row>
            <table:table-row>
              <table:table-cell office:value-type="float" office:value="66.6523">
                <text:p>66.6523</text:p>
              </table:table-cell>
              <table:table-cell office:value-type="float" office:value="237.686">
                <text:p>237.686</text:p>
              </table:table-cell>
            </table:table-row>
            <table:table-row>
              <table:table-cell office:value-type="float" office:value="66.7644">
                <text:p>66.7644</text:p>
              </table:table-cell>
              <table:table-cell office:value-type="float" office:value="237.684">
                <text:p>237.684</text:p>
              </table:table-cell>
            </table:table-row>
            <table:table-row>
              <table:table-cell office:value-type="float" office:value="66.8652">
                <text:p>66.8652</text:p>
              </table:table-cell>
              <table:table-cell office:value-type="float" office:value="237.681">
                <text:p>237.681</text:p>
              </table:table-cell>
            </table:table-row>
            <table:table-row>
              <table:table-cell office:value-type="float" office:value="66.9717">
                <text:p>66.9717</text:p>
              </table:table-cell>
              <table:table-cell office:value-type="float" office:value="237.679">
                <text:p>237.679</text:p>
              </table:table-cell>
            </table:table-row>
            <table:table-row>
              <table:table-cell office:value-type="float" office:value="67.083">
                <text:p>67.083</text:p>
              </table:table-cell>
              <table:table-cell office:value-type="float" office:value="237.677">
                <text:p>237.677</text:p>
              </table:table-cell>
            </table:table-row>
            <table:table-row>
              <table:table-cell office:value-type="float" office:value="67.1853">
                <text:p>67.1853</text:p>
              </table:table-cell>
              <table:table-cell office:value-type="float" office:value="237.674">
                <text:p>237.674</text:p>
              </table:table-cell>
            </table:table-row>
            <table:table-row>
              <table:table-cell office:value-type="float" office:value="67.2988">
                <text:p>67.2988</text:p>
              </table:table-cell>
              <table:table-cell office:value-type="float" office:value="237.671">
                <text:p>237.671</text:p>
              </table:table-cell>
            </table:table-row>
            <table:table-row>
              <table:table-cell office:value-type="float" office:value="67.4102">
                <text:p>67.4102</text:p>
              </table:table-cell>
              <table:table-cell office:value-type="float" office:value="237.669">
                <text:p>237.669</text:p>
              </table:table-cell>
            </table:table-row>
            <table:table-row>
              <table:table-cell office:value-type="float" office:value="67.5317">
                <text:p>67.5317</text:p>
              </table:table-cell>
              <table:table-cell office:value-type="float" office:value="237.666">
                <text:p>237.666</text:p>
              </table:table-cell>
            </table:table-row>
            <table:table-row>
              <table:table-cell office:value-type="float" office:value="67.6343">
                <text:p>67.6343</text:p>
              </table:table-cell>
              <table:table-cell office:value-type="float" office:value="237.664">
                <text:p>237.664</text:p>
              </table:table-cell>
            </table:table-row>
            <table:table-row>
              <table:table-cell office:value-type="float" office:value="67.7361">
                <text:p>67.7361</text:p>
              </table:table-cell>
              <table:table-cell office:value-type="float" office:value="237.662">
                <text:p>237.662</text:p>
              </table:table-cell>
            </table:table-row>
            <table:table-row>
              <table:table-cell office:value-type="float" office:value="67.8396">
                <text:p>67.8396</text:p>
              </table:table-cell>
              <table:table-cell office:value-type="float" office:value="237.659">
                <text:p>237.659</text:p>
              </table:table-cell>
            </table:table-row>
            <table:table-row>
              <table:table-cell office:value-type="float" office:value="67.9404">
                <text:p>67.9404</text:p>
              </table:table-cell>
              <table:table-cell office:value-type="float" office:value="237.657">
                <text:p>237.657</text:p>
              </table:table-cell>
            </table:table-row>
            <table:table-row>
              <table:table-cell office:value-type="float" office:value="68.0435">
                <text:p>68.0435</text:p>
              </table:table-cell>
              <table:table-cell office:value-type="float" office:value="237.655">
                <text:p>237.655</text:p>
              </table:table-cell>
            </table:table-row>
            <table:table-row>
              <table:table-cell office:value-type="float" office:value="68.1482">
                <text:p>68.1482</text:p>
              </table:table-cell>
              <table:table-cell office:value-type="float" office:value="237.653">
                <text:p>237.653</text:p>
              </table:table-cell>
            </table:table-row>
            <table:table-row>
              <table:table-cell office:value-type="float" office:value="68.262">
                <text:p>68.262</text:p>
              </table:table-cell>
              <table:table-cell office:value-type="float" office:value="237.651">
                <text:p>237.651</text:p>
              </table:table-cell>
            </table:table-row>
            <table:table-row>
              <table:table-cell office:value-type="float" office:value="68.3687">
                <text:p>68.3687</text:p>
              </table:table-cell>
              <table:table-cell office:value-type="float" office:value="237.649">
                <text:p>237.649</text:p>
              </table:table-cell>
            </table:table-row>
            <table:table-row>
              <table:table-cell office:value-type="float" office:value="68.4749">
                <text:p>68.4749</text:p>
              </table:table-cell>
              <table:table-cell office:value-type="float" office:value="237.647">
                <text:p>237.647</text:p>
              </table:table-cell>
            </table:table-row>
            <table:table-row>
              <table:table-cell office:value-type="float" office:value="68.5891">
                <text:p>68.5891</text:p>
              </table:table-cell>
              <table:table-cell office:value-type="float" office:value="237.645">
                <text:p>237.645</text:p>
              </table:table-cell>
            </table:table-row>
            <table:table-row>
              <table:table-cell office:value-type="float" office:value="68.7031">
                <text:p>68.7031</text:p>
              </table:table-cell>
              <table:table-cell office:value-type="float" office:value="237.643">
                <text:p>237.643</text:p>
              </table:table-cell>
            </table:table-row>
            <table:table-row>
              <table:table-cell office:value-type="float" office:value="68.8171">
                <text:p>68.8171</text:p>
              </table:table-cell>
              <table:table-cell office:value-type="float" office:value="237.642">
                <text:p>237.642</text:p>
              </table:table-cell>
            </table:table-row>
            <table:table-row>
              <table:table-cell office:value-type="float" office:value="68.9272">
                <text:p>68.9272</text:p>
              </table:table-cell>
              <table:table-cell office:value-type="float" office:value="237.641">
                <text:p>237.641</text:p>
              </table:table-cell>
            </table:table-row>
            <table:table-row>
              <table:table-cell office:value-type="float" office:value="69.0298">
                <text:p>69.0298</text:p>
              </table:table-cell>
              <table:table-cell office:value-type="float" office:value="237.639">
                <text:p>237.639</text:p>
              </table:table-cell>
            </table:table-row>
            <table:table-row>
              <table:table-cell office:value-type="float" office:value="69.1306">
                <text:p>69.1306</text:p>
              </table:table-cell>
              <table:table-cell office:value-type="float" office:value="237.638">
                <text:p>237.638</text:p>
              </table:table-cell>
            </table:table-row>
            <table:table-row>
              <table:table-cell office:value-type="float" office:value="69.2334">
                <text:p>69.2334</text:p>
              </table:table-cell>
              <table:table-cell office:value-type="float" office:value="237.637">
                <text:p>237.637</text:p>
              </table:table-cell>
            </table:table-row>
            <table:table-row>
              <table:table-cell office:value-type="float" office:value="69.3447">
                <text:p>69.3447</text:p>
              </table:table-cell>
              <table:table-cell office:value-type="float" office:value="237.636">
                <text:p>237.636</text:p>
              </table:table-cell>
            </table:table-row>
            <table:table-row>
              <table:table-cell office:value-type="float" office:value="69.4463">
                <text:p>69.4463</text:p>
              </table:table-cell>
              <table:table-cell office:value-type="float" office:value="237.636">
                <text:p>237.636</text:p>
              </table:table-cell>
            </table:table-row>
            <table:table-row>
              <table:table-cell office:value-type="float" office:value="69.551">
                <text:p>69.551</text:p>
              </table:table-cell>
              <table:table-cell office:value-type="float" office:value="237.635">
                <text:p>237.635</text:p>
              </table:table-cell>
            </table:table-row>
            <table:table-row>
              <table:table-cell office:value-type="float" office:value="69.6526">
                <text:p>69.6526</text:p>
              </table:table-cell>
              <table:table-cell office:value-type="float" office:value="237.635">
                <text:p>237.635</text:p>
              </table:table-cell>
            </table:table-row>
            <table:table-row>
              <table:table-cell office:value-type="float" office:value="69.7583">
                <text:p>69.7583</text:p>
              </table:table-cell>
              <table:table-cell office:value-type="float" office:value="237.634">
                <text:p>237.634</text:p>
              </table:table-cell>
            </table:table-row>
            <table:table-row>
              <table:table-cell office:value-type="float" office:value="69.8633">
                <text:p>69.8633</text:p>
              </table:table-cell>
              <table:table-cell office:value-type="float" office:value="237.634">
                <text:p>237.634</text:p>
              </table:table-cell>
            </table:table-row>
            <table:table-row>
              <table:table-cell office:value-type="float" office:value="69.9785">
                <text:p>69.9785</text:p>
              </table:table-cell>
              <table:table-cell office:value-type="float" office:value="237.634">
                <text:p>237.634</text:p>
              </table:table-cell>
            </table:table-row>
            <table:table-row>
              <table:table-cell office:value-type="float" office:value="70.0938">
                <text:p>70.0938</text:p>
              </table:table-cell>
              <table:table-cell office:value-type="float" office:value="237.634">
                <text:p>237.634</text:p>
              </table:table-cell>
            </table:table-row>
            <table:table-row>
              <table:table-cell office:value-type="float" office:value="70.1985">
                <text:p>70.1985</text:p>
              </table:table-cell>
              <table:table-cell office:value-type="float" office:value="237.634">
                <text:p>237.634</text:p>
              </table:table-cell>
            </table:table-row>
            <table:table-row>
              <table:table-cell office:value-type="float" office:value="70.3057">
                <text:p>70.3057</text:p>
              </table:table-cell>
              <table:table-cell office:value-type="float" office:value="237.635">
                <text:p>237.635</text:p>
              </table:table-cell>
            </table:table-row>
            <table:table-row>
              <table:table-cell office:value-type="float" office:value="70.4194">
                <text:p>70.4194</text:p>
              </table:table-cell>
              <table:table-cell office:value-type="float" office:value="237.635">
                <text:p>237.635</text:p>
              </table:table-cell>
            </table:table-row>
            <table:table-row>
              <table:table-cell office:value-type="float" office:value="70.5337">
                <text:p>70.5337</text:p>
              </table:table-cell>
              <table:table-cell office:value-type="float" office:value="237.636">
                <text:p>237.636</text:p>
              </table:table-cell>
            </table:table-row>
            <table:table-row>
              <table:table-cell office:value-type="float" office:value="70.6492">
                <text:p>70.6492</text:p>
              </table:table-cell>
              <table:table-cell office:value-type="float" office:value="237.637">
                <text:p>237.637</text:p>
              </table:table-cell>
            </table:table-row>
            <table:table-row>
              <table:table-cell office:value-type="float" office:value="70.7664">
                <text:p>70.7664</text:p>
              </table:table-cell>
              <table:table-cell office:value-type="float" office:value="237.638">
                <text:p>237.638</text:p>
              </table:table-cell>
            </table:table-row>
            <table:table-row>
              <table:table-cell office:value-type="float" office:value="70.886">
                <text:p>70.886</text:p>
              </table:table-cell>
              <table:table-cell office:value-type="float" office:value="237.639">
                <text:p>237.639</text:p>
              </table:table-cell>
            </table:table-row>
            <table:table-row>
              <table:table-cell office:value-type="float" office:value="71.0012">
                <text:p>71.0012</text:p>
              </table:table-cell>
              <table:table-cell office:value-type="float" office:value="237.64">
                <text:p>237.64</text:p>
              </table:table-cell>
            </table:table-row>
            <table:table-row>
              <table:table-cell office:value-type="float" office:value="71.1108">
                <text:p>71.1108</text:p>
              </table:table-cell>
              <table:table-cell office:value-type="float" office:value="237.641">
                <text:p>237.641</text:p>
              </table:table-cell>
            </table:table-row>
            <table:table-row>
              <table:table-cell office:value-type="float" office:value="71.2161">
                <text:p>71.2161</text:p>
              </table:table-cell>
              <table:table-cell office:value-type="float" office:value="237.643">
                <text:p>237.643</text:p>
              </table:table-cell>
            </table:table-row>
            <table:table-row>
              <table:table-cell office:value-type="float" office:value="71.343">
                <text:p>71.343</text:p>
              </table:table-cell>
              <table:table-cell office:value-type="float" office:value="237.644">
                <text:p>237.644</text:p>
              </table:table-cell>
            </table:table-row>
            <table:table-row>
              <table:table-cell office:value-type="float" office:value="71.4585">
                <text:p>71.4585</text:p>
              </table:table-cell>
              <table:table-cell office:value-type="float" office:value="237.646">
                <text:p>237.646</text:p>
              </table:table-cell>
            </table:table-row>
            <table:table-row>
              <table:table-cell office:value-type="float" office:value="71.571">
                <text:p>71.571</text:p>
              </table:table-cell>
              <table:table-cell office:value-type="float" office:value="237.647">
                <text:p>237.647</text:p>
              </table:table-cell>
            </table:table-row>
            <table:table-row>
              <table:table-cell office:value-type="float" office:value="71.6885">
                <text:p>71.6885</text:p>
              </table:table-cell>
              <table:table-cell office:value-type="float" office:value="237.649">
                <text:p>237.6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